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In the second round of the U.S. Open, defenders, Fitz Patuga, performed a shot into the hole</text:span>
</text:h>
      <text:p text:style-name="P4">
Publisher: 法新社</text:p>
      <text:p text:style-name="P4">
Published Time: 2023-06-17T-13:32:08+00:00</text:p>
      <text:p text:style-name="P4">
Modified Time: 2023-06-17T13:05:02+00:00</text:p>
      <text:p text:style-name="P4">
Description: (Agence France -Presse Los Angeles, 16th) This year's US Open (US Open) is continuously staged a wonderful good goal. The hole performed a shot into the hole.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17T-13-32-08-00-00/000000.png" xlink:type="simple" xlink:show="embed" xlink:actuate="onLoad" draw:mime-type="image/png"/>
</draw:frame>
This is the first time that Fitz Pattuduk has performed a hole in his career, and it also became the first defendant in the history of the American Open.</text:p>
      <text:p text:style-name="P4">
This is also the third player in the 2nd day of the conference to perform a hole in the Los Angeles Country Club. The beauty performance of the pole into the hole.</text:p>
      <text:p text:style-name="P4">
News Source: <text:a xlink:type="simple" xlink:href="https://www.rfi.fr/cn/%E8%BF%90%E5%8A%A8%E5%A4%A9%E5%9C%B0/20230617-%E7%BE%8E%E5%9B%BD%E5%85%AC%E5%BC%80%E8%B5%9B%E7%AC%AC2%E8%BD%AE-%E5%8D%AB%E5%86%95%E8%80%85%E8%B4%B9%E5%85%B9%E6%B4%BE%E7%BF%A0%E5%85%8B%E6%BC%94%E5%87%BA%E4%B8%80%E6%9D%86%E8%BF%9B%E6%B4%9E" text:style-name="Internet_20_link" text:visited-style-name="Visited_20_Internet_20_Link">
https://www.rfi.fr/cn/%E8%BF%90%E5%8A%A8%E5%A4%A9%E5%9C%B0/20230617-%E7%BE%8E%E5%9B%BD%E5%85%AC%E5%BC%80%E8%B5%9B%E7%AC%AC2%E8%BD%AE-%E5%8D%AB%E5%86%95%E8%80%85%E8%B4%B9%E5%85%B9%E6%B4%BE%E7%BF%A0%E5%85%8B%E6%BC%94%E5%87%BA%E4%B8%80%E6%9D%86%E8%BF%9B%E6%B4%9E</text:a>
</text:p>
      <!--NEWS-->
      <text:h text:style-name="P10" text:outline-level="1">
<text:span text:style-name="T4">
The first folk rocket in Spain was suspended in the first flight in technical issues</text:span>
</text:h>
      <text:p text:style-name="P4">
Publisher: 法新社</text:p>
      <text:p text:style-name="P4">
Published Time: 2023-06-17T-7:02:08+00:00</text:p>
      <text:p text:style-name="P4">
Modified Time: 2023-06-17T14:50:02+00:00</text:p>
      <text:p text:style-name="P4">
Description: (Agence France -Presse Madrid, 17th) Spanish startup PLD Space said that the first Rockets developed by Spain for the first flight today, but it was suspended due to technical problems due to the last moment.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17T-7-02-08-00-00/000000.png" xlink:type="simple" xlink:show="embed" xlink:actuate="onLoad" draw:mime-type="image/png"/>
</draw:frame>
PLD Space co -founder Raultorres posted on Twitter that the "Miura1" (Miura1) test in southwestern Spain provinces in southwestern Spain has been "automatically suspended" by "automatic suspension". Because part of the umbilical cord tower used to provide rocket power and fuel did not fall off as expected.</text:p>
      <text:p text:style-name="P4">
Toris said: "We will analyze these information to get more information."</text:p>
      <text:p text:style-name="P4">
"Mura 1" was originally scheduled to be launched on May 31. At that time, it was postponed due to strong winds. This rocket is named after bullfighting.</text:p>
      <text:p text:style-name="P4">
This small 12 -meter -high can be reused rocket, which was originally scheduled to fly to a high space of 100 kilometers from Earth.</text:p>
      <text:p text:style-name="P4">
Although this distance can be sent to the outer space, its power is not enough to enter the track.</text:p>
      <text:p text:style-name="P4">
PLD Space performed today's track launch, which was originally planned to engage in valid load micro -gravity experiments.</text:p>
      <text:p text:style-name="P4">
Many companies are scrambling to develop launch devices to respond to the growing satellite market.</text:p>
      <text:p text:style-name="P4">
According to statistics from European Consultation analysts, about 18,500 small rail aircraft weighing less than 500 kg will be launched in the next 10 years.</text:p>
      <text:p text:style-name="P4">
News Source: <text:a xlink:type="simple" xlink:href="https://www.rfi.fr/cn/%E5%9B%BD%E9%99%85%E6%8A%A5%E9%81%93/20230617-%E8%A5%BF%E7%8F%AD%E7%89%99%E9%A6%96%E6%9E%9A%E6%B0%91%E9%97%B4%E7%81%AB%E7%AE%AD%E9%81%87%E6%8A%80%E6%9C%AF%E9%97%AE%E9%A2%98-%E4%B8%AD%E6%AD%A2%E9%A6%96%E9%A3%9E" text:style-name="Internet_20_link" text:visited-style-name="Visited_20_Internet_20_Link">
https://www.rfi.fr/cn/%E5%9B%BD%E9%99%85%E6%8A%A5%E9%81%93/20230617-%E8%A5%BF%E7%8F%AD%E7%89%99%E9%A6%96%E6%9E%9A%E6%B0%91%E9%97%B4%E7%81%AB%E7%AE%AD%E9%81%87%E6%8A%80%E6%9C%AF%E9%97%AE%E9%A2%98-%E4%B8%AD%E6%AD%A2%E9%A6%96%E9%A3%9E</text:a>
</text:p>
      <!--NEWS-->
      <text:h text:style-name="P10" text:outline-level="1">
<text:span text:style-name="T4">
Biden: Ukraine's road to NATO will have no shortcuts to go</text:span>
</text:h>
      <text:p text:style-name="P4">
Publisher: 法新社</text:p>
      <text:p text:style-name="P4">
Published Time: 2023-06-17T0:32:08+00:00</text:p>
      <text:p text:style-name="P4">
Modified Time: 2023-06-17T19:05:02+00:00</text:p>
      <text:p text:style-name="P4">
Description: (Agence France -Presse, Washington, 17th) U.S. President Biden said today that despite Russia's full invasion of Ukraine, the United States will not make special arrangements for Ukraine to join the North Atlantic Convention (NATO) Military Alli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17T0-32-08-00-00/000000.png" xlink:type="simple" xlink:show="embed" xlink:actuate="onLoad" draw:mime-type="image/png"/>
</draw:frame>
Agence France -Presse reported that Biden told the media reporter near Washington, "They (Ukraine) must meet the same standards, so we will not make it easier for this (join NATO)."</text:p>
      <text:p text:style-name="P4">
NATO leaders are scheduled to hold a summit next month in the Capricorn capital Vilnius.</text:p>
      <text:p text:style-name="P4">
NATO Secretary-General Jens Stoltenberg said in Brussels yesterday that NATO leaders planned to hold the first NATO-Ukraine Council meeting with the NATO-Ukraine Council in Lithuania.</text:p>
      <text:p text:style-name="P4">
Stolten Berg pointed out that the meeting will make Kiev get a more equal position on the negotiating table to "negotiate and make a decision on security issues."</text:p>
      <text:p text:style-name="P4">
He also said that although NATO will strengthen the political relationship with Ukraine at the summit, he will not discuss the identity of Kiev.</text:p>
      <text:p text:style-name="P4">
He emphasized, "We will not discuss the invitation to invite Ukraine to join at the Vernis Summit, but will discuss how to make Ukraine closer to NATO."</text:p>
      <text:p text:style-name="P4">
"I believe we will find the appropriate solution and consensus."</text:p>
      <text:p text:style-name="P4">
NATO's Eastern European member states have been promoted to join in Ukraine to formulate a more complete roadmap, but major allies such as the United States and Germany have been reluctant to break through the vague promise of Ji Fu in 2014.</text:p>
      <text:p text:style-name="P4">
However, German Defense Minister of Defense Boris Pistorius said yesterday that if Ukraine is finally ready to join, it may relax the qualification requirements of some member states.</text:p>
      <text:p text:style-name="P4">
News Source: <text:a xlink:type="simple" xlink:href="https://www.rfi.fr/cn/%E5%9B%BD%E9%99%85%E6%8A%A5%E9%81%93/20230617-%E6%8B%9C%E7%99%BB-%E4%B9%8C%E5%85%8B%E5%85%B0%E5%8A%A0%E5%85%A5%E5%8C%97%E7%BA%A6%E4%B9%8B%E8%B7%AF-%E5%B0%86%E6%97%A0%E6%8D%B7%E5%BE%84%E5%8F%AF%E8%B5%B0" text:style-name="Internet_20_link" text:visited-style-name="Visited_20_Internet_20_Link">
https://www.rfi.fr/cn/%E5%9B%BD%E9%99%85%E6%8A%A5%E9%81%93/20230617-%E6%8B%9C%E7%99%BB-%E4%B9%8C%E5%85%8B%E5%85%B0%E5%8A%A0%E5%85%A5%E5%8C%97%E7%BA%A6%E4%B9%8B%E8%B7%AF-%E5%B0%86%E6%97%A0%E6%8D%B7%E5%BE%84%E5%8F%AF%E8%B5%B0</text:a>
</text:p>
      <!--NEWS-->
      <text:h text:style-name="P10" text:outline-level="1">
<text:span text:style-name="T4">
Hurricane "Bipgioy" landed on the Indian coast and made 23 deaths. 23 people injured</text:span>
</text:h>
      <text:p text:style-name="P4">
Author: 联合早报 (Person)</text:p>
      <text:p text:style-name="P4">
Publisher: 联合早报 (Organization)</text:p>
      <text:p text:style-name="P4">
Published Time: 2023-06-17T00:07</text:p>
      <text:p text:style-name="P4">
Modified Time: 2023-06-17T00:11</text:p>
      <text:p text:style-name="P4">
Description: Hurricane "BIPARJOY" (BIPARJOY) on Thursday (June 15) landed on the coast of Gujarat, India, bringing strong winds and rainstorms, causing at least two people to death, and 23 people injured. Comprehensive foreign news reports, before the landing of "Bipgioy", India and neighbor Pakistan have ...</text:p>
      <text:p text:style-name="P4">
Videos: []</text:p>
      <text:p text:style-name="P4">
Audios: []</text:p>
      <text:p text:style-name="P4">
Images: []</text:p>
      <text:p text:style-name="P4">
Type: NewsArticle</text:p>
      <text:p text:style-name="P4">
Breadcrumbs: ['即时', '国际']</text:p>
      <text:p text:style-name="P4">
Keywords: ['印度', '巴基斯坦', '飓风', '气候变化']</text:p>
      <!--METADATA-->
      <text:p text:style-name="P4">
Hurricane "BIPARJOY" (BIPARJOY) on Thursday (June 15) landed on the coast of Gujarat, India, bringing strong winds and rainstorms, causing at least two people to death, and 23 people injured.</text:p>
      <text:p text:style-name="P4">
Comprehensive foreign news reports that before the landing of "Bipgioy", India and neighbor Pakistan have evacuated 180,000 people to a safe area. In some of the coastal towns of Gujarat, the strong wind scraped the electric pole, causing power to interrupt. Many offshore oil facilities and main ports on the coast have been suspended.</text:p>
      <text:p text:style-name="P4">
The Indian Meteorological Administration (IMD) said on Thursday evening that "Bipgioy" began to land in Gujarat, with a wind speed of up to 125 kilometers per hour, and each institution was in a high alert state.</text:p>
      <text:p text:style-name="P4">
The authorities have deployed the corresponding troops of the national disaster, the Indian armed forces and the border security forces launched rescue operations.</text:p>
      <text:p text:style-name="P4">
"Bipgioy" continued to affect the local area on Friday (16th), and electric poles and trees were overturned by strong winds. However, the wind on Friday has weakened. It is expected that by Saturday (17th), the maximum continuous wind speed may slow to 50 kilometers per hour.</text:p>
      <text:p text:style-name="P4">
Rescuers are trying to clear the trees hitting the road and restore the village traffic.</text:p>
      <text:p text:style-name="P4">
The Coast Coast of Gujila was attacked by Hurricane Tauktae in 2021, and more than 150 people were killed.</text:p>
      <text:p text:style-name="P4">
The coastline of the northern Indian Ocean is often threatened by hurricanes. In 1998, the coastline of the northern Indian Ocean was attacked by a hurricane, causing more than 4,000 people in India.</text:p>
      <text:p text:style-name="P4">
Scientists warn that global warming will bring a stronger storm.</text:p>
      <text:p text:style-name="P4">
News Source: <text:a xlink:type="simple" xlink:href="https://www.zaobao.com.sg/realtime/world/story20230617-1405172" text:style-name="Internet_20_link" text:visited-style-name="Visited_20_Internet_20_Link">
https://www.zaobao.com.sg/realtime/world/story20230617-1405172</text:a>
</text:p>
      <!--NEWS-->
      <text:h text:style-name="P10" text:outline-level="1">
<text:span text:style-name="T4">
Putin touts the Russian economy and threatens the use of Free Version again</text:span>
</text:h>
      <text:p text:style-name="P4">
Author: Ann M. Simmons</text:p>
      <text:p text:style-name="P4">
Publisher: 华尔街日报中文网</text:p>
      <text:p text:style-name="P4">
Published Time: 2023-06-17T00:15:00.000Z</text:p>
      <text:p text:style-name="P4">
Modified Time: 2023-06-17T00:15:00.000Z</text:p>
      <text:p text:style-name="P4">
Created Time: 2023-06-16T23:57:00.000Z</text:p>
      <text:p text:style-name="P4">
Description: Russian President Putin used a widely concerned economic forum to propagate Moscow's success in resisting Western sanctions. At the same time, Ukraine almost relying on Western military support when trying to recapture Russia's territory.</text:p>
      <text:p text:style-name="P4">
Images: []</text:p>
      <text:p text:style-name="P4">
Categories: ['国际']</text:p>
      <text:p text:style-name="P4">
Keywords: SYND</text:p>
      <text:p text:style-name="P4">
Type: Article</text:p>
      <!--METADATA-->
      <text:p text:style-name="P4">
None</text:p>
      <text:p text:style-name="P4">
News Source: <text:a xlink:type="simple" xlink:href="https://cn.wsj.com/articles/%E6%99%AE%E4%BA%AC%E5%90%B9%E6%8D%A7%E4%BF%84%E7%BD%97%E6%96%AF%E7%BB%8F%E6%B5%8E-%E5%86%8D%E6%AC%A1%E5%A8%81%E8%83%81%E5%8A%A8%E7%94%A8%E6%A0%B8%E6%AD%A6%E5%99%A8-6aaee140" text:style-name="Internet_20_link" text:visited-style-name="Visited_20_Internet_20_Link">
https://cn.wsj.com/articles/%E6%99%AE%E4%BA%AC%E5%90%B9%E6%8D%A7%E4%BF%84%E7%BD%97%E6%96%AF%E7%BB%8F%E6%B5%8E-%E5%86%8D%E6%AC%A1%E5%A8%81%E8%83%81%E5%8A%A8%E7%94%A8%E6%A0%B8%E6%AD%A6%E5%99%A8-6aaee140</text:a>
</text:p>
      <!--NEWS-->
      <text:h text:style-name="P10" text:outline-level="1">
<text:span text:style-name="T4">
Zelei requires African leaders to promote Russia to release prisoners</text:span>
</text:h>
      <text:p text:style-name="P4">
Author: 半岛电视台＋通讯社</text:p>
      <text:p text:style-name="P4">
Publisher: Al Jazeera</text:p>
      <text:p text:style-name="P4">
Published Time: 2023-06-17T02:24:26</text:p>
      <text:p text:style-name="P4">
Modified Time: 2023-06-18T02:37:30</text:p>
      <text:p text:style-name="P4">
Description: Ukrainian President Zelezers urged African leaders to ask Russian President Vladimir Putin to release political prisoners in Crimea and other regions.</text:p>
      <text:p text:style-name="P4">
Images: ["<text:a xlink:type="simple" xlink:href="https://chinese.aljazeera.net/wp-content/uploads/2023/06/1-1686968372.png" text:style-name="Internet_20_link" text:visited-style-name="Visited_20_Internet_20_Link">
1-1686968372.png</text:a>
", "<text:a xlink:type="simple" xlink:href="https://chinese.aljazeera.net/wp-content/uploads/2023/06/1-1686968471.png" text:style-name="Internet_20_link" text:visited-style-name="Visited_20_Internet_20_Link">
1-1686968471.png</text:a>
", "<text:a xlink:type="simple" xlink:href="https://chinese.aljazeera.net/wp-content/uploads/2023/06/1-1686968510.jpg" text:style-name="Internet_20_link" text:visited-style-name="Visited_20_Internet_20_Link">
1-1686968510.jpg</text:a>
"]</text:p>
      <text:p text:style-name="P4">
Topics: ['乌克兰战争', '军事', '政治', '新闻']</text:p>
      <text:p text:style-name="P4">
Keywords: ['乌克兰战争', '军事', '政治', '新闻', '乌克兰', '欧洲', '非洲']</text:p>
      <text:p text:style-name="P4">
Type: Article</text:p>
      <!--METADATA-->
      <text:p text:style-name="P4">
<draw:frame draw:style-name="fr1" draw:name="Image5" text:anchor-type="as-char" svg:width="6.9236in" svg:height="4.612736in" draw:z-index="0">
<draw:image xlink:href="../Images/Aljazeera Chinese/2023-06-17T02-24-26/1-1686968372.png" xlink:type="simple" xlink:show="embed" xlink:actuate="onLoad" draw:mime-type="image/png"/>
</draw:frame>
On June 16, 2023, Egyptian Prime Minister Mustafa Madebuli, Senegal President McKee Salle, Kororlo President Azari Azumani, Ukrainian President Zelegiski, South African President Sili Er Rama and Zambia President Hariene Chicorma walked to participate</text:p>
      <text:p text:style-name="P4">
Ukrainian President Zelegski urged African leaders to demand Russian President Vladimir Putin to release political prisoners in Crimea and other regions, saying that this would be the "important step" that they took during the visit of Russia on Saturday.</text:p>
      <text:p text:style-name="P4">
Seven African leaders -the presidents of Korimoro, Senegal, South Africa, and Zambia, as well as the Egyptian Prime Minister and the Senior Special Embisors from the Republic of the Congo and Uganda on Friday. Ukraine and Russia tried to help end the Russia -U -U -U -U -U -U -U -U -U -U -U -U -U -U -U -U -U -wars war.</text:p>
      <text:p text:style-name="P4">
On Saturday, African leaders will visit Putin, St. Petersburg, Russia.</text:p>
      <text:p text:style-name="P4">
This visit is the first visit of African leaders. Before, China and other countries proposed other peace initiatives.</text:p>
      <text:p text:style-name="P4">
<draw:frame draw:style-name="fr1" draw:name="Image6" text:anchor-type="as-char" svg:width="6.9236in" svg:height="4.612736in" draw:z-index="0">
<draw:image xlink:href="../Images/Aljazeera Chinese/2023-06-17T02-24-26/1-1686968471.png" xlink:type="simple" xlink:show="embed" xlink:actuate="onLoad" draw:mime-type="image/png"/>
</draw:frame>
South Africa President Sili Lamaga and Ukrainian Chief Prosecutor Andre Costin attacked Bucha Town other than Bocha Town other than Kiev in Russia (Reuters)</text:p>
      <text:p text:style-name="P4">
On Friday afternoon, South African President Silil Rama Tosa and Zelei and four other African heads of state or government head held a press conference held after a closed -door talks. Negative impact."</text:p>
      <text:p text:style-name="P4">
This trip is considered to be crucial because many African countries rely on Russia and Ukraine to transport food and fertilizer transport to varying degrees. The war of these two countries has endangered and hindered the exit of one of the most important granaries in the world.</text:p>
      <text:p text:style-name="P4">
Lamaga added, "I do believe that Ukraine people think they must fight instead of giving up, and the road to peace is very difficult."</text:p>
      <text:p text:style-name="P4">
"Today, we even told President Zellezki that we not only recognized their (Ukraine) views, but we also respect their views on the ongoing war, but we also said that it is necessary to end the conflict as soon as possible. "</text:p>
      <text:p text:style-name="P4">
After meeting with the African leader delegation, Zelei told reporters, "I have made it clear at our conference that since the occupant is on our land, allowing any negotiations with Russia is frozen war, frozen pain and pain and pain and pain and pain and pain suffering."</text:p>
      <text:p text:style-name="P4">
Zelei also said that only after the occupied Ukrainian territory was withdrawn from Moscow, it was possible to conduct peaceful negotiations with Russia.</text:p>
      <text:p text:style-name="P4">
"We need real peace, so the Russian army will truly withdraw from our entire independent land."</text:p>
      <text:h text:style-name="P13" text:outline-level="4">
<text:span text:style-name="T4">
"Release Prisoners"</text:span>
</text:h>
      <text:p text:style-name="P4">
When President Cormoro's idea of "roadmap" of peaceful "roadmap", the atmosphere of the press conference became tense, which triggered a question from Zelei. President Ukraine sought clarification and firmly. He said he did not want "any accident" with Putin's visit.</text:p>
      <text:p text:style-name="P4">
Zelei Sky then urged them to help Crimea, which illegally annexed from Russia in 2014, to release political prisoners.</text:p>
      <text:p text:style-name="P4">
Ukrainian President Zelei said, "Will Russia release political prisoners?" He also added, "Maybe this will be your mission, your" roadmap "important result."</text:p>
      <text:p text:style-name="P4">
<draw:frame draw:style-name="fr1" draw:name="Image7" text:anchor-type="as-char" svg:width="6.9236in" svg:height="3.894525in" draw:z-index="0">
<draw:image xlink:href="../Images/Aljazeera Chinese/2023-06-17T02-24-26/1-1686968510.jpg" xlink:type="simple" xlink:show="embed" xlink:actuate="onLoad" draw:mime-type="image/jpeg"/>
</draw:frame>
"Do you know where she is?" Hermone's mother sought her daughter</text:p>
      <text:p text:style-name="P4">
Earlier, as the visit began, the air strike alert sounded in the Ukraine capital, and the explosion shook Kiev.</text:p>
      <text:p text:style-name="P4">
Ukrainian Foreign Minister Dmitro Kulbauba subsequently wrote on Twitter: "Putin has launched the largest -scale missile attack on Kiev to establish confidence in a few weeks, just coincides with African leaders to visit our capital, "He also added," Russian missiles convey a message to Africa: Russia wants more wars, not peace. "</text:p>
      <text:p text:style-name="P4">
Prior to meeting with Zessky, African leaders visited Buzha in the suburbs of Kiev. After the Russian army abandoned the capital and withdrew from the area last year, the civilian body was scattered on the street.</text:p>
      <text:h text:style-name="P13" text:outline-level="4">
<text:span text:style-name="T4">
forward -looking peace plan</text:span>
</text:h>
      <text:p text:style-name="P4">
According to a draft framework document learned by Reuters, the Heping Special Tour can propose a series of "establishment trust measures" during the preliminary mediation period.</text:p>
      <text:p text:style-name="P4">
The document pointed out that the goal of the Peace Special delegation is to "promote the importance of peace and encourage all parties to agree to the process of negotiations led by diplomacy."</text:p>
      <text:p text:style-name="P4">
Its measures may include Russia's retreat, removal of tactical nuclear weapons from Belarus, and suspension of the arrest warrant for the International Criminal Court of Putin.</text:p>
      <text:p text:style-name="P4">
The document said that the ceasefire may follow, and it needs to be accompanied by negotiation between Russia and the West.</text:p>
      <text:p text:style-name="P4">
Kiev said that its own plan, that is, the idea of withdrawal from the Russian army from Ukrainian territory must become the basis for any war solution.</text:p>
      <text:h text:style-name="P13" text:outline-level="4">
<text:span text:style-name="T4">
diplomatic deadlock</text:span>
</text:h>
      <text:p text:style-name="P4">
At the same time, the diplomatic confrontation between South African officials and the Polish authorities in Warsaw continues.</text:p>
      <text:p text:style-name="P4">
News 24 reports in South Africa said that on Thursday afternoon, charter machines carrying president security personnel and journalists from Johannesburg landed in the capital of Poland, and the quarrel began.</text:p>
      <text:p text:style-name="P4">
Lamaga -landed by another special plane -he had to take a train to Kiev with an unknown safety personnel, although it is reported that the aircraft was still trapped in Warsaw.</text:p>
      <text:p text:style-name="P4">
According to news 24 reports, "The second charter should obviously bring the security team to the southern Poland to meet the president before the president went to Kiev, but when the South Africans arrived at Warsaw Chopin Airport, they never arrived at the pick -up."</text:p>
      <text:p text:style-name="P4">
"It is not clear who provides the second charter service provider."</text:p>
      <text:p text:style-name="P4">
According to South African reporters present, the Polish authorities refused to let South African security personnel leave the plane and threatened to confiscate the weapons and equipment of 13 containers on the machine.</text:p>
      <text:p text:style-name="P4">
In response, General Valo Rhodes, the head of the security team of Rama Tosa, held a press conference on the aircraft steps.</text:p>
      <text:p text:style-name="P4">
According to the media EWN, he accused the Polish authorities of "deliberately destroying" and "racism", saying "they are delaying us" and added that "they put our president's life in danger because we can have been this afternoon It's already at Kiev. "</text:p>
      <text:p text:style-name="P4">
News Source: <text:a xlink:type="simple" xlink:href="https://chinese.aljazeera.net/news/war-in-ukraine/2023/6/17/%e6%b3%bd%e8%bf%9e%e6%96%af%e5%9f%ba%e8%a6%81%e6%b1%82%e9%9d%9e%e6%b4%b2%e9%a2%86%e5%af%bc%e4%ba%ba%e6%8e%a8%e5%8a%a8%e4%bf%84%e7%bd%97%e6%96%af%e9%87%8a%e6%94%be%e5%9b%9a%e7%8a%af" text:style-name="Internet_20_link" text:visited-style-name="Visited_20_Internet_20_Link">
https://chinese.aljazeera.net/news/war-in-ukraine/2023/6/17/%e6%b3%bd%e8%bf%9e%e6%96%af%e5%9f%ba%e8%a6%81%e6%b1%82%e9%9d%9e%e6%b4%b2%e9%a2%86%e5%af%bc%e4%ba%ba%e6%8e%a8%e5%8a%a8%e4%bf%84%e7%bd%97%e6%96%af%e9%87%8a%e6%94%be%e5%9b%9a%e7%8a%af</text:a>
</text:p>
      <!--NEWS-->
      <text:h text:style-name="P10" text:outline-level="1">
<text:span text:style-name="T4">
Hong Kong banned songs, interviews with Wu Zhaozheng, chip war, and the status of developing countries this week.</text:span>
</text:h>
      <text:p text:style-name="P4">
Author: https://www.facebook.com/bbcworldservice/</text:p>
      <text:p text:style-name="P4">
Publisher: BBC News 中文</text:p>
      <text:p text:style-name="P4">
Published Time: 2023-06-17T03:29:04.000Z</text:p>
      <text:p text:style-name="P4">
Modified Time: 2023-06-17T03:29:04.000Z</text:p>
      <text:p text:style-name="P4">
Description: Sino -US relations still have new highlights this week. On the one hand, the confrontation between China and the United States in the chip field has entered the deep water zone; on the other hand, the US Congress seek to terminate China's developing countries.</text:p>
      <text:p text:style-name="P4">
Images: ["<text:a xlink:type="simple" xlink:href="https://ichef.bbci.co.uk/news/640/cpsprodpb/1226D/production/_105894347_grey_line-nc.png" text:style-name="Internet_20_link" text:visited-style-name="Visited_20_Internet_20_Link">
_105894347_gr...</text:a>
", "<text:a xlink:type="simple" xlink:href="https://ichef.bbci.co.uk/news/640/cpsprodpb/1BAC/production/_108748070_tv056405392.jpg" text:style-name="Internet_20_link" text:visited-style-name="Visited_20_Internet_20_Link">
_108748070_tv...</text:a>
"]</text:p>
      <text:p text:style-name="P4">
Videos: ["<text:a xlink:type="simple" xlink:href="https://www.bbc.com/ws/av-embeds/cps/zhongwen/simp/press-review-65927640/p0fttybd/zh-hans" text:style-name="Internet_20_link" text:visited-style-name="Visited_20_Internet_20_Link">
zh-hans</text:a>
", "<text:a xlink:type="simple" xlink:href="https://www.bbc.com/ws/av-embeds/cps/zhongwen/simp/press-review-65927640/p0fv2hlx/zh-hans" text:style-name="Internet_20_link" text:visited-style-name="Visited_20_Internet_20_Link">
zh-hans</text:a>
"]</text:p>
      <text:p text:style-name="P4">
Tags: ['金融财经', '技术新知', '中美关系', '香港版国安法', '逃犯条例', '中國', '政治', '台湾', '美国', '香港', '法律']</text:p>
      <text:p text:style-name="P4">
Type: Article</text:p>
      <!--METADATA-->
      <text:h text:style-name="P12" text:outline-level="3">
<text:span text:style-name="T4">
Hong Kong Forbidden Songs, Wu Zhaozheng Interviews, Chip Wars, Guizhou Village Super, Development Countries, etc. More stories this week are waiting for you to follow</text:span>
</text:h>
      <text:p text:style-name="P4">
June 17, 2023</text:p>
      <text:p text:style-name="P4">
<text:span text:style-name="T4">
 This week, BBC Chinese have reported wonderful reports in China, Hong Kong and Taiwan. </text:span>
</text:p>
      <text:p text:style-name="P4">
In Hong Kong, the Director of the Hong Kong Department of Justice applied to the High Court for the ban on "Wish Glory to Hong Kong", and this protest song became an unofficial "national anthem" in the 2019 "anti -repair" movement. The court announced on Monday (June 12) that the relevant application will be processed until July 21.</text:p>
      <text:p text:style-name="P4">
In Taiwan, Foreign Minister Wu Zhaozheng was interviewed by the BBC to explore the positions of Sino -US relations and Taiwan's position in it.</text:p>
      <text:p text:style-name="P4">
In mainland China, the "Village Super" football competition in Rongjiang County, Guizhou has become popular. Players are composed of fishmongers, excavators drivers, teachers and other industry personnel. The scene is wonderful.</text:p>
      <text:p text:style-name="P4">
Sino -US relations still have new highlights this week. On the one hand, the confrontation between China and the United States in the chip field has entered the deep water zone; on the other hand, the US Congress seek to terminate China's developing countries.</text:p>
      <text:p text:style-name="P4">
Just in the past week, the content of the BBC Chinese and above has attracted the attention of readers. If you missed them, we will take you to review one by one.</text:p>
      <text:p text:style-name="P4">
<draw:frame draw:style-name="fr1" draw:name="Image8"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1. Hong Kong Anti -Repair Example Demonstration Song "Wish Rongguang Back to Hong Kong"</text:span>
</text:h>
      <text:p text:style-name="P4">
<draw:frame draw:style-name="fr1" draw:name="Image9" text:anchor-type="as-char" svg:width="6.9236in" svg:height="3.894525in" draw:z-index="0">
<draw:image xlink:href="../Images/BBC Chinese/2023-06-17T03-29-04.000Z/_108748070_tv056405392.jpg" xlink:type="simple" xlink:show="embed" xlink:actuate="onLoad" draw:mime-type="image/jpeg"/>
</draw:frame>
Image source, getty images</text:p>
      <text:p text:style-name="P4">
Image adding text,</text:p>
      <text:p text:style-name="P4">
The Hong Kong demonstrations in the past few months have produced various slogans and songs.</text:p>
      <text:p text:style-name="P4">
<text:a xlink:type="simple" xlink:href="https://www.bbc.com/zhongwen/simp/chinese-news-65870520" text:style-name="Internet_20_link" text:visited-style-name="Visited_20_Internet_20_Link">
Hong Kong Anti -Repair Example Demonstration Song "Wish Rongguang Back to Hong Kong" Banning Court Trial on July 21</text:a>
Since the promulgation and implementation of the National Security Law in Hong Kong in Hong Kong in 2020, the political life, citizen movement, and public opinion expression of the place have been impacted. During the 2019 democratic protests, they became the unofficial "national anthem" of the parade. Hong Kong seems difficult to escape.</text:p>
      <text:p text:style-name="P4">
The Director of the Secretary of Justice of Hong Kong applied to the High Court for the ban on the High Court on the High Court on Monday (June 12) that the court announced on Monday (June 12) that the relevant application will be processed until July 21.</text:p>
      <text:p text:style-name="P4">
According to the requirements of the authorities, the prohibition order, including the release or copying the song in any way, may also be banned from performing in public and spreading online.</text:p>
      <text:p text:style-name="P4">
<draw:frame draw:style-name="fr1" draw:name="Image10"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2. Taiwan Foreign Minister Wu Zhaozheng accepts an exclusive interview with BBC</text:span>
</text:h>
      <text:p text:style-name="P4">
[Video-1-Link:/WS/AV-EMBEDS/CPS/ZHONGWEN/SIMP/Press-Review-65927640/P0FTTYBD/ZH-HansS]](https://www.bbc.com/ws/av-embeds/cps/zhongwen/simp/press-review-65927640/p0fttybd/zh-hans)<text:span text:style-name="T4">
 Your equipment does not support playing multimedia materials </text:span>
 video plus injection text,</text:p>
      <text:p text:style-name="P4">
Wu Zhaozheng accepted an exclusive interview with the BBC to talk about the tension situation of the Taiwan Strait, Western assistance and the "cognitive war" in China</text:p>
      <text:p text:style-name="P4">
Taiwan Foreign Minister Wu Zhaozheng said in an exclusive interview with BBC reporter Laurakuensberg TV show that the tensions on both sides of the strait "may affect other parts of the world, and trade is one of the important reasons.</text:p>
      <text:p text:style-name="P4">
When asked if Taiwan was invaded and whether the United States would provide military assistance, Wu Zhaozheng said that Taiwan needed US assistance and said that the United States "has been helping Taiwan during this time."</text:p>
      <text:p text:style-name="P4">
Wu Zhaozheng also talked about how China uses "fake news" to influence the people of Taiwan.</text:p>
      <text:p text:style-name="P4">
<draw:frame draw:style-name="fr1" draw:name="Image12"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3. The US -China Semiconductor War Endering</text:span>
</text:h>
      <text:p text:style-name="P4">
Image source, getty images</text:p>
      <text:p text:style-name="P4">
Image adding text,</text:p>
      <text:p text:style-name="P4">
Huang Renxun, President and CEO of Huida, delivered a keynote speech at the Grace Hopper super chip at the Computex exhibition on May 29.</text:p>
      <text:p text:style-name="P4">
<text:a xlink:type="simple" xlink:href="https://www.bbc.com/zhongwen/simp/science-65854500" text:style-name="Internet_20_link" text:visited-style-name="Visited_20_Internet_20_Link">
Why does the US -China Semiconductor War entering the artificial intelligence AI chip in Deepwater District become the key</text:a>
This summer, artificial intelligence (AI) chips (chips, CHIP) applications have grown index. According to analysis, this is due to various AI products such as ChatGPT and Midjouney, and the performance of AI chip has soared this year.</text:p>
      <text:p text:style-name="P4">
It was once considered that during the epidemic, due to excessive production of chips, it was expected to face the semiconductor industry that slows production this year, but because of the increase in the demand of AI chips, it became the focus of the world again.</text:p>
      <text:p text:style-name="P4">
This also allowed the leader of the development of AI chips, NVIDIA, Nvidia, Nvidia). ), Jensenhuang, founder of Huida, has also become a new focus of the international fintech industry.</text:p>
      <text:p text:style-name="P4">
<draw:frame draw:style-name="fr1" draw:name="Image14"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4. The "Village Super" football game in Guizhou, ChinaThe "Village Super" football game of Guizhou, the popularity of the red Internet</text:span>
</text:h>
      <text:p text:style-name="P4">
Recently, the "Village Super" football game in Rongjiang County, Guizhou, China has become popular. The full name of "Village Super" is called the "Hemei Village Football Super League" in Rongjiang, Guizhou, and is spontaneously organized by local villagers.</text:p>
      <text:p text:style-name="P4">
The 20 participating teams are based on the village. The players are composed of different industry personnel such as fishmongers, excavators, and teachers. They range from 15 to 40 years old.</text:p>
      <text:p text:style-name="P4">
In addition to wonderful ball skills, there are also ethnic singing and dancing performances in the game. The fiery atmosphere attracted many fans from afar.</text:p>
      <text:p text:style-name="P4">
<draw:frame draw:style-name="fr1" draw:name="Image15"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5. Why do the United States end China's "developing country" status</text:span>
</text:h>
      <text:p text:style-name="P4">
Image source, EPA</text:p>
      <text:p text:style-name="P4">
<text:a xlink:type="simple" xlink:href="https://www.bbc.com/zhongwen/simp/chinese-news-65915282" text:style-name="Internet_20_link" text:visited-style-name="Visited_20_Internet_20_Link">
Why do the United States end China's "developing country" status</text:a>
On June 8th, the US Senate Foreign Relations Committee voted for a bill called the Ending China's Developing National Act, which paved the way for all the US Senate's voting.</text:p>
      <text:p text:style-name="P4">
At the end of this year, the House of Representatives in the United States also passed a similar bill. According to the legislative process of the United States, the House of Representatives and the Senate passed them, and then signed by the US President, and the law will officially take effect. There is no news when the US Senate will vote on the bill.</text:p>
      <text:p text:style-name="P4">
This bill requires the US administrative department to take measures to promote international organizations to terminate China's "developing countries" and change China's status to "developed countries".</text:p>
      <text:p text:style-name="P4">
Wang Wenbin, a spokesman for the Chinese Ministry of Foreign Affairs, responded that "the United States wants to impose the hat of the" developed country 'to China, not because of appreciation of China's development achievements, but the intention of drunkhs is not wine. China's status is a card for curbing China's development. "</text:p>
      <text:p text:style-name="P4">
News Source: <text:a xlink:type="simple" xlink:href="https://www.bbc.com/zhongwen/simp/press-review-65927640" text:style-name="Internet_20_link" text:visited-style-name="Visited_20_Internet_20_Link">
https://www.bbc.com/zhongwen/simp/press-review-65927640</text:a>
</text:p>
      <!--NEWS-->
      <text:h text:style-name="P10" text:outline-level="1">
<text:span text:style-name="T4">
U.S. Secretary of State Brillings will finally visit what the political harvest of the United States and China calculated by the United States and China</text:span>
</text:h>
      <text:p text:style-name="P4">
Author: https://www.facebook.com/bbcworldservice/</text:p>
      <text:p text:style-name="P4">
Publisher: BBC News 中文</text:p>
      <text:p text:style-name="P4">
Published Time: 2023-06-17T03:56:24.000Z</text:p>
      <text:p text:style-name="P4">
Modified Time: 2023-06-17T03:56:24.000Z</text:p>
      <text:p text:style-name="P4">
Description: Analysts believe that the White House hopes to re -stable relations with Beijing by this trip, but the mutual trust foundation between the two parties is weak. Can the wish of the White House realize this time? Zhongnanhai finally agreed to let Brinken come to Beijing at the moment. What do you want to get?</text:p>
      <text:p text:style-name="P4">
Images: ["<text:a xlink:type="simple" xlink:href="https://ichef.bbci.co.uk/news/640/cpsprodpb/9268/production/_130108473_gettyimages-1241786751.jpg" text:style-name="Internet_20_link" text:visited-style-name="Visited_20_Internet_20_Link">
_130108473_ge...</text:a>
", "<text:a xlink:type="simple" xlink:href="https://ichef.bbci.co.uk/news/640/cpsprodpb/E025/production/_130118375_blinken.jpg" text:style-name="Internet_20_link" text:visited-style-name="Visited_20_Internet_20_Link">
_130118375_bl...</text:a>
"]</text:p>
      <text:p text:style-name="P4">
Videos: ["<text:a xlink:type="simple" xlink:href="https://www.bbc.com/ws/av-embeds/cps/zhongwen/simp/chinese-news-65926522/p0fvkjns/zh-hans" text:style-name="Internet_20_link" text:visited-style-name="Visited_20_Internet_20_Link">
zh-hans</text:a>
", "<text:a xlink:type="simple" xlink:href="https://www.bbc.com/ws/av-embeds/cps/zhongwen/simp/chinese-news-65926522/p0fq24j3/zh-hans" text:style-name="Internet_20_link" text:visited-style-name="Visited_20_Internet_20_Link">
zh-hans</text:a>
"]</text:p>
      <text:p text:style-name="P4">
Tags: ['乔·拜登', '中美关系', '习近平', '中國', '政治', '美国', '军事', '贸易']</text:p>
      <text:p text:style-name="P4">
Type: Article</text:p>
      <!--METADATA-->
      <text:h text:style-name="P12" text:outline-level="3">
<text:span text:style-name="T4">
U.S. Secretary of State Brills will finally visit the political gains that the United States and China have compiled by the United States and China.</text:span>
</text:h>
      <ul>
        <li>
Lu Jiahong * BBC Chinese</li>
      </ul>
      <text:p text:style-name="P4">
June 17, 2023<draw:frame draw:style-name="fr1" draw:name="Image17" text:anchor-type="as-char" svg:width="6.9236in" svg:height="3.894525in" draw:z-index="0">
<draw:image xlink:href="../Images/BBC Chinese/2023-06-17T03-56-24.000Z/_130108473_gettyimages-1241786751.jpg" xlink:type="simple" xlink:show="embed" xlink:actuate="onLoad" draw:mime-type="image/jpeg"/>
</draw:frame>
Image source, AFP</text:p>
      <text:p text:style-name="P4">
Image adding text,</text:p>
      <text:p text:style-name="P4">
U.S. Secretary of State Brillings will visit China from 18th to 19th of this month. He will be the first highest US official to visit China in five years.</text:p>
      <text:p text:style-name="P4">
<text:span text:style-name="T4">
 In January of this year, the US media revealed that Anthonyblinken, Secretary of State, will visit China in early February. It is his first trip to visit China for his position, but was immediately claimed to be "Chinese spy in the United States in February in February "The accident of flying into the United States was interrupted. At that time, Joebiden ordered the balloon to hit the balloon, and the relationship between the United States and China fell to the freezing point. </text:span>
</text:p>
      <text:p text:style-name="P4">
After a few months, Brinken was ready to try again, and will fly to Beijing on June 18 to start a two -day visit. Many analysts believe that the White House hopes to re -stable relations with Beijing through this trip. However, the mutual trust foundation between the two sides is weak and the differences in many issues are great.</text:p>
      <text:p text:style-name="P4">
Can the wish of the White House realize this time? Will Brinken meet Xi Jinping? Beijing Zhongnanhai finally agreed to let Brinken come to Beijing at this moment. What do you want to get?</text:p>
      <text:p text:style-name="P4">
Song Wendi, a lecturer at the Asia -Pacific College of the National University of Australia, told BBC in Chinese that Brinken's trip was to reassure Beijing, "more importantly, to rest assured that other American allies." He believes that the United States has not held high expectations for this trip because during the days of Beijing, it has adopted a tough confrontation attitude towards the United States and has no intention of softening the diplomatic relations between the two parties.</text:p>
      <text:p text:style-name="P4">
For example, he said that not long ago, Beijing did not agree to let the National Defense Minister held talks at the Shangri -La dialogue held in Singapore. Therefore, he believes that for Washington, "if it is necessary to revise the US -China relations, China will inevitably need a large compromise in the United States. The political cost of this move is too high, and the White House has no wishes and will not happen."</text:p>
      <text:p text:style-name="P4">
Professor Elizabeth Freundlarus, Professor of Pacific FORUM, also holds similar views. She told the BBC Chinese that there are too many things in the United States and China in many things such as the Taiwan issue, the US -China trade and the Ukrainian war. This time, it is difficult for the two parties to talk about any big agreement, or the relationship is very large. Breakthrough.</text:p>
      <text:p text:style-name="P4">
However, she emphasized that based on the tension of the Taiwan Strait, in order to avoid military misjudgment in military affairs, the two countries resumed regular face -to -face meetings to maintain smooth dialogue channels.</text:p>
      <text:p text:style-name="P4">
U.S. Secretary of State Brillings will visit China from 18th to 19th of this month. He will be the first US Secretary of State to visit China in five years.</text:p>
      <text:p text:style-name="P4">
<draw:frame draw:style-name="fr1" draw:name="Image18" text:anchor-type="as-char" svg:width="6.9236in" svg:height="4.576067in" draw:z-index="0">
<draw:image xlink:href="../Images/BBC Chinese/2023-06-17T03-56-24.000Z/_130118375_blinken.jpg" xlink:type="simple" xlink:show="embed" xlink:actuate="onLoad" draw:mime-type="image/jpeg"/>
</draw:frame>
Image source, EPA</text:p>
      <text:p text:style-name="P4">
<text:a xlink:type="simple" xlink:href="https://www.bbc.com/zhongwen/simp/world-65807046" text:style-name="Internet_20_link" text:visited-style-name="Visited_20_Internet_20_Link">
China Defense Director Li Shangfu Shangri -La Dialogue to release a comprehensive tough signal</text:a>
<text:span text:style-name="T5">
 <text:a xlink:type="simple" xlink:href="https://www.bbc.com/zhongwen/simp/world-65529713" text:style-name="Internet_20_link" text:visited-style-name="Visited_20_Internet_20_Link">
The first island chain: Bynden re -connected the breakout of Asian allies and China</text:a>
</text:span>
 <text:a xlink:type="simple" xlink:href="https://www.bbc.com/zhongwen/simp/chinese-news-65915282" text:style-name="Internet_20_link" text:visited-style-name="Visited_20_Internet_20_Link">
Why do the United States end China's "developing country" status</text:a>
* <text:a xlink:type="simple" xlink:href="https://www.bbc.com/zhongwen/simp/world-64509157" text:style-name="Internet_20_link" text:visited-style-name="Visited_20_Internet_20_Link">
China acknowledges that flight objects "enter" the United States leading Huafu scolding sovereignty to postpone Bollingin to visit China</text:a>
</text:p>
      <text:h text:style-name="P12" text:outline-level="3">
<text:span text:style-name="T4">
</text:span>
</text:h>
      <text:p text:style-name="P4">
As Brinken took office, US -China relations have fallen to the freezing point. After he took office, the United States continued his former President Donaldtrump (Trump) to compete with China. The difference is that Biden's allies alliances alliances are trying to regulate the global expansion of China in all aspects. Therefore, after taking office, the first visit to China has attracted worldwide attention.</text:p>
      <text:p text:style-name="P4">
After the first visit to China after the State of the State, Brinken can be said to be a wave of twists and turns. It was finalized in the second half of Bayeng's term of office. Some analysts also said that this also reflects how uncomfortable US -China relations are.</text:p>
      <text:p text:style-name="P4">
<text:a xlink:type="simple" xlink:href="https://www.bbc.com/ws/av-embeds/cps/zhongwen/simp/chinese-news-65926522/p0fvkjns/zh-hans" text:style-name="Internet_20_link" text:visited-style-name="Visited_20_Internet_20_Link">
Video-1-Link:/WS/AV-EMBEDS/CPS/ZHONGWEN/SIMP/Chinese-News-65926522/P0FVKJNS/ZH-HansS</text:a>
<text:span text:style-name="T4">
 Your equipment does not support playing multimedia materials </text:span>
 video plus injection text,</text:p>
      <text:p text:style-name="P4">
Is there a Chinese spy station in Cuba's secret base?</text:p>
      <text:p text:style-name="P4">
In fact, since the outbreak of the "Spy Balloon Incident" in February, Broske's trip to China has been canceled unexpectedly. The two countries have continued to be tattooed in many diplomatic incidents, including in Singapore. meeting. At the end of May, the U.S. Indian Command issued a statement that criticized the Chinese PLA-16 fighter aircraft intentionally approaching the US military reconnaissance aircraft to create danger, and Beijing responded strongly to criticize.</text:p>
      <text:p text:style-name="P4">
Last week's "Wall Street Journal" also reported that Beijing and the United States adjacent to the island country Cuba almost reached an agreement, establishing "eavesdropping facilities" to collect US East EQ, and then attracted attention and mutual criticism. At the same time, the US Senate Foreign Relations Committee voted for a bill called the "Ending the Law of the Development Country in China".</text:p>
      <text:p text:style-name="P4">
But the White House has not stopped China. The US Department of Commerce listed 43 entities as the blacklist of entry and exit on May 12th, because they were suspected of recruiting Western pilots to train Chinese military personnel or developing hypersonic weapons. 31 are Chinese entities. Based on this, Wang Wenbin, a Chinese Ministry of Foreign Affairs, criticized the United States to suppress China to "hysteria and use no means."</text:p>
      <text:p text:style-name="P4">
On Friday (May 16), a Chinese Ministry of Foreign Affairs spokesman Wang Wenbin commented that Brinkelvan said that the United States "should not be fantasized to set off with China from its strength. Stable development track. "</text:p>
      <text:p text:style-name="P4">
With the moves of your diplomacy and military compete for both sides, the US State Department also did not expect the desire to break through the trip to Beijing, which seemed to reduce the "expectations" of the outside world.</text:p>
      <text:p text:style-name="P4">
</text:p>
      <text:p text:style-name="P4">
Image adding text,</text:p>
      <text:p text:style-name="P4">
Li Shangfu, the Chinese Defense Director, who was sanctioned by the United States in 2018, refused to invite a meeting with US Defense Minister Austin in Singapore this year.</text:p>
      <text:h text:style-name="P12" text:outline-level="3">
<text:span text:style-name="T4">
U.S. calculation</text:span>
</text:h>
      <text:p text:style-name="P4">
On the eve of Brinken to Asia, Jakesullivan, USA, who was visiting Tokyo, said on Friday (May 16) that the United States did not expect State Brilling to visit China. Any breakthrough.</text:p>
      <text:p text:style-name="P4">
According to Reuters, Su Liva also said that for the United States, a more important diplomatic activity is India Prime Minister Narendra Modi's visit to the United States next week.</text:p>
      <text:p text:style-name="P4">
In fact, after the United States and China successively confirmed that Brinkens' visits to China have been confirmed, Daniel Josephkritenbrink, the assistant to the Beijing visit, once said at a press conference that Brinken's trip is not a way to get along in the United States and China. Seeking a breakthrough or change, "but with a realistic, self -confidence attitude and sincere hope to manage the competition between the United States and China in the most responsible way."</text:p>
      <text:p text:style-name="P4">
Kangda, who is responsible for the Asia -Pacific Affairs in the US State Department, also said that the United States will not expect that this visit can surrender many diplomatic results, but at least it can reduce the risk of misjudgment and avoid the conflict between the United States and China. The White House Shen maintaining the peaceful and stable position of the Taiwan Strait also discusses the Ukrainian situation with Beijing.</text:p>
      <text:p text:style-name="P4">
[Video-Link:/WS/AV-EMBEDS/CPS/ZHONGWEN/SIMP/Chinese-News-65926522/P0FQ24J3/ZH-HansS]](https://www.bbc.com/ws/av-embeds/cps/zhongwen/simp/chinese-news-65926522/p0fq24j3/zh-hans)<text:span text:style-name="T4">
 Your equipment does not support playing multimedia materials </text:span>
 video plus injection text,</text:p>
      <text:p text:style-name="P4">
Xie Feng, the new ambassador to the United States, said that Sino -US relations are facing serious challenges and looking forward to properly handling Taiwan issues</text:p>
      <text:p text:style-name="P4">
Kurt Micha Roadbell, a press conference with Kangda, held a press conference with Kangda National Security Conference. Come a series of "two -way visit". He emphasized that the United States expects that Brinken's visit will strongly advocate the necessity of maintaining military dialogue in the United States and China.</text:p>
      <text:p text:style-name="P4">
So, what do I want to get in the United States? When analyzing the American strategy, Song Wenyi said to BBC in Chinese that the visit of Broskens' visits this time, the goal of the United States hopes to achieve is to "avoid conflicts", "control competition" and "exploration cooperation".</text:p>
      <text:p text:style-name="P4">
He said that the United States first hopes to establish "communication channels for opening up and gain full authorization to discuss important challenges, solve misunderstandings, and prevent misjudgment." It also hopes to discuss with Beijing's concerns about "a series of regions and global security issues"; in addition, the United States, the United States It is hoped that in the fields of climate and global macroeconomic stability, in the case of US interests, it will explore potential cooperation in response to transnational challenges.</text:p>
      <text:p text:style-name="P4">
Image source, reuters</text:p>
      <text:p text:style-name="P4">
Image adding text,</text:p>
      <text:p text:style-name="P4">
The Taiwan issue has continued to become a contradiction in Sino -US relations.</text:p>
      <text:p text:style-name="P4">
Song Wendili said that when it is expected to visit China, Brincken is expected to guarantee that the United States will unintentionally challenge China to think of its core interests, such as sovereignty, security and development benefits.</text:p>
      <text:p text:style-name="P4">
However, Song Wendi emphasized that more importantly, "this helps enhance the cohesion between American allies, partners and friends. Brincken's trip is to tell allies that the cost of forming an alliance with the United States is appropriate. It is not conflict, but competition, but a selective risk, not a de-countling. "</text:p>
      <text:h text:style-name="P12" text:outline-level="3">
<text:span text:style-name="T4">
What do you want to get?</text:span>
</text:h>
      <text:p text:style-name="P4">
Although Beijing's strategy of tough response or offensive for US diplomacy has not changed, Beijing's meeting with Brosky this time is not only to show the attitude of diplomatic diplomacy. External analysis said that business issues or the most willing areas of Beijing to negotiate in the trip to Blink.</text:p>
      <text:p text:style-name="P4">
This table is now. On Tuesday (June 13) US Treasury Minister Janet Yellen Ye Lun, after attending the U.S. Congress hearing, it will be a "huge mistake" with China. Obtained Beijing confirmation.</text:p>
      <text:p text:style-name="P4">
At that time, Yellen said that the American people benefited from the US -China trade, and the Chinese people also benefited, and the trade with China had a positive impact on the US economy.</text:p>
      <text:p text:style-name="P4">
In addition, the day before Yellen's conversation, the Wall Street Journal published an article reported that the US Department of Commerce plans to allow top semiconductor manufacturers such as Samsung and TSMC in Taiwan to maintain and expand these companies in the case of not being retaliated with the United States. China's existing chip foundry business.</text:p>
      <text:p text:style-name="P4">
Last October, the US Department of Commerce restricted the Chinese semiconductor industry, but also provided a one -year exemption period for several Taiwanese and Korean companies. This time it was reported that Biden may agree to extend the exemption period, and the analysis stated that it can slow down US export control over Chinese technology.</text:p>
      <text:p text:style-name="P4">
Although the U.S. Department of Commerce refused to comment on this, the analysis believed that the United States was softer on the issue of Chinese trade, opened the door to Beijing's visit to Beijing, and was also an important focus of the two parties.</text:p>
      <text:p text:style-name="P4">
Ivankanapathy, the former director of the National Security Association of the United States, China, and Mongolia, told the US media that "Beijing 'to tolerate' Brinkee visits to promote the meeting with the Minister of Finance because Beijing believes that Yellen is more in line with their interests. "" ".</text:p>
      <text:p text:style-name="P4">
Image source, EPA</text:p>
      <text:p text:style-name="P4">
Image adding text,</text:p>
      <text:p text:style-name="P4">
Biden announced the first national security strategy in his tenure in October last year. Named that China and Russia are the primary challenges, saying that China is "the largest competitor in the United States."</text:p>
      <text:p text:style-name="P4">
Lan Ruisi also told the BBC Chinese that Beijing hopes that the United States has some concessions in trade and Taiwan issues. This is a field that Beijing is willing to negotiate with the United States in Sino -US relations.</text:p>
      <text:p text:style-name="P4">
However, Shi Yinhong, a professor at the School of International Relations of Renmin University of China, told AFP that neither the United States and China have not showed any major and long -lasting concessions. Its strategic or technical security.</text:p>
      <text:p text:style-name="P4">
At present, Shen Xuhui, a scholar who teaches Taiwan Zhongshan University, commented on his personal website. For Xi Jinping, Beijing needs Bronken to visit China to conduct a big news for all domestic trends, while Biden is for the presidential election of the United States. It is necessary to be decoupled to China, but at the same time, it is more "tough" to declare that they will declare more than Trump.</text:p>
      <text:p text:style-name="P4">
News Source: <text:a xlink:type="simple" xlink:href="https://www.bbc.com/zhongwen/simp/chinese-news-65926522" text:style-name="Internet_20_link" text:visited-style-name="Visited_20_Internet_20_Link">
https://www.bbc.com/zhongwen/simp/chinese-news-65926522</text:a>
</text:p>
      <!--NEWS-->
      <text:h text:style-name="P10" text:outline-level="1">
<text:span text:style-name="T4">
When Germany meets Taiwan: Animal Exchange of the two countries</text:span>
</text:h>
      <text:p text:style-name="P4">
Author: None (Language: zh)</text:p>
      <text:p text:style-name="P4">
Publisher: None</text:p>
      <text:p text:style-name="P4">
Time: 2023-06-17T11:43:00Z</text:p>
      <text:p text:style-name="P4">
Description: Two Taiwan's pangolin in the Ryipig Zoo is extremely pine cones like pine cones, which is full of; Cloud Leopard Suki from the Woodpertau Zoo, which meets the mysterious animals in the legend. Animal exchanges between Taiwan and Germany are getting closer and closer.</text:p>
      <text:p text:style-name="P4">
Videos: []</text:p>
      <text:p text:style-name="P4">
Images: []</text:p>
      <text:p text:style-name="P4">
Subject: 科技环境</text:p>
      <text:p text:style-name="P4">
Subjects: []</text:p>
      <text:p text:style-name="P4">
Keywords: ['欧债危机', '欧盟', '岛屿主权争端', '马英九', '专题报道：全景观看“习马会”', '专题报道：2016年台湾大选', '德国', '台湾', '留学德国', '留学德国']</text:p>
      <text:p text:style-name="P4">
Id: 65948583</text:p>
      <!--METADATA-->
      <text:p text:style-name="P4">
<text:a xlink:type="simple" xlink:href="https://www.dw.com/zh/overlay/image/article/65948583/65947973" text:style-name="Internet_20_link" text:visited-style-name="Visited_20_Internet_20_Link">
 </text:a>
From the Woodpertan Zoo, the cloud leopard Suki currently lives in the Taipei Zoo</text:p>
      <text:p text:style-name="P4">
(Voice of Germany Chinese) in the Taipei Shopping Park, because of the joy of the pangolin family not long ago, a male baby wearing a male baby, and another mother -in -law with six armored mothers is about to come. Essence</text:p>
      <text:p text:style-name="P4">
In 2014, Yamagrazai was being conserved by the International Nature Protection Alliance(International Union for Conservation of Nature, IUCN)Evaluated as "extreme endangered" species. Fortunately, there have been major breakthroughs in the illustrations and reproduction of pangolin in the Taipei Zoo for more than 20 years, so that there have been birth in the park in the park. And 8 female pangolin. Nowadays, the mountains and Jiajia family in the zoo are leafy, and the people are strong. The continuation of the species of pangolins is now strongly supported.</text:p>
      <text:h text:style-name="P12" text:outline-level="3">
<text:span text:style-name="T4">
Human pitying leads to endangered</text:span>
</text:h>
      <text:p text:style-name="P4">
Luo Yaoyi, the director of the Taiwan Animal Area in Taipei City, said in a DW interview that the number of wild pushed by wild pangles in Taiwan decreased sharply, less than 10,000. The biggest survival threat facing the armor comes from the poaching of human beings. In Asia, pangolin meat is often regarded as spectacular treasures, and scales are considered to have the effects of stopping hemostasis and milk. Therefore, wild pangolins are often hunting by humans and become the most often smuggled mammals in the world. Introduction to pangolin is naturally hobbies, no aggressiveness, poor escape ability, and slow movements, so it is easy to be hunt by humans or dogs. Coupled with the low reproductive ability of pangolin, one child is longer than many other animals, which leads to the danger of this species facing death.</text:p>
      <text:p text:style-name="P4">
</text:p>
      <text:p text:style-name="P4">
萊比錫動物園的穿山甲「水里」</text:p>
      <text:h text:style-name="P12" text:outline-level="3">
<text:span text:style-name="T4">
移居萊比錫和布拉格</text:span>
</text:h>
      <text:p text:style-name="P4">
台北市立動物園早在二、三十年前就啟動了穿山甲的保育工作，1997年便成為世界上首家成功繁育穿山甲的動物園。2007年台北市立動物園先送了一隻雄性的穿山甲「頭份」給德國萊比錫動物園；2009年又送了雌性的「龜山」去配對，希望他們能在德國繁殖成功，穩定穿山甲在歐洲的域外保種族群。這樣的期盼雖然沒有實現，但這兩隻穿山甲至今依然健康活潑的生活在萊比錫動物園。2007年「頭份」於聖誕節前夕飛抵德國萊比錫動物園，曾造成轟動；當年萊比錫動物園的會議邀請卡、月曆和明信片上都看得到的「頭份」的英姿，可見其受歡迎的程度，畢竟當年全歐洲只有在萊比錫動物園才可以看得到穿山甲。</text:p>
      <text:p text:style-name="P4">
繼「頭份」和「龜山」之後，2016年台北又送給萊比錫動物園「水里」和「穿芎」兩隻穿山甲，可惜這兩隻穿山甲分別在2018和2019年病逝。多年來，台北動物園和萊比錫動物園通過人員和資訊的交流，雙方在穿山甲的照養管理、保育繁殖、人工飼料、環境規劃上獲得巨大的成就。</text:p>
      <text:p text:style-name="P4">
雖然萊比錫的「頭份」和「龜山」沒有成功繁衍下一代，但是台北市立動物園的穿山甲域外繁殖計畫卻在布拉格開花結果。2020年台北市和捷克的布拉格市締結為姊妹市。2022年4月台北市立動物園便借殖一對穿山甲「果寶」與「潤喉糖」給布拉格動物園，作為姊妹市的友好象徵。2023年2月2日「潤喉糖」順利產下一個雌性寶寶，取名為「松果」；這是歐洲成功繁殖穿山甲的首例。由於穿山甲主要分布在亞洲、非洲等溫暖地方，歐洲寒冷乾燥的氣候環境其實不適合牠的生存，因此「松果」的誕生，更加令人感到欣慰和興奮。</text:p>
      <text:h text:style-name="P12" text:outline-level="3">
<text:span text:style-name="T4">
沒有「穿山甲外交」</text:span>
</text:h>
      <text:p text:style-name="P4">
台北市立動物園內有一座新建造的穿山甲館，模仿出熱帶雨林的複雜系統，讓世人知道穿山甲的原始生活領域。園內專家和照護員多年來除了在穿山甲的救傷、研究和醫療技術上有重大的進步，更在穿山甲的飲食照料下足了工夫。原本穿山甲在野外習慣覓食螞蟻和白蟻，但動物園卻無法提供足量而且多樣性高的螞蟻與白蟻供其食用，園方只好不斷改良穿山甲的食譜，如今使用包括麵包蟲、蜂蛹等的13種材料，終於成功開發出合乎穿山甲口味的人工配方飼料，不但讓穿山甲吃的津津有味，而且健康活潑。</text:p>
      <text:p text:style-name="P4">
無可諱言，台北市立動物園在穿山甲的保育成績是世界第一。那麼台北市立動物園會像中國大陸進行的 <text:a xlink:type="simple" xlink:href="https://www.dw.com/zh/zh/大熊猫的王牌外交官之路/a-39563989" text:style-name="Internet_20_link" text:visited-style-name="Visited_20_Internet_20_Link">
 「熊貓外交」</text:a>
Similarly, is the so -called "pangolin diplomacy" by pangolin? The spokesman of the Taipei Zoo Cao Xianshao told DW; the Taipei City Zoo has not carried out "pangolin diplomacy", but is committed to the preservation of species. Essence Taipei City Zoo not only successfully supports Taiwan's pangolin, but also shares the support technology with the German Leipzig Zoo and the Czech Praga Zoo, allowing Taiwan to successfully go to Europe as a conservation ambassador, so that more people in the world know the pangolin, and support the pangolin. Conservation work.</text:p>
      <text:p text:style-name="P4">
The big gibbon "Taishan" in Taipei Zoo is about 56 years old</text:p>
      <text:h text:style-name="P12" text:outline-level="3">
<text:span text:style-name="T4">
"Animal Immigration" in Germany is rooted in Taipei</text:span>
</text:h>
      <text:p text:style-name="P4">
Some animals from Germany can also be seen in the Taipei Zoo, such as the oldest gibbon "Taishan" in the park. "Taishan" is currently about 56 years old and belongs to ultra -age, because the average life expectancy of large galaxies is 30 years old. In 1998, it came from the Frankfurt Zoo to Taipei Zoo, and formed a family with the only female individual in the garden at that time. Because both individuals were around 30 years old, they almost came to the end of their lives. The garden had only wanted them to be accompanied by the old age. "Taishan" is now open in Taiwan. It usually has its own activities with his son, but occasionally gathering for a while after meals. "After the long" died in 2009, and its children were still alive.</text:p>
      <text:p text:style-name="P4">
Some black crown pine monkeys in Nuremberg Zoo are currently evacuated to Taipei Zoo</text:p>
      <text:h text:style-name="P12" text:outline-level="3">
<text:span text:style-name="T4">
More cooperation projects for different species</text:span>
</text:h>
      <text:p text:style-name="P4">
Taipei City Zoo in the European Zoo and Aquarium Association(European Association of Zoo and Aquaria EAZA)Under the suggestions, fully develop the Malaysian breeding plan, so it is coordinator of EEP, the EEP of the EEP in the Malaysian Endangered Species, which is the Nuremberg Zoo. It may be scheduled to the European zoo. As far as the giraffe cooperation case is concerned, Taipei is closely cooperating with the German Opel Zoo to promote the scheduling of the giraffe. At the same time, Taipei Zoo also maintains good partnership with multiple other German zoo.</text:p>
      <text:p text:style-name="P4">
Over the years, Taiwan has also held many popular animal exhibitions in Germany -it is particularly worth mentioning that from the end of 2004 to the end of March 2005, the Taipei Zoo was transported to 13 species of about 900 species of bullets to the Munich Botanical Garden in Germany to allow it After the pupa was hatched into a beautiful butterfly, flying in the sky in Munich achieve a beautiful and romantic story. Such a "exotic butterfly exhibition" has been held 4 times in different places in Germany. From the beginning of March 2012 to the end of May, many units and institutions in Taiwan cooperated together to host the "Taiwan Worm Exhibition" in Munich, Germany. These exhibitions have received great praise.</text:p>
      <text:h text:style-name="P12" text:outline-level="3">
<text:span text:style-name="T4">
Disappearing Taiwan "Cloud Leopard" German "Fog Leopard" played on behalf of</text:span>
</text:h>
      <text:p text:style-name="P4">
Latin's cat named Neofelisnebulosa is mainly distributed in southeastern Asia. It is called Nebelpardar in Germany, and it is directly translated into Chinese as a "fog leopard"; in Taiwan, it is called "cloud leopard". But whether it is a cloud leopard or a fog leopard, the naming of this animal should be related to its epidermis with "cloud -like spots". The number of cloud leopards living in the world may currently be less than 10,000.</text:p>
      <text:p text:style-name="P4">
According to the footprint of Taiwan Yunbao, it has been in the mountains in southern Taiwan. Although no one has seen it in the past two decades, its beautiful figure has always stayed in people's memory, especially in Paiwan and Lukai people. Essence According to legend, the ancestral spirit of the Paiwan tribe often appeared in the dream of the wizard with the image of the leopard, conveying the prophecy or warning to their clan.</text:p>
      <text:p text:style-name="P4">
The cloud leopard of Taipei Zoo is called Suki.</text:p>
      <text:p text:style-name="P4">
Since the Taiwan Cloud Leopard has disappeared for many years, why can I see the leopard in the Taipei Zoo? This female cloud leopard is called suki. In 2016, it came to Taiwan from the Wood Perthape Zoo in 2016 instead of from its native land - -Southeast Asia. Yu Shi Xuan, director of the Taiwan Cloud Leopard Rehabilitation Research Association, told DW that in fact, the main countries currently participating in the Yunban Circle's breeding plan are mostly British, the United States, and European countries. Sponsorship. Suki should be exchanged through the European Zoo and Aquarium Association system EAZA.</text:p>
      <text:h text:style-name="P12" text:outline-level="3">
<text:span text:style-name="T4">
Seeing Taiwan animal specimen in Germany</text:span>
</text:h>
      <text:p text:style-name="P4">
German zoologist Slug Hansauter(1871-1944)Arrived in Taiwan for the first time in the 1920s. He first served as a high school instructor in Okayama. In his spare time, he collected half -winged insects such as Ts. Tsubaki and aphids. In 1905, he came to Taiwan twice, lived in Kaohsiung and other places, collecting moths and butterflies based on Puli as the base, and hired dozens of helpers to assist him in animal collection. His footprints are almost all over the island. He made a large number of animals collected into specimens or sold to many museums and research institutions in Europe and the United States; many scholars have completed a number of studies based on Specifications provided by Souide for many years and published more than 300 papers. In 1912, Soundi went north to Taipei, and he continued his collection of specimens and research. Later, he served as a faculty in Taipei High School and Governor's House Medical School. He lived in Taipei's Dadaocheng. He died in 1944 and was buried in Taiwan.</text:p>
      <text:p text:style-name="P4">
In order to commemorate the contributions of Tude's collection and production of insects and animal specimens, several kinds of Taiwanese insects and animals are named after his name, such as the Cunbaic frog, the Sulhar's grass lizard, the Schord lizard The aunt of the deer snake, the Thin -winged Tianshu of the Sulong, and so on. Some animal specimens sent by Solid that year were now visible at the "Berlin Natural History Museum in Germany" and some other animal museums or research institutions.</text:p>
      <text:p text:style-name="P4">
News Source: <text:a xlink:type="simple" xlink:href="https://www.dw.com/zh/當德國遇到台灣：兩國動物交流篇/a-65948583" text:style-name="Internet_20_link" text:visited-style-name="Visited_20_Internet_20_Link">
https://www.dw.com/zh/當德國遇到台灣：兩國動物交流篇/a-65948583?maca=chi-rss-chi-all-1127-rdf</text:a>
</text:p>
      <!--NEWS-->
      <text:h text:style-name="P10" text:outline-level="1">
<text:span text:style-name="T4">
Ukraine confirmed that field progress has been obtained with African mediation with Russia and transported 4,000 artillery to the front line</text:span>
</text:h>
      <text:p text:style-name="P4">
Author: 半岛电视台＋通讯社</text:p>
      <text:p text:style-name="P4">
Publisher: Al Jazeera</text:p>
      <text:p text:style-name="P4">
Published Time: 2023-06-17T13:00:41</text:p>
      <text:p text:style-name="P4">
Modified Time: 2023-06-18T02:21:48</text:p>
      <text:p text:style-name="P4">
Description: The Ukrainian army confirmed that they made practical progress on all the combat axes. At the same time, Russia diluted the importance of counterattack.</text:p>
      <text:p text:style-name="P4">
Images: ["<text:a xlink:type="simple" xlink:href="https://chinese.aljazeera.net/wp-content/uploads/2023/06/1-1687006508.jpg" text:style-name="Internet_20_link" text:visited-style-name="Visited_20_Internet_20_Link">
1-1687006508.jpg</text:a>
", "<text:a xlink:type="simple" xlink:href="https://chinese.aljazeera.net/wp-content/uploads/2023/06/2-1687006598.jpg" text:style-name="Internet_20_link" text:visited-style-name="Visited_20_Internet_20_Link">
2-1687006598.jpg</text:a>
", "<text:a xlink:type="simple" xlink:href="https://chinese.aljazeera.net/wp-content/uploads/2023/06/3-1687006649.jpg" text:style-name="Internet_20_link" text:visited-style-name="Visited_20_Internet_20_Link">
3-168700664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9" text:anchor-type="as-char" svg:width="6.9236in" svg:height="3.894525in" draw:z-index="0">
<draw:image xlink:href="../Images/Aljazeera Chinese/2023-06-17T13-00-41/1-1687006508.jpg" xlink:type="simple" xlink:show="embed" xlink:actuate="onLoad" draw:mime-type="image/jpeg"/>
</draw:frame>
Russian Defense Minister inspecting industrial parks</text:p>
      <text:p text:style-name="P4">
The Ukrainian army confirmed that they made practical progress on all the combat axes. At the same time, Russia diluted the importance of counterattacks and provided new weapons for the battle, while receiving the African leader delegation seeking peaceful resolution of conflict.</text:p>
      <text:p text:style-name="P4">
The Ukrainian military commander said their troops are gradually advancing among all the departments they are currently attacked.</text:p>
      <text:p text:style-name="P4">
Hannah Mariar, deputy minister of the Ministry of Defense of Ukraine, wrote through Telegram applications that the country's troops "are participating in active action while advancing in multiple directions."</text:p>
      <text:p text:style-name="P4">
Hannah Mariar said, "In fact, our troops have achieved tactical success in all their offensive areas," she also added. "They are gradually advancing. At present, they have advanced in every direction. Two kilometers. "</text:p>
      <text:p text:style-name="P4">
<draw:frame draw:style-name="fr1" draw:name="Image30" text:anchor-type="as-char" svg:width="6.9236in" svg:height="3.894525in" draw:z-index="0">
<draw:image xlink:href="../Images/Aljazeera Chinese/2023-06-17T13-00-41/2-1687006598.jpg" xlink:type="simple" xlink:show="embed" xlink:actuate="onLoad" draw:mime-type="image/jpeg"/>
</draw:frame>
Kiev has confirmed that the counterattack warfare launched by the Russian army continued to make progress</text:p>
      <text:h text:style-name="P13" text:outline-level="4">
<text:span text:style-name="T4">
useless</text:span>
</text:h>
      <text:p text:style-name="P4">
But Russia underestimated the importance of Ukraine's counterattack and said that in the past 24 hours, Russia has caused major losses to the Kiev forces.</text:p>
      <text:p text:style-name="P4">
A reporter from the Peninsula reported that at Liming on Saturday, there was an explosion sounded in Zapolo in southeast Ukraine.</text:p>
      <text:p text:style-name="P4">
At the same time, the Ukrainian Air Force warned that the ballistic missiles were in danger at the eastern region of the country and called on the public to be cautious.</text:p>
      <text:p text:style-name="P4">
Against the relevant background, the Russian Ministry of Defense reported that Minister Sergei Shohgu today inspected the military consortium in the Omusk region and ordered the production capacity of the tank and heavy flame system to meet the forces to perform special military operations. The task needs.</text:p>
      <text:p text:style-name="P4">
The Russian Ministry of Defense said in a statement that it has transported more than 4,000 artillery to the "special combat zone" and will transport more than 700 artillery systems to the front line.</text:p>
      <text:p text:style-name="P4">
The Russian Ministry of Defense also said that during the preparation of the special operational area, Minister Shaygu paid special attention to strengthening the protection of crew members and armored vehicles.</text:p>
      <text:p text:style-name="P4">
Earlier, Russian President Putin said at the opening ceremony of the St. Petersburg Economic Forum that the Ukrainian army launched a counterattack "unsuccessful opportunity" and emphasized that "the Ukrainian army has no chance there, and there is no chance in other regions."</text:p>
      <text:p text:style-name="P4">
<draw:frame draw:style-name="fr1" draw:name="Image31" text:anchor-type="as-char" svg:width="6.9236in" svg:height="3.894525in" draw:z-index="0">
<draw:image xlink:href="../Images/Aljazeera Chinese/2023-06-17T13-00-41/3-1687006649.jpg" xlink:type="simple" xlink:show="embed" xlink:actuate="onLoad" draw:mime-type="image/jpeg"/>
</draw:frame>
African leader delegation proposed to end the war at Kiev</text:p>
      <text:h text:style-name="P13" text:outline-level="4">
<text:span text:style-name="T4">
African delegation to St. Petersburg</text:span>
</text:h>
      <text:p text:style-name="P4">
Regarding politics, the African mediation delegation will go to St. Petersburg in northwestern Russia. President Putin will meet them there today. Previously, the African delegation met with President Zelekiski of Ukraine.</text:p>
      <text:p text:style-name="P4">
On Friday, a delegation led by South African President Silil Rama Puta proposed a peaceful mediation to the conflict, and emphasized the necessity of "stop upgrading" during the visit of Kiev.</text:p>
      <text:p text:style-name="P4">
On the other hand, Zediski said at a press conference held by the African leader with the delegation, "Obviously, Russia is trying to use its deception -based old strategies, but it will no longer deceive the world. We will not deceive the world. We will no longer deceive the world. Will not give it a second chance. "</text:p>
      <text:p text:style-name="P4">
Zelei Sky said: "I made clear states when meeting with (African delegation) today that now allows any negotiations with Russia, and the occupant is still on our land, which means frozen war and frozen pain."</text:p>
      <text:p text:style-name="P4">
However, the North Atlantic Treaty (NATO) welcomed the mediation, and at the same time, it emphasized that the only "fair solution" was to regard Russia as an invaders of this war.</text:p>
      <text:p text:style-name="P4">
The members of the delegation include the presidents of South Africa, Senegal, Zambia and Komoro, as well as representatives of the Congo, Uganda and Egypt.</text:p>
      <text:p text:style-name="P4">
After Russia's invasion of Ukraine last year, the African continent was severely damaged. With the rise of food and fertilizer prices, the impact of war on world trade was more extensive.</text:p>
      <text:p text:style-name="P4">
South Africa has been criticized for Moscow. Since the beginning of the Ukrainian war, South Africa has rejected to condemn Russia, confirmed its neutral position, and called for dialogue.</text:p>
      <text:p text:style-name="P4">
News Source: <text:a xlink:type="simple" xlink:href="https://chinese.aljazeera.net/news/war-in-ukraine/2023/6/17/%e4%b9%8c%e5%85%8b%e5%85%b0%e7%a1%ae%e8%ae%a4%e5%8f%96%e5%be%97%e5%ae%9e%e5%9c%b0%e8%bf%9b%e5%b1%95%e4%b8%8e%e4%bf%84%e7%bd%97%e6%96%af%e6%8e%a5%e5%8f%97%e9%9d%9e%e6%b4%b2%e8%b0%83%e8%a7%a3%e5%b9%b6" text:style-name="Internet_20_link" text:visited-style-name="Visited_20_Internet_20_Link">
https://chinese.aljazeera.net/news/war-in-ukraine/2023/6/17/%e4%b9%8c%e5%85%8b%e5%85%b0%e7%a1%ae%e8%ae%a4%e5%8f%96%e5%be%97%e5%ae%9e%e5%9c%b0%e8%bf%9b%e5%b1%95%e4%b8%8e%e4%bf%84%e7%bd%97%e6%96%af%e6%8e%a5%e5%8f%97%e9%9d%9e%e6%b4%b2%e8%b0%83%e8%a7%a3%e5%b9%b6</text:a>
</text:p>
      <!--NEWS-->
      <text:h text:style-name="P10" text:outline-level="1">
<text:span text:style-name="T4">
In the second round of the American Open, American good player Fuller left alone</text:span>
</text:h>
      <text:p text:style-name="P4">
Publisher: 法新社</text:p>
      <text:p text:style-name="P4">
Published Time: 2023-06-17T13:32:08+00:00</text:p>
      <text:p text:style-name="P4">
Modified Time: 2023-06-17T13:20:05+00:00</text:p>
      <text:p text:style-name="P4">
Description: (Agence France -Presse Los Angeles, 16th) American good player Rickie Fowler continued to perform brilliantly in the second round of the US Open today, and finally led the 1st advanta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6-17T13-32-08-00-00/000000.png" xlink:type="simple" xlink:show="embed" xlink:actuate="onLoad" draw:mime-type="image/png"/>
</draw:frame>
Fuller performed 62 shots below the standard pole in the first round yesterday. It and another American player Xander Schauffele jointly created the four -round minimum record of the single -wheels.</text:p>
      <text:p text:style-name="P4">
Fuller paid 68 today, throwing off Xiao Feier and other players, and smiling and arrogant heroes with two rounds of 130 shots.</text:p>
      <text:p text:style-name="P4">
News Source: <text:a xlink:type="simple" xlink:href="https://www.rfi.fr/cn/%E8%BF%90%E5%8A%A8%E5%A4%A9%E5%9C%B0/20230617-%E7%BE%8E%E5%9B%BD%E5%85%AC%E5%BC%80%E8%B5%9B%E7%AC%AC2%E8%BD%AE-%E7%BE%8E%E5%9B%BD%E5%A5%BD%E6%89%8B%E4%BD%9B%E5%8B%92%E7%8B%AC%E8%B5%B0" text:style-name="Internet_20_link" text:visited-style-name="Visited_20_Internet_20_Link">
https://www.rfi.fr/cn/%E8%BF%90%E5%8A%A8%E5%A4%A9%E5%9C%B0/20230617-%E7%BE%8E%E5%9B%BD%E5%85%AC%E5%BC%80%E8%B5%9B%E7%AC%AC2%E8%BD%AE-%E7%BE%8E%E5%9B%BD%E5%A5%BD%E6%89%8B%E4%BD%9B%E5%8B%92%E7%8B%AC%E8%B5%B0</text:a>
</text:p>
      <!--NEWS-->
      <text:h text:style-name="P10" text:outline-level="1">
<text:span text:style-name="T4">
Blinger arrived in Beijing on Sunday to get a breakthrough prospect and dim</text:span>
</text:h>
      <text:p text:style-name="P4">
Author: None</text:p>
      <text:p text:style-name="P4">
Publisher: Radio Free Asia (Organization)</text:p>
      <text:p text:style-name="P4">
Published Time: 2023-06-17T17:18:00-04:00</text:p>
      <text:p text:style-name="P4">
Modified Time: 2023-06-18T10:02: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6-17T17-18-00-04-00/000000.png" xlink:type="simple" xlink:show="embed" xlink:actuate="onLoad" draw:mime-type="image/png"/>
</draw:frame>
U.S. Secretary of State Broskel went to China from the Andrew base in Maryland on the 16th. <text:a xlink:type="simple" xlink:href="https://www.rfa.org/mandarin/Xinwen/6-06172023171440.html/@@images/image" text:style-name="Internet_20_link" text:visited-style-name="Visited_20_Internet_20_Link">
</text:a>
Associated Press Picture</text:p>
      <text:p text:style-name="P4">
According to Reuters from Tokyo on June 18th, US Secretary of State Brosky will arrive in Beijing on Sunday. This is the first American senior diplomat to visit China in five years. The current bilateral relations are cold. The two worlds in the United States and China The biggest economy between the largest economy has gained any breakthrough prospects.</text:p>
      <text:p text:style-name="P4">
After the suspected Chinese spy balloon flying over the United States, Brincken postponed his visit in February this year, and he will become the highest -level U.S. government officials who have visited China since President Byphon in January 2021.</text:p>
      <text:p text:style-name="P4">
During his visit from June 18th to 19th, it is expected that he will meet with Wang Yi, director of the Chinese Foreign Minister Qin Gang and director of the Office of the Central Foreign Affairs Working Committee of China, and may meet with Xi Jinping, President of China, and strive to establish open and persistent communication. Channels to ensure that the strategic competition between the two countries is relieved and will not fall into conflict.</text:p>
      <text:p text:style-name="P4">
The other parts of the world will also pay close attention to this trip. After all, the upgrade of any dispute between the two superpowers may have an impact on the financial market, trade and global supply chain aspects.</text:p>
      <text:p text:style-name="P4">
"Both parties realize that we do need to establish high -level communication channels," a senior official of the US State Council told reporters while cheering in Tokyo on the way to Beijing.</text:p>
      <text:p text:style-name="P4">
"We are at an important node in the relationship between the two parties. I think it is very important to reduce the risk of misjudgment, or as our Chinese friends often say, to prevent the spiral of the relationship from falling," said the official.</text:p>
      <text:p text:style-name="P4">
The total deterioration of the relationship between the United States and China has triggered people's concerns, that is, they may have a military conflict on the autonomous Taiwan Island one day. China claims that Taiwan is its own. There are also differences in issues such as trade, semiconductor industry, and Beijing's human rights records.</text:p>
      <text:p text:style-name="P4">
Especially for neighbors of China to worry that despite the United States repeatedly tried, China is still reluctant to have regular military dialogues with Washington.</text:p>
      <text:p text:style-name="P4">
Before going to Beijing this Friday, Brinken said at a press conference that there were three main goals in this trip: the establishment of crisis management mechanisms, promoting the interests of the United States and its allies, and directly talking about related issues, and exploring potential cooperation areas.</text:p>
      <text:p text:style-name="P4">
"If we want to ensure that our competition with China will not evolve into a conflict like what we do, then your starting point is to communicate." He said that he would also propose that because Washington believes that it is a political motivation because of the political motivation. The charges of American citizens who are detained in China.</text:p>
      <text:p text:style-name="P4">
However, US officials diluted any expectations for major progress at the call of this visit earlier this week. Officials said that although Brinton's main goal will be a discussion of "frank, direct and constructive", it is unlikely to make breakthroughs on any major issues, including the issue of Finnini and Americans detained in China.</text:p>
      <text:p text:style-name="P4">
However, it is expected that Brintken's visit will pave the way for more bilateral meetings in the next few months, including US Treasury Secretary Yellen and the Minister of Commerce Raymond. This may also lay the foundation for Xi Jinping and Biden at the multilateral summit later.</text:p>
      <text:p text:style-name="P4">
The U.S. official also said that efforts to ensure that China ’s cooperation in Fantney will become a key project on the agenda. US officials said that China has always been reluctant to cooperate on this issue.</text:p>
      <text:p text:style-name="P4">
Bayeng said on Saturday that he hopes to meet Xi Jinping in the next few months.</text:p>
      <text:p text:style-name="P4">
(Responsible editor: (：)</text:p>
      <text:p text:style-name="P4">
News Source: <text:a xlink:type="simple" xlink:href="https://www.rfa.org/mandarin/Xinwen/6-06172023171440.html" text:style-name="Internet_20_link" text:visited-style-name="Visited_20_Internet_20_Link">
https://www.rfa.org/mandarin/Xinwen/6-06172023171440.html</text:a>
</text:p>
      <!--NEWS-->
      <text:h text:style-name="P10" text:outline-level="1">
<text:span text:style-name="T4">
Blingken's visit to the Minister of Foreign Minister of Japan and South Korea reiterated its firm defense commitment</text:span>
</text:h>
      <text:p text:style-name="P4">
Publisher: 法新社</text:p>
      <text:p text:style-name="P4">
Published Time: 2023-06-17T19:32:08+00:00</text:p>
      <text:p text:style-name="P4">
Modified Time: 2023-06-17T19:20:03+00:00</text:p>
      <text:p text:style-name="P4">
Description: (Agence France -Presse, Washington, 17th) Antony Blinken, US Secretary of State, talked with South Korea and Japanese Foreign Minister today, and reiterated the importance of "continuing cooperation between the three parties" on the eve of visiting Beij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6-17T19-32-08-00-00/000000.png" xlink:type="simple" xlink:show="embed" xlink:actuate="onLoad" draw:mime-type="image/png"/>
</draw:frame>
Agence France -Presse reported that the US State Department spokesman Matthew Miller pointed out through a statement that Brinton once again reiterated the "firm commitment" of the United States to defend South Korea with South Korean Foreign Minister Parkjin.</text:p>
      <text:p text:style-name="P4">
Miller said, "Secretary of State and (South Korea) Foreign Ministers condemned North Korea to continue to illegally launch ballistic missiles, and pointed out that China needs to use its influence to encourage Pyongyang to carry out serious and sustainable diplomacy."</text:p>
      <text:p text:style-name="P4">
Blint also reiterated his "firm commitment" to the Japanese Minister of Foreign Affairs, Yoshimasa Hayashi, and "condemned North Korea to continue to illegally launch ballistic missiles to Japan.</text:p>
      <text:p text:style-name="P4">
The United States, Japan, and South Korea issued a joint statement on the 15th to condemn North Korea for launching two short -range ballistic missiles. Not long before, Pyongyang threatened to respond to the United States and South Korea United Military exercises in the United States and South Korea.</text:p>
      <text:p text:style-name="P4">
The three -party statement reflects that the relationship between Japan and South Korea is increasingly ease. This is the main diplomatic goal of the Bayeng government in the region and the increasing influence of China.</text:p>
      <text:p text:style-name="P4">
Blinden will restart the visit to the middle of the year from the 18th to 19th due to the Chinese reconnaissance balloon incident. This is the first time he visited China as a Secretary of State. It was also the first visit to the US high -level diplomats after nearly 5 years.</text:p>
      <text:p text:style-name="P4">
Biden told media reporters this morning that he hoped that "in the future" would meet with Chinese President Xi Jinping to discuss "reasonable differences between us and how to get along."</text:p>
      <text:p text:style-name="P4">
News Source: <text:a xlink:type="simple" xlink:href="https://www.rfi.fr/cn/%E5%9B%BD%E9%99%85%E6%8A%A5%E9%81%93/20230617-%E5%B8%83%E6%9E%97%E8%82%AF%E8%AE%BF%E4%B8%AD%E5%89%8D%E4%B8%8E%E6%97%A5%E9%9F%A9%E5%A4%96%E9%95%BF%E8%B0%88%E8%AF%9D-%E9%87%8D%E7%94%B3%E5%9D%9A%E5%AE%9A%E9%98%B2%E5%8D%AB%E6%89%BF%E8%AF%BA" text:style-name="Internet_20_link" text:visited-style-name="Visited_20_Internet_20_Link">
https://www.rfi.fr/cn/%E5%9B%BD%E9%99%85%E6%8A%A5%E9%81%93/20230617-%E5%B8%83%E6%9E%97%E8%82%AF%E8%AE%BF%E4%B8%AD%E5%89%8D%E4%B8%8E%E6%97%A5%E9%9F%A9%E5%A4%96%E9%95%BF%E8%B0%88%E8%AF%9D-%E9%87%8D%E7%94%B3%E5%9D%9A%E5%AE%9A%E9%98%B2%E5%8D%AB%E6%89%BF%E8%AF%BA</text:a>
</text:p>
      <!--NEWS-->
      <text:h text:style-name="P10" text:outline-level="1">
<text:span text:style-name="T4">
Serbia's arrest of the Kosovo police urged to release immediately</text:span>
</text:h>
      <text:p text:style-name="P4">
Publisher: 法新社</text:p>
      <text:p text:style-name="P4">
Published Time: 2023-06-17T22:02:09+00:00</text:p>
      <text:p text:style-name="P4">
Modified Time: 2023-06-17T21:50:02+00:00</text:p>
      <text:p text:style-name="P4">
Description: (Agence France -Presse, Washington, 17th) The U.S. State Department today accused Serbia's arrest of three Kosovo police officers this week exacerbated tensions and asked the Sai State authorities to release them immediate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17T22-02-09-00-00/000000.png" xlink:type="simple" xlink:show="embed" xlink:actuate="onLoad" draw:mime-type="image/png"/>
</draw:frame>
Agence France -Presse reported that the State Council spokesman Matthew Miller urged the Serbian authorities to "immediately release three Kosovo police officers who were detained on June 14."</text:p>
      <text:p text:style-name="P4">
He said, "They were arrested and continuously detained because of false allegations, exacerbating the tight situation."</text:p>
      <text:p text:style-name="P4">
After Serbia arrested 3 Kosovo police this week, the tension between Belgrade and Pristina upgraded.</text:p>
      <text:p text:style-name="P4">
Kosovo refers to the above operations as "kidnapping" and implemented "security measures" on the grounds that all Serbian trucks are prohibited from entering its territory.</text:p>
      <text:p text:style-name="P4">
Aleksandar Vucic, Serbia, tried to dilute the arrest and accused Kosovo Prime Minister Albin Kurti "intentionally provoking war."</text:p>
      <text:p text:style-name="P4">
According to reports, the detained police officer belonged to a border patrol team that disappeared after being reported that the area was invaded by masked armed men.</text:p>
      <text:p text:style-name="P4">
News Source: <text:a xlink:type="simple" xlink:href="https://www.rfi.fr/cn/%E5%9B%BD%E9%99%85%E6%8A%A5%E9%81%93/20230617-%E5%A1%9E%E5%B0%94%E7%BB%B4%E4%BA%9A%E9%80%AE%E6%8D%95%E7%A7%91%E7%B4%A2%E6%B2%83%E8%AD%A6%E5%AF%9F-%E7%BE%8E%E6%95%A6%E4%BF%83%E7%AB%8B%E5%8D%B3%E9%87%8A%E6%94%BE" text:style-name="Internet_20_link" text:visited-style-name="Visited_20_Internet_20_Link">
https://www.rfi.fr/cn/%E5%9B%BD%E9%99%85%E6%8A%A5%E9%81%93/20230617-%E5%A1%9E%E5%B0%94%E7%BB%B4%E4%BA%9A%E9%80%AE%E6%8D%95%E7%A7%91%E7%B4%A2%E6%B2%83%E8%AD%A6%E5%AF%9F-%E7%BE%8E%E6%95%A6%E4%BF%83%E7%AB%8B%E5%8D%B3%E9%87%8A%E6%94%BE</text:a>
</text:p>
      <!--NEWS-->
      <text:h text:style-name="P10" text:outline-level="1">
<text:span text:style-name="T4">
Whether Brinton arrives in Beijing Sino -US relations to improve global attention</text:span>
</text:h>
      <text:p text:style-name="P4">
Author: None</text:p>
      <text:p text:style-name="P4">
Publisher: Radio Free Asia (Organization)</text:p>
      <text:p text:style-name="P4">
Published Time: 2023-06-17T22:06:00-04:00</text:p>
      <text:p text:style-name="P4">
Modified Time: 2023-06-18T00:54: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4.612011in" draw:z-index="0">
<draw:image xlink:href="../Images/rfamandarin/2023-06-17T22-06-00-04-00/000000.png" xlink:type="simple" xlink:show="embed" xlink:actuate="onLoad" draw:mime-type="image/png"/>
</draw:frame>
U.S. Secretary of State Broskens arrived in Beijing on the morning of the 18th. <text:a xlink:type="simple" xlink:href="https://www.rfa.org/mandarin/Xinwen/st1-06172023220613.html/@@images/image" text:style-name="Internet_20_link" text:visited-style-name="Visited_20_Internet_20_Link">
</text:a>
Reuters</text:p>
      <text:p text:style-name="P4">
U.S. Secretary of State Broskens arrived in China on the morning of the 18th. During the two -day itinerary of the 18th and 19th, the Chinese Foreign Minister Qin Gang and Wang Yi, the director of the CCP Foreign Affairs Office. He was the first US Secretary of State visiting China in the past 5 years. Whether this trip can stabilize the tension in the United States and China has attracted much attention from the outside world, but the expectations of all walks of life are not high.</text:p>
      <text:p text:style-name="P4">
In addition to meeting with Qin Gang and Wang Yi, Blingken travels, and exchange with American corporate leaders, American embassies, and American exchange students. Blindken may also meet with Chinese President Xi Jinping.</text:p>
      <text:p text:style-name="P4">
Blingken said before that the United States should express some "very real concerns" to China. He said that the purpose of this visit was to establish a "unblocked and authorized" communication channel. He said he hoped to strengthen cooperation with Beijing in multiple fields.</text:p>
      <text:p text:style-name="P4">
Blingken said before that fierce competition requires continuous diplomatic existence to ensure that the competition is not in the direction and become confrontation or conflict. Although this trip is an important step, it is also a insufficient step from a certain perspective, because there are still many jobs to do.</text:p>
      <text:p text:style-name="P4">
Blinden is the first US Secretary of State, which has visited China for the first time since 2018, and the highest -level U.S. officials to visit China since President Bayeng in January 2021. Reuters reports that sources say that Brinkens may meet with Chinese President Xi Jinping.</text:p>
      <text:p text:style-name="P4">
U.S. officials told the media at a pre -newspaper briefing on the 14th that they did not expect this visit to break through in US -China relations.</text:p>
      <text:p text:style-name="P4">
US President Biden said that he hopes to meet with Xi Jinping again in the next few months.</text:p>
      <text:p text:style-name="P4">
Editor Xu Shuting</text:p>
      <text:p text:style-name="P4">
News Source: <text:a xlink:type="simple" xlink:href="https://www.rfa.org/mandarin/Xinwen/st1-06172023220613.html" text:style-name="Internet_20_link" text:visited-style-name="Visited_20_Internet_20_Link">
https://www.rfa.org/mandarin/Xinwen/st1-06172023220613.html</text:a>
</text:p>
      <!--NEWS-->
      <text:h text:style-name="P10" text:outline-level="1">
<text:span text:style-name="T4">
Ukrainian dam, the dyke is brewed 16 dead, 31 disappeared</text:span>
</text:h>
      <text:p text:style-name="P4">
Publisher: 法新社</text:p>
      <text:p text:style-name="P4">
Published Time: 2023-06-17T23:02:08+00:00</text:p>
      <text:p text:style-name="P4">
Modified Time: 2023-06-17T22:35:01+00:00</text:p>
      <text:p text:style-name="P4">
Description: (AFP, Kiev, 17th) Ukrainian authorities said today that the dams controlled by Russia have been destroyed, causing devastating floods, which has caused 16 deaths and 31 disappearances so far. Kiev and Moscow are accusing each other for th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6-17T23-02-08-00-00/000000.png" xlink:type="simple" xlink:show="embed" xlink:actuate="onLoad" draw:mime-type="image/png"/>
</draw:frame>
AFP reported that the Ukraine Ministry of the Interior stated that there are currently "16 people die, including 14 people in the Kherson region and 2 people in the Mykolaiv region. There are still 31 people's whereabouts."</text:p>
      <text:p text:style-name="P4">
Earlier, Russia claimed that 29 people were killed in their control areas.</text:p>
      <text:p text:style-name="P4">
According to reports, Kakhovka Dam, located in the front line of Herusong, Ukraine, was destroyed on the 6th of this month, forcing thousands of people to escape from their homes and causing doubts about humanity and environmental disasters.</text:p>
      <text:p text:style-name="P4">
Ukraine accused Russia that bombed the dam on the Dnipro River, Russia; Russia was called the Ukraine Dam to start a fire.</text:p>
      <text:p text:style-name="P4">
News Source: <text:a xlink:type="simple" xlink:href="https://www.rfi.fr/cn/%E5%9B%BD%E9%99%85%E6%8A%A5%E9%81%93/20230617-%E4%B9%8C%E5%85%8B%E5%85%B0%E6%B0%B4%E5%9D%9D%E6%BA%83%E5%A0%A4-%E9%85%BF16%E6%AD%BB-31%E5%A4%B1%E8%B8%AA" text:style-name="Internet_20_link" text:visited-style-name="Visited_20_Internet_20_Link">
https://www.rfi.fr/cn/%E5%9B%BD%E9%99%85%E6%8A%A5%E9%81%93/20230617-%E4%B9%8C%E5%85%8B%E5%85%B0%E6%B0%B4%E5%9D%9D%E6%BA%83%E5%A0%A4-%E9%85%BF16%E6%AD%BB-31%E5%A4%B1%E8%B8%AA</text:a>
</text:p>
      <!--NEWS-->
      <text:h text:style-name="P10" text:outline-level="1">
<text:span text:style-name="T4">
Ukraine requires allies to provide "high -precision" weapons, Russia has a reservation of African initiative</text:span>
</text:h>
      <text:p text:style-name="P4">
Author: 半岛电视台＋通讯社</text:p>
      <text:p text:style-name="P4">
Publisher: Al Jazeera</text:p>
      <text:p text:style-name="P4">
Published Time: 2023-06-18T03:25:52</text:p>
      <text:p text:style-name="P4">
Modified Time: 2023-06-18T03:39:06</text:p>
      <text:p text:style-name="P4">
Description: Due to the slow progress in the recently launched in the east and south, Ukraine requested it to provide it with remote weapons on Saturday, June 17 to "win",</text:p>
      <text:p text:style-name="P4">
Images: ["<text:a xlink:type="simple" xlink:href="https://chinese.aljazeera.net/wp-content/uploads/2023/06/111-1687059513.jpg" text:style-name="Internet_20_link" text:visited-style-name="Visited_20_Internet_20_Link">
111-168705951...</text:a>
", "<text:a xlink:type="simple" xlink:href="https://chinese.aljazeera.net/wp-content/uploads/2023/06/2-1687058041.jpg" text:style-name="Internet_20_link" text:visited-style-name="Visited_20_Internet_20_Link">
2-1687058041.jpg</text:a>
", "<text:a xlink:type="simple" xlink:href="https://chinese.aljazeera.net/wp-content/uploads/2023/06/3-1687058048.jpg" text:style-name="Internet_20_link" text:visited-style-name="Visited_20_Internet_20_Link">
3-1687058048.jpg</text:a>
", "<text:a xlink:type="simple" xlink:href="https://chinese.aljazeera.net/wp-content/uploads/2023/06/4-1687057652.jpg" text:style-name="Internet_20_link" text:visited-style-name="Visited_20_Internet_20_Link">
4-168705765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0" text:anchor-type="as-char" svg:width="6.9236in" svg:height="5.1927in" draw:z-index="0">
<draw:image xlink:href="../Images/Aljazeera Chinese/2023-06-18T03-25-52/111-1687059513.jpg" xlink:type="simple" xlink:show="embed" xlink:actuate="onLoad" draw:mime-type="image/jpeg"/>
</draw:frame>
Russian President Putin (right) shakes hands with South Africa President Silil Rama Tosa(European News Agency)Due to the slow progress of counterattacks in the east and south, Ukraine requested it to provide remote weapons to "win" on Saturday, June 17, while Russia kept the attitude towards Africa's armistice initiative.</text:p>
      <text:p text:style-name="P4">
Vladimir Gavrilov, deputy minister of the Ministry of Defense of Ukraine, said the Ukrainian army needs a high -precision weapon of 200 kilometers to achieve a victory against the Russian army.</text:p>
      <text:p text:style-name="P4">
In a statement issued by the Ukraine Ministry of Defense, Gavilolov added that as he said, Ukraine is seeking to obtain aircraft mainly for defending its leadership of Russian ballistic missiles and other missile attacks.</text:p>
      <text:p text:style-name="P4">
As the Ukrainian official said, the Ukrainian army is currently taking the opportunity to fight back and defense against the Russian army.</text:p>
      <text:p text:style-name="P4">
As the Deputy Minister of Defense of the Ministry of Defense in Ukraine issued the above remarks, the United States and other Western allies have promised to provide more weapons including the air defense system, including the air defense system.</text:p>
      <text:p text:style-name="P4">
<draw:frame draw:style-name="fr1" draw:name="Image41" text:anchor-type="as-char" svg:width="6.9236in" svg:height="3.894525in" draw:z-index="0">
<draw:image xlink:href="../Images/Aljazeera Chinese/2023-06-18T03-25-52/2-1687058041.jpg" xlink:type="simple" xlink:show="embed" xlink:actuate="onLoad" draw:mime-type="image/jpeg"/>
</draw:frame>
Garvollov, deputy minister of the Ministry of Defense of Ukraine, asked for remote weapons to "win" to "win"</text:p>
      <text:h text:style-name="P13" text:outline-level="4">
<text:span text:style-name="T4">
Counterattack</text:span>
</text:h>
      <text:p text:style-name="P4">
At the same time, the Ukrainian army continued its counterattack operations launched in Donetsk (east) and Zarpar -(southeast) on the 4th of this month.</text:p>
      <text:p text:style-name="P4">
Ukrainian military leader and deputy minister of the Ministry of National Defense Anna Mariar said that after the first few days of the operation, more than 100 square kilometers, their troops advanced to all regions and directions. Essence</text:p>
      <text:p text:style-name="P4">
The Ukrainian army announced that it had recovered the seven people's gathering places for Donetsk and Zapolo, but trying to accelerate the speed of progress encountered a powerful Russian defense work.</text:p>
      <text:p text:style-name="P4">
At the same time, the Russian army dispatched reinforcements in some areas included in the Ukraine counterattack, including near the city of Bachmut, which was recently controlled by the Russians.</text:p>
      <text:p text:style-name="P4">
The Russian Ministry of Defense underestimated the importance of the Ukrainian army's progress, and also talked about the heavy losses of these troops. After that, it announced that its troops had repelled 10 attacks launched by Ukraine towards Donetsk and Zapolo.</text:p>
      <text:p text:style-name="P4">
<draw:frame draw:style-name="fr1" draw:name="Image42" text:anchor-type="as-char" svg:width="6.9236in" svg:height="3.894525in" draw:z-index="0">
<draw:image xlink:href="../Images/Aljazeera Chinese/2023-06-18T03-25-52/3-1687058048.jpg" xlink:type="simple" xlink:show="embed" xlink:actuate="onLoad" draw:mime-type="image/jpeg"/>
</draw:frame>
Destroy the Russian missile system(Peninsula TV Station)</text:p>
      <text:h text:style-name="P13" text:outline-level="4">
<text:span text:style-name="T4">
At sea and air strike</text:span>
</text:h>
      <text:p text:style-name="P4">
The ministry also stated that its troops launched a blow from the sea and the air, destroying one of the decision -making centers of the Ukrainian forces. In addition, a Ukrainian "MiG-24" helicopter was shot down near Kramatosk in Donetsk.</text:p>
      <text:p text:style-name="P4">
In the relevant background, the Russian Ministry of National Defense stated that it had sent more than 4,000 artillery to the Ukraine area, and 700 artillery will soon arrive.</text:p>
      <text:p text:style-name="P4">
In a statement, the ministry stated that on Saturday, 17th, Minister Sergei Shohgu inspected the military industry enterprises in the Ottusk area and ordered the production capacity of the tank and heavy flame system to meet the implementation of special military operation tasks The needs of the troops.</text:p>
      <text:p text:style-name="P4">
At the same time, Governor of Buliangsk, Russia, announced that the air defense system has responded to the Ukraine drone attack of a state refinery. The Governor of Russia, Russia, said that in the past 24 hours, Ukraine has launched more than 180 shells to the region.</text:p>
      <text:p text:style-name="P4">
Similarly, in terms of battlefield development, the Ukrainian authorities reported that the four civilians were killed by Russian -guided missiles in Halkov (northeast) in the border area, and another one was killed in Hermuson (southern). At the same time, a reporter from Peninsula reported that the neighborhood of Donetsk City (provincial capital under Russia) was violently bombed by Ukraine.</text:p>
      <text:p text:style-name="P4">
On the other hand, Ukraine News Agency stated that on the 17th, the air defense system responded to the new attack launched by Russia with drones in the Kiev area.</text:p>
      <text:p text:style-name="P4">
<draw:frame draw:style-name="fr1" draw:name="Image43" text:anchor-type="as-char" svg:width="6.9236in" svg:height="4.585761in" draw:z-index="0">
<draw:image xlink:href="../Images/Aljazeera Chinese/2023-06-18T03-25-52/4-1687057652.jpg" xlink:type="simple" xlink:show="embed" xlink:actuate="onLoad" draw:mime-type="image/jpeg"/>
</draw:frame>
African leaders met with Putin in St. Petersburg the next day after Kiev met Zizezky(Reuters)</text:p>
      <text:h text:style-name="P13" text:outline-level="4">
<text:span text:style-name="T4">
Anti -war initiative</text:span>
</text:h>
      <text:p text:style-name="P4">
In terms of politics, the African mediation delegation met with the Russian President Vladimir Putin on Saturday, and proposed a purpose on the second day after his meeting with Ukrainian President Vladimir Zessi Stop war initiative.</text:p>
      <text:p text:style-name="P4">
The delegation includes a number of leaders, including South African President Sili Lamagasa, Senegal President Maki Salle, and Zambian President Hariene Chicolima.</text:p>
      <text:p text:style-name="P4">
A number of African leaders spoke to introduce their initiative, and then Putin interrupted them, listed a series of reasons that most of them thought they thought they had no proposal.</text:p>
      <text:p text:style-name="P4">
And during the meeting, Russian President said that his country was willing to talk to all people who desire peace, and at the same time considers the interests of all parties. He also pointed out that Russia appreciates the balance of African countries on the situation of the situation in Ukraine.</text:p>
      <text:p text:style-name="P4">
Putin continued that Russia was willing to discuss the proposal of any African solution, but he pointed out that Ukraine refused the talks.</text:p>
      <text:p text:style-name="P4">
Subsequently, a spokesman for the Kremlin said that the peace plan formulated by African countries was difficult to achieve, but it added that President Putin showed interest.</text:p>
      <text:p text:style-name="P4">
On the other hand, the President of South Africa called for the end of the war during the meeting with the President of Russia. He said that it is time to negotiate peacefully between Ukraine and Russia. The President Senegal emphasized that the principle of respecting the UN Charter is a condition for the dialogue between Kiev and Moscow.</text:p>
      <text:p text:style-name="P4">
According to a document seen by Reuters, African leaders' proposals include Russia withdrawn and a tactical nuclear weapons from the withdrawal from Belarus in exchange for the suspension of the arrest warrant issued by the Russian president of the International Criminal Court and punished lightly.</text:p>
      <text:p text:style-name="P4">
The initiative calls for respect for the sovereignty of various countries and people in accordance with the "United Nations Charter", providing security guarantees for all countries, and providing an environment that is conducive to ceasefire, establishment of trust and discussing to restore peace.</text:p>
      <text:p text:style-name="P4">
The initiative also proposed that it will reach an agreement to stop hostile operations, and Russia is negotiated with the West to solve issues related to the diffusion of nuclear weapons, tactical weapons and biological weapons.</text:p>
      <text:p text:style-name="P4">
Other terms include ensuring the export of food and fertilizers, emphasizing that the two sides need to be mandatory to exchange captives, and provide humanitarian assistance to those affected by the war.</text:p>
      <text:p text:style-name="P4">
On the 16th, President Ukraine confirmed when meeting African leaders that any peaceful negotiations must be based on the Russian army withdrawn from Ukrainian territory.</text:p>
      <text:p text:style-name="P4">
On the other hand, Mikhail Podoliak, director of the Ukrainian Presidential Office, said that as he said, it was not a peaceful plan for Kiev, but the surrender plan. Podoliak also pointed out that all these plans in Indonesia, China, Brazil and even Africa are the appeal of surrender.</text:p>
      <text:p text:style-name="P4">
News Source: <text:a xlink:type="simple" xlink:href="https://chinese.aljazeera.net/news/war-in-ukraine/2023/6/18/%e4%b9%8c%e5%85%8b%e5%85%b0%e8%a6%81%e6%b1%82%e7%9b%9f%e5%8f%8b%e6%8f%90%e4%be%9b%e9%ab%98%e7%b2%be%e5%ba%a6%e6%ad%a6%e5%99%a8%e4%bf%84%e7%bd%97%e6%96%af%e5%af%b9%e9%9d%9e%e6%b4%b2" text:style-name="Internet_20_link" text:visited-style-name="Visited_20_Internet_20_Link">
https://chinese.aljazeera.net/news/war-in-ukraine/2023/6/18/%e4%b9%8c%e5%85%8b%e5%85%b0%e8%a6%81%e6%b1%82%e7%9b%9f%e5%8f%8b%e6%8f%90%e4%be%9b%e9%ab%98%e7%b2%be%e5%ba%a6%e6%ad%a6%e5%99%a8%e4%bf%84%e7%bd%97%e6%96%af%e5%af%b9%e9%9d%9e%e6%b4%b2</text:a>
</text:p>
      <!--NEWS-->
      <text:h text:style-name="P10" text:outline-level="1">
<text:span text:style-name="T4">
Blingken and Qin Gang met with Qin Gang to start consultations in the trough of the US -China relations</text:span>
</text:h>
      <text:p text:style-name="P4">
Author: None</text:p>
      <text:p text:style-name="P4">
Publisher: Radio Free Asia (Organization)</text:p>
      <text:p text:style-name="P4">
Published Time: 2023-06-18T03:57:00-04:00</text:p>
      <text:p text:style-name="P4">
Modified Time: 2023-06-18T11:3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612011in" draw:z-index="0">
<draw:image xlink:href="../Images/rfamandarin/2023-06-18T03-57-00-04-00/000000.png" xlink:type="simple" xlink:show="embed" xlink:actuate="onLoad" draw:mime-type="image/png"/>
</draw:frame>
The US -China Foreign Minister launched a talks at the Diaoyutai State Guesthouse in Beijing on the afternoon of the 18th. <text:a xlink:type="simple" xlink:href="https://www.rfa.org/mandarin/Xinwen/st2-06182023035510.html/@@images/image" text:style-name="Internet_20_link" text:visited-style-name="Visited_20_Internet_20_Link">
</text:a>
Reuters</text:p>
      <text:p text:style-name="P4">
At 2:30 in the afternoon on the 18th Beijing time, US Secretary of State Brillin met with Chinese State Councilor and Foreign Minister Qin Gang at the State Hotel in Diaoyutai, Beijing. The two teams immediately started a closed -door talk.</text:p>
      <text:p text:style-name="P4">
After the talks, the two parties will have a dinner at the Diaoyutai State Guest Hotel at 7:30 in the evening. On the morning of the 19th, Brinken will meet with Wang Yi, a member of the Political Bureau of the Communist Party of China and the leader of the foreign affairs team. Can Brinken this trip see that Chinese President Xi Jin is still uncertain.</text:p>
      <text:p text:style-name="P4">
Blingken expressed three purposes before the bank: establish a communication channel for open and authorized communication between the two parties, to handle the relationship between the two parties responsibly, handle wrong cognition and avoid misjudgment. Secondly, the common value that promotes the interests of the United States and the common value shared with the allies, including expressing the concerns of the United States and other issues to China frankly. Third, explore the possibility of cooperation between the two parties in cross -country challenges, including the common interests of global economic stability, illegal synthetic drugs (fentanyl), climate change, and global health. cooperating.</text:p>
      <text:p text:style-name="P4">
Blintken is the first US Secretary of State to visit China since 2018. Before the US President Biden, Biden also expressed his hope to meet with Xi Jinping in the next few months.</text:p>
      <text:p text:style-name="P4">
Editor Xu Shuting</text:p>
      <text:p text:style-name="P4">
News Source: <text:a xlink:type="simple" xlink:href="https://www.rfa.org/mandarin/Xinwen/st2-06182023035510.html" text:style-name="Internet_20_link" text:visited-style-name="Visited_20_Internet_20_Link">
https://www.rfa.org/mandarin/Xinwen/st2-06182023035510.html</text:a>
</text:p>
      <!--NEWS-->
      <text:h text:style-name="P10" text:outline-level="1">
<text:span text:style-name="T4">
Tension slows down Yemen Shaana Airport 7 years later to fly to Shawu Di</text:span>
</text:h>
      <text:p text:style-name="P4">
Publisher: 法新社</text:p>
      <text:p text:style-name="P4">
Published Time: 2023-06-18T04:02:09+00:00</text:p>
      <text:p text:style-name="P4">
Modified Time: 2023-06-18T03:50:01+00:00</text:p>
      <text:p text:style-name="P4">
Description: (France -France -France -France -France -France -Capital, the capital of Sha, 17th) A commercial flight carrying a pilgrimage believers today from the Capital Sanaa, which is controlled by the Yemen rebels, to Saudi Arabia. It is the first to meet since 2016. It is the latest signs of slowing tensions in this ar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6-18T04-02-09-00-00/000000.png" xlink:type="simple" xlink:show="embed" xlink:actuate="onLoad" draw:mime-type="image/png"/>
</draw:frame>
An official told AFP that this Yemeniaairway passenger aircraft carrying 277 passengers took off from the Samana International Airport at about 8:00 local time at about 8 local time. Iran's "Huthi" rebels have been in war, and they have been blocked for 7 years.</text:p>
      <text:p text:style-name="P4">
Passenger Mohammad Askar said: "I hope that the blockade can end and the airport can continue to be open. We are very happy and pleased. I can't describe that feeling."</text:p>
      <text:p text:style-name="P4">
This Yemen Airlines passenger aircraft was the first flight from the Shathan Airport to the coalition forces in August 2016. The coalition forces led by Saudi Land launched an expelction against the Youth Movement rebels more than a year ago.</text:p>
      <text:p text:style-name="P4">
Over the years, hundreds of thousands of people have died of this war, or killed indirect factors due to indirect factors such as water shortage and food deficiency; the United Nations called this war as one of the worst humanitaries in the world.</text:p>
      <text:p text:style-name="P4">
However, despite the launch of the bombing attacks, the ground conflict also broke out, and the youth sports armed rebels still ruled the large land of Yemen. The Youth Movement occupied Capital Sa Na in 2014 and expelled the Yemen government recognized internationally. (Translator: Ji Jinling)</text:p>
      <text:p text:style-name="P4">
News Source: <text:a xlink:type="simple" xlink:href="https://www.rfi.fr/cn/%E5%9B%BD%E9%99%85%E6%8A%A5%E9%81%93/20230618-%E7%B4%A7%E5%BC%A0%E8%B6%8B%E7%BC%93-%E5%8F%B6%E9%97%A8%E6%B2%99%E9%82%A3%E6%9C%BA%E5%9C%BA%E5%B0%81%E9%94%817%E5%B9%B4%E5%90%8E%E9%A6%96%E9%A3%9E%E6%B2%99%E4%B9%8C%E5%9C%B0" text:style-name="Internet_20_link" text:visited-style-name="Visited_20_Internet_20_Link">
https://www.rfi.fr/cn/%E5%9B%BD%E9%99%85%E6%8A%A5%E9%81%93/20230618-%E7%B4%A7%E5%BC%A0%E8%B6%8B%E7%BC%93-%E5%8F%B6%E9%97%A8%E6%B2%99%E9%82%A3%E6%9C%BA%E5%9C%BA%E5%B0%81%E9%94%817%E5%B9%B4%E5%90%8E%E9%A6%96%E9%A3%9E%E6%B2%99%E4%B9%8C%E5%9C%B0</text:a>
</text:p>
      <!--NEWS-->
      <text:h text:style-name="P10" text:outline-level="1">
<text:span text:style-name="T4">
The delegation visited Pu Tingzan Africa's "balance practice" to Russia and Ukraine's conflict</text:span>
</text:h>
      <text:p text:style-name="P4">
Publisher: 法新社</text:p>
      <text:p text:style-name="P4">
Published Time: 2023-06-18T05:32:08+00:00</text:p>
      <text:p text:style-name="P4">
Modified Time: 2023-06-18T05:20:03+00:00</text:p>
      <text:p text:style-name="P4">
Description: (Agence France -Presse Moscow, 17th) Russian President Vladimir Putin) affirmed the "balanced approach" of African countries on Russia and Ukraine before the African delegation committed to the African delegation committed to pushing the peace talks with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6-18T05-32-08-00-00/000000.png" xlink:type="simple" xlink:show="embed" xlink:actuate="onLoad" draw:mime-type="image/png"/>
</draw:frame>
A senior delegation consisting of many African leaders had gone to Kiev to meet with the Ukrainian President Volodymyr ZELENSKYY yesterday, hoping to convey the voice of the African continent.</text:p>
      <text:p text:style-name="P4">
Africa was deeply influenced by the Russian and Ukraine War, including grain prices soaring.</text:p>
      <text:p text:style-name="P4">
Before the African delegation launched a formal talks, Puting affirmed the "balance practice" of African countries on Russia and Ukraine.</text:p>
      <text:p text:style-name="P4">
He said to the African leader who attended the meeting: "We welcomes the balance of African friends in the face of the Ukrainian crisis."</text:p>
      <text:p text:style-name="P4">
"We are willing to have a constructive dialogue with those who want to realize peace based on the principles of justice and respect for the legitimate interests of all parties."</text:p>
      <text:p text:style-name="P4">
News Source: <text:a xlink:type="simple" xlink:href="https://www.rfi.fr/cn/%E5%9B%BD%E9%99%85%E6%8A%A5%E9%81%93/20230618-%E4%BB%A3%E8%A1%A8%E5%9B%A2%E6%9D%A5%E8%AE%BF-%E8%92%B2%E4%BA%AD%E8%B5%9E%E9%9D%9E%E6%B4%B2%E5%AF%B9%E4%BF%84%E4%B9%8C%E5%86%B2%E7%AA%81-%E5%B9%B3%E8%A1%A1%E5%81%9A%E6%B3%95" text:style-name="Internet_20_link" text:visited-style-name="Visited_20_Internet_20_Link">
https://www.rfi.fr/cn/%E5%9B%BD%E9%99%85%E6%8A%A5%E9%81%93/20230618-%E4%BB%A3%E8%A1%A8%E5%9B%A2%E6%9D%A5%E8%AE%BF-%E8%92%B2%E4%BA%AD%E8%B5%9E%E9%9D%9E%E6%B4%B2%E5%AF%B9%E4%BF%84%E4%B9%8C%E5%86%B2%E7%AA%81-%E5%B9%B3%E8%A1%A1%E5%81%9A%E6%B3%95</text:a>
</text:p>
      <!--NEWS-->
      <text:h text:style-name="P10" text:outline-level="1">
<text:span text:style-name="T4">
Meisha mediation Sultan battle between the two sides agreed to a new round of 72 hours ceasefire</text:span>
</text:h>
      <text:p text:style-name="P4">
Publisher: 法新社</text:p>
      <text:p text:style-name="P4">
Published Time: 2023-06-18T05:32:09+00:00</text:p>
      <text:p text:style-name="P4">
Modified Time: 2023-06-18T05:05:02+00:00</text:p>
      <text:p text:style-name="P4">
Description: (France -France -France -France -France -France, Kaguu, 17th) Sudan's war has intensified war. The capital Kotoumou broke a fatal air strike. After the wounded crossed the border and fled to Chad, the central US and Saudi Arabia said Start a new round of ceasefire from tomorro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6-18T05-32-09-00-00/000000.png" xlink:type="simple" xlink:show="embed" xlink:actuate="onLoad" draw:mime-type="image/png"/>
</draw:frame>
The folk organization said that the capital Khaartoum suffered an air strike today, causing 17 civilians including 5 children. Chad's medical staff reported that there were hundreds of injuries from Darfur are seeking treatment.</text:p>
      <text:p text:style-name="P4">
During the two -month war, the two parties in the war have reached a suspension agreement many times but violated the agreement, including at the end of May, the previous attempt was tried to stop the war to fail, and the United States subsequently sanned the two sides.</text:p>
      <text:p text:style-name="P4">
The Ministry of Foreign Affairs of Saudi Land issued a statement tonight: "The Saudi country and the United States announced that the Sudan Armed Forces (SAF) and the Quarantine Military Organization's Fast Support Force (RSF) negotiated representatives agreed to cease the fire for 72 hours across the Sudan."</text:p>
      <text:p text:style-name="P4">
The Sands and the United States, which resume mediation, said that the ceasefire is expected to take effect from 6 am on the 18th local time on the 18th local time.</text:p>
      <text:p text:style-name="P4">
The mediation personnel said: "The two parties agreed to avoid moving and attacking during the ceasefire, and also avoid using fighters or drones, launching artillery, consolidating the site, and replenishment of the army, and avoiding trying to obtain military acquisition."</text:p>
      <text:p text:style-name="P4">
In addition, "the two sides also agreed to allow humanitarian assistance to move and transport freely across the Sudan."</text:p>
      <text:p text:style-name="P4">
Abdel Fattah Al-Burhan, the leader of the government forces, and his former deputy, the commander of the "Quick Support Force" Mohamed Hamdandaglo, after power struggle, the two sides set off a civil war on April 15. (Translator: Ji Jinling)</text:p>
      <text:p text:style-name="P4">
News Source: <text:a xlink:type="simple" xlink:href="https://www.rfi.fr/cn/%E5%9B%BD%E9%99%85%E6%8A%A5%E9%81%93/20230618-%E7%BE%8E%E6%B2%99%E8%B0%83%E8%A7%A3-%E8%8B%8F%E4%B8%B9%E4%BA%A4%E6%88%98%E5%8F%8C%E6%96%B9%E5%90%8C%E6%84%8F%E6%96%B0%E4%B8%80%E8%BD%AE72%E5%B0%8F%E6%97%B6%E5%81%9C%E7%81%AB" text:style-name="Internet_20_link" text:visited-style-name="Visited_20_Internet_20_Link">
https://www.rfi.fr/cn/%E5%9B%BD%E9%99%85%E6%8A%A5%E9%81%93/20230618-%E7%BE%8E%E6%B2%99%E8%B0%83%E8%A7%A3-%E8%8B%8F%E4%B8%B9%E4%BA%A4%E6%88%98%E5%8F%8C%E6%96%B9%E5%90%8C%E6%84%8F%E6%96%B0%E4%B8%80%E8%BD%AE72%E5%B0%8F%E6%97%B6%E5%81%9C%E7%81%AB</text:a>
</text:p>
      <!--NEWS-->
      <text:h text:style-name="P10" text:outline-level="1">
<text:span text:style-name="T4">
The first political rally after the campaign was for support for construction union support</text:span>
</text:h>
      <text:p text:style-name="P4">
Author: 联合早报 (Person)</text:p>
      <text:p text:style-name="P4">
Publisher: 联合早报 (Organization)</text:p>
      <text:p text:style-name="P4">
Published Time: 2023-06-18T06:50</text:p>
      <text:p text:style-name="P4">
Modified Time: 2023-06-18T15:59</text:p>
      <text:p text:style-name="P4">
Description: The US President Biden Biden held the first political rally after the presidential President of 2024 was held in Philadelphia on Saturday (June 17) to introduce the re-election plan to members of the US Labor Federation-Industrial Trade Union Federation (AFL-CIO) union. Reuters reports, AFL-CIO ...</text:p>
      <text:p text:style-name="P4">
Videos: []</text:p>
      <text:p text:style-name="P4">
Audios: []</text:p>
      <text:p text:style-name="P4">
Images: []</text:p>
      <text:p text:style-name="P4">
Type: NewsArticle</text:p>
      <text:p text:style-name="P4">
Breadcrumbs: ['即时', '国际']</text:p>
      <text:p text:style-name="P4">
Keywords: ['美国总统选举', '拜登', '美国']</text:p>
      <!--METADATA-->
      <text:p text:style-name="P4">
U.S. President Bayeng was held on Saturday (June 17) in Philadelphia <text:a xlink:type="simple" xlink:href="https://www.zaobao.com/news/world/story20230425-1387247" text:style-name="Internet_20_link" text:visited-style-name="Visited_20_Internet_20_Link">
Announced Campaign in 2024 President</text:a>
After the first political rally, the re-election plan was introduced to members of the United States Labor Federation-Industrial Trade Union Federation (AFL-CIO) union.</text:p>
      <text:p text:style-name="P4">
Reuters reports that AFL-CIO is composed of 600 million workers representing more than 125 million workers. On the day, about 2,000 members of the union participated in the political rally of Biden. In the speech, Biden emphasized that the early support of union workers will create "great differences" in the campaign.</text:p>
      <text:p text:style-name="P4">
Biden also mentioned the infrastructure plan he had previously signed by $ 1.2 trillion (about 1.6 trillion yuan), and said that his government had launched 320,000 infrastructure projects across the country.</text:p>
      <text:p text:style-name="P4">
He told the union workers in the audience that Republicans were "coming for your work. They came to your future. They came for your future for your children and grandsons."</text:p>
      <text:p text:style-name="P4">
Biden was hailed by labor leaders as the most president of the union in history. He supports the collective negotiations of the trade union in the enterprise, overthrowing the rules of weakening workers' protection by the former President Trump, which has been overturned, promoted the reduction of the number of members of the union members for decades, and made it easier for the workers to build a bridge and port.</text:p>
      <text:p text:style-name="P4">
The above -mentioned $ 11 trillion infrastructure plan is from the "Infrastructure Investment and Employment Act" signed by Biden in 2021. In order to obtain the bill in the House of Representatives, the Bayeng government and members of the parliament made several months of fierce political quarrels. Biden believes that the bill is an investment of "only one generation" and has a "milestone significance".</text:p>
      <text:p text:style-name="P4">
Some trade union leaders said that the white workers' class union voters have different differences in whether they support Biden in 2020. But he now gets their support.</text:p>
      <text:p text:style-name="P4">
Ryanboyer, the Philadelphia Construction Industry Committee leader of the Lei City Construction Industry Committee on behalf of the boiler workers and steel workers, said what the workers' doubts should be supported by the union workers in the 2024 election in the 2024 election. He emphasized that the labor leaders of Philadelphia recognized the support of Biden for men and women.</text:p>
      <text:p text:style-name="P4">
In 2020, the union voters helped Biden win the battlefield state including Pennsylvania, Wisconsin and Michigan. It is expected that before the 2024 election, labor will play an important role in the grassroots operation of the Democratic Party.</text:p>
      <text:p text:style-name="P4">
Sethharris, who was the highest labor policy consultant of the Biden team, said Biden's infrastructure, chips and climate bills help create millions of jobs that do not need university degree, which will help He won the support of the objeper.</text:p>
      <text:p text:style-name="P4">
He pointed out that men without a university degree industry are one of the most rows, and a large part of Biden's economic strategy is concentrated on men and women without college degrees.</text:p>
      <text:p text:style-name="P4">
News Source: <text:a xlink:type="simple" xlink:href="https://www.zaobao.com.sg/realtime/world/story20230618-1405439" text:style-name="Internet_20_link" text:visited-style-name="Visited_20_Internet_20_Link">
https://www.zaobao.com.sg/realtime/world/story20230618-1405439</text:a>
</text:p>
      <!--NEWS-->
      <text:h text:style-name="P10" text:outline-level="1">
<text:span text:style-name="T4">
The European Cup Qualifications Portugal and Scotland both won 3 games</text:span>
</text:h>
      <text:p text:style-name="P4">
Publisher: 法新社</text:p>
      <text:p text:style-name="P4">
Published Time: 2023-06-18T07:02:07+00:00</text:p>
      <text:p text:style-name="P4">
Modified Time: 2023-06-18T06:35:02+00:00</text:p>
      <text:p text:style-name="P4">
Description: (Agence France -Presse, Paris, 17th) Portugal opened twice with BRuno Fernandes today, defeating Boch 3-0 in the 2024 European Cup Football Delivery; Scottish reversed in Oslo and defeated Norway in the Auslo.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6-18T07-02-07-00-00/000000.png" xlink:type="simple" xlink:show="embed" xlink:actuate="onLoad" draw:mime-type="image/png"/>
</draw:frame>
Portugal today relying on Manchester City Star Bernardosilva in the 44th minute to break the goal first, Ferandez scored one goal in the 93rd minute of the injury to defeat the opponent in the 93rd minute. Essence</text:p>
      <text:p text:style-name="P4">
Cristiano Ronaldo, 38, brought the captain's sleeve to Portugal for 90 minutes. This is his 199th national team play.</text:p>
      <text:p text:style-name="P4">
After defeating Spain in March, the Scottish team scored 2 goals in less than 10 minutes today. The dramatic 2-1 reversed to defeat Norway. Scotland is currently winning in group A.</text:p>
      <text:p text:style-name="P4">
In the 61st minute, Norway was the forward star Erlinghaaland was fouled in the penalty area. He successfully punished 12 yards for Norwegian first. Essence</text:p>
      <text:p text:style-name="P4">
In the 84th minute, the Norwegian head of the Norwegian church seems to feel that the first victory in this qualification competition has been stable for the first victory. Unexpectedly, Scotland scored one goal in the 87th and 89th minutes, and he just completed the incredible reversal show.</text:p>
      <text:p text:style-name="P4">
News Source: <text:a xlink:type="simple" xlink:href="https://www.rfi.fr/cn/%E8%BF%90%E5%8A%A8%E5%A4%A9%E5%9C%B0/20230618-%E6%AC%A7%E5%9B%BD%E6%9D%AF%E8%B5%84%E6%A0%BC%E8%B5%9B-%E8%91%A1%E8%90%84%E7%89%99%E4%B8%8E%E8%8B%8F%E6%A0%BC%E5%85%B0%E7%9A%863%E6%88%98%E5%85%A8%E8%83%9C" text:style-name="Internet_20_link" text:visited-style-name="Visited_20_Internet_20_Link">
https://www.rfi.fr/cn/%E8%BF%90%E5%8A%A8%E5%A4%A9%E5%9C%B0/20230618-%E6%AC%A7%E5%9B%BD%E6%9D%AF%E8%B5%84%E6%A0%BC%E8%B5%9B-%E8%91%A1%E8%90%84%E7%89%99%E4%B8%8E%E8%8B%8F%E6%A0%BC%E5%85%B0%E7%9A%863%E6%88%98%E5%85%A8%E8%83%9C</text:a>
</text:p>
      <!--NEWS-->
      <text:h text:style-name="P10" text:outline-level="1">
<text:span text:style-name="T4">
Biden: It will not simplify Ukraine to join NATO program</text:span>
</text:h>
      <text:p text:style-name="P4">
Author: 联合早报 (Person)</text:p>
      <text:p text:style-name="P4">
Publisher: 联合早报 (Organization)</text:p>
      <text:p text:style-name="P4">
Published Time: 2023-06-18T07:11</text:p>
      <text:p text:style-name="P4">
Modified Time: 2023-06-18T07:55</text:p>
      <text:p text:style-name="P4">
Description: US President Biden said that despite Russia's full invasion of Ukraine, the United States will not make special arrangements for simplify Ukraine to join NATO procedures. Agence France -Presse reported that Bayeng Saturday (June 17) On the way to Philadelphia to hold the first political rally after the election was re -elected as president, in China ...</text:p>
      <text:p text:style-name="P4">
Videos: []</text:p>
      <text:p text:style-name="P4">
Audios: []</text:p>
      <text:p text:style-name="P4">
Images: []</text:p>
      <text:p text:style-name="P4">
Type: NewsArticle</text:p>
      <text:p text:style-name="P4">
Breadcrumbs: ['即时', '国际']</text:p>
      <text:p text:style-name="P4">
Keywords: ['拜登', '北约', '乌克兰', '美国', '俄乌战争']</text:p>
      <!--METADATA-->
      <text:p text:style-name="P4">
US President Biden said that despite Russia's full invasion of Ukraine, the United States will not make special arrangements for simplify Ukraine to join NATO procedures.</text:p>
      <text:p text:style-name="P4">
Agence France -Presse reported that Bayeng Saturday (June 17) went to Philadelphia to convene the first political rally after the election was re -elected.(https://www.zaobao.com/realtime/world/story20230618-1405439)On the way, the above remarks were made at a military base near Washington.</text:p>
      <text:p text:style-name="P4">
He told reporters that Ukraine should meet all the conditions required to join NATO, so the United States will not simplify the relevant procedures for Ukraine to join the alliance.</text:p>
      <text:p text:style-name="P4">
The leaders of NATO countries were scheduled to hold a summit in July Pottery's capital Vilnius.</text:p>
      <text:p text:style-name="P4">
NATO Secretary -General Stoltenberg said in Brussels on Friday (16th) that this meeting will enable Ukraine to get a more equal status on the negotiating table, "consultation and decision on safety issues", and discuss how Ukraine can It is closer to NATO organizations, and I believe that a good solution and consensus will be found at that time.</text:p>
      <text:p text:style-name="P4">
However, he also emphasized that Ukraine would not be invited to join NATO at the summit.</text:p>
      <text:p text:style-name="P4">
In addition, Bayeng also fought for <text:a xlink:type="simple" xlink:href="https://www.zaobao.com.sg/realtime/world/story20230617-1405180" text:style-name="Internet_20_link" text:visited-style-name="Visited_20_Internet_20_Link">
Russian President Putin deployed the first nuclear warhead in Beros</text:a>
Comment. He said: "I have comment on this problem many times. This is completely irresponsible."</text:p>
      <text:p text:style-name="P4">
Putin confirmed on Friday (16th) that Russia has deployed the first nuclear warheads to Bairos and will complete a plan to deploy tactical nuclear weapons by the end of the year.</text:p>
      <text:p text:style-name="P4">
News Source: <text:a xlink:type="simple" xlink:href="https://www.zaobao.com.sg/realtime/world/story20230618-1405440" text:style-name="Internet_20_link" text:visited-style-name="Visited_20_Internet_20_Link">
https://www.zaobao.com.sg/realtime/world/story20230618-1405440</text:a>
</text:p>
      <!--NEWS-->
      <text:h text:style-name="P10" text:outline-level="1">
<text:span text:style-name="T4">
Will China be sanctioned by the US chip "stuck neck"?</text:span>
</text:h>
      <text:p text:style-name="P4">
Author: None (Language: zh)</text:p>
      <text:p text:style-name="P4">
Publisher: None</text:p>
      <text:p text:style-name="P4">
Time: 2023-06-18T07:21:00Z</text:p>
      <text:p text:style-name="P4">
Description: How much does the United States -led Western -based chip technology export control will have a significant impact on China? Will "chip shortage" occur in China? What role does democratic governance play in it?</text:p>
      <text:p text:style-name="P4">
Videos: []</text:p>
      <text:p text:style-name="P4">
Images: []</text:p>
      <text:p text:style-name="P4">
Subject: 经济纵横</text:p>
      <text:p text:style-name="P4">
Subjects: []</text:p>
      <text:p text:style-name="P4">
Keywords: ['岛屿主权争端', '马英九', '专题报道：全景观看“习马会”', '专题报道：2016年台湾大选', '中国', '台湾', '中共十九大', '德中关系']</text:p>
      <text:p text:style-name="P4">
Id: 65925528</text:p>
      <!--METADATA-->
      <text:p text:style-name="P4">
<text:a xlink:type="simple" xlink:href="https://www.dw.com/zh/overlay/image/article/65925528/59026203" text:style-name="Internet_20_link" text:visited-style-name="Visited_20_Internet_20_Link">
 </text:a>
The United States wants to prevent China from getting a technology for manufacturing high -end chips</text:p>
      <text:p text:style-name="P4">
(Voice of Germany) Shenzhen, known as "Silicon Valley of China", has a large number of high -tech enterprises such as Huawei, Tencent, and ZTE. More than 4,000 startups are developed here, trials and production. Deguang reporter visited a robot company founded 7 years ago in Shenzhen.</text:p>
      <text:p text:style-name="P4">
The robotic arm with a size of a child's arm is stored in the colorful building blocks into the container. According to instructions, the robot can distinguish red and green building blocks.</text:p>
      <text:p text:style-name="P4">
Ms. Qiu, the person in charge of the foreign market, said that artificial intelligence is used in robots and used imported chips. She told reporters that the international sanctions in recent years have affected the company, especially after the implementation of the chip ban, the chip price has doubled, "this is very stressful to our financial pressure."</text:p>
      <text:p text:style-name="P4">
Since October last year, the U.S. government launched a new export control order after several rounds of sanctions, which aims to <text:a xlink:type="simple" xlink:href="https://www.dw.com/zh/zh/美欲限縮中國晶片發展-出口管制有用嗎/a-65767213" text:style-name="Internet_20_link" text:visited-style-name="Visited_20_Internet_20_Link">
prevent China's import and production advanced high -tech chip</text:a>
Essence The Netherlands and Japan, which have a light -engraved machine manufacturer ASML, have followed up and adopted the corresponding <text:a xlink:type="simple" xlink:href="https://www.dw.com/zh/zh/比美國嚴格日本半導體出口限制使中國憂心/a-65717077" text:style-name="Internet_20_link" text:visited-style-name="Visited_20_Internet_20_Link">
ban on sale measures</text:a>
Essence</text:p>
      <text:p text:style-name="P4">
Antoniahmaidi, a scholar of the Chinese chip industry and artificial intelligence, pointed out that the purpose of the relevant measures is to ensure that China cannot obtain special chips for artificial intelligence and military artificial intelligence, including military artificial intelligence.</text:p>
      <text:h text:style-name="P12" text:outline-level="3">
<text:span text:style-name="T4">
What is the future of the chip industry?</text:span>
</text:h>
      <text:h text:style-name="P12" text:outline-level="3">
<text:span text:style-name="T4">
"The United States cannot control all the global chips"</text:span>
</text:h>
      <text:p text:style-name="P4">
China has no ability to produce more advanced chips than 7 -nanometer. To replace the machinery of high -end chips such as manufacturing from abroad so far, it is one of the biggest challenges in China to the international experts. Nevertheless, China is not difficult to do.</text:p>
      <text:p text:style-name="P4">
"Almost all high -end chips can complete the tasks of the old -fashioned chips." McGrady said, but it means that it costs more electricity, consumes more raw materials, and costs higher. For example, two chips are not enough.</text:p>
      <text:p text:style-name="P4">
She believes that the Chinese chip industry can find a way to deal with sanctions, and it is impossible to control all the global chips, including the military field, aerospace, and high-tech. If there are 10,000 chips, then a Chinese company with international business, then I can always get some, but it may go through three different countries. "</text:p>
      <text:p text:style-name="P4">
Chinese scholars such as Xing Yuqing, a professor of economics, are optimistic that China will be able to make high -end chips by itself in the future. Xing Yuqing, who is currently teaching at the University of Tokyo National Policy Research University University (GRIPS), pointed out that sanctions will force Chinese companies to develop their own research and development and force them to invest more time and funds.</text:p>
      <text:h text:style-name="P12" text:outline-level="3">
<text:span text:style-name="T4">
Without Taiwan's semiconductor production, what should I do in the world?</text:span>
</text:h>
      <text:p text:style-name="P4">
However, international observers are still questioning whether China can really catch up with their opponents. The chip manufacturing process is internationally leading Taiwan. 90%of the world's most advanced chips are made in Taiwan. China regards Taiwan as its own territory and has repeatedly declared that it will not give up the use of force "unified" the island.</text:p>
      <text:p text:style-name="P4">
McGrady believes that it is the high -end chip industry that may be able to protect Taiwan from military shock to a certain extent. Because once the supply chain is blocked, all countries will be affected by the economy, including the United States. In addition, she believes that both China and the United States are not ready to confront each other. "Both sides don't want to go into war now, because both countries think that their army needs to improve significantly in order to be sure to win a war."</text:p>
      <text:p text:style-name="P4">
However, an emergency in early June this year shows how nervous the situation is. A Chinese warship approaches a U.S. destroyer in the Taiwan Strait. Observer warned that such incidents occurred more and more frequently, and it may accidentally lead to an upgrade.</text:p>
      <text:p text:style-name="P4">
News Source: <text:a xlink:type="simple" xlink:href="https://www.dw.com/zh/中国会被美国的芯片制裁-卡脖子-吗？/a-65925528" text:style-name="Internet_20_link" text:visited-style-name="Visited_20_Internet_20_Link">
https://www.dw.com/zh/中国会被美国的芯片制裁-卡脖子-吗？/a-65925528?maca=chi-rss-chi-all-1127-rdf</text:a>
</text:p>
      <!--NEWS-->
      <text:h text:style-name="P10" text:outline-level="1">
<text:span text:style-name="T4">
Saudi Arabia and Iran discuss the maritime security in the Gulf area</text:span>
</text:h>
      <text:p text:style-name="P4">
Author: chinese@voanews.com (美国之音)</text:p>
      <text:p text:style-name="P4">
Publisher: 美国之音中文网 (Type: NewsMediaOrganization)</text:p>
      <text:p text:style-name="P4">
Published Time: 2023-06-18T07:27:31+08:00</text:p>
      <text:p text:style-name="P4">
Modified Time: 2023-06-17 23:27:31Z</text:p>
      <text:p text:style-name="P4">
Description: Saudi Arabia Foreign Minister Faisal Bin Farhan said on Saturday that as part of reconciliation with Iran, Saudi Arabia hopes to strengthen marine safety in the Gulf area.</text:p>
      <text:p text:style-name="P4">
Videos: []</text:p>
      <text:p text:style-name="P4">
Images: []</text:p>
      <text:p text:style-name="P4">
Categories: ['中东', '经济·金融·贸易']</text:p>
      <text:p text:style-name="P4">
Type: None</text:p>
      <!--METADATA-->
      <text:p text:style-name="P4">
Nonenone</text:p>
      <text:p text:style-name="P4">
News Source: <text:a xlink:type="simple" xlink:href="https://www.voachinese.com/a/saudi-seeks-to-better-gulf-maritime-security-20230617/7141791.html" text:style-name="Internet_20_link" text:visited-style-name="Visited_20_Internet_20_Link">
https://www.voachinese.com/a/saudi-seeks-to-better-gulf-maritime-security-20230617/7141791.html</text:a>
</text:p>
      <!--NEWS-->
      <text:h text:style-name="P10" text:outline-level="1">
<text:span text:style-name="T4">
Boeing estimation: double the global commercial fleet within 20 years</text:span>
</text:h>
      <text:p text:style-name="P4">
Publisher: 法新社</text:p>
      <text:p text:style-name="P4">
Published Time: 2023-06-18T07:32:08+00:00</text:p>
      <text:p text:style-name="P4">
Modified Time: 2023-06-18T07:05:02+00:00</text:p>
      <text:p text:style-name="P4">
Description: (Agence France -Presse Paris, 18th) Boeing (BOEING) today estimated in the latest information that in the next 20 years, the number of commercial aircraft in the global service of Boeing will double, and the increase will be slightly higher than the competitors Airbus ( Airb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6-18T07-32-08-00-00/000000.png" xlink:type="simple" xlink:show="embed" xlink:actuate="onLoad" draw:mime-type="image/png"/>
</draw:frame>
Boeing estimates that there will be 48,575 Boeing planes in global service in 2042, compared with 24,500 last year. To reach this estimated figure, all manufacturers of Boeing must produce a total of 42,595 aircraft, half of which are used to replace existing aircraft, and the rest are the growth of the fleet.</text:p>
      <text:p text:style-name="P4">
North America will account for 23%of the new fleets, 22%of the Asia -Pacific region, 21%in Eurasia, and 20%of China alone.</text:p>
      <text:p text:style-name="P4">
Boeing published the above forecast on the eve of the opening of the Paris Airlines exhibition, consistent with the predictions made last year. Boeing estimated that the global fleet would reach 47,080 in 2041.</text:p>
      <text:p text:style-name="P4">
Boeing competitors Airbus said on the 14th that it is expected that there will be 4850 new passenger planes and cargo aircraft demand by 2042, and the total number of global fleets will reach 46,560.</text:p>
      <text:p text:style-name="P4">
Boeing also estimates that the scale of Low Airlines' fleet will expand more than double the next 20 years. Although the growth is amazing, it will still increase below the past 20 years. The scale of the Low Airlines fleet has grown to 6 times in the past 20 years. (Translator: Ji Jinling)</text:p>
      <text:p text:style-name="P4">
News Source: <text:a xlink:type="simple" xlink:href="https://www.rfi.fr/cn/%E8%B4%A2%E7%BB%8F%E5%BF%AB%E8%AE%AF/20230618-%E6%B3%A2%E9%9F%B3%E9%A2%84%E4%BC%B0-20%E5%B9%B4%E5%86%85%E6%97%97%E4%B8%8B%E5%85%A8%E7%90%83%E5%95%86%E7%94%A8%E6%9C%BA%E9%98%9F%E7%BF%BB%E5%80%8D" text:style-name="Internet_20_link" text:visited-style-name="Visited_20_Internet_20_Link">
https://www.rfi.fr/cn/%E8%B4%A2%E7%BB%8F%E5%BF%AB%E8%AE%AF/20230618-%E6%B3%A2%E9%9F%B3%E9%A2%84%E4%BC%B0-20%E5%B9%B4%E5%86%85%E6%97%97%E4%B8%8B%E5%85%A8%E7%90%83%E5%95%86%E7%94%A8%E6%9C%BA%E9%98%9F%E7%BF%BB%E5%80%8D</text:a>
</text:p>
      <!--NEWS-->
      <text:h text:style-name="P10" text:outline-level="1">
<text:span text:style-name="T4">
Blingken meeting Qin Gang analyzed: Provide an opportunity for alleviating the tension between the United States and China</text:span>
</text:h>
      <text:p text:style-name="P4">
Author: None</text:p>
      <text:p text:style-name="P4">
Publisher: Radio Free Asia (Organization)</text:p>
      <text:p text:style-name="P4">
Published Time: 2023-06-18T07:55:00-04:00</text:p>
      <text:p text:style-name="P4">
Modified Time: 2023-06-18T16:41: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4.813019in" draw:z-index="0">
<draw:image xlink:href="../Images/rfamandarin/2023-06-18T07-55-00-04-00/000000.png" xlink:type="simple" xlink:show="embed" xlink:actuate="onLoad" draw:mime-type="image/png"/>
</draw:frame>
U.S. Secretary of State Brillings and Chinese State Commission and Foreign Minister Qin Gang shake hands to pay hands on the 18th before the talks. <text:a xlink:type="simple" xlink:href="https://www.rfa.org/mandarin/yataibaodao/junshiwaijiao/hcm-06182023075433.html/@@images/image" text:style-name="Internet_20_link" text:visited-style-name="Visited_20_Internet_20_Link">
</text:a>
Reuters</text:p>
      <text:p text:style-name="P4">
U.S. Secretary of State Broskerer visited Beijing on June 18 and held talks with Chinese Foreign Minister Qin Gang. Brincken is the first supreme US official to visit China in five years. After the Chinese spy balloon incident in February this year, Brinken postponed the plan to visit. Some analysts believe that the meeting between Blint and Qin Gang has provided an opportunity to ease the tension between the United States and China.</text:p>
      <text:p text:style-name="P4">
<text:a xlink:type="simple" xlink:href="https://www.rfa.org/mandarin/yataibaodao/renquanfazhi/kw-06162023130012.html" text:style-name="Internet_20_link" text:visited-style-name="Visited_20_Internet_20_Link">
<text:span text:style-name="T4">
 International Organization calls on Brinkens to make account on Chinese human rights and the United States, and then you will be recruited </text:span>
</text:a>
<text:span text:style-name="T4">
* <text:a xlink:type="simple" xlink:href="https://www.rfa.org/mandarin/yataibaodao/junshiwaijiao/kw-06142023113705.html" text:style-name="Internet_20_link" text:visited-style-name="Visited_20_Internet_20_Link">
Bolling Kenkee's visit to China is an expert: the U.S. -China relations are difficult to change</text:a>
</text:span>
</text:p>
      <text:p text:style-name="P4">
Chinese Foreign Minister Qin Gang welcomed the United States Secretary of State AntonyBlinken at the Diaoyutai State Guest House on Sunday. Qin Gang stretched out his hand first. After a few seconds, Brinken would come to shake hands with Qin Gang. The two did not talk to the media after taking pictures, and entered the conference room for closed -door talks.</text:p>
      <text:p text:style-name="P4">
Blink's less than 48 hours of whirlwind visits is quite compact. In addition to meeting with Qin Gang, he will also talk to Wang Yi, director of the Central Foreign Affairs Office of the Politburo.</text:p>
      <text:p text:style-name="P4">
At the earlier media briefing meeting, US officials faded any expectations of major progress in Blingken's visit, and "it is unlikely to make breakthroughs in any major issue."</text:p>
      <text:p text:style-name="P4">
"The most important purpose of the United States is the 'meeting'. The meeting this time makes the senior management of both parties really sit face to face." Huang Jiezheng, an associate professor of the Institute of International Affairs and Strategy of Tamkang University in Taiwan, told this station that at least the above meeting represents the balloon incident. The controversy caused by this page temporarily turned over. He believes that the tension of the rising tension of the evil line of the United States and China has slightly slowed down, and "this trip provides an opportunity to ease bilateral tension."</text:p>
      <text:p text:style-name="P4">
"With the continued tension of relations in the United States and China, the United States can build a pipeline of communication dialogue to the greatest extent, establish a mechanism for crisis management or risk avoidance." Song Guocheng, a researcher at the National Guan Center of Politburo in Taiwan, said This is the subjective expectation of the United States in China, but it does not mean that the United States shows weakness or reduces the siege of the CCP. The United States wants to "compete without confrontation."</text:p>
      <text:p text:style-name="P4">
Blingken arrived in Beijing on Sunday morning, and Yang Tao, the director of the North American Oceania Department of the Ministry of Foreign Affairs of China, and the US ambassador to China Burns.(Reuters)  <text:a xlink:type="simple" xlink:href="https://www.rfa.org/mandarin/yataibaodao/junshiwaijiao/hcm-06182023075433.html/6a5f5834.jpg" text:style-name="Internet_20_link" text:visited-style-name="Visited_20_Internet_20_Link">
</text:a>
<text:span text:style-name="T4">
 The United States hopes to establish a channel for communication in China to avoid misjudgment </text:span>
</text:p>
      <text:p text:style-name="P4">
Earlier, Brinken has expressed three purposes to visit Beijing: one is to establish an open communication channel, deal with misunderstandings, and avoid misjudgment; The third is to explore cooperation space for issues such as stabilizing global economy and climate change.</text:p>
      <text:p text:style-name="P4">
On the other hand, Qin Gang talked to Bollingen in front of the meeting. According to the official release of China's officials, Qin Gang explained the strict position on the issues of China ’s core concerns such as Taiwan’ s issues, emphasizing that the United States should respect, stop interference in China ’s internal affairs, and stop harming the interests of Chinese sovereign security development in the name of competition.</text:p>
      <text:p text:style-name="P4">
Huang Jiezheng analyzed that the first item has done the first step. The outside world expects subsequent high -level officials including Janet Yellen, including US Finance Minister Janet Yellen and Commercial Secretary Ginaraimondo. consensus. However, he believes that it is difficult to reach the second item. "The United States must clearly state the value of the United States. Core in Beijing's core interests. "</text:p>
      <text:p text:style-name="P4">
Song Guocheng emphasized that "the United States and China are still structural confrontation", involving the competition for global leadership. The Chinese Communist Party attempts to compete for Asian hegemony and expel the US military existence to the global leadership of the United States and even replace the United States.</text:p>
      <text:p text:style-name="P4">
"Its ambitions have not changed at all. It is not to be the role of world peaceful builders. It must be the role of the world's highest leader. Isn't that the global leadership position, isn't it the point of the two strong resistance? "Song Guocheng added.</text:p>
      <text:p text:style-name="P4">
Blintken and Qin Gang held closed -door talks(Reuters)  <text:a xlink:type="simple" xlink:href="https://www.rfa.org/mandarin/yataibaodao/junshiwaijiao/hcm-06182023075433.html/67038ac7.jpg" text:style-name="Internet_20_link" text:visited-style-name="Visited_20_Internet_20_Link">
</text:a>
<text:span text:style-name="T4">
 Biden: In the next few months, we will meet with Xi Jinping </text:span>
</text:p>
      <text:p text:style-name="P4">
US President Biden stated to the media on the 17th that he hopes to meet again with Xi Jinping in the next few months to discuss "reasonable differences between the United States and China and the fields that can get along." During the first face -to -face talks of Biden's first face -to -face talks after the Bayeon Group held in Bali, Indonesia in Bali, Indonesia last November last November last November last November last November. At that time, the two sides promised to communicate more frequently.</text:p>
      <text:p text:style-name="P4">
Huang Jiezheng analyzed that in November this year, the Asia -Pacific Economic Cooperation Conference (APEC) was sponsored by the United States. "The most important guest" Xi Jinping should not be absent. In addition, during the 20th National Group's Summit held in India this year, the leaders of the United States and China also had the opportunity to meet.Reporter: Huang Chunmei Responsible: Chen Meihua, Xu Shuting, He Ping.com Edited: Hong Wei</text:p>
      <text:p text:style-name="P4">
News Source: <text:a xlink:type="simple" xlink:href="https://www.rfa.org/mandarin/yataibaodao/junshiwaijiao/hcm-06182023075433.html" text:style-name="Internet_20_link" text:visited-style-name="Visited_20_Internet_20_Link">
https://www.rfa.org/mandarin/yataibaodao/junshiwaijiao/hcm-06182023075433.html</text:a>
</text:p>
      <!--NEWS-->
      <text:h text:style-name="P10" text:outline-level="1">
<text:span text:style-name="T4">
Three -piece set in the middle class, tears of the times (Free Version)</text:span>
</text:h>
      <text:p text:style-name="P4">
Authors: ['徐瑾']</text:p>
      <text:p text:style-name="P4">
Publisher: 英国《金融时报》</text:p>
      <text:p text:style-name="P4">
Time: 2023-06-18T07:56:05+00:00</text:p>
      <text:p text:style-name="P4">
Published Time: 2023-06-13T12:00:99+08:00</text:p>
      <text:p text:style-name="P4">
Modified Time: 2023-06-13T19:07:99+08:00</text:p>
      <text:p text:style-name="P4">
Description: Xu Jin: Thousands of housing loans, spouses do not work, and the second child goes abroad to become a middle -class three -piece suit, which has caused the network group to laugh at. Are these middle class wrong? Why do they make such decisions? What does the trend of returning poverty in the middle class indicate?</text:p>
      <text:p text:style-name="P4">
Images: ["<text:a xlink:type="simple" xlink:href="https://thumbor.ftacademy.cn/unsafe/picture/2/000124232_piclink.jpg" text:style-name="Internet_20_link" text:visited-style-name="Visited_20_Internet_20_Link">
000124232_pic...</text:a>
"]</text:p>
      <text:p text:style-name="P4">
Themes: ['观点', '中国经济', '关注']</text:p>
      <text:p text:style-name="P4">
Keywords: ['中产', '中产阶级', '趋势', '中国经济', '软阶层']</text:p>
      <text:p text:style-name="P4">
Type: Article</text:p>
      <!--METADATA-->
      <text:p text:style-name="P4">
<draw:frame draw:style-name="fr1" draw:name="Image58" text:anchor-type="as-char" svg:width="6.9236in" svg:height="3.894525in" draw:z-index="0">
<draw:image xlink:href="../Images/FT Chinese Free Version/2023-06-18T07-56-05-00-00/000124232_piclink.jpg" xlink:type="simple" xlink:show="embed" xlink:actuate="onLoad" draw:mime-type="image/jpeg"/>
</draw:frame>
Recently, "three killed middle -class" set fire.</text:p>
      <text:p text:style-name="P4">
The so -called three -piece set is "nearly 10 million mortgages, spouses do not work, and second -born abroad". The original author of this paragraph comes from my friend Zhang Mingyang. For a while, the group mocked the middle class became the most loud one in the new social market.</text:p>
      <text:p text:style-name="P4">
News Source: <text:a xlink:type="simple" xlink:href="http://www.ftchinese.com/story/001099952" text:style-name="Internet_20_link" text:visited-style-name="Visited_20_Internet_20_Link">
http://www.ftchinese.com/story/001099952</text:a>
</text:p>
      <!--NEWS-->
      <text:h text:style-name="P10" text:outline-level="1">
<text:span text:style-name="T4">
The number of new buildings in Germany drops sharply</text:span>
</text:h>
      <text:p text:style-name="P4">
Author: None (Language: zh)</text:p>
      <text:p text:style-name="P4">
Publisher: None</text:p>
      <text:p text:style-name="P4">
Time: 2023-06-18T08:02:00Z</text:p>
      <text:p text:style-name="P4">
Description: The number of official approved buildings continued to decrease. In April this year, only 2,200 houses permits were issued in the full German range. A decrease of 31.9%compared with the same period last year. The government's plan to build 400,000 new apartments throughout the year has not been expected.</text:p>
      <text:p text:style-name="P4">
Videos: []</text:p>
      <text:p text:style-name="P4">
Images: []</text:p>
      <text:p text:style-name="P4">
Subject: 经济纵横</text:p>
      <text:p text:style-name="P4">
Subjects: ['欧洲央行']</text:p>
      <text:p text:style-name="P4">
Keywords: ['利息', '欧洲央行', '建筑', '贷款', '房贷', '国家补贴']</text:p>
      <text:p text:style-name="P4">
Id: 65943350</text:p>
      <!--METADATA-->
      <text:p text:style-name="P4">
<text:a xlink:type="simple" xlink:href="https://www.dw.com/zh/overlay/image/article/65943350/60168186" text:style-name="Internet_20_link" text:visited-style-name="Visited_20_Internet_20_Link">
 </text:a>
(Voice of Germany Chinese website) Rising interest, raising construction materials, and fewer and fewer state subsidies. The above factors obviously have a serious impact on the housing construction industry. According to data released by the Federal Department of Statistics on Friday, the amount of residential construction permits has fallen to the lowest level in the past 17 years.</text:p>
      <text:p text:style-name="P4">
The building permit of 21,000 apartments in April was nearly one -third less than the same period last year. The IFO Institute believes that before 2025, the number of completion apartments will remain at a low level of 200,000 sets per year. This number is only equivalent to half of the government's given goals.</text:p>
      <text:p text:style-name="P4">
Dirksalewski, chairman of the Freedom Real Estate Federation Federation, said: "The status quo will lead to a series of negative social effects, not to mention the problem of housing shortage is becoming more and more serious. Less, it means that there will be less residential houses in the next few years. "The Real Estate Federation predicts that in 2025, the housing gap will reach 700,000 units, and there will be as many as 1.4 million people looking for housing.</text:p>
      <text:p text:style-name="P4">
Experts: In the next few years, the housing gap will become bigger and bigger, and the problem of finding house difficulties will become more prominent.</text:p>
      <text:p text:style-name="P4">
"The Federal Statistics Department stated:" After May 2022, the main reason for the decrease in construction of residential buildings is still the high price of building materials and the harsh financing conditions. "The European Central Bank has eight consecutive interest rates, which has caused the interest rate of house loans to a high level of more than 4%. The central bank continues to raise interest rates to curb high inflation.</text:p>
      <text:p text:style-name="P4">
The IFO Institute believes that the reason for the decline in the number of apartments is not just due to excessive interest. The institute's construction industry expert, Ludwigdorffmeister.) Said: "At the same time, the government has greatly reduced subsidies for new apartments, and in 2023, the standard of new apartments has been improved." He said, here, in this, he said, here, here, here, here, here, here, here, here, here, here, here, here, here, here, here, in this, in this, he said, here, here, in this, he said, here, here, in this, he said, here, here, here, in this, he said, here, here, in this, he said, here, here, in this, he said, here, here, here, in this, he said, here, here, he said, here, here, in this, he said, here, here, in this, he said, here, in this, he said, here, in this way In the context, many builders have no longer started new apartment construction projects in the past few months. At present, only some high -end apartment projects are still under construction, because customers -oriented customers do not care about rising construction costs.(Reuters)</text:p>
      <text:p text:style-name="P4">
News Source: <text:a xlink:type="simple" xlink:href="https://www.dw.com/zh/德国新建住宅数量骤减/a-65943350" text:style-name="Internet_20_link" text:visited-style-name="Visited_20_Internet_20_Link">
https://www.dw.com/zh/德国新建住宅数量骤减/a-65943350?maca=chi-rss-chi-all-1127-rdf</text:a>
</text:p>
      <!--NEWS-->
      <text:h text:style-name="P10" text:outline-level="1">
<text:span text:style-name="T4">
How much do you know how much do you know about the camping culture of the Germans?</text:span>
</text:h>
      <text:p text:style-name="P4">
Author: None (Language: zh)</text:p>
      <text:p text:style-name="P4">
Publisher: None</text:p>
      <text:p text:style-name="P4">
Time: 2023-06-18T08:09:00Z</text:p>
      <text:p text:style-name="P4">
Description: Germans who love vacation and nature, in addition to living in restaurants and hotels when traveling, many people also choose to camping. Compared with most hotels in the urban area, the camping has a free and easy "with heaven and earth".</text:p>
      <text:p text:style-name="P4">
Videos: []</text:p>
      <text:p text:style-name="P4">
Images: []</text:p>
      <text:p text:style-name="P4">
Subject: 文化经纬</text:p>
      <text:p text:style-name="P4">
Subjects: ['德国旅游', '莱茵河']</text:p>
      <text:p text:style-name="P4">
Keywords: ['露营', '旅游', '房车', '德国文化']</text:p>
      <text:p text:style-name="P4">
Id: 54394818</text:p>
      <!--METADATA-->
      <text:p text:style-name="P4">
<text:a xlink:type="simple" xlink:href="https://www.dw.com/zh/overlay/image/article/54394818/49688033" text:style-name="Internet_20_link" text:visited-style-name="Visited_20_Internet_20_Link">
 </text:a>
To stop in the legal parking area</text:p>
      <text:p text:style-name="P4">
(Voice of Germany) How to travel frugal? Classic tent camping is a good choice!Usually, you only need to bring the equipment to drive to the so -called "camping"(campsite)Essence These camps are usually operated. As long as you pay some rent, you can use public facilities such as bathrooms.</text:p>
      <text:p text:style-name="P4">
Camping is particularly suitable for families with children. You can bring your children to know the flowers and plants in nature and experience the joy of picnic. It is also a good parent -child activity to look up at the sky at night.</text:p>
      <text:p text:style-name="P4">
Some large -scale camps not only include swimming pools, children's playgrounds and open -air theaters, but also provide catering services. It is worth noting that in general, in order to protect the environment and water sources, German law does not allow people to camping in the wild at will.</text:p>
      <text:p text:style-name="P4">
The camping car "Although the sparrows are small, the five internal organs are all"</text:p>
      <text:p text:style-name="P4">
However, it is an exception. In order to ensure that driving has sufficient physical strength and concentration, as long as it is a area where legal parking is legally, it is okay to stop and sleep for 10 hours overnight.</text:p>
      <text:p text:style-name="P4">
In Germany, some families who love road travel will rent or even buy such camping cars. During vacation, they will drive out to play. For those who pay attention to comfort, the camping car is "although the sparrows are small and the internal organs are all available." Of course, these camping cars are also allowed to enter most camping.</text:p>
      <text:p text:style-name="P4">
When it comes to camping cars, one of the most impressive is the Campervan produced by Volkswagen (Volkswagen). The unique and colorful shape makes people think of vacation when they see it. Although it has been discontinued for many years, it is still the favorite of some antique car collectors.</text:p>
      <text:p text:style-name="P4">
In recent years, the so -called "luxury/wild luxury camping" (GLAMPING "has begun to live in a five -star restaurant, with comfortable four -column large beds, swimming pool SPAs and restaurants that supply various foods in all -weather. The form of the room is not limited to tents, such as wooden houses, tree houses, and even wooden barrel shapes, etc., and you can put on the net red photo of social media.</text:p>
      <text:p text:style-name="P4">
In addition, there are "ecological camping". As the name implies, it is to minimize the damage to the environmental ecology as much as possible during camping. Some camping sites are gradually changing to support ecological camping. They use renewable energy, provide biological decomposition or recyclable materials, provide organic ingredients or other products, and reduce light harm at night to avoid interfere with wild animals.</text:p>
      <text:p text:style-name="P4">
*#</text:p>
      <text:h text:style-name="P13" text:outline-level="4">
<text:span text:style-name="T4">
Germany's popular luxury camping is comparable to star hotels</text:span>
</text:h>
      <text:h text:style-name="P12" text:outline-level="3">
<text:span text:style-name="T4">
If you catch the rain</text:span>
</text:h>
      <text:p text:style-name="P4">
Rain rain, continuous rainfall, or temperature is too cool -as a summer tourist destination, Germany usually cannot guarantee that tourists can enjoy sunshine holidays. However, the long -term severe weather in Southern Europe has prompted more and more tourists to choose to view the weather online, and then quickly clean up the bags and come to say a "camping journey" that goes away. Many of the pleasant areas in Germany attract wild camps.</text:p>
      <text:p text:style-name="P4">
*#</text:p>
      <text:h text:style-name="P13" text:outline-level="4">
<text:span text:style-name="T4">
Germany's popular luxury camping is comparable to star hotels</text:span>
</text:h>
      <text:h text:style-name="P12" text:outline-level="3">
<text:span text:style-name="T4">
RV or a private yacht?</text:span>
</text:h>
      <text:p text:style-name="P4">
The small private yacht on the picture may be the most suitable choice for Germany this summer. The boat named "Salander" is called a driver who can swim. Although this multifunctional boat is not suitable for sailing, it can be freely sailing in lakes and rivers.</text:p>
      <text:p text:style-name="P4">
*#</text:p>
      <text:h text:style-name="P13" text:outline-level="4">
<text:span text:style-name="T4">
Germany's popular luxury camping is comparable to star hotels</text:span>
</text:h>
      <text:h text:style-name="P12" text:outline-level="3">
<text:span text:style-name="T4">
Luxury Camping</text:span>
</text:h>
      <text:p text:style-name="P4">
In ordinary camping places, you can enjoy nature at a camping fee of only 10 euros a day. However, the real luxury camping tour is not just a place for overnight. For example, the operator of the camping venue will provide a car with high -profile facilities (pictured), and there is a parking space for the second car. VIKTORIAGROß, a German camping club, introduced that in this camping place, the cost of a RV parking cost does not exceed 80 euros per day. A three -dish package also includes lease costs.</text:p>
      <text:p text:style-name="P4">
*#</text:p>
      <text:h text:style-name="P13" text:outline-level="4">
<text:span text:style-name="T4">
Germany's popular luxury camping is comparable to star hotels</text:span>
</text:h>
      <text:h text:style-name="P12" text:outline-level="3">
<text:span text:style-name="T4">
flexible</text:span>
</text:h>
      <text:p text:style-name="P4">
The haze weather in Germany is not suitable for summer tourism destinations. Another choice is indoor camping. According to data from the Federal Bureau of Statistics, only 8%of the German vacations like to take a swimming pool, most people are willing to take a tent camping. The indoor camping can be both. Another advantage is: who wants to go to a big city to camping and put the camp in the room.</text:p>
      <text:p text:style-name="P4">
*#</text:p>
      <text:h text:style-name="P13" text:outline-level="4">
<text:span text:style-name="T4">
Germany's popular luxury camping is comparable to star hotels</text:span>
</text:h>
      <text:h text:style-name="P12" text:outline-level="3">
<text:span text:style-name="T4">
A city that belongs to its own</text:span>
</text:h>
      <text:p text:style-name="P4">
"Grav-InSel" is the largest family camping center in North Veylle, Germany. In the summer peak season, there are more than 9,000 camps in camping. The center covers an area of more than 2.1 million square meters, a long river beach and river bank. According to data from the Federal Bureau of Statistics, last year, German camping received 29 million people overnight, and the trend was growing.</text:p>
      <text:p text:style-name="P4">
*#</text:p>
      <text:h text:style-name="P13" text:outline-level="4">
<text:span text:style-name="T4">
Germany's popular luxury camping is comparable to star hotels</text:span>
</text:h>
      <text:h text:style-name="P12" text:outline-level="3">
<text:span text:style-name="T4">
sweet Home</text:span>
</text:h>
      <text:p text:style-name="P4">
For the camping customers of "Grav-Insel", many of them have fixed parking spaces, and even the dwarves in the picture are included. Victoria at the German Camping Club said that the service of camping is constantly improving. Depending on the area, some even have surfing pools or horses.</text:p>
      <text:p text:style-name="P4">
*#</text:p>
      <text:h text:style-name="P13" text:outline-level="4">
<text:span text:style-name="T4">
Germany's popular luxury camping is comparable to star hotels</text:span>
</text:h>
      <text:h text:style-name="P12" text:outline-level="3">
<text:span text:style-name="T4">
income exceeds 10 billion</text:span>
</text:h>
      <text:p text:style-name="P4">
For many German tourists, their desire is that tourism is more independent, close to nature, and freely arrange tourism itinerary. According to the German Tourism Association, more than 3.3 billion euros in income are generated from camping tourism each year. It is estimated that the total tax included in the European projects each year is 11.5 billion euros.</text:p>
      <text:p text:style-name="P4">
*#</text:p>
      <text:h text:style-name="P13" text:outline-level="4">
<text:span text:style-name="T4">
Germany's popular luxury camping is comparable to star hotels</text:span>
</text:h>
      <text:h text:style-name="P12" text:outline-level="3">
<text:span text:style-name="T4">
is cool enough, enough</text:span>
</text:h>
      <text:p text:style-name="P4">
What kind of RVs, how to decorate, and what kind of configuration can be "privately customized" according to personal needs, or you can "do it" yourself, just like all kinds of RVs on the picture.</text:p>
      <text:p text:style-name="P4">
Author: Sabrina Pabs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德国人钟爱的露营文化-你了解多少？/a-54394818" text:style-name="Internet_20_link" text:visited-style-name="Visited_20_Internet_20_Link">
https://www.dw.com/zh/德国人钟爱的露营文化-你了解多少？/a-54394818?maca=chi-rss-chi-all-1127-rdf</text:a>
</text:p>
      <!--NEWS-->
      <text:h text:style-name="P10" text:outline-level="1">
<text:span text:style-name="T4">
Germany is suitable for couples to travel.</text:span>
</text:h>
      <text:p text:style-name="P4">
Author: None (Language: zh)</text:p>
      <text:p text:style-name="P4">
Publisher: None</text:p>
      <text:p text:style-name="P4">
Time: 2023-06-18T08:16:00Z</text:p>
      <text:p text:style-name="P4">
Description: Maybe you are looking for a place to propose or have a commemorative day, and come a trip. The editor summarized several German love holy places full of romantic elements.</text:p>
      <text:p text:style-name="P4">
Videos: []</text:p>
      <text:p text:style-name="P4">
Images: []</text:p>
      <text:p text:style-name="P4">
Subject: 非常德国</text:p>
      <text:p text:style-name="P4">
Subjects: ['德中关系', '德国旅游', '欧债危机', '欧盟', '德国', '留学德国', '留学德国', '德国联邦大选', '莱茵河', '默克尔']</text:p>
      <text:p text:style-name="P4">
Keywords: ['非常', '德国', '旅游', '情人', '爱情', '圣地']</text:p>
      <text:p text:style-name="P4">
Id: 19460963</text:p>
      <!--METADATA-->
      <text:p text:style-name="P4">
<text:a xlink:type="simple" xlink:href="https://www.dw.com/zh/overlay/image/article/19460963/18234708" text:style-name="Internet_20_link" text:visited-style-name="Visited_20_Internet_20_Link">
 </text:a>
Ho Hengson Castle</text:p>
      <text:p text:style-name="P4">
(Voice of Germany) Chinese movie star Yuan Hong and Zhang Yiyi once held an old castle wedding in Baden-Pattenburg, southern Germany. The location is the Burghohenzollern between the famous city of Stegart and the largest lake in the south.</text:p>
      <text:p text:style-name="P4">
<text:span text:style-name="T4">
 An old castle wedding </text:span>
</text:p>
      <text:p text:style-name="P4">
Ho Hengson Castle is one of the most majestic castles in Germany and one of the top ten castles in Europe and the world's top ten castles. According to public information, this is the birthplace of the Huo Hengsoson family, which is regarded as a masterpiece of the 19th -century fortress architecture. Under the castle for life, not only can the princess dream of girls be fulfilled, but also the meaning of guarding love. Maybe the stars happen to think so.</text:p>
      <text:p text:style-name="P4">
Neuschwanstein</text:p>
      <text:p text:style-name="P4">
Also fame with Huo Hengson Castle is the neo -Swan castle, which is also located in southern Germany. New Swanbao is located in southern Bavaria, Germany. It is the last stop of German romance. The castle was founded in 1869 and was completed according to the dream design of King Lutwich II of Bavaria.</text:p>
      <text:p text:style-name="P4">
The original shape of the global Disney Castle is the new Swan Fort. Zhou Dong, who had just married before, took a beautiful wedding photo with Kun Ling at the New Swanbao, and really made the German New Swan Fort in the German New Swan Fort.</text:p>
      <text:p text:style-name="P4">
*#</text:p>
      <text:h text:style-name="P13" text:outline-level="4">
<text:span text:style-name="T4">
Where is the most beautiful scenery in Germany?</text:span>
</text:h>
      <text:h text:style-name="P12" text:outline-level="3">
<text:span text:style-name="T4">
(Rügen)</text:span>
</text:h>
      <text:p text:style-name="P4">
Sunshine, beach and sea: It is the largest island in Germany. It is also known as the pearl of the Baltic Sea. Bodon and Gulf divided the island into several peninsula. As a result, the island coastline has a total of 570 kilometers. Lugan Island is also one of the most sunny areas in Germany. Just like Sellin, the picturesque Baltic Holiday Votetoid with a long white beach is very popular.</text:p>
      <text:p text:style-name="P4">
*#</text:p>
      <text:h text:style-name="P13" text:outline-level="4">
<text:span text:style-name="T4">
Where is the most beautiful scenery in Germany?</text:span>
</text:h>
      <text:h text:style-name="P12" text:outline-level="3">
<text:span text:style-name="T4">
Wattenmeer</text:span>
</text:h>
      <text:p text:style-name="P4">
As the tide twice a day, the Beihai Sea Retreating was revealed, exposing the sea bed, sea earthworms, snails and mussels everywhere. The northernmost landscape is even designated as a World Cultural Heritage by UNESCO. Shile Susu-Hols Tyina, Burger, and Sakon have recognized the part of the Wattenmeer as a national park. Walking on the tidal beach is particularly loved by people.</text:p>
      <text:p text:style-name="P4">
*#</text:p>
      <text:h text:style-name="P13" text:outline-level="4">
<text:span text:style-name="T4">
Where is the most beautiful scenery in Germany?</text:span>
</text:h>
      <text:h text:style-name="P12" text:outline-level="3">
<text:span text:style-name="T4">
Watzmann (watzmann)</text:span>
</text:h>
      <text:p text:style-name="P4">
Hiravans, Paradise and Mountaineer Paradise: Beligets Gaden's Alps. Vageman (2713 meters) is the sign of the region, the second peak of Germany, and the central mountain of Baghites Gaden's Alps. Located at the border with Austria, this Bavarian natural scenic area has high mountains, hiking trails, lakes and forests. It is one of the most popular mountainous areas in Germany.</text:p>
      <text:p text:style-name="P4">
*#</text:p>
      <text:h text:style-name="P13" text:outline-level="4">
<text:span text:style-name="T4">
Where is the most beautiful scenery in Germany?</text:span>
</text:h>
      <text:h text:style-name="P12" text:outline-level="3">
<text:span text:style-name="T4">
Berlin</text:span>
</text:h>
      <text:p text:style-name="P4">
The German capital has a strong attraction. Before the outbreak of the new crown plague, the number of visitors there set new records every year. The history of east -west split is performed here, and many people want to feel the spirit of this place. It is necessary to take a photo with Brandenburg Gate. This classical building of sandstone in Germany is now standing in the center of this vibrant city.</text:p>
      <text:p text:style-name="P4">
*#</text:p>
      <text:h text:style-name="P13" text:outline-level="4">
<text:span text:style-name="T4">
Where is the most beautiful scenery in Germany?</text:span>
</text:h>
      <text:h text:style-name="P12" text:outline-level="3">
<text:span text:style-name="T4">
Rothenburg</text:span>
</text:h>
      <text:p text:style-name="P4">
She is one of the most beautiful cities in Germany and is about 100 kilometers west of Nuremberg. She invites you to embark on the journey of visiting history. There are no other places to save so many medieval heritage like here. Prior to the new crown plague, the average number of tourists in Rottenburg in the top of the Tao Bo River exceeded 2 million, which was one of the largest attractions in Bavaria.</text:p>
      <text:p text:style-name="P4">
*#</text:p>
      <text:h text:style-name="P13" text:outline-level="4">
<text:span text:style-name="T4">
Where is the most beautiful scenery in Germany?</text:span>
</text:h>
      <text:h text:style-name="P12" text:outline-level="3">
<text:span text:style-name="T4">
Loreley</text:span>
</text:h>
      <text:p text:style-name="P4">
There is nothing more suitable for romantic synonym for the Rhine Rhine in Germany: a sad beauty sitting on the rock, humming his song while sorting his blond hair. Unfortunately, the mermaid attracted attention, so that even the people took the boat to hit the rock. —— At least it is said. However, one thing is certain: in this Rhine channel, ship accidents are indeed often occurred.</text:p>
      <text:p text:style-name="P4">
*#</text:p>
      <text:h text:style-name="P13" text:outline-level="4">
<text:span text:style-name="T4">
Where is the most beautiful scenery in Germany?</text:span>
</text:h>
      <text:h text:style-name="P12" text:outline-level="3">
<text:span text:style-name="T4">
HEIDELBERG</text:span>
</text:h>
      <text:p text:style-name="P4">
The romantic palace overlooking the old city of Heidelberg in the middle of the mountain is a ruins, but since the 19th century, it has been one of the most famous attractions in Germany. It was the residence of the Emperor Pharztin's election. The castle was destroyed in 1693 during the inheritance of Pharz's throne. Since then, there have been several commemorative activities named "Bright Castle" every year. At that time, the fireworks of the ancient castle building complex are gorgeous and bright.</text:p>
      <text:p text:style-name="P4">
*#</text:p>
      <text:h text:style-name="P13" text:outline-level="4">
<text:span text:style-name="T4">
Where is the most beautiful scenery in Germany?</text:span>
</text:h>
      <text:h text:style-name="P12" text:outline-level="3">
<text:span text:style-name="T4">
Uta Canyon (wutachschlucht)</text:span>
</text:h>
      <text:p text:style-name="P4">
Adventure wild rivers: The Utah Canyon is also known as the Black Forest Grand Canyon. It is an impressive natural phenomenon. It is one of the last primitive wild river landscapes in Central Europe. Over time, the Utah River caused a canyon up to 200 meters deep and about 50 kilometers long. For every hiking traveler, traveling here is a unforgettable experience.</text:p>
      <text:p text:style-name="P4">
*#</text:p>
      <text:h text:style-name="P13" text:outline-level="4">
<text:span text:style-name="T4">
Where is the most beautiful scenery in Germany?</text:span>
</text:h>
      <text:h text:style-name="P12" text:outline-level="3">
<text:span text:style-name="T4">
士 士 (Sächsische Schweiz)</text:span>
</text:h>
      <ul>
        <li>
#</li>
      </ul>
      <text:h text:style-name="P13" text:outline-level="4">
<text:span text:style-name="T4">
Where is the most beautiful scenery in Germany?</text:span>
</text:h>
      <text:h text:style-name="P12" text:outline-level="3">
<text:span text:style-name="T4">
(Chiemsee)</text:span>
</text:h>
      <text:p text:style-name="P4">
Bavaria's largest lake, also known as the Bavarian Sea, covers an area of about 80 square kilometers. It was formed about 10,000 years ago and surrounded the island. The biggest attraction is the new castle. At that time, King Ludwig II of Bavaria wanted to realize his dream of "Bavarianer" through it. If it was not an epidemic, it would be really a tourist magnet.</text:p>
      <text:p text:style-name="P4">
*#</text:p>
      <text:h text:style-name="P13" text:outline-level="4">
<text:span text:style-name="T4">
Where is the most beautiful scenery in Germany?</text:span>
</text:h>
      <text:h text:style-name="P12" text:outline-level="3">
<text:span text:style-name="T4">
Lake (Bodensee)</text:span>
</text:h>
      <text:p text:style-name="P4">
The largest lake in Germany is about 70 kilometers long, with 14 kilometers wide in some places and 254 meters deepest. It is located on the edge of the Alps on the border of Germany, Austria and Switzerland. One of the highlights: Mao Island Mainau. Before the outbreak of the new crown plague, more than one million visitors here each year. The Spanish steps are one of the famous landscapes.</text:p>
      <text:p text:style-name="P4">
*#</text:p>
      <text:h text:style-name="P13" text:outline-level="4">
<text:span text:style-name="T4">
Where is the most beautiful scenery in Germany?</text:span>
</text:h>
      <text:h text:style-name="P12" text:outline-level="3">
<text:span text:style-name="T4">
Neuschwanstein</text:span>
</text:h>
      <text:p text:style-name="P4">
It is the most popular one of the many castles built by King Lutwich II of Bavaria. This castle, who was socially built, was built to avoid public attention. But since 1886, shortly after his death, his residential place has been open to tourists. This romantic castle located in southern Bavilia is particularly loved by foreign tourists.</text:p>
      <text:p text:style-name="P4">
*#</text:p>
      <text:h text:style-name="P13" text:outline-level="4">
<text:span text:style-name="T4">
Where is the most beautiful scenery in Germany?</text:span>
</text:h>
      <text:h text:style-name="P12" text:outline-level="3">
<text:span text:style-name="T4">
(K#nigssee)</text:span>
</text:h>
      <text:p text:style-name="P4">
A crystal -clear deep lake has the famous San Batoome pilgrimage church, and the magnificent mountain scenery of the Alps surrounds the surroundings. It is the heart of Berchtesgaden National Park and is known for its echo. Here, you can take a silent electric ship to experience unforgettable echo. She is an ideal place for landscape lovers, romanticists and dream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4">
 Dating of the sea </text:span>
</text:p>
      <text:p text:style-name="P4">
Germany is not a good place to travel in summer. But if time wants to go to the beach to find romance, you can try the North Sea of Germany. The end of July and early August of each year is the time for the German family to travel.</text:p>
      <text:p text:style-name="P4">
Sylt in summer is a holiday paradise. The stretching beach and characteristic theme party. The Syrut Island of Shilezi Holstein is one of the most popular islands in Germany. During the day, tourists enjoyed the quiet sunshine on this North Sea Island. By the night, Syolt Island turned into a "nightclub girl". The nightlife here is very rich. People may encounter some familiar eyes in the bar or club. star.</text:p>
      <text:p text:style-name="P4">
Aibu Lake</text:p>
      <text:p text:style-name="P4">
<text:span text:style-name="T4">
 Holding hands by the lake </text:span>
</text:p>
      <text:p text:style-name="P4">
There are as many as 30,000 lakes in Germany. At the foot of Chuge Peak on the side of the Alps, it is the pleasant Bavarian scenery at 1,000 meters above sea level. Eiben means German yew, because the lakeside was full of yew. The lake is dotted with eight small islands, and the lake is clear. The winding forest trail around the Lake Aibu for tourists to walk or ride a bicycle adventure.</text:p>
      <text:p text:style-name="P4">
<text:span text:style-name="T4">
theme hotel</text:span>
</text:p>
      <text:p text:style-name="P4">
In addition, some German hotels will provide some theme services for the newlyweds and lovers. For example, a long -term couple who is busy with work and can only be dating on weekends provides three days and two nights for weekends. These include the romantic layout of the room (placed various bouquets and bouquets according to the needs of guests), candlelight dinner with 3 or 4 dishes, and welcome wine.</text:p>
      <text:p text:style-name="P4">
You are the most beautiful scenery in my eyes</text:p>
      <text:p text:style-name="P4">
<text:span text:style-name="T4">
 Restaurant in the cloud </text:span>
</text:p>
      <text:p text:style-name="P4">
Mentioned in Europe's tallest buildings, Frankfurt occupies 80%. High -rise buildings in other large cities in Germany can be described as rare. Therefore, climbing to see the night view has also become a romantic way.</text:p>
      <text:p text:style-name="P4">
Frankfurt's high -rise building</text:p>
      <text:p text:style-name="P4">
There are 56 floors located in the central square building of the Saxon Housen District of Meiyin Henan. After watching the scenery on the viewing deck, the couple can watch the star in the night in the 53 -story MainTower restaurant and taste the food. You will find that romance is actually in front of you: the most beautiful is not the night view, but the/her in front of you.</text:p>
      <text:p text:style-name="P4">
News Source: <text:a xlink:type="simple" xlink:href="https://www.dw.com/zh/德国适合情侣出游的爱情圣地/a-19460963" text:style-name="Internet_20_link" text:visited-style-name="Visited_20_Internet_20_Link">
https://www.dw.com/zh/德国适合情侣出游的爱情圣地/a-19460963?maca=chi-rss-chi-all-1127-rdf</text:a>
</text:p>
      <!--NEWS-->
      <text:h text:style-name="P10" text:outline-level="1">
<text:span text:style-name="T4">
Energy crisis or prompt humans to leave oil in advance</text:span>
</text:h>
      <text:p text:style-name="P4">
Author: None (Language: zh)</text:p>
      <text:p text:style-name="P4">
Publisher: None</text:p>
      <text:p text:style-name="P4">
Time: 2023-06-18T08:25:00Z</text:p>
      <text:p text:style-name="P4">
Description: The International Energy Agency recently released forecasts that the growth rate of global oil demand in the next five years will slow down, and it is expected that the peak value will begin to decline by 2030.</text:p>
      <text:p text:style-name="P4">
Videos: []</text:p>
      <text:p text:style-name="P4">
Images: []</text:p>
      <text:p text:style-name="P4">
Subject: 科技环境</text:p>
      <text:p text:style-name="P4">
Subjects: ['能源转型', '石油', '俄罗斯入侵乌克兰']</text:p>
      <text:p text:style-name="P4">
Keywords: ['能源危机', '能源转型', '气候保护', '石油', '矿物能源', '俄乌战争']</text:p>
      <text:p text:style-name="P4">
Id: 65922318</text:p>
      <!--METADATA-->
      <text:p text:style-name="P4">
<text:a xlink:type="simple" xlink:href="https://www.dw.com/zh/overlay/image/article/65922318/65840146" text:style-name="Internet_20_link" text:visited-style-name="Visited_20_Internet_20_Link">
 </text:a>
Global energy transformation is accelerating. The growth rate of global oil demand in the next five years will slow down.</text:p>
      <text:p text:style-name="P4">
(Voice of Germany Chinese network) Many countries around the world are experiencing [clean energy] <text:a xlink:type="simple" xlink:href="https://www.dw.com/zh/zh/清洁能源增势强劲/a-40818203" text:style-name="Internet_20_link" text:visited-style-name="Visited_20_Internet_20_Link">
Clean Energy</text:a>
The transformation of the [Russia and Ukraine] that broke out last year(https://www.dw.com/zh/zh/俄罗斯入侵乌克兰/t-60868685)It has accelerated the process of bidding farewell to traditional mineral energy.</text:p>
      <text:p text:style-name="P4">
The Director of the International Energy Agency Billor(Fathrl)In a statement, the transformation of clean energy is accelerating. "With the advancement of electric vehicles, energy efficiency, and other technologies, the global oil demand will reach its peak before the end of this decade." Suppliers need to pay close attention to the speed of market changes and adjust investment decisions accordingly to ensure orderly transition.</text:p>
      <text:p text:style-name="P4">
After the outbreak of the Russian and Ukraine War in February last year, Russia's natural gas transportation pipeline to Europe was basically cut off. Western countries also issued a ban on Russian oil exports and the upper limit of price, trying to limit Moscow's fiscal revenue. This series of measures have caused global energy prices.</text:p>
      <text:p text:style-name="P4">
However, in recent months, the prices of global oil and natural gas have begun to decline.</text:p>
      <text:p text:style-name="P4">
According to the International Energy Agency, given the demand for the petrochemical industry and the aviation industry, global oil demand will increase by 6%from 2022 to 2028, and its capacity will reach 105.7 million barrels per day. However, the annual growth rate will be sharply reduced from the current 2.4 million barrels/day to 400,000 barrels per day in 2028.</text:p>
      <text:p text:style-name="P4">
More reading: <text:a xlink:type="simple" xlink:href="https://www.dw.com/zh/zh/氢能竞争正在改变全球能源版图/a-64240755" text:style-name="Internet_20_link" text:visited-style-name="Visited_20_Internet_20_Link">
Hydrogen energy competition is changing global energy map</text:a>
</text:p>
      <text:h text:style-name="P12" text:outline-level="3">
<text:span text:style-name="T4">
Petroleum demand will also slow down the growth rate</text:span>
</text:h>
      <text:p text:style-name="P4">
Last year, when the International Energy Agency released the annual energy outlook report, it also predicted that the peak of global oil demand will appear around 2035, and the demand will become stable since then. However, the agency now said that the energy crisis is "accelerating the transformation of clean energy." In the report, as more and more electric vehicles are on the streets, oil consumption in the transportation field will begin to decline after 2026. The more developed Organization Organization 38 member states (including the European Union, the United States, Japan, Australia, etc.) demand is expected to decline from 2024.</text:p>
      <text:p text:style-name="P4">
The International Energy Agency also pointed out that the booming petrochemical industry and strong consumption growth of emerging countries will offset the shrinking demand for oil in developed countries to a certain extent. The organization also predicts that China's petroleum demand will rebound this year due to the termination of epidemic control measures, but the increase will also slow down from 2024.</text:p>
      <text:p text:style-name="P4">
The annual energy outlook report concluded that in the past three years, the global oil market first experienced <text:a xlink:type="simple" xlink:href="https://www.dw.com/zh/zh/专题报道新冠疫情与疫苗/t-55795902" text:style-name="Internet_20_link" text:visited-style-name="Visited_20_Internet_20_Link">
New Crown Extraction</text:a>
The impact, subsequently encountered the turbulence of the Russian and Ukraine War, and is still slowly re -adjusting. In view of Saudi Arabia and Russia, OPEC is cutting out of production, "the global oil market may be tightened sharply in the next few months", but "various pressures in the market will seem to be alleviated in the next few years."</text:p>
      <text:p text:style-name="P4">
The report also pointed out that despite the slowdown in demand, global investment in oil and gas exploration, mining, and production will reach its highest level since 2015. It is expected that this year's growth rate will be 15%, and the total investment in the year will reach US $ 528 billion.</text:p>
      <text:p text:style-name="P4">
On the same day, the industry giant British Shell said that it would maintain its stability of oil production by 2030. Envalvex of environmentalists, thinking that this is "the retrograde of damage to the climate." In February this year, British Petroleum Corporation also announced that it would increase profits by investing in renewable energy and traditional carbon -containing energy before 2030, thereby slowing the pace of energy transformation.</text:p>
      <text:p text:style-name="P4">
*#</text:p>
      <text:h text:style-name="P13" text:outline-level="4">
<text:span text:style-name="T4">
There are oil everywhere in daily life</text:span>
</text:h>
      <text:h text:style-name="P12" text:outline-level="3">
<text:span text:style-name="T4">
Cleaning products</text:span>
</text:h>
      <text:p text:style-name="P4">
The container containing cleaning products is a plastic based on oil. It is light, not easy to deform and cost cheap. The cleaner also contains oil. People with allergies may also cause rash or acne.</text:p>
      <text:p text:style-name="P4">
*#</text:p>
      <text:h text:style-name="P13" text:outline-level="4">
<text:span text:style-name="T4">
There are oil everywhere in daily life</text:span>
</text:h>
      <text:h text:style-name="P12" text:outline-level="3">
<text:span text:style-name="T4">
Cleaning a little trick</text:span>
</text:h>
      <text:p text:style-name="P4">
Before the chemical cleaner is not widely used, people will use lemon as a cleaner for a long time. Citric acid has a clean function similar to vinegar and sodium bicarbonate, and it will not have side effects on the human body like chemicals. The oven, barbecue rack or cutting cutting board can be cleaned with lemon.</text:p>
      <text:p text:style-name="P4">
*#</text:p>
      <text:h text:style-name="P13" text:outline-level="4">
<text:span text:style-name="T4">
There are oil everywhere in daily life</text:span>
</text:h>
      <text:h text:style-name="P12" text:outline-level="3">
<text:span text:style-name="T4">
</text:span>
</text:h>
      <text:p text:style-name="P4">
According to a study from the University of California, 380 million tons of plastic waste produced in the world each year, of which only 9%are recycled. The remaining burned or sent to the landfill, researchers estimate that by 2050, the garbage generated around the world will reach 34 billion tons every day.</text:p>
      <text:p text:style-name="P4">
*#</text:p>
      <text:h text:style-name="P13" text:outline-level="4">
<text:span text:style-name="T4">
There are oil everywhere in daily life</text:span>
</text:h>
      <text:h text:style-name="P12" text:outline-level="3">
<text:span text:style-name="T4">
Say no to plastic straws!</text:span>
</text:h>
      <text:p text:style-name="P4">
The European Commission believes that people can reduce the number of plastic waste only by changing their own lifestyle. The agency intends to launch a decree to prohibit the sale of plastic tableware and straws. These items are easily produced and the utilization rate will be thrown away. For centuries, in the next few centuries, it will only bring a burden on the earth. Tetrapak, a food packaging giant, has announced that the company will produce paper straws.</text:p>
      <text:p text:style-name="P4">
*#</text:p>
      <text:h text:style-name="P13" text:outline-level="4">
<text:span text:style-name="T4">
There are oil everywhere in daily life</text:span>
</text:h>
      <text:h text:style-name="P12" text:outline-level="3">
<text:span text:style-name="T4">
Repeat use</text:span>
</text:h>
      <text:p text:style-name="P4">
The Federal Environment Bureau pointed out that Germany is the largest plastic waste producer in Europe. The goods purchased by a single household are independent packaging. The items purchased online are plastic and foam packaging. People are traveling and drinking coffee. Hanover City took the lead in launching a 2 -euro and reusable environmental protection cup.</text:p>
      <text:p text:style-name="P4">
*#</text:p>
      <text:h text:style-name="P13" text:outline-level="4">
<text:span text:style-name="T4">
There are oil everywhere in daily life</text:span>
</text:h>
      <text:h text:style-name="P12" text:outline-level="3">
<text:span text:style-name="T4">
India is working hard</text:span>
</text:h>
      <ul>
        <li>
#</li>
      </ul>
      <text:h text:style-name="P13" text:outline-level="4">
<text:span text:style-name="T4">
There are oil everywhere in daily life</text:span>
</text:h>
      <text:h text:style-name="P12" text:outline-level="3">
<text:span text:style-name="T4">
Consciously choose</text:span>
</text:h>
      <text:p text:style-name="P4">
The container can also be more environmentally friendly. Before the plastic age came, dairy products were bottle with glass. Consumer choices have a decisive effect on the reduction of plastic waste.</text:p>
      <text:p text:style-name="P4">
*#</text:p>
      <text:h text:style-name="P13" text:outline-level="4">
<text:span text:style-name="T4">
There are oil everywhere in daily life</text:span>
</text:h>
      <text:h text:style-name="P12" text:outline-level="3">
<text:span text:style-name="T4">
CD recycling</text:span>
</text:h>
      <text:p text:style-name="P4">
Each CD or DVD disk contains about 30 grams of crude oil, with about 40 billion discs produced around the world every year. Each one contains polycarbonate, aluminum and paint. Some CDs were thrown away, and data from the Federal Environment Bureau showed that the recovery rate of Germany was about 5 %. After recycling, they could become a material rack, computer display shell and vehicle bumper.</text:p>
      <text:p text:style-name="P4">
*#</text:p>
      <text:h text:style-name="P13" text:outline-level="4">
<text:span text:style-name="T4">
There are oil everywhere in daily life</text:span>
</text:h>
      <text:h text:style-name="P12" text:outline-level="3">
<text:span text:style-name="T4">
Environmental protection high -heeled shoes</text:span>
</text:h>
      <text:p text:style-name="P4">
Who said that high -end brands do not care about ecological issues? Some high heels of Gucci, the material of the heel is bioplastics. Researchers combined wood, plant fibers and waxes to liquefy.</text:p>
      <text:p text:style-name="P4">
*#</text:p>
      <text:h text:style-name="P13" text:outline-level="4">
<text:span text:style-name="T4">
There are oil everywhere in daily life</text:span>
</text:h>
      <text:h text:style-name="P12" text:outline-level="3">
<text:span text:style-name="T4">
a good toothbrush</text:span>
</text:h>
      <text:p text:style-name="P4">
It is very important to learn the correct way to brush your teeth. Not only do you need to know how to brush your teeth, but you also need to know which brush is used. Ordinary toothbrushes are made of polyamide. Polyamide is a mineral -based product, which also includes stable agents, soft agents and dyes.</text:p>
      <text:p text:style-name="P4">
*#</text:p>
      <text:h text:style-name="P13" text:outline-level="4">
<text:span text:style-name="T4">
There are oil everywhere in daily life</text:span>
</text:h>
      <text:h text:style-name="P12" text:outline-level="3">
<text:span text:style-name="T4">
Back to nature</text:span>
</text:h>
      <text:p text:style-name="P4">
The bristle can also be made into a toothbrush. In addition, mixing tooth powder with sodium bicarbonate, coconut oil, charcoal, and ginger, mint, clove, sage, ginger is as effective as traditional toothpaste.</text:p>
      <text:p text:style-name="P4">
*#</text:p>
      <text:h text:style-name="P13" text:outline-level="4">
<text:span text:style-name="T4">
There are oil everywhere in daily life</text:span>
</text:h>
      <text:h text:style-name="P12" text:outline-level="3">
<text:span text:style-name="T4">
environmentally friendly mattress</text:span>
</text:h>
      <text:p text:style-name="P4">
New market for mattresses? Sleep habits, weight, allergies, and material preferences (spring, latex, natural rubber or foam) are all factors that need to be considered in choosing mattresses. Most mattresses contain fossil plastics, and ecological mattresses are used in bioplastics made of sunflowers oil and cabbage oil.</text:p>
      <text:p text:style-name="P4">
*#</text:p>
      <text:h text:style-name="P13" text:outline-level="4">
<text:span text:style-name="T4">
There are oil everywhere in daily life</text:span>
</text:h>
      <text:h text:style-name="P12" text:outline-level="3">
<text:span text:style-name="T4">
Environmental car</text:span>
</text:h>
      <text:p text:style-name="P4">
The raw materials are rapeseed oil biological diesel only suitable for old diesel engines. Biological natural gas occupies only a small part of the fuel. The automotive industry is looking for the energy alternative of oil. But this is not easy, the production process of batteries is inseparable from oi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text:p>
      <text:p text:style-name="P4">
News Source: <text:a xlink:type="simple" xlink:href="https://www.dw.com/zh/能源危机或促使人类提前挥别石油/a-65922318" text:style-name="Internet_20_link" text:visited-style-name="Visited_20_Internet_20_Link">
https://www.dw.com/zh/能源危机或促使人类提前挥别石油/a-65922318?maca=chi-rss-chi-all-1127-rdf</text:a>
</text:p>
      <!--NEWS-->
      <text:h text:style-name="P10" text:outline-level="1">
<text:span text:style-name="T4">
The African Peace Mission meets Putin: The war must stop</text:span>
</text:h>
      <text:p text:style-name="P4">
Author: 联合早报 (Person)</text:p>
      <text:p text:style-name="P4">
Publisher: 联合早报 (Organization)</text:p>
      <text:p text:style-name="P4">
Published Time: 2023-06-18T08:28</text:p>
      <text:p text:style-name="P4">
Modified Time: 2023-06-18T08:28</text:p>
      <text:p text:style-name="P4">
Description: African countries leaders arrived at Russia after the peaceful way to end the Ukrainian visit, met with Russian President Putin, and advocated the end of the war. According to a comprehensive foreign news report, Putin met with Putin on Saturday (June 17) to meet with the seven African leaders including South African President Lama Puta ...</text:p>
      <text:p text:style-name="P4">
Videos: []</text:p>
      <text:p text:style-name="P4">
Audios: []</text:p>
      <text:p text:style-name="P4">
Images: []</text:p>
      <text:p text:style-name="P4">
Type: NewsArticle</text:p>
      <text:p text:style-name="P4">
Breadcrumbs: ['即时', '国际']</text:p>
      <text:p text:style-name="P4">
Keywords: ['俄乌战争', '非洲', '乌克兰']</text:p>
      <!--METADATA-->
      <text:p text:style-name="P4">
African countries leaders arrived at Russia after the peaceful way to end the Ukrainian visit, met with Russian President Putin, and advocated the end of the war.</text:p>
      <text:p text:style-name="P4">
According to a comprehensive foreign news report, Putin met with the seven African leaders and senior official delegations including the South African President Rama Puta on Saturday (June 17) in St. Petersburg.</text:p>
      <text:p text:style-name="P4">
Lama Tosa said that the delegation hopes that "the war can be over" and showed after the talks: "This war must be resolved through negotiations and diplomatic methods ...". "</text:p>
      <text:p text:style-name="P4">
Since the outbreak of the Russian and Ukraine War, the price of food has skyrocketed and has brought a serious impact on the African continent. Lamaga emphasized that war had a negative impact on Africa and other parts of the world, so "ending war meets our common interests."</text:p>
      <text:p text:style-name="P4">
In order to promote and list the ten principles, Lamaguza includes ease the situation, recognizes the sovereignty of various countries, the security guarantee of all countries, the grain export of all countries is not hindered, and the prisoners of war and children are returned to their original countries.</text:p>
      <text:p text:style-name="P4">
The Kremlin spokesman Peskov said after the two parties held a closed -door meeting that the African delegation proposed that "any initiative is difficult to implement", but Putin "said that he was interested in considering this issue."</text:p>
      <text:p text:style-name="P4">
Putin praised the "balance" approach of the delegation and said he was "willing to realize peaceful dialogue on the basis of the principle of peace and respect for the legitimate interests of all parties."</text:p>
      <text:p text:style-name="P4">
However, he also emphasized: "The crisis of the global grain market is not the consequences of Ukraine's conflict ... We don't believe that the transportation of Ukraine's grain supply can solve the problem of poverty and hunger."</text:p>
      <text:p text:style-name="P4">
African Leader Peace Movement on Friday (16th) <text:a xlink:type="simple" xlink:href="https://www.zaobao.com/realtime/world/story20230616-1405043" text:style-name="Internet_20_link" text:visited-style-name="Visited_20_Internet_20_Link">
Meets with President Zendiski in Ukraine</text:a>
, But the effect of promoting and mediation is very small. At the meeting, Zelei reiterated to African leaders that only Moscow withdrew from Ukrainian territory, and Ukraine could conduct peaceful negotiations with Russia, otherwise it would only be frozen war.</text:p>
      <text:p text:style-name="P4">
When the delegation arrived at Kiev, the Kiev had an explosion at least twice. Zelei said that he did not understand why the African leaders visited Russia after that, and questioned how it would be harvested with Putin.</text:p>
      <text:p text:style-name="P4">
News Source: <text:a xlink:type="simple" xlink:href="https://www.zaobao.com.sg/realtime/world/story20230618-1405449" text:style-name="Internet_20_link" text:visited-style-name="Visited_20_Internet_20_Link">
https://www.zaobao.com.sg/realtime/world/story20230618-1405449</text:a>
</text:p>
      <!--NEWS-->
      <text:h text:style-name="P10" text:outline-level="1">
<text:span text:style-name="T4">
Japan has raised the "sexual intercourse consent age" from 13 to 16 years old</text:span>
</text:h>
      <text:p text:style-name="P4">
Author: None (Language: zh)</text:p>
      <text:p text:style-name="P4">
Publisher: None</text:p>
      <text:p text:style-name="P4">
Time: 2023-06-18T08:32:00Z</text:p>
      <text:p text:style-name="P4">
Description: The Japanese Congress passed the amendment of the Criminal Law to increase the "sexual intercourse consent age" from 13 to 16. This is the first time that Japan has modified the "sexual intercourse consent age" since 1907.</text:p>
      <text:p text:style-name="P4">
Videos: []</text:p>
      <text:p text:style-name="P4">
Images: []</text:p>
      <text:p text:style-name="P4">
Subject: 新闻广角</text:p>
      <text:p text:style-name="P4">
Subjects: ['岛屿主权争端', '日本']</text:p>
      <text:p text:style-name="P4">
Keywords: ['日本', '刑法', '强奸', '性交同意年龄', '修正案']</text:p>
      <text:p text:style-name="P4">
Id: 65941098</text:p>
      <!--METADATA-->
      <text:p text:style-name="P4">
<text:a xlink:type="simple" xlink:href="https://www.dw.com/zh/overlay/image/article/65941098/42515265" text:style-name="Internet_20_link" text:visited-style-name="Visited_20_Internet_20_Link">
 </text:a>
The modified Japanese criminal law stipulates that whether or not they are agreed or not, sex with those under 16 years of age constitutes illegal behavior, but the behavior between those with similar age is not punished. For people between 13 and 15 years old Over 5 years old is the target of punishment.</text:p>
      <text:p text:style-name="P4">
(Voice of Germany Chinese website) According to the Kyodo News Agency, on June 16, the "Criminal Law" amendment was approved at the plenary conference of the Senate of the Japan Parliament. By the age of 16. In the amendment, a new crime of "sexual photography" of shooting parts and underwear is also set up.</text:p>
      <text:p text:style-name="P4">
The sexual behavior lower than the "sexual intercourse consent age" is regarded as rape from a legal perspective. The legal definition of this age is 16 years old, 15 years old in France, and 14 years old in Germany and China.</text:p>
      <text:p text:style-name="P4">
Japanese law has made the first revision of the provisions of the "sexual intercourse consent age" since 1907, and the previous legal regulations are 13 years old.</text:p>
      <text:p text:style-name="P4">
The modified criminal law stipulates that whether or not they are agreed or not, sex with those under 16 years of age constitutes illegal law, but the behavior between those with similar ages is not punished. For people between 13 and 15 years old Over 5 years old is the target of punishment.</text:p>
      <text:p text:style-name="P4">
The last time Japan made a modification of the content of sexual crimes in the Criminal Law, it was the first time in 2017, and it was the first time for more than a century. Actors believe that the intensity of the reform of criminal law is far from enough.</text:p>
      <text:p text:style-name="P4">
In 2019, a series of cases of rape were convicted of the defendant, which triggered a national wave of protests.</text:p>
      <text:p text:style-name="P4">
According to the law before the amendment, the prosecutor must prove that the victim lost resistance due to violence and intimidation. Critics believe that this requirement is actually accusing the victims of not actively resisting.</text:p>
      <text:p text:style-name="P4">
After repairing the law, 8 actions including atrocities or coercion, intake of alcohol or drugs, and abuse of relationships such as boss and subordinates, and suddenly being attacked and unable to express their disagreement.</text:p>
      <text:p text:style-name="P4">
Officials in the Ministry of Justice in Japan told AFP earlier this year that the purpose of clarifying the request of the prosecution is not that "making rape conviction is easier or more difficult, but hopes to make the court more consistent."</text:p>
      <text:p text:style-name="P4">
(Agence France -Presse, Kyodo Society)</text:p>
      <text:p text:style-name="P4">
News Source: <text:a xlink:type="simple" xlink:href="https://www.dw.com/zh/日本将-性交同意年龄-从13岁提高到16岁/a-65941098" text:style-name="Internet_20_link" text:visited-style-name="Visited_20_Internet_20_Link">
https://www.dw.com/zh/日本将-性交同意年龄-从13岁提高到16岁/a-65941098?maca=chi-rss-chi-all-1127-rdf</text:a>
</text:p>
      <!--NEWS-->
      <text:h text:style-name="P10" text:outline-level="1">
<text:span text:style-name="T4">
State Timor: 1989 to 2019, from tanks to virus</text:span>
</text:h>
      <text:p text:style-name="P4">
Author: chinese@voanews.com (吴国光)</text:p>
      <text:p text:style-name="P4">
Publisher: 美国之音中文网 (Type: NewsMediaOrganization)</text:p>
      <text:p text:style-name="P4">
Published Time: 2023-06-18T08:37:38+08:00</text:p>
      <text:p text:style-name="P4">
Modified Time: 2023-06-18 01:55:43Z</text:p>
      <text:p text:style-name="P4">
Description: On June 10, the Times, which was regarded as the mainstream of the UK, and its sister newspaper "The Sunday Times", published heavy articles, revealing the 2019 new crown pneumonia in China in China. A few weeks before the outbreak of Wuhan broke out, and urged China to clearly and thoroughly clarify the relevant truths. As a newspaper that has a huge influence on global public opinion, reports from the Times immediately attracted widespread attention.</text:p>
      <text:p text:style-name="P4">
Videos: []</text:p>
      <text:p text:style-name="P4">
Images: []</text:p>
      <text:p text:style-name="P4">
Categories: ['特约时评', '中国', '新冠疫情']</text:p>
      <text:p text:style-name="P4">
Type: None</text:p>
      <!--METADATA-->
      <text:p text:style-name="P4">
Nonenone</text:p>
      <text:p text:style-name="P4">
News Source: <text:a xlink:type="simple" xlink:href="https://www.voachinese.com/a/from-tank-to-covid-20230617/7142036.html" text:style-name="Internet_20_link" text:visited-style-name="Visited_20_Internet_20_Link">
https://www.voachinese.com/a/from-tank-to-covid-20230617/7142036.html</text:a>
</text:p>
      <!--NEWS-->
      <text:h text:style-name="P10" text:outline-level="1">
<text:span text:style-name="T4">
In Germany, why does the country give the church so much money?</text:span>
</text:h>
      <text:p text:style-name="P4">
Author: None (Language: zh)</text:p>
      <text:p text:style-name="P4">
Publisher: None</text:p>
      <text:p text:style-name="P4">
Time: 2023-06-18T08:46:00Z</text:p>
      <text:p text:style-name="P4">
Description: Christians in Germany shall pay church taxes to the church, which will be signed by the state. In addition, why does the German government pay hundreds of millions of euros to the church every year? This also starts with a "morality" of Napoleon.</text:p>
      <text:p text:style-name="P4">
Videos: []</text:p>
      <text:p text:style-name="P4">
Images: []</text:p>
      <text:p text:style-name="P4">
Subject: 非常德国</text:p>
      <text:p text:style-name="P4">
Subjects: []</text:p>
      <text:p text:style-name="P4">
Keywords: ['基督教']</text:p>
      <text:p text:style-name="P4">
Id: 65913748</text:p>
      <!--METADATA-->
      <text:p text:style-name="P4">
<text:a xlink:type="simple" xlink:href="https://www.dw.com/zh/overlay/image/article/65913748/63672552" text:style-name="Internet_20_link" text:visited-style-name="Visited_20_Internet_20_Link">
 </text:a>
Church in the center of Cologne on the Rhine River</text:p>
      <text:p text:style-name="P4">
(Voice of Germany Chinese) In Germany, a large number of financial funds flow from the country to Catholic and the Gospel Church each year. Last year, it had more than 600 million euros. This does not include Kirchensteuer, a church taxed by the church to the church, that is, the money comes from all taxpayers.</text:p>
      <text:p text:style-name="P4">
why is it like this? This starts from more than two hundred years ago. In the early 19th century, Germany was occupied by Napoleon and implemented a strict separation of politics and religion. With the disintegration of the "German and Holy Roman Empire", the property of churches in various places has been charged, and church institutions such as the monastery may be closed or returned to the state. The church was forced to give funds and real estate to local princes as compensation, and the latter was obliged to undertake other expenses of the clergy and church institutions. This approach has continued to this day, and now the German federal state governments are still paying the daily expenses of the church.</text:p>
      <text:h text:style-name="P12" text:outline-level="3">
<text:span text:style-name="T4">
"One Stroke" is easy to talk about</text:span>
</text:h>
      <text:p text:style-name="P4">
However, in fact, all parties have long been approved, and the approach to pay for this country should end. As early as 1919, the Constitution of the Weima Republic has stipulated that the state will pay a one -time compensation to the church to buy this "evil debt". Thirty years later, the Federal German Basic Law inherited the resolution. Until now, the German government is still paying for a year. And the corresponding expenses have also risen, from about 23 million euros in 1949 to 602 million euros this year.</text:p>
      <text:p text:style-name="P4">
Although he was "charged" two hundred years ago, the German church still has huge assets.</text:p>
      <text:p text:style-name="P4">
Hans Michaelheinig, a legal professor at the University of Gostegen, explained that in fact, federal states are not dissatisfied with the current maintenance status, because the government does not need to pay a high one -time termination fee. The church is also happy, because it is the country who pays it, which is a account of drought and flood protection. But from the perspective of fiscal economy, this approach is not a long -term plan.</text:p>
      <text:p text:style-name="P4">
The current federal government intends to "give money" to the church to "give money" endlessly. This plan is also written into a three -party joint ruling agreement. A working group will submit a framework scheme within this year. The core content includes whether to pay the church compensation at one time, how high the number of compensation is, and the transition period of the state's continued payment.</text:p>
      <text:p text:style-name="P4">
This is a big money. According to a draft legislative case submitted to the Federal House of the House of Federal House in 2020, the number of one -time payment should be 18.6 times the actual payment of the year, and the standard of that year is 11 billion euros. The money was paid by the church by the federal states within 20 years, and before the paid, the country continued to bear the original expenses.</text:p>
      <text:p text:style-name="P4">
Bodopieroth, a legal scholar at the University of Minshi, believes that the number is too high and quoted a data evaluated by an expert that the capital paid to the church over the past two hundred years has far exceeded that year that year was exceeded that year. The scale of its assets, including interest of assets.</text:p>
      <text:p text:style-name="P4">
However, Heini has different views: "The assets that the church was confiscated could have generated benefits through operations." And the state compensation is this part of the loss. In addition, of course, the factors of inflation must be considered. "If I rent a house for a long time, I want to buy it, and the homeowner will not deduct the rent I paid for many years from the purchase of the house."</text:p>
      <text:h text:style-name="P12" text:outline-level="3">
<text:span text:style-name="T4">
The world's largest stamp collection agency</text:span>
</text:h>
      <text:h text:style-name="P12" text:outline-level="3">
<text:span text:style-name="T4">
The church cares about this money?</text:span>
</text:h>
      <text:p text:style-name="P4">
For the two major churches in Germany, the fund's funding only accounts for a small part of its income. It was only a church tax, which had a total of 13 billion euros last year. In addition, the church has some asset income, but how much is secretly. Today, the church still has some real estate, forestry and enterprises, such as publishers, beer plants, banks, insurance companies, and shares, so it can be said to be a large capitalist.</text:p>
      <text:p text:style-name="P4">
Carstenfrerk, a writer who has been paying attention to this issue for many years, pointed out that if Lin Lin is finally together, it is estimated that the economic revenue of the two major churches has a total of 150 billion euros. However, the church's finance is very opaque. One of the reasons is that these income is distributed on 50,000 different legal entities. It is estimated that the total assets of the two major churches are worth 3,000 euros.</text:p>
      <text:p text:style-name="P4">
Ferlk said that if the state stops paying to the church, social service institutions in the church, such as kindergartens, maintenance hospitals, and hospitals, will not be able to do it. "There is no direct relationship between state funding and church charity institutions and other social welfare undertakings. In fact, only 2%of the above institutions are funded by churches." Most of the remaining were funded by the state.</text:p>
      <text:p text:style-name="P4">
There are many kindergartens in Germany, which are actually funded by the government.</text:p>
      <text:p text:style-name="P4">
Heini believes that from the beginning, the key issue is that the federal government has not set a hard period for ending fiscal payment. Therefore, the Federal Constitutional Court cannot force legislature to take action. If the federal government insists on implementing the relevant plan, it can only be difficult to please, either offending the Federal State or offending the church.</text:p>
      <text:p text:style-name="P4">
At present, only half of the residents of Germany are <text:a xlink:type="simple" xlink:href="https://www.dw.com/zh/zh/德国去年43万人退出教会/a-49678681" text:style-name="Internet_20_link" text:visited-style-name="Visited_20_Internet_20_Link">
church members</text:a>
Essence It is estimated that the number of people will be halved by 2060. Heini pointed out that in view of this, the phenomenon that the public should end the history of this history and should end a hundred years ago is difficult to understand. Therefore, finding a solution is imminent. Moreover, the neighbor Czech Republic has already made an example: the country has made the country from getting rid of the financial transfusion obligation to the church through one -time payment.</text:p>
      <text:p text:style-name="P4">
News Source: <text:a xlink:type="simple" xlink:href="https://www.dw.com/zh/在德国，为什么国家要给教会那么多钱？/a-65913748" text:style-name="Internet_20_link" text:visited-style-name="Visited_20_Internet_20_Link">
https://www.dw.com/zh/在德国，为什么国家要给教会那么多钱？/a-65913748?maca=chi-rss-chi-all-1127-rdf</text:a>
</text:p>
      <!--NEWS-->
      <text:h text:style-name="P10" text:outline-level="1">
<text:span text:style-name="T4">
Indonesia ordered the 13th Director Cheng Jun radar from French businessman Terres</text:span>
</text:h>
      <text:p text:style-name="P4">
Publisher: 法新社</text:p>
      <text:p text:style-name="P4">
Published Time: 2023-06-18T09:02:07+00:00</text:p>
      <text:p text:style-name="P4">
Modified Time: 2023-06-18T08:50:01+00:00</text:p>
      <text:p text:style-name="P4">
Description: (Agence France -Presse, Paris, 18th) French arms manufacturer Terres and Indonesian national defense company PT Len Inustri said today that Indonesia has ordered 13 director Cheng Jun for Tyres to strengthen the aim of monitoring its huge islan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6-18T09-02-07-00-00/000000.png" xlink:type="simple" xlink:show="embed" xlink:actuate="onLoad" draw:mime-type="image/png"/>
</draw:frame>
In a joint statement, the two companies said that Thales' GROUND MASTER 400ALPHA (GM400A) radar will enable the Indonesian military to "benefit a single air image, which integrates the sprayer, missile helicopter, no one The detection status of all types of threats such as aviation vehicles ".</text:p>
      <text:p text:style-name="P4">
This contract spans several years, and the amount has not been disclosed. The price of each radar is tens of millions of dollars.</text:p>
      <text:p text:style-name="P4">
Pascalesourisse, president of Thales International, told AFP that GM400A is a motorized radar, with a detection distance of 515 kilometers and "integrating artificial intelligence (AI) to manage the large amount of data received by it". Essence</text:p>
      <text:p text:style-name="P4">
She said that buying 13 latest generations of radar, "shows the country's attention to monitoring surrounding airspace, which is directly related to the situation of India." China is showing its ambitions there.</text:p>
      <text:p text:style-name="P4">
The contract stipulates Tyres to build a radar and computer system to process the received information. PT Len Inndustri is responsible for building radar stations that will install these devices and certain parts of the radar.</text:p>
      <text:p text:style-name="P4">
The increasingly intensified geopolitical tension situation has led to a strong growth of the radar market. Surust said that this is why Tyres transforms its industrial organization and develop production capacity in new countries and France.</text:p>
      <text:p text:style-name="P4">
News Source: <text:a xlink:type="simple" xlink:href="https://www.rfi.fr/cn/%E5%9B%BD%E9%99%85%E6%8A%A5%E9%81%93/20230618-%E5%8D%B0%E5%B0%BC%E5%90%91%E6%B3%95%E5%95%86%E6%B3%B0%E9%9B%B7%E6%96%AF%E8%AE%A2%E8%B4%AD13%E5%8F%B0%E9%95%BF%E7%A8%8B%E5%86%9B%E7%94%A8%E9%9B%B7%E8%BE%BE" text:style-name="Internet_20_link" text:visited-style-name="Visited_20_Internet_20_Link">
https://www.rfi.fr/cn/%E5%9B%BD%E9%99%85%E6%8A%A5%E9%81%93/20230618-%E5%8D%B0%E5%B0%BC%E5%90%91%E6%B3%95%E5%95%86%E6%B3%B0%E9%9B%B7%E6%96%AF%E8%AE%A2%E8%B4%AD13%E5%8F%B0%E9%95%BF%E7%A8%8B%E5%86%9B%E7%94%A8%E9%9B%B7%E8%BE%BE</text:a>
</text:p>
      <!--NEWS-->
      <text:h text:style-name="P10" text:outline-level="1">
<text:span text:style-name="T4">
In southern Brazil, storms are storm 11 dead and 20 disappearances</text:span>
</text:h>
      <text:p text:style-name="P4">
Author: 联合早报 (Person)</text:p>
      <text:p text:style-name="P4">
Publisher: 联合早报 (Organization)</text:p>
      <text:p text:style-name="P4">
Published Time: 2023-06-18T09:11</text:p>
      <text:p text:style-name="P4">
Modified Time: 2023-06-18T15:53</text:p>
      <text:p text:style-name="P4">
Description: In southern Brazil, a winter storm was attacked. As of Saturday (June 17), 11 people had died, and 20 people disappeared, and more than 2,000 people were homeless. According to the New York Times and Xinhua News Agency, Rio Grande ...</text:p>
      <text:p text:style-name="P4">
Videos: []</text:p>
      <text:p text:style-name="P4">
Audios: []</text:p>
      <text:p text:style-name="P4">
Images: []</text:p>
      <text:p text:style-name="P4">
Type: NewsArticle</text:p>
      <text:p text:style-name="P4">
Breadcrumbs: ['即时', '国际']</text:p>
      <text:p text:style-name="P4">
Keywords: ['巴西', '风暴', '天气']</text:p>
      <!--METADATA-->
      <text:p text:style-name="P4">
In southern Brazil, a winter storm was attacked. As of Saturday (June 17), 11 people had died, and 20 people disappeared, and more than 2,000 people were homeless.</text:p>
      <text:p text:style-name="P4">
According to the "New York Times" and Xinhua News Agency, the Rio Grande Dosul, Braza, was attacked by winter storms on Friday (16th). Rainstorms and floods flooded many streets. At present, 41 cities are affected.</text:p>
      <text:p text:style-name="P4">
San Carinana, who is also in the southern region, is also affected by storms. According to statistics from the Brazilian meteorological forecasting agency, the precipitation of more than 100 mm within 24 hours of two states is more than 100 mm.</text:p>
      <text:p text:style-name="P4">
Maquiné is one of the most affected cities in Texas, South Rio, with a precipitation of more than 254 mm within a day. Dozens of residents who were forced to leave their homes trembled to find food and dry clothes in the asylum. The city authorities have issued a landslide warning.</text:p>
      <text:p text:style-name="P4">
According to the statistics of many power companies, the storm has caused nearly 190,000 residents in the state to power out. Governor of Grand, South Rio, said that civil defense, fire protection and military departments have all sent rescuers to give priority to the most serious communities in the affected.</text:p>
      <text:p text:style-name="P4">
In addition, the Brazil Navy issued an announcement on Saturday that affected by bad weather, a fishing boat with eight crew members lost contact in the waters of SantacArina on Friday. The Navy, Air Force, and fire departments have started search and rescue work, but have not found crash and personnel.</text:p>
      <text:p text:style-name="P4">
This storm is caused by temperate cyclones. Meteorological institutions predict that as the temperate cyclone far away, the weather in south of Brazil will improve in the short term, but it may face a large -scale cooling.</text:p>
      <text:p text:style-name="P4">
News Source: <text:a xlink:type="simple" xlink:href="https://www.zaobao.com.sg/realtime/world/story20230618-1405450" text:style-name="Internet_20_link" text:visited-style-name="Visited_20_Internet_20_Link">
https://www.zaobao.com.sg/realtime/world/story20230618-1405450</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18T09:18:39</text:p>
      <text:p text:style-name="P4">
Modified Time: 2023-06-18T13:33:02</text:p>
      <text:p text:style-name="P4">
Description: The Ukrainian army said they destroyed a "important" ammunition depot near the port city occupied by Russia by Russia.</text:p>
      <text:p text:style-name="P4">
Images: ["<text:a xlink:type="simple" xlink:href="https://chinese.aljazeera.net/wp-content/uploads/2023/06/1-1687093756.jpg" text:style-name="Internet_20_link" text:visited-style-name="Visited_20_Internet_20_Link">
1-168709375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8" text:anchor-type="as-char" svg:width="6.9236in" svg:height="4.615733in" draw:z-index="0">
<draw:image xlink:href="../Images/Aljazeera Chinese/2023-06-18T09-18-39/1-1687093756.jpg" xlink:type="simple" xlink:show="embed" xlink:actuate="onLoad" draw:mime-type="image/jpeg"/>
</draw:frame>
Britain is called Russia and Ukraine heavy casualties</text:p>
      <ul>
        <li>
Britain said that Kiev worked hard to drive the Kremlin's army out of the occupation zone, and the number of troops in Russia and Ukraine was large. * The Ukrainian army said they destroyed a "important" ammunition depot near the port city occupied by Russia by Russia.</li>
      </ul>
      <text:p text:style-name="P4">
read more</text:p>
      <text:p text:style-name="P4">
News Source: <text:a xlink:type="simple" xlink:href="https://chinese.aljazeera.net/news/war-in-ukraine/liveblog/2023/6/18/%e4%bf%84%e7%bd%97%e6%96%af%e5%af%b9%e4%b9%8c%e5%85%8b%e5%85%b0%e6%88%98%e4%ba%89%e7%9a%84%e4%bb%8a%e6%97%a5%e5%8f%91%e5%b1%95-360" text:style-name="Internet_20_link" text:visited-style-name="Visited_20_Internet_20_Link">
https://chinese.aljazeera.net/news/war-in-ukraine/liveblog/2023/6/18/%e4%bf%84%e7%bd%97%e6%96%af%e5%af%b9%e4%b9%8c%e5%85%8b%e5%85%b0%e6%88%98%e4%ba%89%e7%9a%84%e4%bb%8a%e6%97%a5%e5%8f%91%e5%b1%95-360</text:a>
</text:p>
      <!--NEWS-->
      <text:h text:style-name="P10" text:outline-level="1">
<text:span text:style-name="T4">
The Paris Aviation Show will predict the air defense system as the protagonist</text:span>
</text:h>
      <text:p text:style-name="P4">
Publisher: 法新社</text:p>
      <text:p text:style-name="P4">
Published Time: 2023-06-18T09:32:07+00:00</text:p>
      <text:p text:style-name="P4">
Modified Time: 2023-06-18T09:20:04+00:00</text:p>
      <text:p text:style-name="P4">
Description: (Agence France -Presse, Paris, 18th) Ukrainian war uses drones and missiles intensively, exposing the air defense capacity gap in European countries, and aviation consultants predict that the Paris Air Show (Paris ...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6-18T09-32-07-00-00/000000.png" xlink:type="simple" xlink:show="embed" xlink:actuate="onLoad" draw:mime-type="image/png"/>
</draw:frame>
Aerodynamic Advisory president Richardaboulafia told AFP told France -President: "You will see that many people are talking about missile production capacity. The missile must be the fastest growing market in this industry. But the manufacturer's speed can't keep up at all. "</text:p>
      <text:p text:style-name="P4">
Western countries have completely grasped the sky since the end of the Cold War, and largely abandoned a strong air defense system that used to defend the North Atlantic Convention Organization (NATO) forces not being attacked by Soviet aircraft. In a recent report, the French Parliament had alert, and eight French air defense artillery regiments were abolished.</text:p>
      <text:p text:style-name="P4">
However, Markcancian, a senior consultant of the "Strategic and International Research Center" (CSIS) of Washington Think Tank, said that as more and more countries have achieved cruise missiles, short -range ballistic missiles and drones, NATO countries have re -focused on in recent years, they have re -focused attention air defense.</text:p>
      <text:p text:style-name="P4">
Kanson told AFP: "They have started, but basically not far ... I think the number of (air defense weapons) will be more, but this will not be urgent The shortage is difficult to respond to the short -range or long -range defense needs of Ukraine.</text:p>
      <text:p text:style-name="P4">
The German government has allocated a special fund of 100 billion euros (about NT $ 360 billion). It will be used to rebuild the National Defense Force in the next few years. Among them, 5 billion euros are planned to be used for air defense. The air defense budget is also comparable to Germany.</text:p>
      <text:p text:style-name="P4">
In terms of the military industry, the European MBDA missile system company has signed contracts worth 2 billion euros with France and Italy in recent months, and will supply 700 purple garden air defense missiles (ASTER) in the two countries.</text:p>
      <text:p text:style-name="P4">
Poland will also spend 2.2 billion euros to purchase hundreds of CAMM missiles and 44 launchers.</text:p>
      <text:p text:style-name="P4">
News Source: <text:a xlink:type="simple" xlink:href="https://www.rfi.fr/cn/%E5%9B%BD%E9%99%85%E6%8A%A5%E9%81%93/20230618-%E5%B7%B4%E9%BB%8E%E8%88%AA%E7%A9%BA%E5%B1%95%E5%B0%86%E7%99%BB%E5%9C%BA-%E4%B8%93%E5%AE%B6%E9%A2%84%E6%B5%8B%E9%98%B2%E7%A9%BA%E7%B3%BB%E7%BB%9F%E6%98%AF%E4%B8%BB%E8%A7%92" text:style-name="Internet_20_link" text:visited-style-name="Visited_20_Internet_20_Link">
https://www.rfi.fr/cn/%E5%9B%BD%E9%99%85%E6%8A%A5%E9%81%93/20230618-%E5%B7%B4%E9%BB%8E%E8%88%AA%E7%A9%BA%E5%B1%95%E5%B0%86%E7%99%BB%E5%9C%BA-%E4%B8%93%E5%AE%B6%E9%A2%84%E6%B5%8B%E9%98%B2%E7%A9%BA%E7%B3%BB%E7%BB%9F%E6%98%AF%E4%B8%BB%E8%A7%92</text:a>
</text:p>
      <!--NEWS-->
      <text:h text:style-name="P10" text:outline-level="1">
<text:span text:style-name="T4">
Mexico heat waves are here to seize more than 100 immigrants at high temperatures and squeeze car cars at high temperatures</text:span>
</text:h>
      <text:p text:style-name="P4">
Publisher: 法新社</text:p>
      <text:p text:style-name="P4">
Published Time: 2023-06-18T1:32:07+00:00</text:p>
      <text:p text:style-name="P4">
Modified Time: 2023-06-18T09:05:02+00:00</text:p>
      <text:p text:style-name="P4">
Description: (Agence France -Presse Mexico City, 18th) Mexico has recently been hit by heat waves, and the temperature has soared. The Mexican National Immigration Department said today that the authorities have seized 129 immigrants in the carriage of a tru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18T1-32-07-00-00/000000.png" xlink:type="simple" xlink:show="embed" xlink:actuate="onLoad" draw:mime-type="image/png"/>
</draw:frame>
The National Immigration Bureau issued a statement saying that on the evening of the 16th, Veracruz, in eastern Mexico, found "Gwdimara, Hongdulas, Salvador, and Indian immigrants."</text:p>
      <text:p text:style-name="P4">
Mexico is being attacked by heat waves, and at least 8 people have died.</text:p>
      <text:p text:style-name="P4">
The trucks with more than 100 immigrants were seized in the town of Sayula de Aleman. According to the Mexican National Meteorological Administration, the local temperature soared to 44 degrees Celsius today.</text:p>
      <text:p text:style-name="P4">
The National Immigration Bureau pointed out that 51 immigrants from Guatemala have been repatriated.</text:p>
      <text:p text:style-name="P4">
The other 19 other minors from Guatemara and Hongdu, and unattended were sent to special shelters, while others were transferred to immigration stations.</text:p>
      <text:p text:style-name="P4">
Thousands of immigrants travel through Mexico every day, hoping to reach the United States, many of them are poverty and violence from their country.</text:p>
      <text:p text:style-name="P4">
On the way, these immigrants are often reduced to victims of criminal organizations and population trafficking.</text:p>
      <text:p text:style-name="P4">
According to the National Immigration Department, more than 2,100 immigrants in Mexico were abducted last year.</text:p>
      <text:p text:style-name="P4">
News Source: <text:a xlink:type="simple" xlink:href="https://www.rfi.fr/cn/%E5%9B%BD%E9%99%85%E6%8A%A5%E9%81%93/20230618-%E5%A2%A8%E8%A5%BF%E5%93%A5%E7%83%AD%E6%B5%AA%E6%9D%A5%E8%A2%AD-%E5%BD%93%E5%B1%80%E6%9F%A5%E8%8E%B7%E9%80%BE%E7%99%BE%E7%A7%BB%E6%B0%91%E9%AB%98%E6%B8%A9%E4%B8%8B%E6%8C%A4%E8%B4%A7%E8%BD%A6%E8%BD%A6%E5%8E%A2" text:style-name="Internet_20_link" text:visited-style-name="Visited_20_Internet_20_Link">
https://www.rfi.fr/cn/%E5%9B%BD%E9%99%85%E6%8A%A5%E9%81%93/20230618-%E5%A2%A8%E8%A5%BF%E5%93%A5%E7%83%AD%E6%B5%AA%E6%9D%A5%E8%A2%AD-%E5%BD%93%E5%B1%80%E6%9F%A5%E8%8E%B7%E9%80%BE%E7%99%BE%E7%A7%BB%E6%B0%91%E9%AB%98%E6%B8%A9%E4%B8%8B%E6%8C%A4%E8%B4%A7%E8%BD%A6%E8%BD%A6%E5%8E%A2</text:a>
</text:p>
      <!--NEWS-->
      <text:h text:style-name="P10" text:outline-level="1">
<text:span text:style-name="T4">
The North Korean Labor Party held the Eighth Plenary Session of the Eighth Plenary Session of Kim Jong Un to attend</text:span>
</text:h>
      <text:p text:style-name="P4">
Author: 联合早报 (Person)</text:p>
      <text:p text:style-name="P4">
Publisher: 联合早报 (Organization)</text:p>
      <text:p text:style-name="P4">
Published Time: 2023-06-18T10:05</text:p>
      <text:p text:style-name="P4">
Modified Time: 2023-06-18T10:05</text:p>
      <text:p text:style-name="P4">
Description: The North Korean Labor Party convened the Eighth Central Committee to expand the session of the Eighth Central Committee (the Eighth Plenary Session of the Eighth Central Committee). The North Korean Society reported on Saturday (June 17) that the Eighth Plenary Session of the Eighth Central Committee was held on Friday (16th). Kim Jong -un, General Secretary of the Workers' Party and Chairman of the State Councilor, attended the plenary meeting ...</text:p>
      <text:p text:style-name="P4">
Videos: []</text:p>
      <text:p text:style-name="P4">
Audios: []</text:p>
      <text:p text:style-name="P4">
Images: []</text:p>
      <text:p text:style-name="P4">
Type: NewsArticle</text:p>
      <text:p text:style-name="P4">
Breadcrumbs: ['即时', '国际']</text:p>
      <text:p text:style-name="P4">
Keywords: ['朝鲜', '金正恩', '朝鲜半岛']</text:p>
      <!--METADATA-->
      <text:p text:style-name="P4">
The North Korean Labor Party convened the Eighth Central Committee to expand the session of the Eighth Central Committee (the Eighth Plenary Session of the Eighth Central Committee).</text:p>
      <text:p text:style-name="P4">
The North Korean Society reported on Saturday (June 17) that the Eighth Plenary Session of the Eighth Central Committee was held on Friday (16th). Kim Jong -un, General Secretary of the Workers' Party and Chairman of the State Chairman, attended the plenary session.</text:p>
      <text:p text:style-name="P4">
It is reported that the plenary session will summarize the work of the Eighth and Seventh Plenary Session of the Eighth and Seventh Plenary Session of the Eighth and Seventh Plenary Session of the Eighth Plenary Session of the Economic Department and other departments in the first half of 2023, and adopt relevant measures to discuss and decide on the development of the party, the national construction, and the international international. Major policy issues such as national diplomacy and national defense strategies with dramatic situation.</text:p>
      <text:p text:style-name="P4">
Yonhap News Agency recently reported that although the North Korean Workers' Party had previously held a decision to hold the Eighth Plenary Session of the Eighth Central Committee in the middle of this month, as of Friday, major official media in North Korea did not report any relevant information about the meeting. Examped by various internal and external factors.</text:p>
      <text:p text:style-name="P4">
News Source: <text:a xlink:type="simple" xlink:href="https://www.zaobao.com.sg/realtime/world/story20230618-1405458" text:style-name="Internet_20_link" text:visited-style-name="Visited_20_Internet_20_Link">
https://www.zaobao.com.sg/realtime/world/story20230618-1405458</text:a>
</text:p>
      <!--NEWS-->
      <text:h text:style-name="P10" text:outline-level="1">
<text:span text:style-name="T4">
Column | Questions and Answers: Shenzhen May Flower Church escaped the beginning and end -the story behind the success of rescue</text:span>
</text:h>
      <text:p text:style-name="P4">
Author: None</text:p>
      <text:p text:style-name="P4">
Publisher: Radio Free Asia (Organization)</text:p>
      <text:p text:style-name="P4">
Published Time: 2023-06-18T10:15:00-04:00</text:p>
      <text:p text:style-name="P4">
Modified Time: 2023-06-18T11:33:27-04:00</text:p>
      <text:p text:style-name="P4">
Description: None</text:p>
      <text:p text:style-name="P4">
Videos: []</text:p>
      <text:p text:style-name="P4">
Audios: ["<text:a xlink:type="simple" xlink:href="https://www.rfa.org/mandarin/zhuanlan/youwenyouda/qa-061820231008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5.1927in" draw:z-index="0">
<draw:image xlink:href="../Images/rfamandarin/2023-06-18T10-15-00-04-00/000000.png" xlink:type="simple" xlink:show="embed" xlink:actuate="onLoad" draw:mime-type="image/png"/>
</draw:frame>
Members of the May Flower Church settled on the farm on the farm to maintain their livelihood in order to settle in Jeju Island. <text:a xlink:type="simple" xlink:href="https://www.rfa.org/mandarin/zhuanlan/youwenyouda/qa-06182023100836.html/@@images/image" text:style-name="Internet_20_link" text:visited-style-name="Visited_20_Internet_20_Link">
</text:a>
(Holy Dao Church provided)<text:a xlink:type="simple" xlink:href="https://www.rfa.org/mandarin/zhuanlan/youwenyouda/qa-06182023100836.html/@@stream" text:style-name="Internet_20_link" text:visited-style-name="Visited_20_Internet_20_Link">
Audio-Link: https: // Woohoo. Hair dyeing. OOG/MANDARIN/Column/Questions and Answers/Go -06182023100836.html/@@ Stream</text:a>
The Church of Shenzhen Reform Sacred Dao Church, also known as about sixty church members of the May Flower Church, was religiously persecuted by religion to collectively escape in 2019. After more than three years, I moved to Jeju Island and Thailand in South Korea. Finally, on April 7 this year, the Christian Jesus' Day "Holy Friday" arrived at Dallas Airport in Texas, USA. The courage and will to pursue religious freedom are admirable, and the process of collecting collective escape is unpredictable. So what kind of suffering did they experience? Have you encountered danger of life? Can you get rid of the shadow of the Chinese government after leaving China? In the end, what key characters and key events behind it?</text:p>
      <text:p text:style-name="P4">
In the previous program, we told the members of the May Flower Church in Thailand and were reported by insiders who were rejected by Chinese national security personnel. As a result, the temporary residence in the suburbs of Pattaya, Thailand was leaked. The thrilling journey; and from the process of transferring from Jeju Island to Thailand, a newborn baby could not get a passport, delayed in Jeju Island, and could not go to Thailand. In addition, we also introduced the members of the May Flower Church to settle in the farm in order to settle in Jeju Island to maintain their livelihood.</text:p>
      <text:p text:style-name="P4">
In this program, members of the May Flower Church came to the main organization and participants of the rescue activities, the US folk religious rights organization, and the founder of the China Aid Association Fu Xiqiu introduced the story behind the success of the rescue activities. Fu Xiuqiu introduced in detail that after learning that the members of the Shenzhen May Flower Church were in Thailand, after facing the danger of repatriation, he kept the phone in Texas for more than four hours and issued SOS for help information in a row, and wanted to rescue various ways. In the second half of the show, we invited you to listen. At that time, Ms. Dina Brown, a member of the American Church on a large bus in Thailand and the members of the May Flower Church on the large bus.</text:p>
      <text:p text:style-name="P4">
For the software over the wall, please send it to: fankui@rfa.org</text:p>
      <text:p text:style-name="P4">
Please pay attention to the social media of Lin Yueyang, the host of "Questions and Answers":</text:p>
      <text:p text:style-name="P4">
Skype account: linyueyang01</text:p>
      <text:p text:style-name="P4">
Twitter: linyueyang</text:p>
      <text:p text:style-name="P4">
WeChat: Linyueyang</text:p>
      <text:p text:style-name="P4">
News Source: <text:a xlink:type="simple" xlink:href="https://www.rfa.org/mandarin/zhuanlan/youwenyouda/qa-06182023100836.html" text:style-name="Internet_20_link" text:visited-style-name="Visited_20_Internet_20_Link">
https://www.rfa.org/mandarin/zhuanlan/youwenyouda/qa-06182023100836.html</text:a>
</text:p>
      <!--NEWS-->
      <text:h text:style-name="P10" text:outline-level="1">
<text:span text:style-name="T4">
North Korea under the new crown epidemic: "We are trapped and waited for death"</text:span>
</text:h>
      <text:p text:style-name="P4">
Author: https://www.facebook.com/bbcworldservice/</text:p>
      <text:p text:style-name="P4">
Publisher: BBC News 中文</text:p>
      <text:p text:style-name="P4">
Published Time: 2023-06-18T10:16:59.000Z</text:p>
      <text:p text:style-name="P4">
Modified Time: 2023-06-18T10:16:59.000Z</text:p>
      <text:p text:style-name="P4">
Description: For many months, the BBC has been in secret with the three Koreans living in North Korea. They disclosed for the first time that the government blocked the disaster after blocking the border more than three years ago.</text:p>
      <text:p text:style-name="P4">
Images: ["<text:a xlink:type="simple" xlink:href="https://ichef.bbci.co.uk/news/640/cpsprodpb/4D2E/production/_130085791_b750fe71-e6db-4900-91ec-64af097bbd41.jpg" text:style-name="Internet_20_link" text:visited-style-name="Visited_20_Internet_20_Link">
_130085791_b7...</text:a>
", "<text:a xlink:type="simple" xlink:href="https://ichef.bbci.co.uk/news/640/cpsprodpb/9B4E/production/_130085793_h_ch1_dk_2560_x_1440.jpg" text:style-name="Internet_20_link" text:visited-style-name="Visited_20_Internet_20_Link">
<text:span text:style-name="T5">
130085793_h</text:span>
...</text:a>
", "<text:a xlink:type="simple" xlink:href="https://ichef.bbci.co.uk/news/640/cpsprodpb/E96E/production/_130085795_3c5e0bd7-f6f9-4b3d-b31d-ce2b4a91ee30.jpg" text:style-name="Internet_20_link" text:visited-style-name="Visited_20_Internet_20_Link">
_130085795_3c...</text:a>
", "<text:a xlink:type="simple" xlink:href="https://ichef.bbci.co.uk/news/640/cpsprodpb/1378E/production/_130085797_132e4697-c7d8-4553-b58f-b5dc7afde75e.jpg" text:style-name="Internet_20_link" text:visited-style-name="Visited_20_Internet_20_Link">
_130085797_13...</text:a>
", "<text:a xlink:type="simple" xlink:href="https://ichef.bbci.co.uk/news/640/cpsprodpb/13086/production/_130085977_6f6f52d2-e5c5-456d-80c6-a3c875bb4174.jpg" text:style-name="Internet_20_link" text:visited-style-name="Visited_20_Internet_20_Link">
_130085977_6f...</text:a>
", "<text:a xlink:type="simple" xlink:href="https://ichef.bbci.co.uk/news/640/cpsprodpb/0FE4/production/_130086040_2de2293a-2821-4fff-8b35-ad846371c258.jpg" text:style-name="Internet_20_link" text:visited-style-name="Visited_20_Internet_20_Link">
_130086040_2d...</text:a>
"]</text:p>
      <text:p text:style-name="P4">
Videos: []</text:p>
      <text:p text:style-name="P4">
Tags: ['金正恩', '朝鲜', '新冠病毒疫情']</text:p>
      <text:p text:style-name="P4">
Type: Article</text:p>
      <!--METADATA-->
      <text:h text:style-name="P12" text:outline-level="3">
<text:span text:style-name="T4">
North Korea under the new crown epidemic: "We are trapped and waited for death"</text:span>
</text:h>
      <text:p text:style-name="P4">
10:16 am on June 18, 2023![] <text:a xlink:type="simple" xlink:href="Images/BBC Chinese/2023-06-18T10-16-59.000Z/_130085791_b750fe71-e6db-4900-91ec-64af097bbd41.jpg" text:style-name="Internet_20_link" text:visited-style-name="Visited_20_Internet_20_Link">
</text:a>
<text:span text:style-name="T4">
 For several months, the BBC has been secretly contacted with three people in North Korea. They disclosed for the first time that the government blocked the disaster after blocking the border more than three years ago. Hunger and brutal suppression, but there is no chance to escape. </text:span>
</text:p>
      <text:p text:style-name="P4">
Ming Shu stared at the mobile phone with her body, fighting for the next sale. She is a savvy businessman who secretly sells smugglers to some urgent people with a small amount of supply, allowing her to live barely. She had been caught once, and it was reluctant to afford the dredging fee at that time before she was relieved.</text:p>
      <text:p text:style-name="P4">
She has almost no money to come again. However, knocking on the door may sound at any time. She was afraid of not only the police, but also her neighbors. Now she can hardly believe anyone. This is not the case. Mingshu's drug business was originally prosperous.</text:p>
      <text:p text:style-name="P4">
However, on January 27, 2020, North Korea suddenly closed the country to deal with the global epidemic. Citizens who have been banned from exporting are now closed in their own towns. Rescue workers and diplomats were packaged and left. The guards received the order, and any person near the border killed. The most isolated country in the world has become a black hole.</text:p>
      <text:p text:style-name="P4">
Under Kim Jong -un's totalitarian rule, North Korea was banned from contacting the outside world. With the help of the Northern Media "DailyNK" in the country in the country, the BBC was able to contact three North Korean civilians. They urgently want to tell the world about the catastrophic impact of Fengguan on their lives. They understand that if the government finds that they are reporting to us, they are likely to be executed. In order to protect them, we can only disclose what they tell us, but their experience provides a picture of rare domestic conditions in North Korea.</text:p>
      <text:h text:style-name="P12" text:outline-level="3">
<text:span text:style-name="T4">
Mingshu</text:span>
</text:h>
      <text:p text:style-name="P4">
<draw:frame draw:style-name="fr1" draw:name="Image113" text:anchor-type="as-char" svg:width="6.9236in" svg:height="3.894525in" draw:z-index="0">
<draw:image xlink:href="../Images/BBC Chinese/2023-06-18T10-16-59.000Z/_130085793_h_ch1_dk_2560_x_1440.jpg" xlink:type="simple" xlink:show="embed" xlink:actuate="onLoad" draw:mime-type="image/jpeg"/>
</draw:frame>
"Our food conditions have never been so bad," Ming Shu told us. Like most North Korean women, she is the main economic source of the family. The meager salary obtained from the mandatory government work is basically worthless, which forces their wives to come up with various ways to maintain their livelihood.</text:p>
      <text:p text:style-name="P4">
Before the closure, Ming Shu would find an urgent need of antibiotics such as antibiotics in various ways, stole them from China, and then sold them to their local market. She needs to buy the border guards, which occupies half of her profits, but she accepts the rules of the game. This allows her to live a comfortable life in the northern town that borders in China.</text:p>
      <text:p text:style-name="P4">
The burden of supporting her family has always given her heavy pressure, but now this pressure makes her overwhelmed. It is almost impossible to find a sellable product. On one occasion, she wanted to steal the drug by herself, but was caught. Now she is always surveillance. She tried to sell domestic drugs in North Korea, but it is difficult to find this now, and her income is almost halved.</text:p>
      <text:p text:style-name="P4">
Now, her husband and children wake up every day, and she will prepare corn breakfast for them. Her hungry neighbors have begun to knock on the door for food, but she has to reject them. "We all live on the edge of life," she said.</text:p>
      <text:h text:style-name="P12" text:outline-level="3">
<text:span text:style-name="T4">
Chanhao</text:span>
</text:h>
      <text:p text:style-name="P4">
In another town of the border, the construction worker Chan Hao was frustrated the day in the morning. "I want people to know that I regret being born in this country," he vented like this.</text:p>
      <text:p text:style-name="P4">
<draw:frame draw:style-name="fr1" draw:name="Image114" text:anchor-type="as-char" svg:width="6.9236in" svg:height="3.894525in" draw:z-index="0">
<draw:image xlink:href="../Images/BBC Chinese/2023-06-18T10-16-59.000Z/_130085795_3c5e0bd7-f6f9-4b3d-b31d-ce2b4a91ee30.jpg" xlink:type="simple" xlink:show="embed" xlink:actuate="onLoad" draw:mime-type="image/jpeg"/>
</draw:frame>
He got up early, helped his wife to open the market, and then went to the construction site by himself. He did his best to help her move the goods and put it on the booth. He knew very well that he lived on her small business. He earns 4,000 North Korea -equivalent to $ 4 (£ 3) -the is not enough to buy a kilogram of rice, and his family has not received the government's grain for a long time, and he no longer expects.</text:p>
      <text:p text:style-name="P4">
He said that most North Koreans buying food markets are now almost empty, and the prices of rice, corn and seasonings have risen. Because the food produced by North Korea is not enough to be supplied to the citizens, it depends on imports. The blockade of the border allows the government to cut off the important food and fertilizers and machines for planting crops.</text:p>
      <text:p text:style-name="P4">
At the beginning, Chanhao was worried that he might die in the new crown, but over time, he began to worry about starving, especially after he watched the people around him died. The first to be starved to his village was a mother and her children. She was sick at the time. Her children rely on begging food to keep her life as much as possible, but in the end, all three died.</text:p>
      <text:p text:style-name="P4">
Then there was a mother who was sentenced to work because of violating the isolation order. She starved to death with her son. Recently, a acquaintance's son was released from the army because of malnutrition. Chanhao remembers that his face suddenly swelled, and then he died within a week. "I think of my children, thinking that we have to live in this unsatisfactory hell, and I can't sleep."</text:p>
      <text:h text:style-name="P10" text:outline-level="1">
<text:span text:style-name="T4">
</text:span>
</text:h>
      <text:h text:style-name="P13" text:outline-level="4">
<text:span text:style-name="T4">
</text:span>
</text:h>
      <text:p text:style-name="P4">
Hundreds of miles away, relatively rich capital Pyongyang, high -rise buildings on both sides of the rivers of the city. Zhiyan took the subway to work. After another sleepless night, she exhausted.</text:p>
      <text:p text:style-name="P4">
<draw:frame draw:style-name="fr1" draw:name="Image115" text:anchor-type="as-char" svg:width="6.9236in" svg:height="3.894525in" draw:z-index="0">
<draw:image xlink:href="../Images/BBC Chinese/2023-06-18T10-16-59.000Z/_130085797_132e4697-c7d8-4553-b58f-b5dc7afde75e.jpg" xlink:type="simple" xlink:show="embed" xlink:actuate="onLoad" draw:mime-type="image/jpeg"/>
</draw:frame>
Her two children and husbands live on the money she earns in a food store. She once stole fruits and vegetables in the store to sell in the market, and she also sold cigarettes received by her husband from colleagues, and then bought rice with those money. Now, every time she get off work, the bag is thoroughly searched, and her husband no longer receives bribes. No one can afford anything.</text:p>
      <text:p text:style-name="P4">
"They have no longer possible," she was worried. Zhiyan now pretends to have three meals every day, but in fact she only eats one meal. She was hungry and was better than others knowing that she was poor.</text:p>
      <text:p text:style-name="P4">
She couldn't forget for a week, she was forced to eat "paste" -the food that mixed vegetables and grass into porridge into a paste. This food is inseparable from the darkest period in North Korea's history -in the 1990s devastating famine abused the country, causing as many as 3 million people to die.</text:p>
      <text:p text:style-name="P4">
"We all plan to survive 10 days in advance, and then plan for 10 days after the plan, thinking that if my husband and I are hungry, at least we can feed the children," Zhiyan said. Recently, she hasn't eaten for two days. "I thought I would die in my sleep, and I couldn't wake up in the morning," she said."This is a disaster," she said. "Without overseas supply, people don't know how to make a living." Recently, she heard that someone committed suicide at home, and some people hid in the mountains and died. She was distressed by the cold mentality of the city. "Even if someone dies next door, you will only think about yourself. It's so ruthless."</text:p>
      <text:p text:style-name="P4">
<draw:frame draw:style-name="fr1" draw:name="Image116" text:anchor-type="as-char" svg:width="6.9236in" svg:height="3.894525in" draw:z-index="0">
<draw:image xlink:href="../Images/BBC Chinese/2023-06-18T10-16-59.000Z/_130085977_6f6f52d2-e5c5-456d-80c6-a3c875bb4174.jpg" xlink:type="simple" xlink:show="embed" xlink:actuate="onLoad" draw:mime-type="image/jpeg"/>
</draw:frame>
Image source, nk news</text:p>
      <text:p text:style-name="P4">
Image adding text,</text:p>
      <text:p text:style-name="P4">
During the new crown epidemic, the Pyongyang people wearing a mask are waiting for the train at an intersection.</text:p>
      <text:p text:style-name="P4">
For many months, the news of people's starving has been circulating, causing fear of may face another famine in North Korea. Peter Ward, an economist of North Korea, described the description of "very worrying".</text:p>
      <text:p text:style-name="P4">
"You heard that people starve to death are the same thing, but when you really know that the people around you are starving, this means that the food condition is very serious -worse than what we realize, and in the late 1990s The famine has been serious since any time, "he said.</text:p>
      <text:p text:style-name="P4">
North Korea's famine represents a turning point in the history of this country that is not long, causing its harsh social order to collapse. The government that cannot let people eat meals, give them fragmented freedom, and do what they need to do for life. Thousands of people fled out of the border and went to South Korea, Europe or the United States for refuge.</text:p>
      <text:p text:style-name="P4">
At the same time, the private market began to rise, and women began to sell soybeans, second -hand clothes and Chinese electronic products. A non -mainstream economy came into being, followed by a North Korean of the entire generation, and learned to make a living in the case of rarely helping the government -capitalists developed in a high -pressure communist country.</text:p>
      <text:p text:style-name="P4">
<draw:frame draw:style-name="fr1" draw:name="Image117" text:anchor-type="as-char" svg:width="6.9236in" svg:height="7.908049in" draw:z-index="0">
<draw:image xlink:href="../Images/BBC Chinese/2023-06-18T10-16-59.000Z/_130086040_2de2293a-2821-4fff-8b35-ad846371c258.jpg" xlink:type="simple" xlink:show="embed" xlink:actuate="onLoad" draw:mime-type="image/jpeg"/>
</draw:frame>
Image source, nk news</text:p>
      <text:p text:style-name="P4">
Image adding text,</text:p>
      <text:p text:style-name="P4">
Children in North Korea's famine in the 1990s</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The market went to the building one day, and Ming Shu was calculating her revenue. She was worried that the government would start the capitalist generation for her and this capitalist generation. She believes that the global popularity is just an excuse for the authorities to re -control the people's lives. "Indeed, they want to fight smuggling and prevent people from escaping," she said. "Now, even if you are near the river near the Chinese border, you will be severely punished."</text:p>
      <text:p text:style-name="P4">
Construction worker Chanhao also reached the point of the collapse. This is the most difficult time he has experienced. The famine was difficult, he said, but at the time there was no such harsh suppression and punishment. "If people want to escape, the government can't do anything," he said. "Now, you may be executed in a wrong step."</text:p>
      <text:p text:style-name="P4">
His friend's son has recently witnessed the execution of the government several times. Three or four people were killed every time, and the charges were trying to escape. "If I live according to the rules, I am likely to starve to death, but as long as I try to escape, I am afraid that I may be arrested, the label as a traitor, and then to execute," Chanhao told us. "We are trapped here and wait for die."</text:p>
      <text:p text:style-name="P4">
In front of the border blockade, more than 1,000 escapers will arrive in South Korea each year, but after that, the number of people who are known to escape and reach South Korea is very small. Satellite pictures analyzed by Human Rightswatch (Human Rightswatch) show that the authorities have built many walls, fences and defense points along the border in the past three years, making it almost impossible to escape.</text:p>
      <text:p text:style-name="P4">
Just trying to contact foreign people is becoming more and more dangerous. In the past, residents near the border could also use mobile phones to be transported in from China to secretly call abroad through the mobile network of China Unicom. Now, Chanhao said that at each community party, people with Chinese mobile phones will be asked to surrender. Recently, a person he met by Ming Shu was discovered to call on the phone with the people in China, and was sentenced to several years.</text:p>
      <text:p text:style-name="P4">
Hannasong (transliteration) of the North Korean Human Rights Data Center (NKDB) said that by cracking down on smuggling and preventing people from contacting the outside world, the government is also depriving the people of the country to make a living. "When a grain is scarce, the government fully realizes what kind of damage this will cause," she said.</text:p>
      <text:p text:style-name="P4">
However, these extreme control measures cannot resist the new crown virus. On May 12, 2022, nearly two and a half years after the global popularity, North Korea officially confirmed its first confirmed case. Because there is no detection method, the people who have a fever are actually held at home for 10 days. The whole family will be prohibited from taking a step. As the epidemic spread, the town and the street were completely blocked, and sometimes it was more than two weeks.</text:p>
      <text:p text:style-name="P4">
In Pyongyang, Zhiyan looked at some neighbors out of her windows. They did not have enough food to adhere to the entire blockade period, and there was vegetables in front of them every day. But along the border, there is no help.</text:p>
      <text:p text:style-name="P4">
Ming Shu was panicked. Her life was already very tight, and the cabinets at home were empty. That's how she had to go crazy to sell medicine secretly. She felt the risk of getting sick to make money and starve to death.</text:p>
      <text:p text:style-name="P4">
Chanhao said that when the blockade was lifted, five families had "half dead". They only went out to find food after dark. "Those who stayed at home could not live," he said.</text:p>
      <text:p text:style-name="P4">
"People begged loudly, saying that they were starving to death, and for a few days, the government issued some rice from the inventory," he said. It is reported that the blockade in some areas has been lifted in advance, and people are obviously unable to survive if that.</text:p>
      <text:p text:style-name="P4">
Those infected people cannot rely on national ruined hospitals to treat them. Even the basic drugs are used up. The official suggestion is to use folk therapy to relieve symptoms. When Zhiyan became ill, he called his friends desperately. They suggested that she use boiling water to drink green onion.</text:p>
      <text:p text:style-name="P4">
</text:p>
      <text:p text:style-name="P4">
If it is calculated to the entire country, it is equivalent to more than 45,000 people, which is hundreds of times higher than the official announcement. But she got the news that everyone was informed of another cause of death, such as tuberculosis or liver cirrhosis.</text:p>
      <text:p text:style-name="P4">
In August 2022, three months after the outbreak of the epidemic, the government announced the victory of resistance, claiming that the virus had been cleared in China, but many isolation measures and regulations still took effect.</text:p>
      <text:p text:style-name="P4">
Kim Jong -un blocked the border in such an extreme way, which surprised the international community. Due to seeking development of nuclear weapons, North Korea is one of the strictest sanctions in the world. It is prohibited from selling its resources abroad, and it cannot import the fuel required for its normal operation. Many people ask, why is it a country that is already in the economy, and is willing to exert such pain to themselves?</text:p>
      <text:p text:style-name="P4">
"I think those leaders have determined that the new crown virus can kill many people, at least the people who are not damaging, they are worried about those who will die," Peter Ward said. He refers to the army and elites that keep their power for the Jin family. There is one of the worst medical systems around the world. The overall population is malnourished and has not been vaccinated. Many people will die for a reasonable prediction.</text:p>
      <text:p text:style-name="P4">
But Song Hannah said that the new crown epidemic also gave Kim Jong Un a great opportunity to re -control people's lives. "This is what he wants to do secretly for a long time," she said. "His first priority has always been as much as possible to be isolated and controlled by his people."</text:p>
      <text:p text:style-name="P4">
After making a little meager dinner, Zhiyan washed the dishes and cleaned her home. She climbed up to bed very early, hoping that she could rest better tonight. She will probably sleep more than Chanhao. The current work is very busy, and Chanhao often sleeps in the construction site.</text:p>
      <text:p text:style-name="P4">
However, in the relatively quiet border town of Ming Shu, she fell a little time, sitting with her family to watch TV, and used the battery that was charged during the day.</text:p>
      <text:p text:style-name="P4">
She especially likes watching Korean dramas, although these are prohibited. The show was sold and secretly sold through miniature SD cards. The latest episode that Ming Shu saw was about a K-Pop star appeared at the door of the family, claiming that he was his son who had been separated for many years. She said that since the border blockade, there are almost no new programs that can enter the border. In addition, the crackdown was very severe, and people became more careful.</text:p>
      <text:p text:style-name="P4">
She refers to the Reactionary Ideology and Culture RejectionAct adopted in December 2020. According to this law, people who smuggle foreign imaging products may be executed. Chanhao said that this is the "most terrible new law", and just watching these videos may face 10 years of imprisonment. According to the legal text obtained by "Daily North Korea", the purpose of the law is to prevent "a kind of decaying ideology that erodes our society".</text:p>
      <text:p text:style-name="P4">
Kim Jong -un's most worried thing is that his people understand the prosperous and free world outside their border, and wake up from the lies they hear.</text:p>
      <text:p text:style-name="P4">
Chanhao said that since the law was passed, foreign videos have almost disappeared. Only the younger generation dares to watch, which makes their parents extremely worried.</text:p>
      <text:p text:style-name="P4">
Zhiyan remembers a recent public trial in Pyongyang. Local leaders gathered together to judge a 22 -year -old man who shared Korean songs and movies. He was sentenced to 10 years and three months in the labor camp. Zhiyan said that before 2020, the trial of such cases usually only carried out quietly, and may be sentenced to one year in prison.</text:p>
      <text:p text:style-name="P4">
"The punishment is so much so much, and people are shocked," she said, "It's terrible, they are targeted at young people like this."</text:p>
      <text:p text:style-name="P4">
In 2019, former North Korean diplomat Ryu Hyun-Woo, a former North Korean diplomat, said that the formulation of the law is to ensure the loyalty of young people, because the attitude they developed is very different from their parents. "We have received a gift from the country since we were young, but under the leadership of Kim Jong -un, the country has not given the people anything," he said. Young people now question what the country has given them.</text:p>
      <text:p text:style-name="P4">
Zhiyan said that in order to implement this law, the government has established a group and "relentlessly" fights everywhere to fight anything that is considered anti -socialism. "People don't trust each other now, and the fear is huge."</text:p>
      <text:p text:style-name="P4">
Zhiyan said she was taken to ask for this new law. Since she was questioned, she no longer revealed her true thoughts to others. She is now more afraid of people than before.</text:p>
      <text:p text:style-name="P4">
For Professor Andreilankov, who has studied North Korea for 40 years, this trust is worrying. "If people don't trust each other, they can't talk about resistance," he said. "This means that North Korea can maintain stability and exist in the next few years or even decades."</text:p>
      <text:p text:style-name="P4">
In January 2023, the government passed another law to prohibit people from using vocabulary reminiscent of Korean dialects. Violation of this law may also constitute a death penalty in the most extreme circumstances. Zhiyan said that the law is now too much to remember, and those who are taken away may not know which one they have been accused. If they want to ask, the prosecutor will only answer, "You don't need to know which law you have committed."</text:p>
      <text:p text:style-name="P4">
"The three Korean people who interviewed the interviews confirmed a amazing point of view. North Korea is more high and totalitarian than in the past at any time." Korea's Sokeel Park said, "This is the disaster tragedy that is currently being performed."</text:p>
      <text:p text:style-name="P4">
Recently, there are signs that the authorities may be open to the border. Ming Shu and Chanhao, who lived near the border, said that most of them in the town had vaccinated the new crown vaccine -they estimated that it was a Chinese vaccine -in Pyongyang, Zhiyan said that a considerable number of people had already vaccinated two shots Essence In addition, customs data shows that the country is allowing some grains and flour to be imported from China again, which is likely to be to alleviate the shortage and avoid famine that many people are afraid of.</text:p>
      <text:p text:style-name="P4">
The control system that appears during the popular period is likely to be consolidated. This will make it more difficult for us to understand this country, and it is a pity that it will be much more difficult to understand everything that happens to what they have been instilled. "</text:p>
      <text:p text:style-name="P4">
However, there are subtle signs that the suffering that this regime has caused people in the past three years will not have no impact on itself. Chanhao said that on working days, people would not think of changing this system too much. They all focused on finding a way to eat dinner every day. If you have something to eat, you are happy. But as soon as he weekends, he, Ming Shu and Zhiyan had time to reflect."The country tells us that we are inhabited in the arms of our mother, but what kind of mother will kill him because the child does not want to starve in China because the child does not want to hungry?" He asked. "Before the new crown, people's views on Kim Jong -un are positive," Ming Shu said. "But now, almost everyone is dissatisfied."</text:p>
      <text:p text:style-name="P4">
Zhiyan remembers that when Kim Jong -un and US President Trump met with nuclear weapons in 2018, she was full of hope and joy, thinking that maybe she could go to foreign travel soon. The negotiations have been ruptured later. Since then, Kim Jong -un has continued to use its limited finances for nuclear weapons development and reject all diplomatic proposals in the international community. In 2022, he conducted a record number of missile tests.</text:p>
      <text:p text:style-name="P4">
"We were deceived," Zhiyan said, "Border blockade made our lives back 20 years. We feel deeply betrayed."</text:p>
      <text:p text:style-name="P4">
"The people never want this endless weapon development, it brings hardships to generations," she sighed.</text:p>
      <text:p text:style-name="P4">
Chanhao accused the international community. "The United States and the United Nations seem to be stupid," he said, questioning why they still proposed to negotiate with Kim Jong -un, it is clear that he would not give up nuclear weapons. On the contrary, the construction worker also hopes that the United States will attack his country.</text:p>
      <text:p text:style-name="P4">
"We can live only through war and get rid of the entire leadership," he said. "We must end this regime in some ways."</text:p>
      <text:p text:style-name="P4">
Ming Shu agreed to this. "If you start war, people will abandon our government," she said, "This is reality."</text:p>
      <text:p text:style-name="P4">
But Yan Yan hopes to have a simple way. She wants to live in a society where people are not hungry, neighbors can live, and they do not need to monitor each other. They can eat rice in three meals a day.</text:p>
      <text:p text:style-name="P4">
When we heard her news last time, she did not have enough food to feed the child.</text:p>
      <text:p text:style-name="P4">
We submit our survey results to the Korean government. The representative of the country's embassy in London said: "The information you collected is not exactly in line with the facts, because it is a testimony from the forces of the Anti -North Korea's Democratic People's Republic. One, and unswervingly maintain the well -being of the people. "</text:p>
      <text:p text:style-name="P4">
"Even in the face of the test and challenge, the people's well -being is our first priority."</text:p>
      <text:p text:style-name="P4">
<text:span text:style-name="T5">
*BBC is particularly thanks to Li Shangyong (</text:span>
 _ <text:span text:style-name="T5">
lee sang-yong</text:span>
 <text:span text:style-name="T5">
) and "Daily North Korea" (_daily nk</text:span>
 <text:span text:style-name="T5">
) team to help us get these related interviews; And North Korea News Network (</text:span>
 _NK News__) team helps us verify some of the surveys and provide photos taken in North Korea _</text:p>
      <text:p text:style-name="P4">
News Source: <text:a xlink:type="simple" xlink:href="https://www.bbc.com/zhongwen/simp/world-65943004" text:style-name="Internet_20_link" text:visited-style-name="Visited_20_Internet_20_Link">
https://www.bbc.com/zhongwen/simp/world-65943004</text:a>
</text:p>
      <!--NEWS-->
      <text:h text:style-name="P10" text:outline-level="1">
<text:span text:style-name="T4">
It is expected that the relationship between China and the United States to meet between the two countries is expected to warm up?</text:span>
</text:h>
      <text:p text:style-name="P4">
Author: None (Language: zh)</text:p>
      <text:p text:style-name="P4">
Publisher: None</text:p>
      <text:p text:style-name="P4">
Time: 2023-06-18T10:27:00Z</text:p>
      <text:p text:style-name="P4">
Description: On the morning of June 18, US Secretary of State Brills arrived in Beijing and held a five and a half hour meeting with Chinese Foreign Minister Qin Gang. This is also the first US Secretary of State's visit to China after 2018, and it is also the highest -level American officials who visited China since 2021. However, Brinten's trip is unlikely to cause major turns in the cold Sino -US relations.</text:p>
      <text:p text:style-name="P4">
Videos: []</text:p>
      <text:p text:style-name="P4">
Images: []</text:p>
      <text:p text:style-name="P4">
Subject: 时政风云</text:p>
      <text:p text:style-name="P4">
Subjects: ['专题报道：习近平访美', '南希·佩洛西']</text:p>
      <text:p text:style-name="P4">
Keywords: ['秦刚', '布林肯', '中国外长', '美国国务卿', '中美关系']</text:p>
      <text:p text:style-name="P4">
Id: 65953582</text:p>
      <!--METADATA-->
      <text:p text:style-name="P4">
<text:a xlink:type="simple" xlink:href="https://www.dw.com/zh/overlay/image/article/65953582/65952787" text:style-name="Internet_20_link" text:visited-style-name="Visited_20_Internet_20_Link">
 </text:a>
The talks between Blintken and Qin Gang are at the Diaoyutai State Hotel</text:p>
      <text:p text:style-name="P4">
(Voice of Germany Chinese) Brinchen(Antony shine)It should have been visited China in February this year, but it delayed its trip because of a suspected Chinese spy balloon flying over the United States. He landed in Beijing on the morning of June 18, local time, and met with Chinese Foreign Minister Qin Gang at the Diaoyutai State Hotel in the afternoon.</text:p>
      <text:p text:style-name="P4">
According to a Reuters reporter, Qin Gang greeted Brinken at the door of a villa in the National Hotel, instead of greeting in the house as usual. As soon as the two entered the door, they conducted a brief English conversation. Qin Gang asked Brinken's long -distance travel situation, and then shook hands in front of the national flag of China and the United States. After entering a conference room, journalists were briefly allowed to enter the photo, but neither foreign minister did not make any remarks in front of the reporter.</text:p>
      <text:p text:style-name="P4">
Hua Chunying, Assistant Minister of Foreign Affairs and spokesman, posted a photo of Qin Gang and Brinken with Twitter, and sent a text "I hope this talk can help guide <text:a xlink:type="simple" xlink:href="https://www.dw.com/zh/zh/中美关系/t-17455900" text:style-name="Internet_20_link" text:visited-style-name="Visited_20_Internet_20_Link">
Sino -US relations</text:a>
Return to the consensus reached by the two heads of state in Bali. "Hua Chunying also attended the Diaoyutai State Guest House.</text:p>
      <text:p text:style-name="P4">
In November last year, Chinese President Xi Jinping and US President Biden held a bilateral meeting during the G20 summit in Bali, Indonesia. He had a straightforward dialogue on issues such as Taiwan and North Korea. Essence</text:p>
      <text:p text:style-name="P4">
Blint will stay in China for two days. It is expected that Wang Yi, director of the Office of the Foreign Affairs Working Committee of the CPC Central Committee on June 19, may meet Xi Jinping. The trip to Brinkon is to seek to establish open and lasting communication channels between the United States and China to ensure that the strategic confrontation between the two countries will not evolve into a conflict. The outside world expects that Brintken's talks with China can pave the way for more US -China bilateral exchanges in the next few months, including US Treasury Secretary Yellen.(Janet Yelle), Minister of Commerce Raymond Duo(Religious ramond)Possible access. At the same time, Brosky may also be committed to laying a foundation for Biden and Xi Jinping at a meeting at the multilateral summit later this year.</text:p>
      <text:p text:style-name="P4">
After the meeting with Qin Gang, Brinkee will meet Wang Yi next, and may be traveled to Jun Ping.</text:p>
      <text:h text:style-name="P12" text:outline-level="3">
<text:span text:style-name="T4">
<text:span text:style-name="T4">
 Management and control risk </text:span>
</text:span>
</text:h>
      <text:p text:style-name="P4">
On June 17, US President Biden said that he was looking forward to meeting Xi Jinping within a few months. When talking about the balloon incident in February this year, Biden said that Chinese leaders may not know the specific position and use of the balloon at the time.</text:p>
      <text:p text:style-name="P4">
The balloon incident allowed Sino -US relations that had just recovered because of the meeting with Xi Jinping at the time <text:a xlink:type="simple" xlink:href="https://www.dw.com/zh/zh/中美外长通话-秦刚暗指双边关系困难责任在美方/a-65910231" text:style-name="Internet_20_link" text:visited-style-name="Visited_20_Internet_20_Link">
re -slide into the bottom of the valley</text:a>
, And directly caused Brinken to postpone the visits to China in February. In the next few months, high -level exchanges between the two countries were almost interrupted; and despite the United States repeatedly tried, China was unwilling to conduct regular military talks with Washington.</text:p>
      <text:p text:style-name="P4">
An accompanying senior officials in the United States State Department told Reuters reporters when they stopped Tokyo to supplement fuel that both the United States and China now realize that both countries do need to have high -level communication channels. "Relations between the two countries are at an important node. I think it is very important to reduce the risk of misjudgment, or as Chinese friends often say: to prevent the spiral of the relationship between the relationship between the two countries from falling down."</text:p>
      <text:p text:style-name="P4">
At present, there are major differences in the fields of China and the United States in the Taiwan Strait, South China Sea, Trade, Semiconductor, Human Rights and other fields. The outside world is worried that any form of friction upgrade may have a significant negative impact on global financial markets, trade, and supply chains.</text:p>
      <text:p text:style-name="P4">
The balloon incident in February directly led Brinken to delay in visiting China</text:p>
      <text:h text:style-name="P12" text:outline-level="3">
<text:span text:style-name="T4">
<text:span text:style-name="T4">
 US side reduces expectations </text:span>
</text:span>
</text:h>
      <text:p text:style-name="P4">
At a press conference on June 16, Brinken once said that the three main goals to go to Beijing this time are: establishing <text:a xlink:type="simple" xlink:href="https://www.dw.com/zh/zh/布林肯预计18日访华-着眼管控风险/a-65878688" text:style-name="Internet_20_link" text:visited-style-name="Visited_20_Internet_20_Link">
crisis management and control</text:a>
Mechanisms, promote the protection of the interests of the United States and allies and directly talk about concerns about issues and explore potential cooperation areas. Brinken said he would also mention the issue of being detained in China in China, and the United States believed that there was political motivation.</text:p>
      <text:p text:style-name="P4">
The U.S. State Department's website pointed out that Brinkens will meet with senior Chinese officials during his visit to China. Blint will discuss the importance of "maintaining open communication channels" and "responsible handling Sino -US relations". Blinden will also mention issues such as Sino -US concern, global and regional affairs, and the possibility of cooperation in cooperation facing together.</text:p>
      <text:p text:style-name="P4">
Other US officials said that further restoration of commercial flights between the United States and China may also be on the discussion agenda. However, in the telephone briefing earlier this week, the US official <text:a xlink:type="simple" xlink:href="https://www.dw.com/zh/zh/布林肯訪華在即-美不期望雙邊關係突破/a-65917669" text:style-name="Internet_20_link" text:visited-style-name="Visited_20_Internet_20_Link">
trying to dilute</text:a>
The high expectations of the outside world's visit to Brinken believes that "it is unlikely to make breakthroughs in any major issue."</text:p>
      <text:p text:style-name="P4">
_ (Reuters, Germany) _</text:p>
      <text:p text:style-name="P4">
News Source: <text:a xlink:type="simple" xlink:href="https://www.dw.com/zh/中美外长会晤-两国关系有望转暖/a-65953582" text:style-name="Internet_20_link" text:visited-style-name="Visited_20_Internet_20_Link">
https://www.dw.com/zh/中美外长会晤-两国关系有望转暖/a-65953582?maca=chi-rss-chi-all-1127-rdf</text:a>
</text:p>
      <!--NEWS-->
      <text:h text:style-name="P10" text:outline-level="1">
<text:span text:style-name="T4">
Taiwan Foreign Minister: If European countries want Taiwan chip companies to invest, they should strengthen their relations with Taiwan</text:span>
</text:h>
      <text:p text:style-name="P4">
Author: chinese@voanews.com (美国之音)</text:p>
      <text:p text:style-name="P4">
Publisher: 美国之音中文网 (Type: NewsMediaOrganization)</text:p>
      <text:p text:style-name="P4">
Published Time: 2023-06-18T10:58:21+08:00</text:p>
      <text:p text:style-name="P4">
Modified Time: 2023-06-18 02:58:21Z</text:p>
      <text:p text:style-name="P4">
Description: Foreign Minister Wu Zhaozheng said when visiting Europe last week that if European countries want Taiwan to continue to invest in semiconductor production, they should strengthen their relations with Taiwan.</text:p>
      <text:p text:style-name="P4">
Videos: []</text:p>
      <text:p text:style-name="P4">
Images: []</text:p>
      <text:p text:style-name="P4">
Categories: '台湾'</text:p>
      <text:p text:style-name="P4">
Type: None</text:p>
      <!--METADATA-->
      <text:p text:style-name="P4">
Nonenone</text:p>
      <text:p text:style-name="P4">
News Source: <text:a xlink:type="simple" xlink:href="https://www.voachinese.com/a/taiwan-seeks-closer-eu-ties-in-return-for-chip-investment---minister-20230617/7142068.html" text:style-name="Internet_20_link" text:visited-style-name="Visited_20_Internet_20_Link">
https://www.voachinese.com/a/taiwan-seeks-closer-eu-ties-in-return-for-chip-investment---minister-20230617/7142068.html</text:a>
</text:p>
      <!--NEWS-->
      <text:h text:style-name="P10" text:outline-level="1">
<text:span text:style-name="T4">
The prospect of the "Science and Technology Cooperation Agreement" in the United States and China Competition Upgrade is worrying</text:span>
</text:h>
      <text:p text:style-name="P4">
Author: None</text:p>
      <text:p text:style-name="P4">
Publisher: Radio Free Asia (Organization)</text:p>
      <text:p text:style-name="P4">
Published Time: 2023-06-18T11:15:00-04:00</text:p>
      <text:p text:style-name="P4">
Modified Time: 2023-06-18T13:4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88615in" draw:z-index="0">
<draw:image xlink:href="../Images/rfamandarin/2023-06-18T11-15-00-04-00/000000.png" xlink:type="simple" xlink:show="embed" xlink:actuate="onLoad" draw:mime-type="image/png"/>
</draw:frame>
The national flag of the United States and China <text:a xlink:type="simple" xlink:href="https://www.rfa.org/mandarin/Xinwen/1-06182023111246.html/@@images/image" text:style-name="Internet_20_link" text:visited-style-name="Visited_20_Internet_20_Link">
</text:a>
Associated Press Picture</text:p>
      <text:p text:style-name="P4">
Reuters on June 18 quoted a number of official US sources familiar with relevant discussions disclosure that, in view of the current state of US -China relations in the worst of decades, whether the U.S. government is allowed to let the US -China Science and Technology Cooperation Agreement "Agreement on the United States and China Science and Technology Cooperation Agreement"(STA)Discussion in failure later this year.</text:p>
      <text:p text:style-name="P4">
On Sunday, U.S. Secretary of State Brills held talks with Chinese Foreign Minister Qin Gang in Beijing. The outside world expects whether both parties can achieve a breakthrough in any two countries. In fact, Brincken was the first US Secretary of State to visit Beijing in five years. The above -mentioned news about whether the scientific and technological cooperation agreement can be renewed also highlights the differences among the US policy makers, or the consequences of contact with China, a risk that may follow the power of competitors that may follow different rules?</text:p>
      <text:p text:style-name="P4">
It is reported that the United States and China signed this milestone "Science and Technology Cooperation Agreement" when establishing diplomatic relations in 1979. The agreement has been renewed every five years since then. The current agreement will expire on August 27.</text:p>
      <text:p text:style-name="P4">
Reuters pointed out that the above -mentioned agreement helps China to grow into a technology and military power, but the concerns of Chinese technology and business achievements have also caused questioning whether the agreement should continue. Some government officials have said that although the mainstream views of the United States seem to support renewal, more and more government officials and legislators believe that considering the competition between the United States and China big.</text:p>
      <text:p text:style-name="P4">
Gragel, chairman of the China House of China China Issues Special Committee, said, "Prolonging the scientific and technological agreement between the United States and China will only further endanger our research and intellectual property rights, and the government must make this outdated agreement fail."</text:p>
      <text:p text:style-name="P4">
As of now, neither the US State Department and the National Security Commissioner have not comment on the above news. Liu Pengyu, a spokesman for the Chinese Embassy in the United States, said that Chinese officials contacted the United States a year ago and discussed the agreement with the United States, and hoped that the United States would accelerate the internal review before the agreement expired.</text:p>
      <text:p text:style-name="P4">
Responsible: He Ping</text:p>
      <text:p text:style-name="P4">
News Source: <text:a xlink:type="simple" xlink:href="https://www.rfa.org/mandarin/Xinwen/1-06182023111246.html" text:style-name="Internet_20_link" text:visited-style-name="Visited_20_Internet_20_Link">
https://www.rfa.org/mandarin/Xinwen/1-06182023111246.html</text:a>
</text:p>
      <!--NEWS-->
      <text:h text:style-name="P10" text:outline-level="1">
<text:span text:style-name="T4">
Hubei objections Chen Jianxiong's court trial revealed that the public prosecution party suggested that four years of sentence</text:span>
</text:h>
      <text:p text:style-name="P4">
Author: None</text:p>
      <text:p text:style-name="P4">
Publisher: Radio Free Asia (Organization)</text:p>
      <text:p text:style-name="P4">
Published Time: 2023-06-18T11:19:11-04:00</text:p>
      <text:p text:style-name="P4">
Modified Time: 2023-06-18T11:19: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5.203867in" draw:z-index="0">
<draw:image xlink:href="../Images/rfamandarin/2023-06-18T11-19-11-04-00/000000.png" xlink:type="simple" xlink:show="embed" xlink:actuate="onLoad" draw:mime-type="image/png"/>
</draw:frame>
Hubei objections Chen Jianxiong (right) interviewee exclusively provided</text:p>
      <text:p text:style-name="P4">
Hubei objections Chen Jianxiong was charged with the case of "crime of provoking trouble." According to the Rights Rights Network on Saturday, the case was opened on June 9th on the day of the court in Tongcheng County, Xianning, Hubei, and the court was fully upgraded as the court.</text:p>
      <text:p text:style-name="P4">
During the trial, Chen Jianxiong requested that the judge and public prosecutor who were identified by the Communist Party had an application for evasion, but it was rejected by the court and did not reconnect. Subsequently, Chen Jianxiong refused to answer any questions in court. The Procuratorate suggested that the case of Chen Jianxiong was sentenced to 4 years, but the court did not pronounce in court.</text:p>
      <text:p text:style-name="P4">
This station previously reported that Chen Jianxiong was taken away by the national security personnel of Chibi City, Hubei in April this year. One month later, he was officially arrested for suspected "provocative trouble". People familiar with the matter believe that Chen Jianxiong was arrested. It may be related to the case of his case of reposting the case of Wang Aizhong, a person in Guangzhou on overseas social platforms, and Ou Biaofeng, a person arrested by Hunan.</text:p>
      <text:p text:style-name="P4">
It is reported that in May 2013, five citizens including Chen Jianxiong launched the "Light China" campaign in Chibi City, Hubei, and publicized democratic concepts in the local people's square. Five people are known as "Chibi Five Gentlemen". Chen Jianxiong has been arrested and sentenced by the authorities for many times for "provoking trouble" and is currently being detained in the Chibi City Detention Center in Hubei.</text:p>
      <text:p text:style-name="P4">
Responsible: He Ping</text:p>
      <text:p text:style-name="P4">
News Source: <text:a xlink:type="simple" xlink:href="https://www.rfa.org/mandarin/Xinwen/2-06182023111613.html" text:style-name="Internet_20_link" text:visited-style-name="Visited_20_Internet_20_Link">
https://www.rfa.org/mandarin/Xinwen/2-06182023111613.html</text:a>
</text:p>
      <!--NEWS-->
      <text:h text:style-name="P10" text:outline-level="1">
<text:span text:style-name="T4">
Taiwan election poll, Ke Wenzhe, leading Lai Qingde to attack &amp; quot; Straits Forum &amp; Quot;</text:span>
</text:h>
      <text:p text:style-name="P4">
Author: None</text:p>
      <text:p text:style-name="P4">
Publisher: Radio Free Asia (Organization)</text:p>
      <text:p text:style-name="P4">
Published Time: 2023-06-18T11:23:33-04:00</text:p>
      <text:p text:style-name="P4">
Modified Time: 2023-06-18T11:23: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23178in" draw:z-index="0">
<draw:image xlink:href="../Images/rfamandarin/2023-06-18T11-23-33-04-00/000000.png" xlink:type="simple" xlink:show="embed" xlink:actuate="onLoad" draw:mime-type="image/png"/>
</draw:frame>
Ke Wenzhe, a candidate for Taiwan election (middle)![] [] <text:a xlink:type="simple" xlink:href="Images/rfamandarin/2023-06-18T11-23-33-04-00/000001.png" text:style-name="Internet_20_link" text:visited-style-name="Visited_20_Internet_20_Link">
</text:a>
](https://www.rfa.org/mandarin/Xinwen/3-06182023112011.html/@@images/image)Ke Wenzhe Facebook screenshot</text:p>
      <text:p text:style-name="P4">
According to a report by the Taiwan Central News Agency on June 18, a survey of the latest election issued by the TVBS poll center shows that the support of the Taiwanese party candidate Ke Wenzhe is currently leading 33%; the support of the DPP candidate Lai Qingde's support It is 30%, ranking second; Hou Youyi, the Kuomintang candidate, is 23%. Another 14%of the respondents did not express their opinions.</text:p>
      <text:p text:style-name="P4">
In response to the results of the above polls, Ke Wenzhe said that he would definitely not believe that the polls would be 10 percentage points in a month, "just look." Hou Youyi, a Kuomintang candidate, said that he would give respect and reference to polls, and firm his own election rhythm.</text:p>
      <text:p text:style-name="P4">
The DPP candidate Lai Qingde expressed the latest polls when he attended the establishment of the Taipei City Friendship Association on Sunday. He hoped to re -get the social understanding and support and win the final election victory to "keep Taiwan together". He also attacked The purpose of the Strait Forum organized by China is to unify Taiwan and swallow Taiwan. When Lai Qingde was established in Penghu County's "Trust of Taiwan's Friends" that day, he also reiterated that he promised to ensure that Taiwan's sovereignty was not affiliated with Taiwan and the People's Republic of China.</text:p>
      <text:p text:style-name="P4">
Responsible: He Ping</text:p>
      <text:p text:style-name="P4">
News Source: <text:a xlink:type="simple" xlink:href="https://www.rfa.org/mandarin/Xinwen/3-06182023112011.html" text:style-name="Internet_20_link" text:visited-style-name="Visited_20_Internet_20_Link">
https://www.rfa.org/mandarin/Xinwen/3-06182023112011.html</text:a>
</text:p>
      <!--NEWS-->
      <text:h text:style-name="P10" text:outline-level="1">
<text:span text:style-name="T4">
The Polish House of Representatives and the European Parliament deepened cooperative relations</text:span>
</text:h>
      <text:p text:style-name="P4">
Author: None</text:p>
      <text:p text:style-name="P4">
Publisher: Radio Free Asia (Organization)</text:p>
      <text:p text:style-name="P4">
Published Time: 2023-06-18T11:33:09-04:00</text:p>
      <text:p text:style-name="P4">
Modified Time: 2023-06-18T11:33: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612011in" draw:z-index="0">
<draw:image xlink:href="../Images/rfamandarin/2023-06-18T11-33-09-04-00/000000.png" xlink:type="simple" xlink:show="embed" xlink:actuate="onLoad" draw:mime-type="image/png"/>
</draw:frame>
Taiwan Presidential Palace and Taiwan Banner Association Pictures</text:p>
      <text:p text:style-name="P4">
Taiwan's Ministry of Foreign Affairs announced on June 18 that Barbarabartuś, vice chairman of the Polish House of Foreign Affairs, led a total of 10 members of Congress and was invited to visit Taiwan from 18th to 22nd. The members of the visiting delegation cover the heavyweights of the major political parties of the Polish House of Representatives. In addition to the specific actions of visiting Taiwan, they will show their support for democracy in Taiwan, and will deeply understand issues such as the Taiwan Strait, regional security, Taiwan -wave economy, technology, and cooperation between the aid and Ukraine.</text:p>
      <text:p text:style-name="P4">
The Central News Agency quoted the Presidential Palace of Taiwan on Sunday confirmed that President Tsai Ing -wen will receive a visit to the delegation on Monday to exchange opinions on the joint concern of the issues.</text:p>
      <text:p text:style-name="P4">
The Presidential Palace in Taiwan said that this is also after visiting Taiwan after Waldemaandzel, chairman of the Polish Parliament Parliament Group in December last year, once again visited Taiwan, once again, there were two vice -chairmen, including the "Bogon Congress" visiting group. Taiwan visits. The "Batai Congress" 93 cross -party members of the party members issued a joint statement in April this year to strongly support Taiwan's international participation. The universal values such as democracy, freedom, and human rights in Taiwan and Poland have also had substantial cooperation and exchanges in various fields in recent years. It is hoped that the exchange will make the Democratic partnership of Taibo more firm, and work together to strengthen the global democratic toughness and contribute good forces to the development of world democracy.</text:p>
      <text:p text:style-name="P4">
Taiwan ’s Foreign Ministry also announced on Sunday that Rasajuknevičienė, a member of the European Parliament’ s Foreign Affairs Commission and deputy chairman of the defense team, was invited to visit Taiwan from June 18th to 23rd and see President Tsai Ing -wen.</text:p>
      <text:p text:style-name="P4">
The statement pointed out that this is also the key debate of the European Parliament ’s group of members of the European Parliament’ s group of members of the European Parliament after visiting Taiwan ’s delegation from the European Council of the European Parliament (INTA) in December last year. The high -level and cross -party European parliament members have high support for the peace and stability of the Taiwan Strait. Taiwan welcomes the European Parliament to support Taiwan with its actual action. In the future, it will continue to increase exchanges and cooperation between the two sides and enhance the consensus of Europe's peace and stability in the Taiwan Strait.</text:p>
      <text:p text:style-name="P4">
Responsible: He Ping</text:p>
      <text:p text:style-name="P4">
News Source: <text:a xlink:type="simple" xlink:href="https://www.rfa.org/mandarin/Xinwen/5-06182023112820.html" text:style-name="Internet_20_link" text:visited-style-name="Visited_20_Internet_20_Link">
https://www.rfa.org/mandarin/Xinwen/5-06182023112820.html</text:a>
</text:p>
      <!--NEWS-->
      <text:h text:style-name="P10" text:outline-level="1">
<text:span text:style-name="T4">
Korean Media: Sun Junhao, the Chinese Super League, has been officially arrested by the Chinese police</text:span>
</text:h>
      <text:p text:style-name="P4">
Author: None</text:p>
      <text:p text:style-name="P4">
Publisher: Radio Free Asia (Organization)</text:p>
      <text:p text:style-name="P4">
Published Time: 2023-06-18T11:35:31-04:00</text:p>
      <text:p text:style-name="P4">
Modified Time: 2023-06-18T11:35: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12011in" draw:z-index="0">
<draw:image xlink:href="../Images/rfamandarin/2023-06-18T11-35-31-04-00/000000.png" xlink:type="simple" xlink:show="embed" xlink:actuate="onLoad" draw:mime-type="image/png"/>
</draw:frame>
South Korean Foreign Aid Sun Jun Hao Performed Performance News Map at the Taishan Football Club in Shandong</text:p>
      <text:p text:style-name="P4">
Yonhap News Agency on June 18 quoted sources disclosed that Sun Junhao, a Korean foreign aid of the Chinese Super League football, has been arrested by the Chinese police after the expiration of the Korean Foreign Aid Sun Junhao. Sources said that after the Chinese prosecutor approved the arrest of Sun Junhao, the public security department usually conducted a supplementary investigation of about 2 months, but if the case was significant, it might have to sue after several months.</text:p>
      <text:p text:style-name="P4">
The source also said that the case entered the arrest survey stage means that the Chinese police officially launched the judicial procedure of Sun Junhao.</text:p>
      <text:p text:style-name="P4">
According to reports, Sun Junhao planned to be taken away by the Chinese police before the Shanghai Hongqiao Airport to South Korea on May 12, and under the state of criminal detention, he was investigated by the Chaoyang Public Security Bureau of Liaoning Province for bribery. If the Chinese police determined that the person involved was suspected of constituting a serious crime, it had the right to conduct a maximum 37 -day criminal investigation.</text:p>
      <text:p text:style-name="P4">
Chinese Foreign Ministry spokesman Wang Wenbin confirmed last week when Sun Junhao was detained that a Korean citizen was criminally detained by the Liaoning Provincial Public Security Organ in accordance with the law for suspected non -state staff. The Public Security Organ of Liaoning Province has notified the consul of the South Korean Consulate General in Shenyang, and will provide necessary convenience for the consular positions of the Korean consular officials.</text:p>
      <text:p text:style-name="P4">
Some Chinese media have previously reported that, in view of the coach Hao Wei, the head coach of the Taishan team that Sun Junhao's efficiency, is suspected of playing a counterfeit ball, Sun Junhao is investigated or related to this.</text:p>
      <text:p text:style-name="P4">
In response to the progress of the above cases, the Yonhap News Agency quoted the South Korean Consulate General in Shenyang on Sunday that Sun Junhao's lawyer is currently giving legal assistance. The Consulate General will be committed to consular assistance and ask the local public security to conduct a rapid and fair investigation to avoid infringing South Korean civil rights.</text:p>
      <text:p text:style-name="P4">
Responsible: He Ping</text:p>
      <text:p text:style-name="P4">
News Source: <text:a xlink:type="simple" xlink:href="https://www.rfa.org/mandarin/Xinwen/4-06182023112419.html" text:style-name="Internet_20_link" text:visited-style-name="Visited_20_Internet_20_Link">
https://www.rfa.org/mandarin/Xinwen/4-06182023112419.html</text:a>
</text:p>
      <!--NEWS-->
      <text:h text:style-name="P10" text:outline-level="1">
<text:span text:style-name="T4">
Foreign Digest of Wall: Xi Jinping sells the "dried mango" of the Communist Party of China is not far away?</text:span>
</text:h>
      <text:p text:style-name="P4">
Author: None (Language: zh)</text:p>
      <text:p text:style-name="P4">
Publisher: None</text:p>
      <text:p text:style-name="P4">
Time: 2023-06-18T11:44:00Z</text:p>
      <text:p text:style-name="P4">
Description: Some comments believe that Xi Jinping's recent sense of the dead country should not be worried. The housing market is still dying after the clearance of Linglong, and both imports and exports have declined significantly. The fire of the Great Revolution.</text:p>
      <text:p text:style-name="P4">
Videos: []</text:p>
      <text:p text:style-name="P4">
Images: []</text:p>
      <text:p text:style-name="P4">
Subject: 评论分析</text:p>
      <text:p text:style-name="P4">
Subjects: ['南希·佩洛西', '专题报道：习近平访美', '谷歌', '香港', '雨伞革命', '香港政改', '德国之声系列报道：打破藩篱的亚洲女性们', '六四事件', '专题报道：香港“反送中”抗议', '专题报道：六四30周年']</text:p>
      <text:p text:style-name="P4">
Keywords: ['女权', '六四', '极限思维', '中美关系', '亡国感', '房地产', '米兔', '王丹', '性侵指控', '修复性正义', '香港', '国歌', '愿荣光归香港', '彭定康']</text:p>
      <text:p text:style-name="P4">
Id: 65953844</text:p>
      <!--METADATA-->
      <text:p text:style-name="P4">
<text:a xlink:type="simple" xlink:href="https://www.dw.com/zh/overlay/image/article/65953844/65673962" text:style-name="Internet_20_link" text:visited-style-name="Visited_20_Internet_20_Link">
 </text:a>
Is Xi Jinping worrying about the unstable regime?</text:p>
      <text:p text:style-name="P4">
(Voice of Germany) "Dry mango" is a homophonic vocabulary used by netizens during the election in Taiwan, which means that the votes are urged by stimulating the "feeling of the country". Taiwan's "report" publishing article "What exactly what Xi Jinping sells" dry mango "to do", the author Zhuoran pointed out that according to the logic of the CCP official media, <text:a xlink:type="simple" xlink:href="https://www.dw.com/zh/zh/客座评论习近平的极限思维是什么意思/a-65909139" text:style-name="Internet_20_link" text:visited-style-name="Visited_20_Internet_20_Link">
the extreme situation in Xi Jinping's heart probably refers to the final battle between China and the United States</text:a>
So what would his "worst plan"? On June 5th, Xi Jinping inspected Inner Mongolia, convened cadres to meet again to emphasize extreme thinking again, singing his dual -cycle theory, claiming that the rice bowl should be brought in his own hands. , Live better!"With this highest instructions, the leaders of all provinces and cities have made various strange movements such as" retreating forests and returning farming "and" rice up the mountains ", which made the people resentment.</text:p>
      <text:p text:style-name="P4">
The article said that Xi Jinping's sense of death should not be worrying. After the clearing of Lingyatan, the housing market is still dying. Both imports and exports have declined significantly. No matter how faint Xi Jinping is, you should also know that it is impossible to keep up with technology to maintain stability.</text:p>
      <text:p text:style-name="P4">
Many people are curious when the CCP is here. The author believes that its large limit will be deeply bound to the housing market. The CCP's finance relies on the sale of public land, but the residential houses only buy the right to use and have no rights. It is equivalent to paying 70 years of renting for the government at one time. The Chinese commercial housing system was launched in 1979, and the showdown is not far away. Once the people awakened, when the CCP collapsed, Xi Jinping probably understood this. Before the limit came, finding a US to the United States may be the best choice for the contradiction.</text:p>
      <text:p text:style-name="P4">
If the ban on "Wish Rongguang Back to Hong Kong" will threaten the international network platform, it will further reduce Hong Kong as a condition for the international commercial city</text:p>
      <text:h text:style-name="P12" text:outline-level="3">
<text:span text:style-name="T4">
<text:span text:style-name="T4">
 "May Rongguang return to Hong Kong"? The Chinese Communist Party wants to pinch this golden bird </text:span>
</text:span>
</text:h>
      <text:p text:style-name="P4">
Taiwan's "Wind Media" published an article "Beijing will not hesitate to pinch the golden silk birds". The author Gu Erd believes, "Hong Kong today, tomorrow in Taiwan" does not necessarily be regarded as a curse, but it is definitely a vigilance Essence Recently, the Hong Kong Government <text:a xlink:type="simple" xlink:href="https://www.dw.com/zh/zh/客座评论消失的香港由禁歌開始/a-65941658" text:style-name="Internet_20_link" text:visited-style-name="Visited_20_Internet_20_Link">
Banning "Wish Rongguang Return to Hong Kong</text:a>
The big move is a bloody lesson -in order not to hear the bird singing this song, he squeezes the birds to death.</text:p>
      <text:p text:style-name="P4">
The reason why Hong Kong has become an important financial center and trading center in Asia in the past is that Hong Kong enjoys freedom of information. After the implementation of the National Security Law of the Hong Kong District, this freedom has been restricted. Forbidden order](https://www.dw.com/zh/zh/願榮光歸香港禁案延后-全球港人串連合唱/a-65888826)To threaten the international network platform, it will further reduce Hong Kong as a condition for the international commercial city. Don't Beijing worry about this negative effect? The author believes that Chrispatten, the last governor of Hong Kong, provides a answer.</text:p>
      <text:p text:style-name="P4">
In a recent discussion, Pengding said that instead of regarding Hong Kong as a Chinese golden chicken, it is better to be regarded as a golden bird. "I always think that Hong Kong should be the golden bird in the pit, let everyone know whether the power of China is getting larger and larger, whether Hong Kong can really maintain such a free society." He wrote in the "Hong Kong Diary" in the "Hong Kong Diary". Tao: "If the Chinese Communist Party believes that it is necessary to pinch the golden bird to ensure that the Chinese Communist regime can continue, would they hesitate? I always feel that the answer is not. Even if such evil behaviors are observed Not good, they will not hesitate. "</text:p>
      <text:p text:style-name="P4">
Wang Dan(2019 data chart)### <text:span text:style-name="T4">
 "Repair Justice" and community responsibility </text:span>
</text:p>
      <text:p text:style-name="P4">
Former Political Workers in the Taiwan Democratic Progressive Party, Li reinforcements <text:a xlink:type="simple" xlink:href="https://www.dw.com/zh/zh/六四週年之際-王丹陷性騷風暴/a-65818250" text:style-name="Internet_20_link" text:visited-style-name="Visited_20_Internet_20_Link">
accusing Wang Dan's sexual assault</text:a>
, And make public experience at a press conference. Although he was supported by extensive public opinion in Taiwan, he was attacked by a lot of conspiracy theory outside Taiwan. Discover sixth four. Singapore's "Duan Media" published an article "Facing the charges of sexual assault, should the public" suspect "? Can public opinion be neutral? ", The author Lin Yubo believes that the Chinese Communist Party will indeed use the" sex scandal "as a means to discredit the different people, but the allegations of Wang Dan's sexual harassment are not the groundwriter of the third party, nor is it not the arrest and persecution of the television to plead guilty to the television. The incident of "being priested" came from the party's own statement, and it was more detailed statement by the parties. It is unreasonable to depict the parties as "unsatisfactory", which is a typical slander of sexual violence experience, especially the slander of sexual violence experience in power relationships. This kind of slander, with the CCP, describes the logic of "overseas forces", is exactly the same.</text:p>
      <text:p text:style-name="P4">
The article said that for sexual violence, criminal Rashi Vidyasagar advocated rethinking "justice". She proposed that the righteousness we are familiar with is usually "retaliation justice", that is, the individual must be punished for what he must do. Because of revenge justice is the only form of justice we are familiar with, some talents will be so easy to doubtful violent experience. Because in the face of revenge justice, "suspicious crime is not" important-even if 1,000 defendants are allowed to be free, one innocent person is not allowed to be punished. But we should be included in "restramed justice"), "Repairing Justice" does not regard the criminals as a natural wicked, but instead to test how the social environment makes him a criminal and review what kind of culture makes sexual assault and what kind of culture makes the victims the victims. Keep silent.The content of the excerpt from other media does not represent the position or view of the Voice of Germany.</text:p>
      <text:p text:style-name="P4">
News Source: <text:a xlink:type="simple" xlink:href="https://www.dw.com/zh/墙外文摘-习近平卖-芒果干-中共大限不远/a-65953844" text:style-name="Internet_20_link" text:visited-style-name="Visited_20_Internet_20_Link">
https://www.dw.com/zh/墙外文摘-习近平卖-芒果干-中共大限不远/a-65953844?maca=chi-rss-chi-all-1127-rdf</text:a>
</text:p>
      <!--NEWS-->
      <text:h text:style-name="P10" text:outline-level="1">
<text:span text:style-name="T4">
Armenian poet Ma Nunshang's resistance to the Nazi will be sacrificed to the French ancestral temple</text:span>
</text:h>
      <text:p text:style-name="P4">
Publisher: 法新社</text:p>
      <text:p text:style-name="P4">
Published Time: 2023-06-18T12:02:09+00:00</text:p>
      <text:p text:style-name="P4">
Modified Time: 2023-06-18T11:35:02+00:00</text:p>
      <text:p text:style-name="P4">
Description: (Agence France -Presse, Paris, 18th) French President Mark Hong pointed out today that the Armenian poet and Communist warrior Manushan, who was executed by the Nazi regime during World War II, will be buried to the mausoleum of the ancestral temple. French people's respectful historical celebrities buri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18T12-02-09-00-00/000000.png" xlink:type="simple" xlink:show="embed" xlink:actuate="onLoad" draw:mime-type="image/png"/>
</draw:frame>
Pantheon was buried in dozens of important figures in the history of France. The former who was admitted to the ancestral temple was the actor and the civil rights person Josephine. Josephine Baker.</text:p>
      <text:p text:style-name="P4">
Missakmanouchian, born in 1906, left Turkey and moved to Lebanon during his youth. He came to France as a non -national refugee in 1925 and later joined the communist resistance movement during World War II.</text:p>
      <text:p text:style-name="P4">
In 1943, he led a small group of foreign soldiers who resisted the movement of the Nazi Germany to attack and destroy the German army in the French attack and destroying the German army occupied by the Nazi regime.</text:p>
      <text:p text:style-name="P4">
However, Manu was arrested at the end of 1943 and was shot by the Nazi regime on February 21, 1944.</text:p>
      <text:p text:style-name="P4">
Regarding Manu Shang's sacrifice to the Shanxian Temple, Emmanuel Macron said that Manu Shang "reflects the universal values of France and carries our great part."</text:p>
      <text:p text:style-name="P4">
He also paid tribute to Manushang's "heroism" and "silent heroism" in today's statement. (Translator: Lin Yifeng/Calculating Draft: Chen Yanjun)</text:p>
      <text:p text:style-name="P4">
News Source: <text:a xlink:type="simple" xlink:href="https://www.rfi.fr/cn/%E5%9B%BD%E9%99%85%E6%8A%A5%E9%81%93/20230618-%E4%BA%9A%E7%BE%8E%E5%B0%BC%E4%BA%9A%E8%AF%97%E4%BA%BA%E9%A9%AC%E5%8A%AA%E5%B0%9A%E5%8F%8D%E6%8A%97%E7%BA%B3%E7%B2%B9-%E5%B0%86%E5%85%A5%E7%A5%80%E6%B3%95%E5%9B%BD%E5%85%88%E8%B4%A4%E7%A5%A0" text:style-name="Internet_20_link" text:visited-style-name="Visited_20_Internet_20_Link">
https://www.rfi.fr/cn/%E5%9B%BD%E9%99%85%E6%8A%A5%E9%81%93/20230618-%E4%BA%9A%E7%BE%8E%E5%B0%BC%E4%BA%9A%E8%AF%97%E4%BA%BA%E9%A9%AC%E5%8A%AA%E5%B0%9A%E5%8F%8D%E6%8A%97%E7%BA%B3%E7%B2%B9-%E5%B0%86%E5%85%A5%E7%A5%80%E6%B3%95%E5%9B%BD%E5%85%88%E8%B4%A4%E7%A5%A0</text:a>
</text:p>
      <!--NEWS-->
      <text:h text:style-name="P10" text:outline-level="1">
<text:span text:style-name="T4">
Spoiler or not drama? This is a complex etiquette (Free Version)</text:span>
</text:h>
      <text:p text:style-name="P4">
Authors: ['杰迈玛•凯莉']</text:p>
      <text:p text:style-name="P4">
Publisher: 英国《金融时报》</text:p>
      <text:p text:style-name="P4">
Time: 2023-06-18T12:14:21+00:00</text:p>
      <text:p text:style-name="P4">
Published Time: 2023-06-17T12:00:99+08:00</text:p>
      <text:p text:style-name="P4">
Modified Time: 2023-06-17T12:00:99+08:00</text:p>
      <text:p text:style-name="P4">
Description: Kelly: I know that the ending may add points to the movie viewing experience in advance -but this is not suitable for everyone.</text:p>
      <text:p text:style-name="P4">
Images: []</text:p>
      <text:p text:style-name="P4">
Themes: ['观点', '影视', '关注']</text:p>
      <text:p text:style-name="P4">
Keywords: ['影视', '媒体', '生活方式']</text:p>
      <text:p text:style-name="P4">
Type: Article</text:p>
      <!--METADATA-->
      <text:p text:style-name="P4">
I didn't go to the office on the last Tuesday of May. Because the day before the past 10 years, the best TV series "Battle of inheritance" in the past 10 years(Succession)The last episode, and I haven't watched it yet. The possibility of being spoiled by colleagues is too high, and I can't take this danger.</text:p>
      <text:p text:style-name="P4">
Therefore, I started a comprehensive anti -drama plan: I stayed at home and blocked a WhatsApp group that discussed the TV show, and did not brush the social media -at least I tried not to brush. In the end, my obsession with social media announced my failure: as soon as I didn't pay attention, my thumb was ordered to Twitter, and then a post containing massive spoilers appeared in front of my eyes.</text:p>
      <text:p text:style-name="P4">
News Source: <text:a xlink:type="simple" xlink:href="http://www.ftchinese.com/story/001099987" text:style-name="Internet_20_link" text:visited-style-name="Visited_20_Internet_20_Link">
http://www.ftchinese.com/story/001099987</text:a>
</text:p>
      <!--NEWS-->
      <text:h text:style-name="P10" text:outline-level="1">
<text:span text:style-name="T4">
How is the dream of digital nomads "company" (free version)</text:span>
</text:h>
      <text:p text:style-name="P4">
Authors: ['萨拉•奥康纳']</text:p>
      <text:p text:style-name="P4">
Publisher: 英国《金融时报》</text:p>
      <text:p text:style-name="P4">
Time: 2023-06-18T12:15:32+00:00</text:p>
      <text:p text:style-name="P4">
Published Time: 2023-06-17T12:00:99+08:00</text:p>
      <text:p text:style-name="P4">
Modified Time: 2023-06-18T08:15:99+08:00</text:p>
      <text:p text:style-name="P4">
Description: O'Conner: The company did not destroy the public to become a dream of digital nomads, but the company is turning it into a less risk and more controllable form.</text:p>
      <text:p text:style-name="P4">
Images: []</text:p>
      <text:p text:style-name="P4">
Themes: ['灵活办公', '关注']</text:p>
      <text:p text:style-name="P4">
Keywords: ['灵活办公', '远程办公', '居家办公', '就业', '数字游民']</text:p>
      <text:p text:style-name="P4">
Type: Article</text:p>
      <!--METADATA-->
      <text:p text:style-name="P4">
The romantic dream of becoming a "digital nomad" appeared at the beginning of the Internet. More than 30 years ago, riding a computer -based modified bicycle through the US pioneer Steven K • Roberts(Steven KRoberts)In 1994, he wrote that a "virtual technology tourist fleet composed of travelers from all over the world ...(Virtual TechnomadicFlotilla)"Because" once you transfer the essence of your life to the Internet, the physical location becomes unrelated. "</text:p>
      <text:p text:style-name="P4">
But it was not until the era of the new crown epidemic that the word was really popular. The epidemic created a perfect environment: after the boring blockade, the workers wanted to change; the company had realized that they could trust employees to complete their work remote; countries relying on tourism in the tourism industry urgently needed visitors in other places. Suddenly, it seems that any white -collar worker can work anywhere they want to go -not just a freelancer (some of them have done this), and ordinary office workers can. Dozens of countries have launched a "digital visa visa", which uses a formal system to fix this trend and use it.</text:p>
      <text:p text:style-name="P4">
News Source: <text:a xlink:type="simple" xlink:href="http://www.ftchinese.com/story/001099986" text:style-name="Internet_20_link" text:visited-style-name="Visited_20_Internet_20_Link">
http://www.ftchinese.com/story/001099986</text:a>
</text:p>
      <!--NEWS-->
      <text:h text:style-name="P10" text:outline-level="1">
<text:span text:style-name="T4">
Ukraine: The collapse of the Carhofka Dam has caused 16 people to die</text:span>
</text:h>
      <text:p text:style-name="P4">
Author: 联合早报 (Person)</text:p>
      <text:p text:style-name="P4">
Publisher: 联合早报 (Organization)</text:p>
      <text:p text:style-name="P4">
Published Time: 2023-06-18T12:18</text:p>
      <text:p text:style-name="P4">
Modified Time: 2023-06-18T12:18</text:p>
      <text:p text:style-name="P4">
Description: The Khahofka dam in Hermuson in southern Ukraine collapsed, and it has died at least 16 people, and 31 people disappeared. The United States CNN reported that the Ukraine Interior Ministry of the Interior said on Saturday (June 17) that the dam was fried and there were 3614 people in Hong District ...</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The Khahofka dam in Hermuson in southern Ukraine collapsed, and it has died at least 16 people, and 31 people disappeared.</text:p>
      <text:p text:style-name="P4">
The United States CNN reported that the Ukraine Interior Ministry of the Interior said on Saturday (June 17) that the dam was fried and 3614 people have evacuated, including 474 children and 80 inconvenient actions. Hermone and Mykolaiv still have 1,300 houses flooded.</text:p>
      <text:p text:style-name="P4">
Hermone is controlled by Russia in some areas. Russia's head -of -the -art government summit AndreyaleKseenko posted on the same day on the same day, Telegram, saying that the number of deaths has risen to 29.</text:p>
      <text:p text:style-name="P4">
<text:a xlink:type="simple" xlink:href="https://www.zaobao.com.sg/realtime/world/story20230606-1401606" text:style-name="Internet_20_link" text:visited-style-name="Visited_20_Internet_20_Link">
Carhofka Dam was attacked and collapsed on June 6</text:a>
, <text:a xlink:type="simple" xlink:href="https://www.zaobao.com.sg/news/world/story20230607-1402217" text:style-name="Internet_20_link" text:visited-style-name="Visited_20_Internet_20_Link">
Flooded a large number of farmland</text:a>
, Impacting nearby villages, cutting off tens of thousands of people's power and clean water supply.</text:p>
      <text:p text:style-name="P4">
Russia and Ukraine pointed out that the other party destroyed the dam. Ukrainian said that Russia exploded the dam before the implementation of Ukraine, while Russia accused Ukraine of launching a "large -scale shell" on the dam structure, thereby depriving Crimea's water and dispersing the battlefield.</text:p>
      <text:p text:style-name="P4">
News Source: <text:a xlink:type="simple" xlink:href="https://www.zaobao.com.sg/realtime/world/story20230618-1405468" text:style-name="Internet_20_link" text:visited-style-name="Visited_20_Internet_20_Link">
https://www.zaobao.com.sg/realtime/world/story20230618-1405468</text:a>
</text:p>
      <!--NEWS-->
      <text:h text:style-name="P10" text:outline-level="1">
<text:span text:style-name="T4">
Germany and China: Pressure Mountain Partnership</text:span>
</text:h>
      <text:p text:style-name="P4">
Author: None (Language: zh)</text:p>
      <text:p text:style-name="P4">
Publisher: None</text:p>
      <text:p text:style-name="P4">
Time: 2023-06-18T12:20:00Z</text:p>
      <text:p text:style-name="P4">
Description: Once upon a time, the German -China government's consultation was a particularly close manifestation of relations between the two countries. Nowadays, people are talking about institutional competition, not partnership. For the upcoming government consultation, the experts in Germany gave analysis and interpretation.</text:p>
      <text:p text:style-name="P4">
Videos: []</text:p>
      <text:p text:style-name="P4">
Images: []</text:p>
      <text:p text:style-name="P4">
Subject: 时政风云</text:p>
      <text:p text:style-name="P4">
Subjects: []</text:p>
      <text:p text:style-name="P4">
Keywords: ['德中关系', '欧债危机', '欧盟', '岛屿主权争端', '专题报道：全景观看“习马会”', '德国', '中国', '留学德国', '中共十九大', '留学德国']</text:p>
      <text:p text:style-name="P4">
Id: 65941273</text:p>
      <!--METADATA-->
      <text:p text:style-name="P4">
<text:a xlink:type="simple" xlink:href="https://www.dw.com/zh/overlay/image/article/65941273/65310440" text:style-name="Internet_20_link" text:visited-style-name="Visited_20_Internet_20_Link">
 </text:a>
The main theme of Germany and China has shifted from cooperation to competition</text:p>
      <text:p text:style-name="P4">
(Voice of Germany) <text:a xlink:type="simple" xlink:href="https://www.dw.com/zh/zh/媒体肖尔茨邀请李强6月访德/a-65431157" text:style-name="Internet_20_link" text:visited-style-name="Visited_20_Internet_20_Link">
Chinese State Council Prime Minister Li Qiang will lead multiple ministers to visit Berlin on June 19</text:a>
Participate in the seventh round of German and Chinese government negotiations, the motto of the consultation is the "Gemeinsam Nachhaltighandeln". At present, the "reserves" between Beijing and Berlin seem to be shrinking. This is clearly performed during the meeting of Borispistorius and Chinese Defense Director Li Shangfu in Shangli -La, Singapore. German fighter pilots come to train Chinese Air Force pilots](https://www.dw.com/zh/zh/法律存灰色地带-德国担心退役飞行员与中国分享情报/a-65868166)way of doing. Thorstenbenner at the Berlin Think Tank Global Public Police Research Institute (GPPI) believes that the incident shows that "we must be sober because Beijing will use all opportunities to obtain key technologies and capabilities to strengthen its own industry and military. Base".</text:p>
      <text:h text:style-name="P12" text:outline-level="3">
<text:span text:style-name="T4">
The fuel that may cause conflict is increasing</text:span>
</text:h>
      <text:p text:style-name="P4">
Whether it is technology outflow, or in the case of Russia's invasion of Ukraine in Russia, Beijing still insists on "friendship like a rock" with Moscow, the increasing situation of the Taiwan Strait, and the pressure on China to China: between Germany, the conflict " "Fuel" is growing. And further intensified due to the geopolitical competition between China and the United States.</text:p>
      <text:p text:style-name="P4">
At the same time, China is still the most important trading partner in Germany, which is the seventh consecutive year. In 2022, the total trade between the two countries reached nearly 300 billion euros, of which Germany's trade deficit with China exceeded 80 billion euros.</text:p>
      <text:p text:style-name="P4">
<text:a xlink:type="simple" xlink:href="https://www.dw.com/zh/zh/德国出台首份国家安全战略-中国是对手也是伙伴/a-65912004" text:style-name="Internet_20_link" text:visited-style-name="Visited_20_Internet_20_Link">
Background reading: Germany introduced the first national security strategy China is an opponent and partner</text:a>
Therefore, this relationship is not only important, but also complicated. The contradictions of Germany and China relations can be seen from this fact that in the official documents of Germany, China is also described as partners, competitors and strategic opponents. In the past, Berlin emphasized the partnership. Government consultation since 2011 has witnessed this: This high -level intergovernmental dialogue is only carried out with particularly intimate partners. In 2014, German -China relations were even mentioned to the height of "comprehensive strategic partnership". But since then, the atmosphere has changed in the capital of Berlin and other European countries. The focus of the relationship has obviously began to turn to strategic competition.</text:p>
      <text:h text:style-name="P12" text:outline-level="3">
<text:span text:style-name="T4">
Berlin wants to say goodbye to "everything as the old"</text:span>
</text:h>
      <text:p text:style-name="P4">
Barbarapongratz, a Chinese think tank (Merics Research Center), Berlin, predicts that this steering will also affect the seventh round of German and Chinese government consultations. The German -China relations expert said: "The German government wants to say goodbye to‘ everything ’. Some signals have shown that compared with in the past, government consultations will have few big scenes and will not be concluded by major business contracts.”</text:p>
      <text:h text:style-name="P12" text:outline-level="3">
<text:span text:style-name="T4">
How can the German Foreign Minister visit China for "correction" for Macron?</text:span>
</text:h>
      <text:p text:style-name="P4">
In the joint ruling agreement of the ruling alliance consisting of the Social Party, the Green Party and the Liberal Democratic Party, it can already feel the new trend of Germany's policy on China. The agreement was mentioned 12 times in China, which also included in the key word entries of strategic competition and cooperation with European partners. The agreement wrote: "In order to achieve our value and interests in the competition with China, we need to formulate a comprehensive Chinese strategy in Germany under the common European Union's policy framework. We hope to continue intergovernmental consultation And make it more European. "</text:p>
      <text:h text:style-name="P12" text:outline-level="3">
<text:span text:style-name="T4">
</text:span>
</text:h>
      <text:p text:style-name="P4">
Merics experts Pon Gelaz concluded that so far, "so far," in response to Germany's relations with China, Chinese strategy, or government consultation, it has not really discussed. "Except for the Chinese strategy announced by Berlin, it has not yet been introduced. The German national security strategy is pushed again and again. The Chinese strategy of Berlin is based on the national security strategy, and the latter's repeated delay is also due to the differences between the internal opinions of the ruling alliance.</text:p>
      <text:p text:style-name="P4">
Berlin political scholar Eberhardsandschneider believes that the atmosphere of talks is "relatively favorable." The Chinese expert said: "If a document is now published in China, it can be imagined that China's self -esteem will cause government consultation to be canceled." He also said, "Different from the German government is an open secret. China. Know this too. "</text:p>
      <text:h text:style-name="P12" text:outline-level="3">
<text:span text:style-name="T4">
Different</text:span>
</text:h>
      <text:p text:style-name="P4">
This is not surprising, because governing partners will also argue in public, especially between the Green Party and the Social Democratic Party. The Green Party claims that it is valuable and adopted a tough tone to China, while the Social Democratic Party focuses on economic interests at the same time. For example, when the Green Party Foreign Minister Annalenabaerbock visited Beijing for public confrontation with Chinese Foreign Minister Qin Gang in April, the conservatives of the Communist Party Parliament Party issued a position on Germany's policy on China. Members call for a pragmatic Chinese policy in the document and warn not to adopt anti -China strategy.</text:p>
      <text:p text:style-name="P4">
There are differences in the German government's policy within the German government</text:p>
      <text:p text:style-name="P4">
Merics experts Pon Gelaz said that there are huge differences in foreign ministers Belbak and Prime Minister Shulz, and party politics is the characteristic of the current policy of China. "But if you listen carefully, you will notice that they have differences in tone. But the difference between the information they pass is not much," said the expert of China.</text:p>
      <text:p text:style-name="P4">
The German -China government consultation will be presided over by Prime Minister Shulz, which may make difficult issues at least friendly. Chinese issue expert Sand Schneider said he did not have much specific expectations for the actual results. For him, the most important thing is that the consultation was held after three years of personal contact. He said: "I agree with those Chinese colleagues who talk to me: everyone reunited together, which is imminent. Not only at a formal meeting, but also in the well -known tea dinner time, communicate with each other. This will change. The atmosphere may make the 'common action -long action' possible, at least in some areas. "</text:p>
      <text:p text:style-name="P4">
News Source: <text:a xlink:type="simple" xlink:href="https://www.dw.com/zh/德国与中国：压力山大的伙伴关系/a-65941273" text:style-name="Internet_20_link" text:visited-style-name="Visited_20_Internet_20_Link">
https://www.dw.com/zh/德国与中国：压力山大的伙伴关系/a-65941273?maca=chi-rss-chi-all-1127-rdf</text:a>
</text:p>
      <!--NEWS-->
      <text:h text:style-name="P10" text:outline-level="1">
<text:span text:style-name="T4">
Intel's $ 25 billion billion -Gaoga Factory Israel: The largest international investment in history</text:span>
</text:h>
      <text:p text:style-name="P4">
Publisher: 法新社</text:p>
      <text:p text:style-name="P4">
Published Time: 2023-06-18T12:32:07+00:00</text:p>
      <text:p text:style-name="P4">
Modified Time: 2023-06-18T12:20:05+00:00</text:p>
      <text:p text:style-name="P4">
Description: (Agence France -Presse Jerusalem, 18th) Intel, a large US chip manufacturer, will spend $ 25 billion (NT $ 768 billion) a new factory in Israel. Israeli Prime Minister Nitania is called Israel's largest international investment in histo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18T12-32-07-00-00/000000.png" xlink:type="simple" xlink:show="embed" xlink:actuate="onLoad" draw:mime-type="image/png"/>
</draw:frame>
The Israeli Ministry of Finance said that the factory of the KiRyat Gat will be operated in 2027, at least to 2035, and hires thousands of people.</text:p>
      <text:p text:style-name="P4">
The Ministry of Finance said that according to the agreement, Intel will pay a 7.5%tax rate, which is higher than the current 5%.</text:p>
      <text:p text:style-name="P4">
Benjaminnetanyahu announced the agreement in a TV speech published to the cabinet, saying that it "the huge achievement of the Israeli economy -90 billion Schocker ($ 25 billion) -This is the international company in Israel's history of history. The biggest investment. "</text:p>
      <text:p text:style-name="P4">
News Source: <text:a xlink:type="simple" xlink:href="https://www.rfi.fr/cn/%E8%B4%A2%E7%BB%8F%E5%BF%AB%E8%AE%AF/20230618-%E8%8B%B1%E7%89%B9%E5%B0%94250%E4%BA%BF%E7%BE%8E%E5%85%83%E4%BA%BF%E7%9B%96%E5%B7%A5%E5%8E%82-%E4%BB%A5%E8%89%B2%E5%88%97-%E5%8F%B2%E4%B8%8A%E6%9C%80%E5%A4%A7%E5%9B%BD%E9%99%85%E6%8A%95%E8%B5%84" text:style-name="Internet_20_link" text:visited-style-name="Visited_20_Internet_20_Link">
https://www.rfi.fr/cn/%E8%B4%A2%E7%BB%8F%E5%BF%AB%E8%AE%AF/20230618-%E8%8B%B1%E7%89%B9%E5%B0%94250%E4%BA%BF%E7%BE%8E%E5%85%83%E4%BA%BF%E7%9B%96%E5%B7%A5%E5%8E%82-%E4%BB%A5%E8%89%B2%E5%88%97-%E5%8F%B2%E4%B8%8A%E6%9C%80%E5%A4%A7%E5%9B%BD%E9%99%85%E6%8A%95%E8%B5%84</text:a>
</text:p>
      <!--NEWS-->
      <text:h text:style-name="P10" text:outline-level="1">
<text:span text:style-name="T4">
Can the China -US Science and Technology Cooperation Agreement be extended?</text:span>
</text:h>
      <text:p text:style-name="P4">
Author: None (Language: zh)</text:p>
      <text:p text:style-name="P4">
Publisher: None</text:p>
      <text:p text:style-name="P4">
Time: 2023-06-18T12:39:00Z</text:p>
      <text:p text:style-name="P4">
Description: The China -US Science and Technology Cooperation Agreement, which expired at the end of August this year, is extended every 5 years. It is reported that the mainstream views of American politics seem to support extended, but the opposition sound is getting higher and higher.</text:p>
      <text:p text:style-name="P4">
Videos: []</text:p>
      <text:p text:style-name="P4">
Images: []</text:p>
      <text:p text:style-name="P4">
Subject: 时政风云</text:p>
      <text:p text:style-name="P4">
Subjects: ['汉诺威工业博览会', '专题报道：习近平访美', '南希·佩洛西']</text:p>
      <text:p text:style-name="P4">
Keywords: ['中美科技合作协定', '布林肯', '中美关系', '科学', '技术']</text:p>
      <text:p text:style-name="P4">
Id: 65953905</text:p>
      <!--METADATA-->
      <text:p text:style-name="P4">
<text:a xlink:type="simple" xlink:href="https://www.dw.com/zh/overlay/image/article/65953905/62933250" text:style-name="Internet_20_link" text:visited-style-name="Visited_20_Internet_20_Link">
 </text:a>
This agreement stipulates that Sino -US scientists will cooperate in basic research in the fields of atmosphere, agriculture, physics, and chemistry</text:p>
      <text:p text:style-name="P4">
(Voice of Germany) more than 40 years ago, on January 31, 1979, when the leader of the Chinese Communist Party Deng Xiaoping visited the United States, he signed the China -US Science and Technology Cooperation Agreement with then US President Carter when he visited the United States. This landmark agreement released a strong signal at the time, indicating that even the opponent can still put on the dispute and make common efforts.</text:p>
      <text:p text:style-name="P4">
At present, the US -China bilateral relations have been in the worst state in the past decades. Several officials familiar with Washington said that the government is postponing the US -China Science and Technology Agreement (STA) as usual later this year.</text:p>
      <text:p text:style-name="P4">
Although U.S. Secretary of State Brills arrived in Beijing on Sunday for the first time in US Secretary of State's visit to China for the first time, it was basically unwilling to break through the interview. Whether the Sino -US Science and Technology Cooperation Agreement continues the current setbacks, it highlights the following issues: The US government has not yet determined that the benefits of US -China cooperation have more benefits, or are they more risky? This issue is dividing the decision makers of the American politics.</text:p>
      <text:p text:style-name="P4">
This agreement was signed during the establishment of diplomatic relations between the United States and China. It has been updated every 5 years since then. It has been known as the stable factors in relations between the two countries. The fields of cooperation include basic research in the fields of atmosphere, agriculture, physics, and chemistry. The development of academic and commercial exchanges in the United States and China laid the foundation.</text:p>
      <text:p text:style-name="P4">
These exchanges have undoubtedly promoted the process of becoming a technology and military power, but at the same time, <text:a xlink:type="simple" xlink:href="https://www.dw.com/zh/zh/走私美国海洋技术-中国商人在美遭判2年徒刑/a-59128825" text:style-name="Internet_20_link" text:visited-style-name="Visited_20_Internet_20_Link">
American politics is concerned about the stolen science and commercial secrets of China</text:a>
So that the agreement continued before it expired on August 27 this year.</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Mainstream seems to support the extension agreement </text:span>
</text:p>
      <text:p text:style-name="P4">
At present, the mainstream view of the American political circles seems to support extended agreements, but the opposition sound is getting higher and higher. The U.S. State Department refused to comment on this. The National Security Council also remained silent. The Chinese Embassy in Washington stated that China took the initiative to expose the agreement with the United States as early as a year ago, and said that the agreement constituted the basis of "effective" cooperation in the 40 years of the two countries.</text:p>
      <text:p text:style-name="P4">
Liu Pengyu, a spokesman for the Chinese Embassy in the United States, told Reuters, "As far as we know, the United States is still conducting internal review on the renewal agreement." Accelerate internal censorship. "Those who support the continuation of the agreement believe that they will stifle academic and commercial cooperation at the end of the agreement. People who support the extension of the US -China Science and Technology Cooperation Agreement also believe that if there is no agreement, the United States will lose observation channels for Chinese scientific and technological progress. Denissimon, a Chinese science and technology strategy expert at the University of North Carolina, said, "whether China is a friend or an enemy, the United States, the United States It is necessary to understand what happened in China. "The opponents believed that the signing of the agreement that year made the relationship between the two countries" feel good ", but this atmosphere no longer exists.</text:p>
      <text:p text:style-name="P4">
(According to Reuters, etc.)</text:p>
      <text:p text:style-name="P4">
News Source: <text:a xlink:type="simple" xlink:href="https://www.dw.com/zh/《中美科技合作协定》能否延长？/a-65953905" text:style-name="Internet_20_link" text:visited-style-name="Visited_20_Internet_20_Link">
https://www.dw.com/zh/《中美科技合作协定》能否延长？/a-65953905?maca=chi-rss-chi-all-1127-rdf</text:a>
</text:p>
      <!--NEWS-->
      <text:h text:style-name="P10" text:outline-level="1">
<text:span text:style-name="T4">
Mali holds constitutional citizen voting</text:span>
</text:h>
      <text:p text:style-name="P4">
Publisher: 法新社</text:p>
      <text:p text:style-name="P4">
Published Time: 2023-06-18T13:02:07+00:00</text:p>
      <text:p text:style-name="P4">
Modified Time: 2023-06-18T12:50:01+00:00</text:p>
      <text:p text:style-name="P4">
Description: (Agence France -Presse Bamark, 18th) West Africa National Mali voted for citizens today. The constitutional amendments drafted by the Constitutional Council are controversial. Supporters believe that they will strengthen fragile political institutions, while opponents believe that the president is excessively expan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6-18T13-02-07-00-00/000000.png" xlink:type="simple" xlink:show="embed" xlink:actuate="onLoad" draw:mime-type="image/png"/>
</draw:frame>
Opponents stated that the proposed constitution gives the president too much power, including power on legislative procedures.</text:p>
      <text:p text:style-name="P4">
The preliminary referendum is expected to be released within 72 hours of voting, and the presidential election will be held in February 2024.</text:p>
      <text:p text:style-name="P4">
News Source: <text:a xlink:type="simple" xlink:href="https://www.rfi.fr/cn/%E5%9B%BD%E9%99%85%E6%8A%A5%E9%81%93/20230618-%E9%A9%AC%E5%88%A9%E4%B8%BE%E8%A1%8C%E4%BF%AE%E5%AE%AA%E5%85%AC%E6%B0%91%E6%8A%95%E7%A5%A8" text:style-name="Internet_20_link" text:visited-style-name="Visited_20_Internet_20_Link">
https://www.rfi.fr/cn/%E5%9B%BD%E9%99%85%E6%8A%A5%E9%81%93/20230618-%E9%A9%AC%E5%88%A9%E4%B8%BE%E8%A1%8C%E4%BF%AE%E5%AE%AA%E5%85%AC%E6%B0%91%E6%8A%95%E7%A5%A8</text:a>
</text:p>
      <!--NEWS-->
      <text:h text:style-name="P10" text:outline-level="1">
<text:span text:style-name="T4">
A milestone scientific agreement on the occasion of the US -China competition is facing new censorship</text:span>
</text:h>
      <text:p text:style-name="P4">
Author: chinese@voanews.com (美国之音)</text:p>
      <text:p text:style-name="P4">
Publisher: 美国之音中文网 (Type: NewsMediaOrganization)</text:p>
      <text:p text:style-name="P4">
Published Time: 2023-06-18T13:09:50+08:00</text:p>
      <text:p text:style-name="P4">
Modified Time: 2023-06-18 05:09:50Z</text:p>
      <text:p text:style-name="P4">
Description: For more than 40 years, a landmark agreement between the United States and China has led to the cooperation between the two sides in a series of scientific and technological fields. This is a powerful symbol for competitors to put on controversy and work together.</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amid-us-china-rivalry-a-landmark-science-deal-faces-new-scrutiny-20230618/7142083.html" text:style-name="Internet_20_link" text:visited-style-name="Visited_20_Internet_20_Link">
https://www.voachinese.com/a/amid-us-china-rivalry-a-landmark-science-deal-faces-new-scrutiny-20230618/7142083.html</text:a>
</text:p>
      <!--NEWS-->
      <text:h text:style-name="P10" text:outline-level="1">
<text:span text:style-name="T4">
Meizhong announced that Blint and Qin Gang talks with the consent of the content of the meeting to maintain communication</text:span>
</text:h>
      <text:p text:style-name="P4">
Author: None</text:p>
      <text:p text:style-name="P4">
Publisher: Radio Free Asia (Organization)</text:p>
      <text:p text:style-name="P4">
Published Time: 2023-06-18T13:10:00-04:00</text:p>
      <text:p text:style-name="P4">
Modified Time: 2023-06-18T17:24: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4.612011in" draw:z-index="0">
<draw:image xlink:href="../Images/rfamandarin/2023-06-18T13-10-00-04-00/000000.png" xlink:type="simple" xlink:show="embed" xlink:actuate="onLoad" draw:mime-type="image/png"/>
</draw:frame>
After the US Secretary of State Brillings and the Chinese State Councilor and Foreign Minister Qin Gang held a closed -door talks in Beijing on Sunday, the two countries officially announced the content of the talks on the same day. <text:a xlink:type="simple" xlink:href="https://www.rfa.org/mandarin/Xinwen/6-06182023130642.html/@@images/image" text:style-name="Internet_20_link" text:visited-style-name="Visited_20_Internet_20_Link">
</text:a>
Associated Press Picture</text:p>
      <text:p text:style-name="P4">
After the US Secretary of State Brillings and the Chinese State Councilor and Foreign Minister Qin Gang held a closed -door talks in Beijing on Sunday, the two countries officially announced the content of the talks on the same day.</text:p>
      <text:p text:style-name="P4">
In a statement, the Office of the US State Department spokesman said that Brinken and Qin Gang held a "frank, substantial and constructive talks." Brinken emphasizes the importance of diplomacy and the communication channels that maintain openness on all issues to reduce the risk of misunderstanding and misjudgment.</text:p>
      <text:p text:style-name="P4">
Brinken clearly stated that the United States will always defend the interests and values of the American people and cooperate with its allies and partners to promote the United States' vision of freedom, opening up and maintaining the world of international rules and order.</text:p>
      <text:p text:style-name="P4">
The press release stated that Brintken also raised a series of concern issues, as well as the opportunity to explore cooperation opportunities with China on a multinational issue with China on the same interests of both parties. Qin Gang expressed the importance of promoting the exchanges between the United States and China. Brinken also invited Qin Gang to continue consultation in Washington, and the two sides agreed to visit each other at the right time.</text:p>
      <text:p text:style-name="P4">
U.S. Secretary of State Brills was originally scheduled to visit China in February this year, but was forced to cancel with the suspected Chinese spy balloon flying over the United States and being shot down. Although the trip to Brinken is generally regarded as a journey of stable bilateral relations by the outside world, it is very low whether it can get a breakthrough. In fact, Blintken was the first US Secretary of State to visit Beijing since 2018. It is still unknown whether Brinton can meet with the CCP's leader Xi Jinping on Monday.</text:p>
      <text:p text:style-name="P4">
The press release of the above -mentioned talks issued by the Ministry of Foreign Affairs on the same day stated that Qin Gang pointed out in the meeting that the current lowest valley since the establishment of diplomatic relations between Sino -US relations is not in line with the fundamental interests of the people of the two countries and does not meet the common expectations of the international community. The Chinese side has always maintained continuity and stability in the U.S. policies. It follows the principles of mutual respect, peaceful coexistence, and win -win cooperation proposed by President Xi Jinping. This should also be the spirit of the two sides, the bottom line that keeps together, and the common pursuit. China is committed to building a stable, expected and constructive Sino -US relations. It is hoped that the United States will adhere to the objective and rational cognition of China, go with China to maintain the political foundation of Sino -US relations, and deal with accidental occasional incidents in calmness, professionalism, and rational treatment. The two sides should not be able to discourage the consensus of Chairman Jinping and President Bayeng Bali, to promote Sino -US relations to stop falling and stabilize, and return to the right track.</text:p>
      <text:p text:style-name="P4">
Qin Gang also clarified its strict position on the core interests and major concerns of the Taiwan issue and put forward clear requirements. Qin Gang pointed out that the issue of Taiwan is the core of China's core interests, the most significant issue of Sino -US relations, and the most prominent risk. China urges the United States to abide by the three joint communiqués of China and China and the United States. The promise really falls into practice.</text:p>
      <text:p text:style-name="P4">
The press release said that the two sides agreed to jointly implement the important consensus reached by the heads of state in Bali, effectively controlled different differences, and promoted dialogue exchange and cooperation; the two sides agreed to maintain high -level exchanges; the Secretary of State Brillin invited Qin Gang's State Commissioner and Foreign Minister to visit the United States. Qin Gang expressed his willingness to be willing When the two sides are convenient to visit the United States; the two parties agree to continue to promote the guidance principles of Sino -US relations; the two parties agree to continue to promote the negotiations between the Sino -US joint working group to solve the specific problems in Sino -US relations; Passenger transport flights between China and the United States are actively discussed. More students, scholars, and people in the industry are welcome to visit each other countries and provide support and convenience for this. The two sides also exchanged views on major international and regional issues that are concerned about.</text:p>
      <text:p text:style-name="P4">
Reuters quoted the unknown U.S. State Department officials on Sunday that Brinken expressed the desire to stabilize the relationship between the two countries and prevent competition from becoming a conflict in the meeting with Qin Gang. The official revealed that Brinken "very clearly" stated that the United States did not want to decide with China, and the two sides agreed to continue talks to make progress in many aspects.</text:p>
      <text:p text:style-name="P4">
Responsible: He Ping</text:p>
      <text:p text:style-name="P4">
News Source: <text:a xlink:type="simple" xlink:href="https://www.rfa.org/mandarin/Xinwen/6-06182023130642.html" text:style-name="Internet_20_link" text:visited-style-name="Visited_20_Internet_20_Link">
https://www.rfa.org/mandarin/Xinwen/6-06182023130642.html</text:a>
</text:p>
      <!--NEWS-->
      <text:h text:style-name="P10" text:outline-level="1">
<text:span text:style-name="T4">
120 people on the Filipino passenger ship on the sea were rescued by 120 people</text:span>
</text:h>
      <text:p text:style-name="P4">
Author: 联合早报 (Person)</text:p>
      <text:p text:style-name="P4">
Publisher: 联合早报 (Organization)</text:p>
      <text:p text:style-name="P4">
Published Time: 2023-06-18T13:23</text:p>
      <text:p text:style-name="P4">
Modified Time: 2023-06-18T14:47</text:p>
      <text:p text:style-name="P4">
Description: A Philippine passenger ship was on the waters near Panglao, and 120 people on the ship were rescued. The Philippine Star and the United States CNN ...</text:p>
      <text:p text:style-name="P4">
Videos: []</text:p>
      <text:p text:style-name="P4">
Audios: []</text:p>
      <text:p text:style-name="P4">
Images: []</text:p>
      <text:p text:style-name="P4">
Type: NewsArticle</text:p>
      <text:p text:style-name="P4">
Breadcrumbs: ['即时', '国际']</text:p>
      <text:p text:style-name="P4">
Keywords: ['菲律宾', '游轮']</text:p>
      <!--METADATA-->
      <text:p text:style-name="P4">
A Philippine passenger ship was on the waters near Panglao, and 120 people on the ship were rescued.</text:p>
      <text:p text:style-name="P4">
Comprehensive reports from the Philippine Star and the United States CNN (CNN) Philippine Station, the Philippine Coast Guard said on Sunday (June 18) that the passenger ship Mvesperanza Star caught fire on the sea in the early morning of the day. The team members went to the scene to launch fire extinguishing and rescue operations.</text:p>
      <text:p text:style-name="P4">
In addition to the guards, a ship of some fishing boats and shipping companies TranSia also participated in the rescue. As of Sunday afternoon, all 65 passengers and 55 crew members on board have been rescued.</text:p>
      <text:p text:style-name="P4">
Photos released by the Philippine Coast Guard showed that a large number of thick smoke emerged from the fire.</text:p>
      <text:p text:style-name="P4">
It is understood that the MV Esperanza Star departs from SIquijor, southern Philippines, with Tagbilarn, the destination of Baohe Island.</text:p>
      <text:p text:style-name="P4">
The guards are investigating the cause of the fire, and the two guards are still staying near the water area near the accident site.</text:p>
      <text:p text:style-name="P4">
Southern Philippines <text:a xlink:type="simple" xlink:href="https://www.zaobao.com/realtime/world/story20230330-1377774" text:style-name="Internet_20_link" text:visited-style-name="Visited_20_Internet_20_Link">
A fire accident in March this year</text:a>
, A ferry with about 250 people fires, <text:a xlink:type="simple" xlink:href="https://www.zaobao.com/news/sea/story20230331-1378041" text:style-name="Internet_20_link" text:visited-style-name="Visited_20_Internet_20_Link">
31 people die</text:a>
It includes a six -month -old baby.</text:p>
      <text:p text:style-name="P4">
News Source: <text:a xlink:type="simple" xlink:href="https://www.zaobao.com.sg/realtime/world/story20230618-1405473" text:style-name="Internet_20_link" text:visited-style-name="Visited_20_Internet_20_Link">
https://www.zaobao.com.sg/realtime/world/story20230618-1405473</text:a>
</text:p>
      <!--NEWS-->
      <text:h text:style-name="P10" text:outline-level="1">
<text:span text:style-name="T4">
Nepal heavy rain led to floods with soil stones 2 dead 28 disappearance</text:span>
</text:h>
      <text:p text:style-name="P4">
Publisher: 法新社</text:p>
      <text:p text:style-name="P4">
Published Time: 2023-06-18T13:32:07+00:00</text:p>
      <text:p text:style-name="P4">
Modified Time: 2023-06-18T13:20:03+00:00</text:p>
      <text:p text:style-name="P4">
Description: (Agence France -Presse Kathmandu, 18th) The Nepalese authorities said today that water and earth and rock flow caused by rainfall during the rainy season have caused two deaths and 28 people disappea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18T13-32-07-00-00/000000.png" xlink:type="simple" xlink:show="embed" xlink:actuate="onLoad" draw:mime-type="image/png"/>
</draw:frame>
According to local officials, a hydropower project is being carried out on the Hewa River. It has been found that one of the remains involved in the construction of the workers, and 17 employees disappeared last night.</text:p>
      <text:p text:style-name="P4">
Another one of Taplejung, who was near the neighboring Tiepo, was found to die. Because the house was washed away by the soil flow, the three members of the same family disappeared.</text:p>
      <text:p text:style-name="P4">
Nepalese police spokesman Risei Ram Kandel said: "2 remains have been found, but 28 people have fallen unknown. We have strengthened search and rescue operations."</text:p>
      <text:p text:style-name="P4">
Mohanmani Ghimire, assistant county chief of Sankuwasabha, said that due to the damage of roads and bridges, it is difficult for rescuers to enter the affected area.</text:p>
      <text:p text:style-name="P4">
Jimil said: "The machinery and equipment of hydropower engineering have been washed away. There is also news that houses have been destroyed."</text:p>
      <text:p text:style-name="P4">
Nepal meteorological forecast warning that the rain will continue for several days and warn the river water level.</text:p>
      <text:p text:style-name="P4">
The monsoon rainfall from June to September of each year always causes extensive casualties and damage to Nepal in South Asian countries, but in recent years, the number of fatal floods and soil flows has increased.</text:p>
      <text:p text:style-name="P4">
Experts point out that climate change and large number of road construction may be the cause of these disasters.</text:p>
      <text:p text:style-name="P4">
News Source: <text:a xlink:type="simple" xlink:href="https://www.rfi.fr/cn/%E5%9B%BD%E9%99%85%E6%8A%A5%E9%81%93/20230618-%E5%B0%BC%E6%B3%8A%E5%B0%94%E8%B1%AA%E9%9B%A8%E5%AF%BC%E8%87%B4%E6%B4%AA%E6%82%A3%E5%9C%9F%E7%9F%B3%E6%B5%81-2%E6%AD%BB28%E5%A4%B1%E8%B8%AA" text:style-name="Internet_20_link" text:visited-style-name="Visited_20_Internet_20_Link">
https://www.rfi.fr/cn/%E5%9B%BD%E9%99%85%E6%8A%A5%E9%81%93/20230618-%E5%B0%BC%E6%B3%8A%E5%B0%94%E8%B1%AA%E9%9B%A8%E5%AF%BC%E8%87%B4%E6%B4%AA%E6%82%A3%E5%9C%9F%E7%9F%B3%E6%B5%81-2%E6%AD%BB28%E5%A4%B1%E8%B8%AA</text:a>
</text:p>
      <!--NEWS-->
      <text:h text:style-name="P10" text:outline-level="1">
<text:span text:style-name="T4">
Under the shadow of China, the hopes of revival in the European photovoltaic industry are slim</text:span>
</text:h>
      <text:p text:style-name="P4">
Author: None (Language: zh)</text:p>
      <text:p text:style-name="P4">
Publisher: None</text:p>
      <text:p text:style-name="P4">
Time: 2023-06-18T14:25:00Z</text:p>
      <text:p text:style-name="P4">
Description: The Russian and Ukraine War exacerbated the European energy crisis. To get rid of this dilemma, Europe is accelerating energy transformation by expanding solar power generation. However, Europe's dependence on Chinese -produced photovoltaic equipment exceeds its dependence on Russia's natural gas: more than three -quarters of solar power boards come from China.</text:p>
      <text:p text:style-name="P4">
Videos: []</text:p>
      <text:p text:style-name="P4">
Images: []</text:p>
      <text:p text:style-name="P4">
Subject: 经济纵横</text:p>
      <text:p text:style-name="P4">
Subjects: ['能源转型', '太阳能']</text:p>
      <text:p text:style-name="P4">
Keywords: ['光伏', '太阳能', '绿能', '能源转型', '清洁能源', '依赖', '欧中关系']</text:p>
      <text:p text:style-name="P4">
Id: 65954281</text:p>
      <!--METADATA-->
      <text:p text:style-name="P4">
<text:a xlink:type="simple" xlink:href="https://www.dw.com/zh/overlay/image/article/65954281/65729779" text:style-name="Internet_20_link" text:visited-style-name="Visited_20_Internet_20_Link">
 </text:a>
Most of the solar panels on the German roof are from China</text:p>
      <text:p text:style-name="P4">
(Voice of Germany Chinese) Industry estimates that if Europe wants to revive the solar industry, it will face almost invisible obstacles. On the one hand, Chinese manufacturers have a huge scale effect and the cost advantage that follows. On the other hand, the United States also attracts few European companies with huge subsidies to transfer production capacity to the other end of the Atlantic.</text:p>
      <text:p text:style-name="P4">
In this environment, the EU's <text:a xlink:type="simple" xlink:href="https://www.dw.com/zh/zh/能源转型/t-17464748" text:style-name="Internet_20_link" text:visited-style-name="Visited_20_Internet_20_Link">
Green Energy Transformation</text:a>
Only with the "coordinated policy and financial support" can it be successful. Cornech, Chairman of the German Federal Solar Industry Association(Carstenkörnig)It is believed that in order to maintain competitiveness in Europe, they must take double measures in terms of industrial and energy policies.</text:p>
      <text:p text:style-name="P4">
At present, the annual total production capacity of the European solar industry is only equivalent to 8 million kilowatts of installation capacity. According to the Institute of Solar Systems, Germany's Fraunhov Research Institute(FraunhoferISE)It is estimated that the production capacity of solar equipment in Europe only accounts for only 1%of the world, <text:a xlink:type="simple" xlink:href="https://www.dw.com/zh/zh/欧洲绿色能源对中国有多依赖/a-61826925" text:style-name="Internet_20_link" text:visited-style-name="Visited_20_Internet_20_Link">
China accounts for 75%</text:a>
 。</text:p>
      <text:p text:style-name="P4">
Cornech, Chairman of the German Federal Solar Industry Association</text:p>
      <text:h text:style-name="P12" text:outline-level="3">
<text:span text:style-name="T4">
<text:span text:style-name="T4">
 Cup of Water Sales? </text:span>
</text:span>
</text:h>
      <text:p text:style-name="P4">
EU's Green Energy Plan(Green Deal)Set a goal: local <text:a xlink:type="simple" xlink:href="https://www.dw.com/zh/zh/太阳能/t-41543918" text:style-name="Internet_20_link" text:visited-style-name="Visited_20_Internet_20_Link">
solar energy</text:a>
The industry increased its annual output to 30 million kilowatts of installation capacity by 2030. However, according to a survey by the Consulting Company Pwa, China Crystal Energy can achieve an annual capacity of 45 million kilowatts of annual capacity alone. According to the introduction of Jingke Energy's official website, the company's capacity this year is expected to reach 90 million kilowatts, which is equivalent to three times the total production capacity of the European Union in 2030. Moreover, this Chinese manufacturer has also prepared a great increase in market demand in the next few years, and its production capacity climbing speed will also greatly surpass the entire Europe.</text:p>
      <text:p text:style-name="P4">
International Energy Agency(IEA)In a report last November, even if Chinese manufacturers are facing the same human, energy, and upstream product costs as European manufacturers, they can rely on the scale effect to achieve a cheaper manufacturing cost than smaller competitors. "Since 2011, China has invested more than 50 billion US dollars for photovoltaic equipment production, equivalent to 10 times that of Europe, and created 300,000 jobs in the entire industrial chain."</text:p>
      <text:p text:style-name="P4">
According to the estimates of people in the solar industry, the manufacturing cost of the aircraft capacity of the aircraft in China is between 0.17 and 0.18 US dollars. Munich solar photovoltaic exhibition held this week(Intersolar)On, French solar expert Ma Song(GaetanMasson)It is also pointed out that China is now working hard to further reduce costs to 0.15 cents per watt, "Chinese generally said."</text:p>
      <text:p text:style-name="P4">
A solar factory in Hai'an, Jiangsu</text:p>
      <text:h text:style-name="P12" text:outline-level="3">
<text:span text:style-name="T4">
<text:span text:style-name="T4">
 Electricity price is high </text:span>
</text:span>
</text:h>
      <text:p text:style-name="P4">
However, the manufacturing cost of European photovoltaic equipment is about twice that of Chinese products. Ma Song said: "Our cost is much higher than that of the Chinese. This is not only the issue of investment and operating expenses, but also a matter of lack of competitiveness."</text:p>
      <text:p text:style-name="P4">
There are 5 steps for the production of a photovoltaic power generation board: First, to produce polysilicon with quartz sand, which is the basic raw material for photovoltaic power generation boards. Then, the polycrystalline silicon is made into a silicon ingot, the silicon ingot is then cut into a silicon piece, the silicon wafer is assembled into a polycrystalline battery, and finally assembled with the inverter as a photovoltaic power generation system.</text:p>
      <text:p text:style-name="P4">
The first step in the production of polysilicon is very high. In Europe, high electricity prices have significantly increased the manufacturing cost of photovoltaic equipment. Cornich, chairman of the German Federal Solar Industry Association, said: "Without low industrial electricity prices, the European solar industry is difficult to successfully revive." He also pointed out that it is not enough to achieve the goal of industrial rejuvenation alone by reducing electricity prices. Therefore, energy policy requires energy policy "Double -oriented approach" with industrial policy.</text:p>
      <text:h text:style-name="P12" text:outline-level="3">
<text:span text:style-name="T4">
How clean is photovoltaic power generation?</text:span>
</text:h>
      <text:h text:style-name="P12" text:outline-level="3">
<text:span text:style-name="T4">
<text:span text:style-name="T4">
 Government subsidy creation advantage </text:span>
</text:span>
</text:h>
      <text:p text:style-name="P4">
In the United States, the Bayeng government is providing huge tax benefits for the solar industry with the "Angle Act". Europe has no similar incentive measures, so its investment attraction is far less attractive than the other side of the Atlantic Ocean.</text:p>
      <text:p text:style-name="P4">
Elford, chairman of Swiss photovoltaic equipment manufacturer Meyerbog(GunterErfurt)It is also stated at the Munich Solar Photovoltaic Show that if any measures are not taken to protect European local manufacturers, it will not be able to attract investors, and the photovoltaic industry in Europe will be difficult.</text:p>
      <text:p text:style-name="P4">
At the same time, almost all European solar industry executives exhibited in Europe said that they are willing to produce photovoltaic equipment in Europe or order in European -made photovoltaic equipment because "no one wants to see a situation that depends on China."</text:p>
      <text:p text:style-name="P4">
Tarft, president of Baywa RE(Matthiastif)It means that the supply chain diversification is hoped to be realized in the region. "This is not only the strong interest of our developers, but also the interests of manufacturers and power companies." He pointed out that European manufacturers do not lack sales opportunities, because "the market is large enough to establish an annual capacity of 30 million kilowatts installation capacity European photovoltaic industry. "</text:p>
      <text:p text:style-name="P4">
Tafte believes that Asian manufacturers have achieved a competitive advantage with a better framework environment and scale effect, but European manufacturers "still have technical advantages", and the "supply chain of the products made in Europe is completely transparent. For production, I think this will be welcomed by many terminal consumers. "</text:p>
      <text:p text:style-name="P4">
However, the consensus of the industry is: without government subsidies and support, the European solar industry cannot revive. Tavter also acknowledged this. He took the United States "Angle Act" as an example: "To make the industry competitive, there is a need for predictable fiscal incentives."</text:p>
      <text:p text:style-name="P4">
(Germany)</text:p>
      <text:h text:style-name="P12" text:outline-level="3">
<text:span text:style-name="T4">
What is hindering German energy transformation?</text:span>
</text:h>
      <text:p text:style-name="P4">
News Source: <text:a xlink:type="simple" xlink:href="https://www.dw.com/zh/中国阴影下-欧洲光伏产业复兴希望渺茫/a-65954281" text:style-name="Internet_20_link" text:visited-style-name="Visited_20_Internet_20_Link">
https://www.dw.com/zh/中国阴影下-欧洲光伏产业复兴希望渺茫/a-65954281?maca=chi-rss-chi-all-1127-rdf</text:a>
</text:p>
      <!--NEWS-->
      <text:h text:style-name="P10" text:outline-level="1">
<text:span text:style-name="T4">
Survey: European companies continue to move to China. It is also a beneficiary country</text:span>
</text:h>
      <text:p text:style-name="P4">
Author: None (Language: zh)</text:p>
      <text:p text:style-name="P4">
Publisher: None</text:p>
      <text:p text:style-name="P4">
Time: 2023-06-18T14:30:00Z</text:p>
      <text:p text:style-name="P4">
Description: Due to the expensive raw materials, energy, and human resources, 30%of the industrial production capacity in Southwest Europe will move overseas. North America and India are the countries with the most benefit, but China is not inferior.</text:p>
      <text:p text:style-name="P4">
Videos: []</text:p>
      <text:p text:style-name="P4">
Images: []</text:p>
      <text:p text:style-name="P4">
Subject: 经济纵横</text:p>
      <text:p text:style-name="P4">
Subjects: ['印度']</text:p>
      <text:p text:style-name="P4">
Keywords: ['国际企业', '外移', '投资', '北美', '西欧', '南欧', '印度']</text:p>
      <text:p text:style-name="P4">
Id: 65954273</text:p>
      <!--METADATA-->
      <text:p text:style-name="P4">
<text:a xlink:type="simple" xlink:href="https://www.dw.com/zh/overlay/image/article/65954273/63245527" text:style-name="Internet_20_link" text:visited-style-name="Visited_20_Internet_20_Link">
 </text:a>
In the next year, Siemens plans to increase overseas investment. Is the production capacity of Germany expanded?</text:p>
      <text:p text:style-name="P4">
(Voice of Germany) in the next few years, the industrial production capacity of Western and South Europe will continue to shrink. About 30%of these regions plan to reduce labor costs and production costs in 5 years. This is the main content of a survey of Horváth, a corporate consulting company summarized by Agence France -Presse.</text:p>
      <text:p text:style-name="P4">
According to this survey, many companies in Western and South Europe will migrate factories to North America or Asian countries. Relevant companies believe that the development of enterprises can still be realized, but the location is not in Europe. The key factor in determining the corporate strategy is the cost of labor, followed by lack of labor and professionals. In view of the above factors, the situation in Eastern Europe is relatively good. Because the cost of labor is relatively low, 58%of companies plan to continue their investment in Eastern Europe.</text:p>
      <text:p text:style-name="P4">
However, more enterprises have invested vision and funds to North America and Asia. 71%of companies and 79%of companies plan to expand in North America or <text:a xlink:type="simple" xlink:href="https://www.dw.com/zh/zh/2023年亚洲新兴国家经济何去何从/a-64270700" text:style-name="Internet_20_link" text:visited-style-name="Visited_20_Internet_20_Link">
India's production capacity</text:a>
Essence</text:p>
      <text:p text:style-name="P4">
As for China, especially because of its large market scale, <text:a xlink:type="simple" xlink:href="https://www.dw.com/zh/zh/调查德国对华投资不造成依赖/a-65389145" text:style-name="Internet_20_link" text:visited-style-name="Visited_20_Internet_20_Link">
61%of the enterprises have plans to expand the production scale there</text:a>
<text:a xlink:type="simple" xlink:href="https://www.dw.com/zh/zh/德企在华投资创新高/a-65179218" text:style-name="Internet_20_link" text:visited-style-name="Visited_20_Internet_20_Link">
Only 11%plan to reduce production capacity</text:a>
Essence For example, Siemens announced that it will invest 2 billion euros in China's factories and Singapore R &amp; D centers.</text:p>
      <text:p text:style-name="P4">
This investigation asked more than 430 executives for international operations companies, of which more than 230 were industrial manufacturers. The annual output value of more than 1 billion euros.</text:p>
      <text:p text:style-name="P4">
Ralfsauter, the person in charge of the Horváth investigation, issued a warning that "in the next few years, production bases and industrial chains in Western and South Europe will be transferred to North America and Asia." The investigation called on Germany and other Central European countries to quickly improve the framework conditions in the fields of "raw materials and energy prices and professional talents, and pointed out that once the enterprise moves out, permanentness will no longer return.(Agence France -Presse and other)</text:p>
      <text:p text:style-name="P4">
News Source: <text:a xlink:type="simple" xlink:href="https://www.dw.com/zh/调查：欧洲企业继续外移-中国也是受益国家/a-65954273" text:style-name="Internet_20_link" text:visited-style-name="Visited_20_Internet_20_Link">
https://www.dw.com/zh/调查：欧洲企业继续外移-中国也是受益国家/a-65954273?maca=chi-rss-chi-all-1127-rdf</text:a>
</text:p>
      <!--NEWS-->
      <text:h text:style-name="P10" text:outline-level="1">
<text:span text:style-name="T4">
"All the way to the west" -Free Version of the electronic processing plant</text:span>
</text:h>
      <text:p text:style-name="P4">
Authors: ['为FT中文网撰稿']</text:p>
      <text:p text:style-name="P4">
Publisher: 英国《金融时报》</text:p>
      <text:p text:style-name="P4">
Time: 2023-06-18T14:35:10+00:00</text:p>
      <text:p text:style-name="P4">
Published Time: 2023-06-17T12:00:99+08:00</text:p>
      <text:p text:style-name="P4">
Modified Time: 2023-06-18T10:34:99+08:00</text:p>
      <text:p text:style-name="P4">
Description: Li Hanming: The central and western provinces have gradually took over the relay sticks of the eastern provinces in the past ten years, and have grown into a heavy town in the production of electronic products in the world.</text:p>
      <text:p text:style-name="P4">
Images: ["<text:a xlink:type="simple" xlink:href="https://thumbor.ftacademy.cn/unsafe/picture/3/000184783_piclink.jpg" text:style-name="Internet_20_link" text:visited-style-name="Visited_20_Internet_20_Link">
000184783_pic...</text:a>
"]</text:p>
      <text:p text:style-name="P4">
Themes: ['中国经济', '关注']</text:p>
      <text:p text:style-name="P4">
Keywords: ['制造业', '中国经济', '贸易', '电子产品']</text:p>
      <text:p text:style-name="P4">
Type: Article</text:p>
      <!--METADATA-->
      <text:p text:style-name="P4">
<draw:frame draw:style-name="fr1" draw:name="Image154" text:anchor-type="as-char" svg:width="6.9236in" svg:height="3.894525in" draw:z-index="0">
<draw:image xlink:href="../Images/FT Chinese Free Version/2023-06-18T14-35-10-00-00/00018478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4">
 [Editor's note] With the continuous development of China's local capital, China's situation in foreign investment has also changed. China's local capital is gradually forming its own multinational brands, and this brand effect has begun to achieve results in stable exports and foreign trade performance. To this end, FT Chinese Network recently organized the "Road to China's Foreign Trade Transformation" topic. In the next series of articles, we will tell how representative companies in different provinces in China will form their own multinational brands in different segments in different segments. Essence Edit, contact Yan MAN.YAN@ftchinese.com. </text:span>
</text:p>
      <text:p text:style-name="P4">
The reason why we focused on the electronic information industry in the previous article, not only because the industry contributed nearly a quarter of China's exports, but also because this industry is crucial to the central and western China. In the first two decades of the 21st century, the exports of the central and western provinces have grown at high speed driven by electronic products, and have become a rising star in China's foreign trade industry.</text:p>
      <text:p text:style-name="P4">
According to the Customs Statistics Monthly Report, the export volume of the Twelve provinces and municipalities autonomous regions in the western provinces and cities from 2014 to 2022 increased from US $ 16.9 billion to $ 326 billion (an average annual increase of 9.2%). 374.6 billion US dollars (an average annual increase of 12.2%). The central and western regions increased, and the share in exports across the country increased from 13.22%to 19.50%. At the same time, 10 provinces and cities in the East increased from 1958.8 billion yuan to 2812.1 billion yuan, with an average annual growth of only 4.6%.</text:p>
      <text:p text:style-name="P4">
The exports of high -speed growth in the central and western regions reflect the gradually moved to the local area. We mentioned in the previous articles that starting from the investment and setting up factories in mainland China in Hong Kong, Macao and Taiwan, two typical geese arrays have begun to appear in the Asia -Pacific industrial structure: one extends to Southeast Asian countries, and the other extends to mainland China. The geese that extended towards mainland China initially settled in the eastern coastal provinces and cities; and with the rapid development of more than ten years in the 1990s, some provinces in the eastern coastal began to think about the issue of industrial transformation.</text:p>
      <text:p text:style-name="P4">
In the eastern coastal province's thinking on the issue of industrial transformation, the point of Guangdong, which is the largest province of China, is the most representative. In 2008, the Guangdong Provincial Party Committee and Provincial Government officially proposed the "Decision of the Communist Party of China and the Guangdong Provincial Party Committee and the Guangdong Provincial People's Government on Promoting Industrial Transfer and Labor Transfer" documents. Essence</text:p>
      <text:p text:style-name="P4">
The original intention of "Teng cage to change birds" is to transfer the labor -intensive industries of the Pearl River Delta to the northwest of Guangdong. However, this policy in China that year aroused thousands of waves and aroused major discussions on the industrial transfer and business environment. The labor -intensive industries of the eastern coast are obviously facing key issues such as land shortage and rising costs. However, in addition to the eastern coastal provinces, what are the choices of entrepreneurs who want to exhibit the great exhibition?</text:p>
      <text:p text:style-name="P4">
Part of the central and western provinces obviously saw the opportunity.</text:p>
      <text:p text:style-name="P4">
Here we need to make a background introduction for everyone. Let's think about "where to build a factory" from the perspective of a businessman -For foreign trade merchants, the most troublesome and variables in the entire business process should be the long -distance transportation of goods.</text:p>
      <text:p text:style-name="P4">
The earliest trade needs to rely on land logistics (like the Silk Road of the year). In today's society, long -distance land logistics often has to be very complicated through multiple countries along the way, and the transfer procedures are very complicated. The logistics time and cost of logistics are also very high. In contrast, the Hai Road Logistics Bank passes through the Gonghai without repeating the customs clearance. The procedures are relatively convenient and convenient. Therefore, we can see that most of the developed cities are often adjacent to the ocean or rivers that can travel. For example, the Yangtze River Delta is the closest place to North America from the sea, and the Pearl River Delta is the closest place to Europe from the sea from the sea.</text:p>
      <text:p text:style-name="P4">
In contrast, the requirements for geographical location are the lowest -as long as there is a small piece of airport, the goods can be delivered through the aircraft. However, due to the high freight of its unit weight, for export goods with low value (volume) value of most units, the proportion of shipping costs calculated in weight (volume) will account for too high the total price of the goods. Therefore, it is too expensive for most products.</text:p>
      <text:p text:style-name="P4">
But unlike other export categories, electronic products have a typical feature -the unit weight price is extremely high. It is not difficult to calculate the packaging of the laptop, and it is not difficult to sell tens of thousands of dollars. More than a thousand yuan of goods are put in the Chinese export industry, I am afraid it is difficult to find the second one.</text:p>
      <text:p text:style-name="P4">
This feature makes the freight of electronic products accounted for a small proportion compared to the price of the product. The merchant has a strong motivation to use air transportation -the price of less than 1%of the more can be reduced by more than 50%. It's a good deal. Therefore, what we can see is that China's aviation freight industry and electronic product manufacturing industry have almost developed simultaneously -the success of China's electronic product manufacturing industry, accompanied by Hong Kong (world No. 1) and Shanghai (the third world). The success of the Great Freight Hub Airport.</text:p>
      <text:p text:style-name="P4">
Electronic products use air transportation to the site of electronic manufacturers to bring a huge change -the construction of electronic product factories does not need to depend on the ocean as other foreign trade export factories. For the central and western provinces, this is undoubtedly an industry that is long -term and avoids the shortcomings.</text:p>
      <text:p text:style-name="P4">
At the same time, the industrial transfer of Hong Kong, Macao and Taiwan enterprises in mainland China has almost no obstacles in communication -for more than 20 years of "pushing" work, it has made most Chinese people communicate in Mandarin, which greatly reduces from the east to the east. The communication cost of transferring industries to the central and western regions.</text:p>
      <text:p text:style-name="P4">
Therefore, let's talk about the topic of industrial transfer. Realizing that the geographical location is no longer a shortcoming, the central and western provinces and cities have begun to strive to take the settlement of electronic product assembly plants with the existing Hong Kong, Macao and Taiwan entrepreneurs investing in the existing coastal coast. The transfer of Foxconn's leading enterprise is very representative. In August 2010, Foxconn built factories in Henan, Sichuan, and Chongqing to produce smartphones, tablets and laptops, respectively.</text:p>
      <text:p text:style-name="P4">
In the process of industrial transfer in the central and western provinces, the old saying "want to be rich, build the road first" is still applicable. We just mentioned that the transportation of electronic products often requires strong support of aviation logistics. To this end, local governments often make heavy funds, attracting airlines to settle in the local area -for example, in 2014, Henan Civil Aviation Development Investment Group Co., Ltd. (Henan Aviation Investment) acquired 35%of the Cargolux (Cargolux) and invited Luxembourg Freight Airlines to Establish a second base.</text:p>
      <text:p text:style-name="P4">
Among them, the development of the three provinces and cities of Henan, Sichuan, Anhui, and Chongqing is very representative -they have become the production town of the world's laptops, tablets and smartphones, and produced half of the world's laptop computers. Two iPad and nearly half of the iPhone. Today, these three provinces and cities are ranked in the top four in the exports of the central and western provinces and cities across the country. Although there is still a gap with the Eastern provinces, the export processing industry has brought great changes to the local area.With the end of this article, our series of articles about Hong Kong, Macao and Taiwan entrepreneurs investing in mainland China also come to an end. In the next article, we will focus on the narrow sense of foreign investment, that is, the process of investing in the industry in China in China. We will start from China's important industries today -since 1984, the joint venture automobile industry has been in China for nearly 40 years. From the initial satisfaction of the domestic market, to the small -scale exports to foreign countries, and now to start large -scale exports, foreign investment in the Chinese automotive industry may confirm the importance of the business environment from the other side.</text:p>
      <text:p text:style-name="P4">
News Source: <text:a xlink:type="simple" xlink:href="http://www.ftchinese.com/story/001100000" text:style-name="Internet_20_link" text:visited-style-name="Visited_20_Internet_20_Link">
http://www.ftchinese.com/story/001100000</text:a>
</text:p>
      <!--NEWS-->
      <text:h text:style-name="P10" text:outline-level="1">
<text:span text:style-name="T4">
What kind of Sino -German government consultation does the German economy look forward to? (Free version)</text:span>
</text:h>
      <text:p text:style-name="P4">
Authors: ['']</text:p>
      <text:p text:style-name="P4">
Publisher: 英国《金融时报》</text:p>
      <text:p text:style-name="P4">
Time: 2023-06-18T14:37:10+00:00</text:p>
      <text:p text:style-name="P4">
Published Time: 2023-06-17T12:00:99+08:00</text:p>
      <text:p text:style-name="P4">
Modified Time: 2023-06-18T10:36:99+08:00</text:p>
      <text:p text:style-name="P4">
Description: Zhang Dongfang: Since the beginning of this year, the changes in the Russian War, the situation in Taiwan, and the German route to China are all unstable factor in Sino -German relations. It is difficult to say what extent this consultation will promote Sino -German relations.</text:p>
      <text:p text:style-name="P4">
Images: ["<text:a xlink:type="simple" xlink:href="https://thumbor.ftacademy.cn/unsafe/picture/0/000184780_piclink.jpg" text:style-name="Internet_20_link" text:visited-style-name="Visited_20_Internet_20_Link">
000184780_pic...</text:a>
"]</text:p>
      <text:p text:style-name="P4">
Themes: ['专栏', '中德关系', '关注']</text:p>
      <text:p text:style-name="P4">
Keywords: ['中德关系', '德国经济', '脱钩', '地缘政治', '供应链', '贸易']</text:p>
      <text:p text:style-name="P4">
Type: Article</text:p>
      <!--METADATA-->
      <text:p text:style-name="P4">
<draw:frame draw:style-name="fr1" draw:name="Image155" text:anchor-type="as-char" svg:width="6.9236in" svg:height="3.901286in" draw:z-index="0">
<draw:image xlink:href="../Images/FT Chinese Free Version/2023-06-18T14-37-10-00-00/00018478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Economic data and expectations of all parties show that the task facing the Sino -German government in Berlin on June 20 is very arduous.</text:p>
      <text:p text:style-name="P4">
The German Chamber of Commerce (AHK) conducted a "fast survey in the post -epidemic era" in mid -May in mid -May. The survey results show that because market development is slower than expected and continuous geopolitical tensions, so that German companies are in China to China The business confidence of the market is not as optimistic as the original hope. Among them, more than half of the interviewed German companies remained pessimistic about this year's industry expectations, and the industry development is expected to remain unchanged or worsen in 2023. Last year, 22%of companies are expected to decrease by more than 5%in 2023. This year, the proportion of companies holding this expectation increased to 32%. 54.9%of the company plans to increase investment in China in the next two years, an increase of four percentage points from last year, but far below the pre -level level. The first three reasons for not investing are low expectations of the market, continuous geopolitical tensions, and believe that China is seeking economy dependence. As for the reasons for continuing investment, 62.4%of the interviewed enterprises said to maintain their competitiveness in the Chinese market. 48%look forward to benefiting from the growth potential of the market. 17.7%wants to reduce investment. Annual level. In the case of lack of confidence, companies on the one hand are localized in the Chinese market, and on the other hand, they seek diversification in other countries.</text:p>
      <text:p text:style-name="P4">
In the expectation of the upcoming government consultation, 45%of the interviewed enterprises expect the Chinese government to give more legal guarantees. 60%hopes to strengthen cooperation with China in terms of decarburization, intelligent manufacturing and travel. 76.4%of the interviewed enterprises have stated that they have been affected by the excessive procrastinating business visa issued by Chinese employees to Germany.</text:p>
      <text:p text:style-name="P4">
In addition to the end of the new crown and clearing policy, the inaccessible import and export data of China in May and the incompatible emotions caused by European investment trends in Germany also showed that the economic development of the two countries is closely related.</text:p>
      <text:p text:style-name="P4">
Different from the data of the Chinese Customs General Administration of Customs and websites in the country's major media and websites, unlike the title of "my country's imports and exports in the first five months of this year, which increases by 4.7%year -on -year", the German news agency DPA, which was widely reproduced by German media, reported that "China Export May in May is year -on -year year -on -year year -on -year The focus on the decline of 7.5%"expressed concerns about the economic growth of the world's second largest economy and the prospects of German enterprises in China. DPA reported that in May, the contraction of China's imports for the second consecutive month showed the weakness of China's domestic market. Although imports in May decreased by 4.5%year -on -year lower than that of expert expectations, the data used last year was originally low. Last year, China ’s largest port Shanghai Port was in a stagnant state because of the control. The report pointed out that the reasons for decreased exports in China are the lack of vitality in the global market. High inflation, rising interest rates, and high energy prices have reduced the demand for "Made in China".</text:p>
      <text:p text:style-name="P4">
According to data from the General Administration of Customs, according to the US dollar, in May this year, China import and export 5011.9 billion U.S. dollars, a year -on -year decrease of 6.2%. Among them, the exports were 283.5 billion US dollars, a year -on -year decrease of 7.5%; imports were US $ 217.69 billion, a year -on -year decrease of 4.5%. In terms of Sino -German import and export trade, China ’s imports from Germany have decreased by 3.9%compared with the same period last year, and exports to Germany even decreased by 8.3%.</text:p>
      <text:p text:style-name="P4">
Rhodium Group and Merics issued a report from the Chinese country in May in May in Europe. In 2022, China's direct investment in the European Union and the United Kingdom reached the lowest ten years, down to 2013, a 22%decrease from 2021. The main reason is that because European countries have tightened the review of China's investment, corporate mergers and acquisitions have decreased. According to the study, as of the end of March, the German Ministry of Economic and Climate Protection launched an in -depth review of 11 investment, of which 10 started from China and another from Russia.</text:p>
      <text:p text:style-name="P4">
The Chinese EU Chamber of Commerce Chairman Jergwuttke used "terrible" to describe the investment trend in an interview with the media before he stepped down. He advocates a safety review in sensitive areas, but in Europe with insufficient technical fields, Europe should support Chinese investment and learn from China. Woodker said that he was welcomed by the highest specifications of local governments when leading the European corporate delegation to China, and the localities did their best to attract and retain the investment of European enterprises. The contrast to the formation was that the active actions from the central government were too small. Woodker mentioned that the Chinese EU Chamber of Commerce made 1,000 suggestions on the Chinese government in a 430 -page position document. He said that many problems have been existed for many years, but there are no signs of solving.</text:p>
      <text:p text:style-name="P4">
What's more, Germany has fallen into decline, and the hope of recovery in the short term is slim. In the first quarter of this year, Germany had re -economic shrinkage in the previous quarter, thus entering the technical economic recession. In the case of high inflation and high energy prices, some German companies will want to rest on the Chinese market.</text:p>
      <text:p text:style-name="P4">
The German chemical giant BASF's performance report in the first quarter of this year shows that BASF's global sales decreased by 13.4%year -on -year, while sales in China decreased by 28.5%year -on -year. Although BAARTINBRUDERMüller uses "turbulent" to describe the economic situation at the moment, he hopes the growth of the second half of the year in the Chinese market and the automotive industry. At the annual shareholders' meeting at the end of April, facing the doubts of someone's investment strategy in BASF China, Bo Mule responded so that China is the world's largest chemical market, and the volume will soon be greater than the sum of Europe and the United States. Experts conducted in -depth analysis of opportunities and risks in China. The analysis results were significantly greater than risks. Another reason given by Bo Mule is that the profitability of the German and European markets is worrying. The profitability of the Chinese market is very large. BASF wants to use the growth of China to make up for the losses in the European market.</text:p>
      <text:p text:style-name="P4">
Not only the BASF family is expected. According to the "South Germany" report, the head of the German Business Conference Torrell(Vokeker Trier)It is said that China will help Germany to barely survive the economic recession. Treier said that although for German companies, China has no advantage in the global investment destination competition, especially compared with the United States, but he is still optimistic. 5%.</text:p>
      <text:p text:style-name="P4">
Prior to the Sino -German government consultation meeting on June 20, Terrell and Chairman of the German Industry and Commerce Conference Adrian(Peter Adrian)Meet with Chinese government representatives. According to DPA reports, the two sides have a "constructive critical" dialogue on the future economic relations between the two countries, discussing specific content, including the results of the investigation of market confidence in the Walted Enterprise Market mentioned in the previous article. According to the "Nanda will", Terrell emphasized when meeting with the government on the government that the German economic circles' understanding of the Sino -German relations is different from the German politics. The emphasis is "partner". Trerer said that his meeting in Beijing gave him confidence and believed that both parties intended to deal with the problem in the upcoming government's consultation.Since the beginning of this year, the changes in the Russian War, the situation in Taiwan, and the German route to China have been unstable factor in Sino -German relations. It is difficult to say what extent this consultation will promote Sino -German relations. Adrian, chairman of the German Industry and Commerce Conference, said that the Sino -German government consultation was the first offline meeting after the online meeting in 2021. "This is really rare."</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099999" text:style-name="Internet_20_link" text:visited-style-name="Visited_20_Internet_20_Link">
http://www.ftchinese.com/story/001099999</text:a>
</text:p>
      <!--NEWS-->
      <text:h text:style-name="P10" text:outline-level="1">
<text:span text:style-name="T4">
China to embrace green hydrogen further (Free Version)</text:span>
</text:h>
      <text:p text:style-name="P4">
Authors: ['白艾德']</text:p>
      <text:p text:style-name="P4">
Publisher: 英国《金融时报》</text:p>
      <text:p text:style-name="P4">
Time: 2023-06-18T14:42:24+00:00</text:p>
      <text:p text:style-name="P4">
Published Time: 2023-06-17T12:00:99+08:00</text:p>
      <text:p text:style-name="P4">
Modified Time: 2023-06-18T10:40:99+08:00</text:p>
      <text:p text:style-name="P4">
Description: As a energy storage method and a source of cleaning fuel, hydrogen can play an important role in the process of achieving climate change goals in China.</text:p>
      <text:p text:style-name="P4">
Images: ["<text:a xlink:type="simple" xlink:href="https://thumbor.ftacademy.cn/unsafe/picture/4/000184784_piclink.jpg" text:style-name="Internet_20_link" text:visited-style-name="Visited_20_Internet_20_Link">
000184784_pic...</text:a>
"]</text:p>
      <text:p text:style-name="P4">
Themes: ['中国经济', '关注']</text:p>
      <text:p text:style-name="P4">
Keywords: ['氢能', '可再生能源', '绿色经济', '能源', '中国经济']</text:p>
      <text:p text:style-name="P4">
Type: Article</text:p>
      <!--METADATA-->
      <text:p text:style-name="P4">
<draw:frame draw:style-name="fr1" draw:name="Image156" text:anchor-type="as-char" svg:width="6.9236in" svg:height="3.894525in" draw:z-index="0">
<draw:image xlink:href="../Images/FT Chinese Free Version/2023-06-18T14-42-24-00-00/000184784_piclink.jpg" xlink:type="simple" xlink:show="embed" xlink:actuate="onLoad" draw:mime-type="image/jpeg"/>
</draw:frame>
In October last year, when Xi Jinping spoke at the opening meeting of the 20th National Congress of the Communist Party of China, the most powerful Chinese leader since Mao Zedong reiterated his plan, that is, leading this world's largest pollution country toward The road of carbon is moving.</text:p>
      <text:p text:style-name="P4">
The fifth -year meeting was held in Beijing. At the meeting, Xi Jinping ushered in the third term as a national leader. He led a country with a population of 1.4 billion. In his speech, he said: "must be firmly established and practiced in green water. Aoyama is the concept of Jinshan Yinshan. Standing on the high degree of planning and development of people and nature in harmony between people and nature. "</text:p>
      <text:p text:style-name="P4">
News Source: <text:a xlink:type="simple" xlink:href="http://www.ftchinese.com/story/001099997" text:style-name="Internet_20_link" text:visited-style-name="Visited_20_Internet_20_Link">
http://www.ftchinese.com/story/001099997</text:a>
</text:p>
      <!--NEWS-->
      <text:h text:style-name="P10" text:outline-level="1">
<text:span text:style-name="T4">
Suspension interest rate hikes, the Federal Reserve has gone through the dark moment (Free Version)</text:span>
</text:h>
      <text:p text:style-name="P4">
Authors: ['']</text:p>
      <text:p text:style-name="P4">
Publisher: 英国《金融时报》</text:p>
      <text:p text:style-name="P4">
Time: 2023-06-18T14:49:38+00:00</text:p>
      <text:p text:style-name="P4">
Published Time: 2023-06-17T12:00:99+08:00</text:p>
      <text:p text:style-name="P4">
Modified Time: 2023-06-18T10:50:99+08:00</text:p>
      <text:p text:style-name="P4">
Description: Chen Dutian: Compared with the interest rate hike cycle before 2006, the high interest rate environment in this round of high interest rate environment is more pressured on the bank's balance sheet. The perfect soft landing of the Fed needs a little luck.</text:p>
      <text:p text:style-name="P4">
Images: ["<text:a xlink:type="simple" xlink:href="https://thumbor.ftacademy.cn/unsafe/picture/9/000184779_piclink.jpg" text:style-name="Internet_20_link" text:visited-style-name="Visited_20_Internet_20_Link">
000184779_pic...</text:a>
"]</text:p>
      <text:p text:style-name="P4">
Themes: ['美联储', '关注']</text:p>
      <text:p text:style-name="P4">
Keywords: ['美联储', '货币政策', '利率', '美国经济']</text:p>
      <text:p text:style-name="P4">
Type: Article</text:p>
      <!--METADATA-->
      <text:p text:style-name="P4">
<draw:frame draw:style-name="fr1" draw:name="Image157" text:anchor-type="as-char" svg:width="6.9236in" svg:height="3.894525in" draw:z-index="0">
<draw:image xlink:href="../Images/FT Chinese Free Version/2023-06-18T14-49-38-00-00/00018477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Federal Reserve ’s interest rate interest conference ended on the 14th, and the Monetary Policy Committee decided to maintain interest rates at a range of 5-5.25%. This is the first meeting since the start-up interest rate hike cycle in March 2022. In a policy statement, the Fed stated that "maintaining interest rates unchanged can give the committee the opportunity to evaluate more economic information and its monetary policy meanings in the future." In the summary of economic forecasting, the committee's prediction of economic growth at the end of 2023 has increased. The median number has increased significantly from 0.4%in March to 1%, and the unemployment rate has decreased from 4.5%to 4.1%. 3.6%increased to 3.9%, and the most striking policy interest rates increased from 5.1%to 5.6%.</text:p>
      <text:p text:style-name="P4">
What are the factors of the three -month interval that has improved the Fed's prediction of the economy? The most important reason may be continuous employment. New non -agricultural employment raised from 217,000 in March to 340,000 in May, exceeding market expectations. In addition, the decline of energy prices and the improvement of the supply chain have also boosted the economy.</text:p>
      <text:p text:style-name="P4">
<text:span text:style-name="T4">
 Suspension rate hikes in June, policy interest rates reach key nodes </text:span>
</text:p>
      <text:p text:style-name="P4">
At the reporter's enrollment after the May meeting, most reporters asked about the bank crisis. Powell took the initiative to explain the situation of the bank in the opening white. The reporter at the meeting asked about the problem of the bank crisis very few, and these changes indicated that the bank crisis may have been greatly alleviated.</text:p>
      <text:p text:style-name="P4">
The suspension of interest rate hikes in June was closely related to the recent downlink of inflation. The May CPI growth rate announced on the 13th was 4%year -on -year, and the previous March and April were 4.9%. However, the suspension of interest rate hikes is not surprised because the Federal Reserve has hinted in the forward -looking guidance in May. I guess that even if the CPI data in May was slightly higher than 4%, the Fed will still suspend interest rate hikes in June because the Fed has reached a favorable key node after the interest rate hike. According to the standard monetary policy model, the policy interest rate is higher than the current inflation rate is the key condition to prevent "inflation self -realization". This condition is barely achieved after the interest rate hike in May, but in June To achieve (considering the base effect, the growth rate of the CPI in May can almost be almost below 4.9%in April). At the press conference on June 14, when explaining the decision of not raising interest rates of the month, Powell talked about the difference between interest rate hikes and interest rate hikes. In my opinion, the first node of the interest rate hike level is also the most important node is that the policy interest rate is higher than the level of inflation. After the hard -to -catch the inflation curve for one year, the Fed reached a key node.</text:p>
      <text:p text:style-name="P4">
<text:span text:style-name="T4">
 Crossing to Dark Time: The Federal Reserve gets calm again </text:span>
</text:p>
      <text:p text:style-name="P4">
The Fed started interest rate hikes in March 2022. At that time, the CPI had reached 8.5%, which made the Federal Reserve criticize. Some well -known critics believed that the interest rate hike was too late. However, the Fed is not unaware of the danger, and the reason for the interest rate hike is to start with the new policy framework of 2020. In November 2018, the Fed launched a strategic assessment of the policy framework. This evaluation seemed very serious and meticulous, and it was not completed until August 2020. An important change in this new framework is the "flexible average inflation target system". This strategy attaches more importance to employment and will abandon the anti -inflation policy of "premier manner". The methodology foundation of the above policy goes back to Bowell's speech in Jackson Hall in August 2018. Powell had just served as Chairman of the Fed in February. This conference was the best opportunity to explain its monetary policy and methodology.</text:p>
      <text:p text:style-name="P4">
The new framework formed by the strategic evaluation will be put into use immediately after the announcement. After the interest interest interest interest interest interest interest interest interest interest interest interest interest interest interest interest interest interest interest rate increase, one is that the Fed will be considered in the future. In full employment, the second is that the inflation rate is higher than 2%, and the last condition is that the inflation rate must be maintained at a level higher than 2%. This bold measure was not unsuccessful, and two members at the time had voted against the votes. The Federal Reserve keeps promise that before November 2021, these three interest rate hike conditions were repeatedly reiterated. In December, the inflation rate has been as high as 7.2%, the inflation rate higher than 2%has continued for 10 months and continued to rise. At that time, the pressure of the Federal Reserve can be imagined.</text:p>
      <text:p text:style-name="P4">
The unemployment rate in November 2021 was 3.9%, which looked quite low, but because the epidemic was less than 150 million non -agricultural employment at the time, it was still significantly lower than the 152 million before the epidemic. Is it appropriate to raise interest rates at this time? This seems to be a two -choice choice. However, the Fed seems to have chosen adventures, and also adheres to the promise of employment more under the new framework. It was postponed that it would only raise interest rates until March 2022. At this time, the unemployment rate was 3.6%, which basically reached the level of 3.5%in February 2020 before the epidemic.</text:p>
      <text:p text:style-name="P4">
Looking back, the period from October 2021 to October 2022 was probably the dark moment of the Fed in the inflation of the Fed in this round. In 2021, after the rapid rise of inflation at the beginning of the year, there were several consecutive months in June-September, which enhanced the confidence of pigeons about inflation. However, the macroeconomic economy will not be too friendly to anyone. In October of that year, inflation accelerated again to exceed 6%of the psychological mark. In the subsequent November policy statement, inflation is a temporary wording. ), But the overall expression has been very nervous than the September meeting. In June 2022, the CPI reached the highest value of 8.9%of the inflation, and then fell slowly, and it did not fall below 7%until October 2022.</text:p>
      <text:p text:style-name="P4">
From March to December 2022, the Federal Reserve raised interest rate hikes 425 basis points, the fastest interest rate hike in the past 40 years. This tough position stabilizes inflation expectations, and stable inflation expectations are the largest capital of the Fed's adventure. Essence After October 2022, the downward trend of inflation was even more clear. The price of $ 300 by the international investment bank's 300 US dollars was not realized, but continued to decline. A energy crisis caused by war gradually resolved. It was a month of seeing light, and the stock market also bottomed out in the month. Since then, the situation has continued to improve. By June 2023, with the further decline of inflation, the policy interest rate finally caught up with the inflation curve. It can be said that the Fed has won the initiative since June.</text:p>
      <text:p text:style-name="P4">
June is Xiaoxia, and the Federal Reserve was calm again. Follow -up rate hikes, bank risks are a key consideration.</text:p>
      <text:p text:style-name="P4">
In the three consecutive statements after March, the Fed mentioned the uncertainty of bank credit tightening, which may be one of the key considerations for whether to continue to raise interest rates. Compared with the interest rate hike cycle before 2006, the duration of the low interest rate environment before this round of interest rate hikes is much longer. Essence The subsequent interest rate hikes need to be cautious about financial stability.</text:p>
      <text:p text:style-name="P4">
<text:span text:style-name="T4">
 The mystery of inflation viscosity: an explanation </text:span>
Suppose consumers have constant alternative elastic demand functions, which means that the proportion of expenditure in the consumption of different categories is fixed. However, due to the concerns of virus infection and the sequence of vaccine injection, people's consumer goods or services have been restricted in some order. Commodity consumption does not require too much personal contact, and the virus is restricted at the least. Therefore, consumers concentrate their expenditure in this field, such as the price increase of durable consumer goods (including cars) in February 2022. Then with the popularity of the vaccine, people who have been at home for a long time will go out, so the demand for services such as public transportation, medical entertainment and other services has risen rapidly. Essence As such "contact" services are quite satisfied, consumption expenditure is more inclined to housing. The high point of housing rent is at the end, with time in March 2023. Due to the gradual transfer of demand caused by epidemic restrictions, the overall inflation period is longer than that of the high level (but the high point of core inflation is not particularly high). The emergence of housing rent increases may end the signal of the end of the inflation.</text:p>
      <text:p text:style-name="P4">
In the case of some consumer demand being limited by the virus, people use the time to "take turns consumption" to achieve a fixed proportion of consumption expenditure. If my above explanation is reasonable, this is a new contribution to consumer theory. When I studied economic theory in class many years ago, I couldn't think of any useful models, but it can help me explain the current inflation viscosity now. Great satisfaction!In macro theory, there is also a commonly used model is a pure consumer economy model. For a long time, I feel that it has not been practical. But recently, I faintly felt its potential for analyzing the current Chinese economy.</text:p>
      <text:p text:style-name="P4">
The power of memories is huge. The happiness it brings is not just about knowledge. For example, a friend of mine saw his son and a young woman playing tennis. And Yi Ran. I have a complete understanding and approval of this.</text:p>
      <text:p text:style-name="P4">
In the first quarter of 2023, the annual growth rate of the nominal GDP of the United States was 5.4%, and economic deceleration continued. Although the economic structure has so many confusions, Kanes's insight on the analysis of total amount will finally gain dominance.</text:p>
      <text:p text:style-name="P4">
<text:span text:style-name="T4">
 Prospects: an epic soft landing? </text:span>
</text:p>
      <text:p text:style-name="P4">
A large number of government subsidies during the epidemic period, and the smooth consumption of residents is the main reason why I predict the soft landing. US residents' real estate investment accounts for only 3%of GDP, which will also provide favorable conditions for economic soft landing.</text:p>
      <text:p text:style-name="P4">
The follow -up policy trend still depends mainly on inflation. My prediction is that the upward decline will exceed the expectations of the Federal Reserve. The main reason is that I have a previous analysis of inflation viscosity. Now this stickiness may be close to the end. At the end of 2023, CPI is likely to return to 2%. The high probability of interest rates will be lower than the level of the "dot matrix" foreshadow in June, which may also be why the US stock market is still rising after the Fed's dotted dotted map.</text:p>
      <text:p text:style-name="P4">
Perfect soft landing needs a little good luck. <text:a xlink:type="simple" xlink:href="http://www.ftchinese.com/story/001099454" text:style-name="Internet_20_link" text:visited-style-name="Visited_20_Internet_20_Link">
In another article published in FT Chinese website,</text:a>
I discussed that after the emergence of generating artificial intelligence represented by ChatGPT, technological progress (usually the content of long -term economic analysis) for this round of economic cycle and monetary policy is no longer a factor that can be ignored. Here I add a vivid example. A friend's daughter went to study in the United States. After graduating from undergraduate, I found a job. Most of the job content was programming and English writing, which was quite challenging to her. After ChatGPT appeared in March 2023, my friend told me that his daughter's working status had changed, because this new technology provided strong help to programming and writing.</text:p>
      <text:p text:style-name="P4">
Grimpan wrote in his autobiography that the economic soft landing from 1994-1996 was the most proud masterpiece. Grimpan has an impressive appearance, low voice, and fascinating words. After several biographies written by famous reporters, Green Panpan became a rock star -like idol figure around 1996.</text:p>
      <text:p text:style-name="P4">
If my analysis of ChatGPT is correct, add this good luck, Powell, the Federal Reserve chairman who is now full of white hair and a slightly revealed transportation may get an epic soft landing. Considering the magnificent economic environment in recent years, and considering the highest and most sticky inflation over the past 40 years, this soft landing will make Green Panpan's masterpiece look more like an episode of Chengping era. However, whether Powell can become a rock star -like idol, I am not so sure. After all, the transparency of the Federal Reserve is not what the mysteriousness needed to become an idol.</text:p>
      <text:p text:style-name="P4">
Note: This article only represents the author's personal point of view. The author is a PhD in economics and a financial practitioner.</text:p>
      <text:p text:style-name="P4">
<text:span text:style-name="T4">
 Editor of this article Xu Jin jin.xu@ftchinese.com</text:span>
</text:p>
      <text:p text:style-name="P4">
News Source: <text:a xlink:type="simple" xlink:href="http://www.ftchinese.com/story/001099998" text:style-name="Internet_20_link" text:visited-style-name="Visited_20_Internet_20_Link">
http://www.ftchinese.com/story/001099998</text:a>
</text:p>
      <!--NEWS-->
      <text:h text:style-name="P10" text:outline-level="1">
<text:span text:style-name="T4">
Greek immigration ship overlap Pakistan's caught population suspects</text:span>
</text:h>
      <text:p text:style-name="P4">
Publisher: 法新社</text:p>
      <text:p text:style-name="P4">
Published Time: 2023-06-18T15:02:07+00:00</text:p>
      <text:p text:style-name="P4">
Modified Time: 2023-06-18T14:35:02+00:00</text:p>
      <text:p text:style-name="P4">
Description: (Agence France -Presse Pakistan, Musahabad, 18th) Pakistan officials said today that after a few days of immigrants drowned in the sea outside Greece, the Pakistani authorities have arrested 10 suspects of traffic traffick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6-18T15-02-07-00-00/000000.png" xlink:type="simple" xlink:show="embed" xlink:actuate="onLoad" draw:mime-type="image/png"/>
</draw:frame>
Pakistani Prime Minister Charpz. Shahbaz Sharif also ordered to immediately crack down on agencies engaged in smuggling, saying that they would be "severely punished."</text:p>
      <text:p text:style-name="P4">
Every year, thousands of Pakistani young people are trying to enter Europe illegally in order to seek a better life in order to seek a better life.</text:p>
      <text:p text:style-name="P4">
On the 14th, immigrant ships sinking in the sea outside the Peloponnese in Greece caused at least 78 people to die and hundreds of people's whereabouts were unknown. There are dozens of Pakistani people on the rusty dragging fishing boat.</text:p>
      <text:p text:style-name="P4">
Officials said that 9 suspects were detained in Kashmir, which are controlled by Pakistan. This is the hometown of most victims. The other one was detained in Gujrat. This city has been As a springboard for immigrants.</text:p>
      <text:p text:style-name="P4">
"They are undergoing investigation because they are participating in the entire process because they are participating in the entire process." Said the Kashmir region -controlled Kashmir region controlled by Pakistan. "</text:p>
      <text:p text:style-name="P4">
The International Organization (IOM) and UN Refugeeagency said in a joint statement that the data letter on board was between 400 and 750.</text:p>
      <text:p text:style-name="P4">
The Ministry of Foreign Affairs of Pakistan said yesterday that there were 12 national students, but there was no information about how many people on the ship.</text:p>
      <text:p text:style-name="P4">
An anonymous immigration official told AFP that the number of people on board may exceed 200.</text:p>
      <text:p text:style-name="P4">
The Prime Minister's Office stated in a statement: "The Prime Minister has issued a clear instruction to strengthen the impact of people who are engaged in the trafficking of population trafficking."</text:p>
      <text:p text:style-name="P4">
The political turmoil and the collapse economy led thousands of Pakistani to leave the country legally or illegally.</text:p>
      <text:p text:style-name="P4">
Young people from the East Punjab and the northwest of Khyberpakhtunkhwa often follow the routes of Iran, Libya, Turkey, and Greece to enter Europe illegally.</text:p>
      <text:p text:style-name="P4">
News Source: <text:a xlink:type="simple" xlink:href="https://www.rfi.fr/cn/%E5%9B%BD%E9%99%85%E6%8A%A5%E9%81%93/20230618-%E5%B8%8C%E8%85%8A%E7%A7%BB%E6%B0%91%E8%88%B9%E7%BF%BB%E8%A6%86-%E5%B7%B4%E5%9F%BA%E6%96%AF%E5%9D%A6%E9%80%AE%E4%BA%BA%E5%8F%A3%E8%B4%A9%E8%BF%90%E7%96%91%E7%8A%AF" text:style-name="Internet_20_link" text:visited-style-name="Visited_20_Internet_20_Link">
https://www.rfi.fr/cn/%E5%9B%BD%E9%99%85%E6%8A%A5%E9%81%93/20230618-%E5%B8%8C%E8%85%8A%E7%A7%BB%E6%B0%91%E8%88%B9%E7%BF%BB%E8%A6%86-%E5%B7%B4%E5%9F%BA%E6%96%AF%E5%9D%A6%E9%80%AE%E4%BA%BA%E5%8F%A3%E8%B4%A9%E8%BF%90%E7%96%91%E7%8A%AF</text:a>
</text:p>
      <!--NEWS-->
      <text:h text:style-name="P10" text:outline-level="1">
<text:span text:style-name="T4">
The situation in Yemen has slowed in the first seven years of the first flight to Saudi Arabia</text:span>
</text:h>
      <text:p text:style-name="P4">
Author: 联合早报 (Person)</text:p>
      <text:p text:style-name="P4">
Publisher: 联合早报 (Organization)</text:p>
      <text:p text:style-name="P4">
Published Time: 2023-06-18T15:22</text:p>
      <text:p text:style-name="P4">
Modified Time: 2023-06-18T15:36</text:p>
      <text:p text:style-name="P4">
Description: In the seven years since the outbreak of the Yemen War, the capital Sanaa has flew to Saudi Arabia for the first time in seven years, becoming the latest sign of the regional tension. Comprehensive foreign telegram reports, this Yemenia Airways commercial flights are carried out ...</text:p>
      <text:p text:style-name="P4">
Videos: []</text:p>
      <text:p text:style-name="P4">
Audios: []</text:p>
      <text:p text:style-name="P4">
Images: []</text:p>
      <text:p text:style-name="P4">
Type: NewsArticle</text:p>
      <text:p text:style-name="P4">
Breadcrumbs: ['即时', '国际']</text:p>
      <text:p text:style-name="P4">
Keywords: ['中东', '阿拉伯国家', '也门']</text:p>
      <!--METADATA-->
      <text:p text:style-name="P4">
In the seven years since the outbreak of the Yemen War, the capital Sanaa has flew to Saudi Arabia for the first time in seven years, becoming the latest sign of the regional tension.</text:p>
      <text:p text:style-name="P4">
Comprehensive foreign news reports, this Yemeniaairway commercial flight was equipped with 277 pilgrims, at 8 pm local time (June 17) at 8 pm (at 1 am on the 18th of Singapore) from Sana International Airport. Essence It is the first flight to take off since the airport since 2016.</text:p>
      <text:p text:style-name="P4">
Saudi ’s coalition forces fight against the HUTHI rebels in Iran, and Sanana International Airport has been blocked for seven years. Passenger Muhammad said: "I hope that the blockade can end and the airport can continue to open. We are very happy and relieved. I can't describe that feeling."</text:p>
      <text:p text:style-name="P4">
Over the years, hundreds of thousands of people have been killed due to the Yemen war, or indirect factors such as lack of water and food deficiency. The United Nations said the war was one of the worst humanities in the world.</text:p>
      <text:p text:style-name="P4">
There are about 30 million people in Yemen.</text:p>
      <text:p text:style-name="P4">
Due to the long -term experience of war, Yemen is relatively poor in the Arab countries. It is not only one of the most backward countries in the world, but also the only one in West Asia to enter the most underdeveloped countries.</text:p>
      <text:p text:style-name="P4">
News Source: <text:a xlink:type="simple" xlink:href="https://www.zaobao.com.sg/realtime/world/story20230618-1405585" text:style-name="Internet_20_link" text:visited-style-name="Visited_20_Internet_20_Link">
https://www.zaobao.com.sg/realtime/world/story20230618-1405585</text:a>
</text:p>
      <!--NEWS-->
      <text:h text:style-name="P10" text:outline-level="1">
<text:span text:style-name="T4">
Received the China -Russia Monthly Plan to invite Malaysia to show that they are interested in participating</text:span>
</text:h>
      <text:p text:style-name="P4">
Author: 联合早报 (Person)</text:p>
      <text:p text:style-name="P4">
Publisher: 联合早报 (Organization)</text:p>
      <text:p text:style-name="P4">
Published Time: 2023-06-18T16:21</text:p>
      <text:p text:style-name="P4">
Modified Time: 2023-06-18T16:35</text:p>
      <text:p text:style-name="P4">
Description: The Malaysian government revealed that Malaysia has interest to participate in the moon exploration plan of China and Russia, but Malaysia hopes to study relevant details first. In an interview with the Russian "Satellite News Agency", Azri Camille, director of the Malaysian Space Bureau, said that Malaysia has received invitations from Russia and China.</text:p>
      <text:p text:style-name="P4">
Videos: []</text:p>
      <text:p text:style-name="P4">
Audios: []</text:p>
      <text:p text:style-name="P4">
Images: []</text:p>
      <text:p text:style-name="P4">
Type: NewsArticle</text:p>
      <text:p text:style-name="P4">
Breadcrumbs: ['即时', '国际']</text:p>
      <text:p text:style-name="P4">
Keywords: ['马来西亚', '中国', '俄罗斯', '月球']</text:p>
      <!--METADATA-->
      <text:p text:style-name="P4">
The Malaysian government revealed that Malaysia has interest to participate in the moon exploration plan of China and Russia, but Malaysia hopes to study relevant details first.</text:p>
      <text:p text:style-name="P4">
In an interview with the Russian "Satellite News Agency", Azri Camille, director of the Malaysian Space Bureau, said that Malaysia has received invitations from Russia and China. "We are glad to join, but we hope to discuss the details of Malaysia in these projects first."</text:p>
      <text:p text:style-name="P4">
He pointed out: "When Malaysia hopes to participate in these projects, Malaysia must be technical creators, not only consumers of the project. We don't want to join as passengers, we should play more roles. For example The human resources of the project have a positive impact. We must also study the role of Malaysia in such joint projects in detail. "</text:p>
      <text:p text:style-name="P4">
Russia is an important aerospace partner in China for decades.(https://www.zaobao.com/realtime/china/story20210310-1130185), Start the cooperation of the International Moon Scientific Research Station. It is planned to be planned in two stages from 2025 to 2035. China also invited Venezuela to participate in the scientific research station project in April this year.</text:p>
      <text:p text:style-name="P4">
In recent years, the Malaysian government has actively developed the aerospace field. It is hoped that during the administration of the Alliance government, the government announced on March 4, 2019 that the Cabinet has approved the Malaysian National Space Department and the Malaysian remote sensing detection agency to merge the establishment of the Malaysian Space Agency as the first to implement the "2030 National Space Policy". step. This is to integrate the resources of the two institutions, improve the efficiency of these resources, and reduce the same equipment for repeated purchases.</text:p>
      <text:p text:style-name="P4">
News Source: <text:a xlink:type="simple" xlink:href="https://www.zaobao.com.sg/realtime/world/story20230618-1405594" text:style-name="Internet_20_link" text:visited-style-name="Visited_20_Internet_20_Link">
https://www.zaobao.com.sg/realtime/world/story20230618-1405594</text:a>
</text:p>
      <!--NEWS-->
      <text:h text:style-name="P10" text:outline-level="1">
<text:span text:style-name="T4">
Blingken met in Beijing to cool down Qin Gang's intensive US -China relations</text:span>
</text:h>
      <text:p text:style-name="P4">
Author: chinese@voanews.com (张蓉湘, 方远)</text:p>
      <text:p text:style-name="P4">
Publisher: 美国之音中文网 (Type: NewsMediaOrganization)</text:p>
      <text:p text:style-name="P4">
Published Time: 2023-06-18T16:23:21+08:00</text:p>
      <text:p text:style-name="P4">
Modified Time: 2023-06-18 18:49:18Z</text:p>
      <text:p text:style-name="P4">
Description: US Secretary of State Anthony Brinkeng launched a two -day high -risk diplomatic talks in Beijing on Sunday, which aims to alleviate the tension between China and the United States around many people around the world.</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blinken-kicks-off-meetings-in-beijing-on-high-stakes-mission-to-cool-soaring-us-china-tensions-20230618/7142103.html" text:style-name="Internet_20_link" text:visited-style-name="Visited_20_Internet_20_Link">
https://www.voachinese.com/a/blinken-kicks-off-meetings-in-beijing-on-high-stakes-mission-to-cool-soaring-us-china-tensions-20230618/7142103.html</text:a>
</text:p>
      <!--NEWS-->
      <text:h text:style-name="P10" text:outline-level="1">
<text:span text:style-name="T4">
" Case 709 &amp; quot; Li Wenzu, a lawyer's family member, was blocked by unknown personnel and stopped power.</text:span>
</text:h>
      <text:p text:style-name="P4">
Author: None</text:p>
      <text:p text:style-name="P4">
Publisher: Radio Free Asia (Organization)</text:p>
      <text:p text:style-name="P4">
Published Time: 2023-06-18T17:05:21-04:00</text:p>
      <text:p text:style-name="P4">
Modified Time: 2023-06-18T17:05: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88615in" draw:z-index="0">
<draw:image xlink:href="../Images/rfamandarin/2023-06-18T17-05-21-04-00/000000.png" xlink:type="simple" xlink:show="embed" xlink:actuate="onLoad" draw:mime-type="image/png"/>
</draw:frame>
Li Wenzu (right) of human rights lawyer Wang Quanzhang's wife (right) <text:a xlink:type="simple" xlink:href="https://www.rfa.org/mandarin/Xinwen/7-06182023170059.html/@@images/image" text:style-name="Internet_20_link" text:visited-style-name="Visited_20_Internet_20_Link">
</text:a>
Screenshot of Twitter</text:p>
      <text:p text:style-name="P4">
The Chinese authorities' "709 Capture Case" of the "709 Capture Case" in response to the rights protection lawyer and human rights defenders, Wang Quanzhang, has recently been driven away and relocated in Beijing. Wang Quanzhang's wife Li Wenzu revealed through Twitter on June 18: At 4 pm that day, the family was powered off again, and a group of unknown men were also blocked at the door of the house.</text:p>
      <text:p text:style-name="P4">
On the day of the observation of the people's livelihood of the Chinese Civil Rights Organization, they also pointed out that the public security people and minors of public security employment in Changping District of Beijing continued to harass Li Wenzu and Wang Quanzhang. This approach has no morality and no bottom line.</text:p>
      <text:p text:style-name="P4">
This station previously reported that Wang Quanzhang, a human rights lawyer who had represented a large number of rights protection cases, was sentenced by the authorities for 4 years and 6 months in the "709" incident in 2015. In 2020, after Wang Quanzhang was released with his family's reunion in Beijing, the authorities suppressed the relocation of the authorities to upgrade again. On the 25th of last month, Wang Quanzhang's wife and children who temporarily lived in the family of the friend Ye Jinghuan were put on the door by the local police to investigate and take drugs. Ye Jinghuan told the station at the time that the public security went to the door three times on the same night, and once threatened to break the door. In late April, Wang Quanzhang disclosed that the house rented by the couple in Beijing was cut off by the landlord, and the authorities forced them to move away. At the same time, Li Heping and his wife Wang Qiaoling, who had just moved into the Songzhuang apartment in Tongzhou District, Beijing, was also relocated by violence.</text:p>
      <text:p text:style-name="P4">
Li Wenzu passed the characteristics of the authorities on Sunday: What is to do?</text:p>
      <text:p text:style-name="P4">
Responsible: He Ping</text:p>
      <text:p text:style-name="P4">
News Source: <text:a xlink:type="simple" xlink:href="https://www.rfa.org/mandarin/Xinwen/7-06182023170059.html" text:style-name="Internet_20_link" text:visited-style-name="Visited_20_Internet_20_Link">
https://www.rfa.org/mandarin/Xinwen/7-06182023170059.html</text:a>
</text:p>
      <!--NEWS-->
      <text:h text:style-name="P10" text:outline-level="1">
<text:span text:style-name="T4">
44度高温 墨西哥卡车挤满129名偷渡者</text:span>
</text:h>
      <text:p text:style-name="P4">
Author: 联合早报 (Person)</text:p>
      <text:p text:style-name="P4">
Publisher: 联合早报 (Organization)</text:p>
      <text:p text:style-name="P4">
Published Time: 2023-06-18T17:06</text:p>
      <text:p text:style-name="P4">
Modified Time: 2023-06-18T17:15</text:p>
      <text:p text:style-name="P4">
Description: The Mexican Immigration Department found a "immigration truck" in Wallacruis, eastern, with 129 tried to sneak a ferry. Reuters reports that the State Immigration Bureau's statement on Saturday (June 17) said that officials on Friday (16th) in Wallacus, East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墨西哥', '美国', '偷渡']</text:p>
      <!--METADATA-->
      <text:p text:style-name="P4">
墨西哥移民局在东部韦拉克鲁斯州发现了一辆“移民卡车”，车厢内载有129名试图偷渡者。</text:p>
      <text:p text:style-name="P4">
路透社报道，国家移民局星期六(6月17日)的声明说，官员们星期五(16日)晚上在东部韦拉克鲁斯州(Veracruz)发现了“来自危地马拉、洪都拉斯、萨尔瓦多和印度的移民”。</text:p>
      <text:p text:style-name="P4">
墨西哥正处于热浪之中，一些地区的气温高达45摄氏度，已造成至少八人死亡。</text:p>
      <text:p text:style-name="P4">
发现卡车的地点是在萨尤拉德阿雷曼镇(Sayula de Aleman)，据国家气象局预计，该镇星期天的气温将达到44摄氏度。</text:p>
      <text:p text:style-name="P4">
<draw:frame draw:style-name="fr1" draw:name="Image161" text:anchor-type="as-char" svg:width="6.9236in" svg:height="6.9236in" draw:z-index="0">
<draw:image xlink:href="../Images/zaobao world/2023-06-18T17-06/000000.png" xlink:type="simple" xlink:show="embed" xlink:actuate="onLoad" draw:mime-type="image/png"/>
</draw:frame>
Among the 129 people on the truck, 19 were unmanned minors. (Reuters)</text:p>
      <text:p text:style-name="P4">
The Immigration Department said 51 immigrants from Guatemala had been repatriated. Another 19 minors from Guatemala and Honduras were transferred to a special shelter, and the rest were transferred to an immigrant station.</text:p>
      <text:p text:style-name="P4">
Every day, thousands of immigrants cross the border by Mexico, hoping to go to the United States, many of which are to escape poverty and violence. Some people fall into the hands of drug dealers and meat vendors on the way. Law enforcement officers arrested four drug dealers in the process.</text:p>
      <text:p text:style-name="P4">
News Source: <text:a xlink:type="simple" xlink:href="https://www.zaobao.com.sg/realtime/world/story20230618-1405601" text:style-name="Internet_20_link" text:visited-style-name="Visited_20_Internet_20_Link">
https://www.zaobao.com.sg/realtime/world/story20230618-1405601</text:a>
</text:p>
      <!--NEWS-->
      <text:h text:style-name="P10" text:outline-level="1">
<text:span text:style-name="T4">
Shanghai activist Ji Xiaolong was charged with &amp; quot; provoking trouble &amp; quot; case opened on Wednesday</text:span>
</text:h>
      <text:p text:style-name="P4">
Author: None</text:p>
      <text:p text:style-name="P4">
Publisher: Radio Free Asia (Organization)</text:p>
      <text:p text:style-name="P4">
Published Time: 2023-06-18T17:08:23-04:00</text:p>
      <text:p text:style-name="P4">
Modified Time: 2023-06-18T17:08: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863815in" draw:z-index="0">
<draw:image xlink:href="../Images/rfamandarin/2023-06-18T17-08-23-04-00/000000.png" xlink:type="simple" xlink:show="embed" xlink:actuate="onLoad" draw:mime-type="image/png"/>
</draw:frame>
Screenshot of Shanghai Human Rights Defender Ji Xiaolong Rights Protection Network</text:p>
      <text:p text:style-name="P4">
According to the news released by the Rights Rights Network on June 18, the defender Ji Xiaolong, the defendant of Shanghai Human Rights, was accused of the case of "provoking trouble".</text:p>
      <text:p text:style-name="P4">
This station had previously reported that Ji Xiaolong launched the "toilet revolution" in July 2018, calling on the public to write against Xi Jinping's toilet doors in public places such as hospitals and universities to obtain the people and ask the Communist Party to return to the people to obtain the people and obtain the people to obtain the people to obtain the people. response. However, Ji Xiaolong was sentenced to 3 years and 6 months in prison for "provoking trouble" by the Pudong New District Court of Shanghai in January 2019.</text:p>
      <text:p text:style-name="P4">
During the epidemic control period last August, Ji Xiaolong, who was only out of prison for 7 months, once again issued a real -name petition to Li Qiang, then the secretary of the Shanghai Municipal Party Committee, and criticized the authority in April to cause humanitarian disasters. He listened to the central instructions blindly, and also asked Li Qiang to step down and bear the responsibility of major accidents. Ji Xiaolong was taken away from Shanghai's house on August 31 last year, was detained on September 2, and was arrested by the Procuratorate of Shanghai Pudong New District on September 23 on September 23.</text:p>
      <text:p text:style-name="P4">
The Rights Protection Network pointed out that Ji Xiaolong was arrested and prosecuted because he practiced the right to speech given by the Constitution and voiced the city's citizen to oppose the city. The organization called on netizens and international organizations around the world to pay attention to Ji Xiaolong, and strongly demanded that the Shanghai authorities immediately released Ji Xiaolong.</text:p>
      <text:p text:style-name="P4">
Responsible: He Ping</text:p>
      <text:p text:style-name="P4">
News Source: <text:a xlink:type="simple" xlink:href="https://www.rfa.org/mandarin/Xinwen/8-06182023170604.html" text:style-name="Internet_20_link" text:visited-style-name="Visited_20_Internet_20_Link">
https://www.rfa.org/mandarin/Xinwen/8-06182023170604.html</text:a>
</text:p>
      <!--NEWS-->
      <text:h text:style-name="P10" text:outline-level="1">
<text:span text:style-name="T4">
Independent Football League World Cup: The Tibetan Tibetan community will participate in the name of Tibet</text:span>
</text:h>
      <text:p text:style-name="P4">
Author: None</text:p>
      <text:p text:style-name="P4">
Publisher: Radio Free Asia (Organization)</text:p>
      <text:p text:style-name="P4">
Published Time: 2023-06-18T17:14:15-04:00</text:p>
      <text:p text:style-name="P4">
Modified Time: 2023-06-18T17:14: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947024in" draw:z-index="0">
<draw:image xlink:href="../Images/rfamandarin/2023-06-18T17-14-15-04-00/000000.png" xlink:type="simple" xlink:show="embed" xlink:actuate="onLoad" draw:mime-type="image/png"/>
</draw:frame>
Exile Tibetan football team was invited to participate in the World Cup of the Independent Football League <text:a xlink:type="simple" xlink:href="https://www.rfa.org/mandarin/Xinwen/9-06182023170910.html/@@images/image" text:style-name="Internet_20_link" text:visited-style-name="Visited_20_Internet_20_Link">
</text:a>
Network screenshot</text:p>
      <text:p text:style-name="P4">
According to the Voice of Tibet, Oslo, Norwegian Oslo, on June 17, the 28th Tibetan Tibetan "Supreme Mother Cup" ended in Dallanala, India. After 11 days of the Tibetan teams from Australia, Nepal, India, Europe and other places, they finally won the championship by the Dallana Tibetan community team.</text:p>
      <text:p text:style-name="P4">
Dan Zeng Renqing, president of the local Tibet National Sports Association, said that of the 16 Tibetan teams participating in this year, the association selected 23 players to form a Tibetan football team. The team has been allowed to participate in the "Conifa" (Conifa), which will be held in the Netherlands in August in the name of Tibet.</text:p>
      <text:p text:style-name="P4">
According to reports, the "Independent Football Alliance" was established in Sweden in 2013. Most members are countries, territories, ethnic groups, or no national nations that have not been generally recognized and cannot join the FIFA (FIFA). And more than 40 countries and regions in Africa. In the "Independence Football League World Cup" held in London, England in 2018, the Tibetan Tibetan Football Team was first allowed to participate in the game in the name of Tibet.</text:p>
      <text:p text:style-name="P4">
Responsible: He Ping</text:p>
      <text:p text:style-name="P4">
News Source: <text:a xlink:type="simple" xlink:href="https://www.rfa.org/mandarin/Xinwen/9-06182023170910.html" text:style-name="Internet_20_link" text:visited-style-name="Visited_20_Internet_20_Link">
https://www.rfa.org/mandarin/Xinwen/9-06182023170910.html</text:a>
</text:p>
      <!--NEWS-->
      <text:h text:style-name="P10" text:outline-level="1">
<text:span text:style-name="T4">
Luo Shengchun: Li Qiaochu is charged with &amp; quot; Inculpled sin &amp; quot; The case is about to open the authority to refuse his mother to meet</text:span>
</text:h>
      <text:p text:style-name="P4">
Author: None</text:p>
      <text:p text:style-name="P4">
Publisher: Radio Free Asia (Organization)</text:p>
      <text:p text:style-name="P4">
Published Time: 2023-06-18T17:18:39-04:00</text:p>
      <text:p text:style-name="P4">
Modified Time: 2023-06-18T17:18: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478006in" draw:z-index="0">
<draw:image xlink:href="../Images/rfamandarin/2023-06-18T17-18-39-04-00/000000.png" xlink:type="simple" xlink:show="embed" xlink:actuate="onLoad" draw:mime-type="image/png"/>
</draw:frame>
Beijing activist Li Qiaochu <text:a xlink:type="simple" xlink:href="https://www.rfa.org/mandarin/Xinwen/10-06182023171503.html/@@images/image" text:style-name="Internet_20_link" text:visited-style-name="Visited_20_Internet_20_Link">
</text:a>
Rights Protection Network Screenshot</text:p>
      <text:p text:style-name="P4">
Luo Shengchun, the wife of Chinese human rights lawyer Ding Jiaxi, revealed in the United States on Sunday in the United States that the defense lawyer of the Li Qiaochu case received a notice from the Intermediate People's Court of Linyi City, Shandong Province. On the morning of June 20, the first trial court was tried in the first trial of the People's Court of Linyi Economic and Technological Development Zone, Shandong Province.</text:p>
      <text:p text:style-name="P4">
This station previously reported that the Linyi Intermediate Court of Shandong Province on April 10 this year with the "subversion of national power crimes", Xu Zhiyong, the initiator of the new citizen movement participating in the "Xiamen gathering case", and Ding Jiaxi, a human rights lawyer, were sentenced to 14 years and 12 in prison. Year. The girlfriend of Xu Zhiyong, who was also detained by the authorities, then said that her feelings for Xu Zhiyong have never changed. But Li Qiaochu was worried about her parents' bodies. She hoped that she could see the previous side with her parents after her case was not publicly tried.</text:p>
      <text:p text:style-name="P4">
It is reported that Li Qiaochu has participated in activities such as Chinese labor, feminism and civil rights protection for a long time. In February 2020, Li Qiaochu was also monitored after being taken away by the police after Xu Zhiyong's case. One year later, because she continued to speak for Xu Zhiyong's prison, she was arrested and detained by the police.</text:p>
      <text:p text:style-name="P4">
Luo Shengchun disclosed that Li Qiaochu's mother was told that the case was not tried publicly.</text:p>
      <text:p text:style-name="P4">
Responsible: He Ping</text:p>
      <text:p text:style-name="P4">
News Source: <text:a xlink:type="simple" xlink:href="https://www.rfa.org/mandarin/Xinwen/10-06182023171503.html" text:style-name="Internet_20_link" text:visited-style-name="Visited_20_Internet_20_Link">
https://www.rfa.org/mandarin/Xinwen/10-06182023171503.html</text:a>
</text:p>
      <!--NEWS-->
      <text:h text:style-name="P10" text:outline-level="1">
<text:span text:style-name="T4">
Report: Evidence shows that Russia bombed the Ukrainian dam</text:span>
</text:h>
      <text:p text:style-name="P4">
Author: 联合早报 (Person)</text:p>
      <text:p text:style-name="P4">
Publisher: 联合早报 (Organization)</text:p>
      <text:p text:style-name="P4">
Published Time: 2023-06-18T18:00</text:p>
      <text:p text:style-name="P4">
Modified Time: 2023-06-18T18:36</text:p>
      <text:p text:style-name="P4">
Description: 《纽约时报》报道，证据表明，俄罗斯炸毁了在乌克兰南部赫尔松州港口城市新卡霍夫卡（Nova Kakhovka）的水坝。报道引述工程师和爆炸专家的话说，调查发现的证据表明，上星期二（6...</text:p>
      <text:p text:style-name="P4">
Videos: []</text:p>
      <text:p text:style-name="P4">
Audios: []</text:p>
      <text:p text:style-name="P4">
Images: []</text:p>
      <text:p text:style-name="P4">
Type: NewsArticle</text:p>
      <text:p text:style-name="P4">
Breadcrumbs: ['即时', '国际']</text:p>
      <text:p text:style-name="P4">
Keywords: ['俄乌战争', '乌克兰', '俄罗斯', '爆炸', '水坝']</text:p>
      <!--METADATA-->
      <text:p text:style-name="P4">
The New York Times reported that evidence showed that Russia bombed the dam in NOVA KAKHOVKA in the port city of Heruson, Southern Ukraine.</text:p>
      <text:p text:style-name="P4">
The report quoted engineers and explosive experts, and the evidence found in the survey showed that the explosion in a passage of a dam concrete base of the dam concrete last Tuesday (June 6) destroyed the structure of the dam. "Evidence clearly shows that the party that controls the big dam, that is, Russia has exploded explosives."</text:p>
      <text:p text:style-name="P4">
The report quoted the engineer's words that only after the water row of the dam was left, the dam could be comprehensively inspected to determine the order of the event that caused the damage.</text:p>
      <text:p text:style-name="P4">
The report said: "If the large dam is not designed properly or the concrete is not qualified, the erosion of the water flowing through the gate may cause the dam to collapse, but engineers believe that this is unlikely."</text:p>
      <text:p text:style-name="P4">
Reuters reported that at the same time, a preliminary investigation results released by an international legal expert group assisted in Ukraine prosecutors conducted investigations on Friday (16th) showed that the dam collapse <text:a xlink:type="simple" xlink:href="https://www.zaobao.com/realtime/world/story20230616-1405111" text:style-name="Internet_20_link" text:visited-style-name="Visited_20_Internet_20_Link">
"very likely" is caused by explosives placed by Russians</text:a>
Essence</text:p>
      <text:p text:style-name="P4">
The Kremlin accused Kiev accusing Kiev to destroy the hydropower dam, cutting off the important water sources of Crimea, and transferring people's attention to its weak counterattack. The dam has a reservoir equivalent to a large salt lake in the United States.</text:p>
      <text:p text:style-name="P4">
Ukraine has accused Russia of bombing the dam built in the Soviet era. The dam was under the control of Russia in the early days of the Russian invasion in 2022. The flood flooded to a large battlefield, destroying farmland and cutting off the water supply of civilians.</text:p>
      <text:p text:style-name="P4">
The report released by Ukraine on Saturday (17th) said that the devastating flood caused by the crash of the dam <text:a xlink:type="simple" xlink:href="https://www.zaobao.com/realtime/world/story20230618-1405468" text:style-name="Internet_20_link" text:visited-style-name="Visited_20_Internet_20_Link">
has caused 16 people to die and 31 people missing</text:a>
 。</text:p>
      <text:p text:style-name="P4">
News Source: <text:a xlink:type="simple" xlink:href="https://www.zaobao.com.sg/realtime/world/story20230618-1405612" text:style-name="Internet_20_link" text:visited-style-name="Visited_20_Internet_20_Link">
https://www.zaobao.com.sg/realtime/world/story20230618-1405612</text:a>
</text:p>
      <!--NEWS-->
      <text:h text:style-name="P10" text:outline-level="1">
<text:span text:style-name="T4">
High -temperature warning of High -temperature warning Seoul on the 19th is 35 degrees Celsius on the 19th</text:span>
</text:h>
      <text:p text:style-name="P4">
Author: 联合早报 (Person)</text:p>
      <text:p text:style-name="P4">
Publisher: 联合早报 (Organization)</text:p>
      <text:p text:style-name="P4">
Published Time: 2023-06-18T20:39</text:p>
      <text:p text:style-name="P4">
Modified Time: 2023-06-18T20:43</text:p>
      <text:p text:style-name="P4">
Description: The Korea Meteorological Agency on Sunday (June 18) issued high -temperature warnings for the entire area of Seoul, eastern Gyeonggi -do, and local areas. Yonhap News Agency reported that in the central part of Jiangyuan Daoling West (west of Daguanling), the inland inland of Qingshang North Road, and the inland inland of the north -north road of the north, high temperature pre -pre -pre -pre -pre -treatment ...</text:p>
      <text:p text:style-name="P4">
Videos: []</text:p>
      <text:p text:style-name="P4">
Audios: []</text:p>
      <text:p text:style-name="P4">
Images: []</text:p>
      <text:p text:style-name="P4">
Type: NewsArticle</text:p>
      <text:p text:style-name="P4">
Breadcrumbs: ['即时', '国际']</text:p>
      <text:p text:style-name="P4">
Keywords: ['韩国', '首尔', '气温']</text:p>
      <!--METADATA-->
      <text:p text:style-name="P4">
The Korea Meteorological Agency on Sunday (June 18) issued high -temperature warnings for the entire area of Seoul, eastern Gyeonggi -do, and local areas.</text:p>
      <text:p text:style-name="P4">
The Yonhap News Agency reported that in the central part of Jiangyuan Daoling West (west of Daguanling), the inland inland inland of Qingshang North Road, and high -temperature warning of the inland inland inland of the north -north road, the coverage of high -temperature warning was further expanded.</text:p>
      <text:p text:style-name="P4">
It is speculated that the maximum temperature in South Korea will reach 27 to 34 degrees Celsius on that day. Looking at the main cities, 32 degrees Celsius in Seoul, 27 degrees Celsius in Incheon City, 33 degrees Celsius in Okada and Guangzhou City, 34 degrees Celsius in Daqiu City, 30 degrees Celsius in Ulshan, and 29 degrees Celsius in Busan.</text:p>
      <text:p text:style-name="P4">
It is predicted that next Monday (19th), the maximum temperature of Seoul will rise to 35 degrees Celsius during the day, Datian and Guangzhou City will also rise to 34 degrees Celsius, and Daqiu will reach 30 degrees Celsius. Affected by the low air pressure from the West Sea, high temperature weather will be relieved from the next Tuesday (20th).</text:p>
      <text:p text:style-name="P4">
High -temperature warnings are usually released when the highest somatosensory temperature of the highest somatosensory temperature of more than 33 degrees Celsius is more than two days, and the physical temperature rise or high temperature weather may cause serious losses.</text:p>
      <text:p text:style-name="P4">
News Source: <text:a xlink:type="simple" xlink:href="https://www.zaobao.com.sg/realtime/world/story20230618-1405640" text:style-name="Internet_20_link" text:visited-style-name="Visited_20_Internet_20_Link">
https://www.zaobao.com.sg/realtime/world/story20230618-1405640</text:a>
</text:p>
      <!--NEWS-->
      <text:h text:style-name="P10" text:outline-level="1">
<text:span text:style-name="T4">
72 -hour ceasefire in Sudan Battle Effects</text:span>
</text:h>
      <text:p text:style-name="P4">
Publisher: 法新社</text:p>
      <text:p text:style-name="P4">
Published Time: 2023-06-18T21:02:09+00:00</text:p>
      <text:p text:style-name="P4">
Modified Time: 2023-06-18T20:35:01+00:00</text:p>
      <text:p text:style-name="P4">
Description: (AFP, Sudan Khamou, 18th) The 72 -hour ceasefire agreed by the Sudan of Africa to activate the 72 -hour ceasefire today, which allows the people to help the people urgently need assistance suppl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6-18T21-02-09-00-00/000000.png" xlink:type="simple" xlink:show="embed" xlink:actuate="onLoad" draw:mime-type="image/png"/>
</draw:frame>
ABDEL FATTAH Al-Burhan, commander of the Sudan government forces, and his deputy and "RSF) commander Mohamed Hamdandaglo after the coup in 2021, but recently, the two have fought for their power to fight for power. On April 15th, the two parties began to be violent.</text:p>
      <text:p text:style-name="P4">
Since the outbreak of this civil war, more than 2,000 people have been killed, and more than 2 million people have fled their homes, of which at least 528,000 people fled abroad. Both parties in the war repeatedly agreed to stop fire but also repeatedly destroyed the ceasefire.</text:p>
      <text:p text:style-name="P4">
The ceasefire was effective from 6 am. The medial Saudi Arabian said that the two sides agreed to avoid attacks and allow free movement and transportation assistance supplies.</text:p>
      <text:p text:style-name="P4">
Witnesses of the Sudan capital Katome said the current situation is "calm." "We hope to stop the fire in full time," said Sami Omar, who lives in the neighboring city of Kotoumouma, said, said, said, "said, said," we want to stop the fire. "</text:p>
      <text:p text:style-name="P4">
News Source: <text:a xlink:type="simple" xlink:href="https://www.rfi.fr/cn/%E5%9B%BD%E9%99%85%E6%8A%A5%E9%81%93/20230618-%E8%8B%8F%E4%B8%B9%E4%BA%A4%E6%88%98%E5%8F%8C%E6%96%B972%E5%B0%8F%E6%97%B6%E5%81%9C%E7%81%AB%E7%94%9F%E6%95%88" text:style-name="Internet_20_link" text:visited-style-name="Visited_20_Internet_20_Link">
https://www.rfi.fr/cn/%E5%9B%BD%E9%99%85%E6%8A%A5%E9%81%93/20230618-%E8%8B%8F%E4%B8%B9%E4%BA%A4%E6%88%98%E5%8F%8C%E6%96%B972%E5%B0%8F%E6%97%B6%E5%81%9C%E7%81%AB%E7%94%9F%E6%95%88</text:a>
</text:p>
      <!--NEWS-->
      <text:h text:style-name="P10" text:outline-level="1">
<text:span text:style-name="T4">
Aiming at Penang's Gendrone Dispute Gillian Sultan: All parties should learn from history</text:span>
</text:h>
      <text:p text:style-name="P4">
Author: 联合早报 (Person)</text:p>
      <text:p text:style-name="P4">
Publisher: 联合早报 (Organization)</text:p>
      <text:p text:style-name="P4">
Published Time: 2023-06-18T21:05</text:p>
      <text:p text:style-name="P4">
Modified Time: 2023-06-18T22:27</text:p>
      <text:p text:style-name="P4">
Description: Kedah Sultan Shalidin believes that regarding the recent controversy of "Penang belongs to Kedah", all parties must speak in accordance with historical facts. Do not speculate at will in order to make the next generation correctly understand history. This is the head of the Kedah Sudan since the Division Minister of the Minister of Kedah stir up related disputes in February this year ...</text:p>
      <text:p text:style-name="P4">
Videos: []</text:p>
      <text:p text:style-name="P4">
Audios: []</text:p>
      <text:p text:style-name="P4">
Images: []</text:p>
      <text:p text:style-name="P4">
Type: NewsArticle</text:p>
      <text:p text:style-name="P4">
Breadcrumbs: ['即时', '国际']</text:p>
      <text:p text:style-name="P4">
Keywords: ['马来西亚', '吉打', '槟城']</text:p>
      <!--METADATA-->
      <text:p text:style-name="P4">
Kedah Sultan Shalidin believes that regarding the recent controversy of "Penang belongs to Kedah", all parties must speak in accordance with historical facts. Do not speculate at will in order to make the next generation correctly understand history. This is the first time that the Kedah Sudan has stated its position for this matter since the Ji -State Minister of the Kedah stir up related disputes in February this year.</text:p>
      <text:p text:style-name="P4">
The Minister of Kedah State Sanuxi claimed that "Penang is a Kedah" in February this year caused controversy. On May 29, he attended the two states in the two states and the Ocean Border Agreement. The media told the media that Penang belonged to Kedah, so there was no boundary between the two states. These remarks once again caused controversy.</text:p>
      <text:p text:style-name="P4">
Prime Minister Anhua Monday (June 12) reminded Sha Nunxi to say cautiously. "Sanuzi advocates that Penang belongs to Kedah. But he thought about it, and Kedah belonged to Thailand 200 years ago."</text:p>
      <text:p text:style-name="P4">
Shalidin pointed out at the celebration ceremony of the 81st birthday on Sunday (18th) that the Malaysian Federation was composed of the consent of the states. The right to enjoy the federal government is the result of the signing of the Malaysian Federal Agreement on August 5, 1957.</text:p>
      <text:p text:style-name="P4">
He said that any practice trying to suppress the voice of the states is very inappropriate, especially about the history and sovereignty of Kedah. "The establishment of the Malaysian Federation does not mean that it can erase the history of each state."</text:p>
      <text:p text:style-name="P4">
He pointed out that "the recent history of Kedah has discussed on various platforms, and people from all walks of life participated in the discussion of the status of Kedah and Penang." He believes that this is a good thing, but this matter must be spoken according to historical facts. Quick and ignore history.</text:p>
      <text:p text:style-name="P4">
News Source: <text:a xlink:type="simple" xlink:href="https://www.zaobao.com.sg/realtime/world/story20230618-1405646" text:style-name="Internet_20_link" text:visited-style-name="Visited_20_Internet_20_Link">
https://www.zaobao.com.sg/realtime/world/story20230618-1405646</text:a>
</text:p>
      <!--NEWS-->
      <text:h text:style-name="P10" text:outline-level="1">
<text:span text:style-name="T4">
British Intelligence: Ukrainian counterattacks in the early days of Ukraine and Russia suffered serious casualties</text:span>
</text:h>
      <text:p text:style-name="P4">
Author: chinese@voanews.com (美国之音)</text:p>
      <text:p text:style-name="P4">
Publisher: 美国之音中文网 (Type: NewsMediaOrganization)</text:p>
      <text:p text:style-name="P4">
Published Time: 2023-06-18T21:56:24+08:00</text:p>
      <text:p text:style-name="P4">
Modified Time: 2023-06-18 13:56:24Z</text:p>
      <text:p text:style-name="P4">
Description: British officials said on Sunday (June 18) that as the Ukrainian troops strived to carry the Russian army from the early stage of the counterattack in the occupation area, both sides suffered serious casualtie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kraine-russia-suffer-heavy-casualities-20230618/7142239.html" text:style-name="Internet_20_link" text:visited-style-name="Visited_20_Internet_20_Link">
https://www.voachinese.com/a/ukraine-russia-suffer-heavy-casualities-20230618/7142239.html</text:a>
</text:p>
      <!--NEWS-->
      <text:h text:style-name="P10" text:outline-level="1">
<text:span text:style-name="T4">
Six states elections are close to the Barisan Nasional Pakatan Harapan 99.7%district allocation allocation</text:span>
</text:h>
      <text:p text:style-name="P4">
Author: 联合早报 (Person)</text:p>
      <text:p text:style-name="P4">
Publisher: 联合早报 (Organization)</text:p>
      <text:p text:style-name="P4">
Published Time: 2023-06-18T21:59</text:p>
      <text:p text:style-name="P4">
Modified Time: 2023-06-18T22:14</text:p>
      <text:p text:style-name="P4">
Description: Malaysia's six states are getting closer and closer, and the Hope Alliance (Pakatan Harapan) of the United Governance and the National Front (Barisan Nasional) have talked about 99.7%of the area distribution. The remaining state constituencies will be submitted to the Supreme Leader after discussion. Aslav, the chief secretary of the Barisan Nasional member, A UMNO ...</text:p>
      <text:p text:style-name="P4">
Videos: []</text:p>
      <text:p text:style-name="P4">
Audios: []</text:p>
      <text:p text:style-name="P4">
Images: []</text:p>
      <text:p text:style-name="P4">
Type: NewsArticle</text:p>
      <text:p text:style-name="P4">
Breadcrumbs: ['即时', '国际']</text:p>
      <text:p text:style-name="P4">
Keywords: ['马国六州选举', '希望联盟', '国民阵线']</text:p>
      <!--METADATA-->
      <text:p text:style-name="P4">
Malaysia <text:a xlink:type="simple" xlink:href="https://www.zaobao.com/keywords/ma-guo-liu-zhou-xuan-ju" text:style-name="Internet_20_link" text:visited-style-name="Visited_20_Internet_20_Link">
Six State Elections</text:a>
Time is getting closer, and the joint governing Hope Alliance (Pakatan Harapan) and the National Front (Barisan Nasional) have talked about 99.7%of the area distribution. The remaining state constituencies will be submitted to the Supreme Leader after discussion.</text:p>
      <text:p text:style-name="P4">
A UMNO Chief Secretary of the Barisan Nasional A UMNO, Aslav Sunday (June 18), told the media in Johor Bahru that there were 245 state constituencies in Liuzhou this time. The state constituency has not yet decided which political party to run from. In other words, the two sides have talked about 236 state constituencies.</text:p>
      <text:p text:style-name="P4">
Aslav is also the director of the Secretariat of the Governance of Governance. He said that the Barisan Nasional and Pakatan Harapan Consultative Committee has completed the allocation of most of the constituency, and the ownership of the remaining nine constituencies will be submitted to the Supreme Leadership of the BN and Pakatan Harapan.</text:p>
      <text:p text:style-name="P4">
He believes that the progress of the constituencies in both sides is enough to refute someone claims that <text:a xlink:type="simple" xlink:href="https://www.zaobao.com/news/sea/story20230609-1402889" text:style-name="Internet_20_link" text:visited-style-name="Visited_20_Internet_20_Link">
Unity Government</text:a>
Unstable saying.</text:p>
      <text:p text:style-name="P4">
He said: "We have entered the final stage of the (area distribution negotiation), that is, the discussion and shooting between the highest leaders." He believes that the negotiations between the two parties are quite smooth, and it is expected that all zone distribution will be completed before the nomination of the six states.</text:p>
      <text:p text:style-name="P4">
News Source: <text:a xlink:type="simple" xlink:href="https://www.zaobao.com.sg/realtime/world/story20230618-1405658" text:style-name="Internet_20_link" text:visited-style-name="Visited_20_Internet_20_Link">
https://www.zaobao.com.sg/realtime/world/story20230618-1405658</text:a>
</text:p>
      <!--NEWS-->
      <text:h text:style-name="P10" text:outline-level="1">
<text:span text:style-name="T4">
China's "fine economy" hurts the local economy and employment to increase the government with the people to fight against the people</text:span>
</text:h>
      <text:p text:style-name="P4">
Author: chinese@voanews.com (陈筠)</text:p>
      <text:p text:style-name="P4">
Publisher: 美国之音中文网 (Type: NewsMediaOrganization)</text:p>
      <text:p text:style-name="P4">
Published Time: 2023-06-18T22:46:19+08:00</text:p>
      <text:p text:style-name="P4">
Modified Time: 2023-06-18 21:16:50Z</text:p>
      <text:p text:style-name="P4">
Description: China has recently set off a "fine economy". The people or stores have been severely punished for some small things, which has caused local governments that Chinese netizens to criticize their debt to create taxes to create taxes. Analysts said that the impact of random punishment on small, medium and micro enterprises has the greatest, but it is doubtful exactly what the local governments can "squeeze out how much oil and water squeeze out". This action will affect the willingness of potential investors. In the long run, it is harmful to the local economy, form a vicious circle, and disturbance of the people will increase the degree of confrontation between the country and society.</text:p>
      <text:p text:style-name="P4">
Videos: []</text:p>
      <text:p text:style-name="P4">
Images: []</text:p>
      <text:p text:style-name="P4">
Categories: ['中国', '经济·金融·贸易', '人权', '法律']</text:p>
      <text:p text:style-name="P4">
Type: None</text:p>
      <!--METADATA-->
      <text:p text:style-name="P4">
Nonenone</text:p>
      <text:p text:style-name="P4">
News Source: <text:a xlink:type="simple" xlink:href="https://www.voachinese.com/a/china-s-fine-economy-is-harmfrul-20230618/7142265.html" text:style-name="Internet_20_link" text:visited-style-name="Visited_20_Internet_20_Link">
https://www.voachinese.com/a/china-s-fine-economy-is-harmfrul-20230618/7142265.html</text:a>
</text:p>
      <!--NEWS-->
      <text:h text:style-name="P10" text:outline-level="1">
<text:span text:style-name="T4">
Frequent relocation and harassment, "restricting exit" 709 lawyers' families are still "brave"</text:span>
</text:h>
      <text:p text:style-name="P4">
Author: chinese@voanews.com (叶兵)</text:p>
      <text:p text:style-name="P4">
Publisher: 美国之音中文网 (Type: NewsMediaOrganization)</text:p>
      <text:p text:style-name="P4">
Published Time: 2023-06-18T23:45:56+08:00</text:p>
      <text:p text:style-name="P4">
Modified Time: 2023-06-18 18:38:19Z</text:p>
      <text:p text:style-name="P4">
Description: On the occasion of U.S. Secretary of State Brillings, the development of the Beijing authorities' suppression and persecution of human rights lawyers and their families continued to attract international public opinion. Well -known human rights lawyers Wang Quanzhang and Li Heping, other victims of 709 cases, and their families have been constantly relocated and harassed, but they have not improved, but they are even worse. Wang Quanzhang and his minor son were driven by police and unknown persons every day. After the family of Li Heping was rented by the house and was charged with water, he took a flight from Chengdu Airport to Thailand to travel freely. He was told that he was restricted to leave the country for being "suspected of endangering national security". After the spread of related videos online, many netizens have strongly condemned the rights of the right to survival and freedom of travel of these human rights defenders, and some netizens called for the Secretary of State Brills in Beijing to pay attention.</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beijing-escalates-persecution-and-harassment-against-rights-lawyers-and-families-prior-to-blinken-s-visit-20230618/7142317.html" text:style-name="Internet_20_link" text:visited-style-name="Visited_20_Internet_20_Link">
https://www.voachinese.com/a/beijing-escalates-persecution-and-harassment-against-rights-lawyers-and-families-prior-to-blinken-s-visit-20230618/7142317.html</text:a>
</text:p>
      <!--NEWS-->
      <text:h text:style-name="P10" text:outline-level="1">
<text:span text:style-name="T4">
Hong Kong stocks are one step forward in the internationalization of RMB in RMB trading stocks on Monday</text:span>
</text:h>
      <text:p text:style-name="P4">
Author: chinese@voanews.com (美国之音)</text:p>
      <text:p text:style-name="P4">
Publisher: 美国之音中文网 (Type: NewsMediaOrganization)</text:p>
      <text:p text:style-name="P4">
Published Time: 2023-06-19T01:48:12+08:00</text:p>
      <text:p text:style-name="P4">
Modified Time: 2023-06-18 17:48:12Z</text:p>
      <text:p text:style-name="P4">
Description: In dozens of Chinese companies on Monday (June 19th), according to the "Hong Kong dollar-RMB dual counter model" (dual counter model) and the dual counter dealer mechanism, after the Hong Kong securities market traded in RMB, China's internationalization of RMB I took a step ahead.</text:p>
      <text:p text:style-name="P4">
Videos: []</text:p>
      <text:p text:style-name="P4">
Images: []</text:p>
      <text:p text:style-name="P4">
Categories: ['中国', '经济·金融·贸易', '港澳']</text:p>
      <text:p text:style-name="P4">
Type: None</text:p>
      <!--METADATA-->
      <text:p text:style-name="P4">
Nonenone</text:p>
      <text:p text:style-name="P4">
News Source: <text:a xlink:type="simple" xlink:href="https://www.voachinese.com/a/china-takes-next-step-in-currency-globalization-20230618/7142382.html" text:style-name="Internet_20_link" text:visited-style-name="Visited_20_Internet_20_Link">
https://www.voachinese.com/a/china-takes-next-step-in-currency-globalization-20230618/7142382.html</text:a>
</text:p>
      <!--NEWS-->
      <text:h text:style-name="P10" text:outline-level="1">
<text:span text:style-name="T4">
Can the U.S. -China negotiations revitalize the relationship between the two countries that are in tension?</text:span>
</text:h>
      <text:p text:style-name="P4">
Author: chinese@voanews.com (张蓉湘)</text:p>
      <text:p text:style-name="P4">
Publisher: 美国之音中文网 (Type: NewsMediaOrganization)</text:p>
      <text:p text:style-name="P4">
Published Time: 2023-06-19T03:41:24+08:00</text:p>
      <text:p text:style-name="P4">
Modified Time: 2023-06-18 19:41:24Z</text:p>
      <text:p text:style-name="P4">
Description: The State Department of the United States stated that U.S. Secretary of State Anthony Blint and Chinese Foreign Minister Qin Gang held a "frank" and "direct" talks in Beijing on Sunday. At present, the United States and China seek stable bilateral relations under the intensified situation of tensions.</text:p>
      <text:p text:style-name="P4">
Videos: []</text:p>
      <text:p text:style-name="P4">
Images: []</text:p>
      <text:p text:style-name="P4">
Categories: ['美中关系', '美国', '中国', '台海两岸关系']</text:p>
      <text:p text:style-name="P4">
Type: None</text:p>
      <!--METADATA-->
      <text:p text:style-name="P4">
Nonenone</text:p>
      <text:p text:style-name="P4">
News Source: <text:a xlink:type="simple" xlink:href="https://www.voachinese.com/a/can-us-china-talks-reset-fraught-relationship-/7142491.html" text:style-name="Internet_20_link" text:visited-style-name="Visited_20_Internet_20_Link">
https://www.voachinese.com/a/can-us-china-talks-reset-fraught-relationship-/7142491.html</text:a>
</text:p>
      <!--NEWS-->
      <text:h text:style-name="P10" text:outline-level="1">
<text:span text:style-name="T4">
A shooting occurred in Chicago and Washington. At present, more than 20 people have been injured in more than 20 people.</text:span>
</text:h>
      <text:p text:style-name="P4">
Author: chinese@voanews.com (美国之音)</text:p>
      <text:p text:style-name="P4">
Publisher: 美国之音中文网 (Type: NewsMediaOrganization)</text:p>
      <text:p text:style-name="P4">
Published Time: 2023-06-19T04:42:30+08:00</text:p>
      <text:p text:style-name="P4">
Modified Time: 2023-06-18 20:42:30Z</text:p>
      <text:p text:style-name="P4">
Description: The authorities said that at a rally held in a parking lot in the outskirts of Chicago earlier Sunday, at least 20 people were shot, and one of them died.</text:p>
      <text:p text:style-name="P4">
Videos: []</text:p>
      <text:p text:style-name="P4">
Images: []</text:p>
      <text:p text:style-name="P4">
Categories: ['美国', '文化']</text:p>
      <text:p text:style-name="P4">
Type: None</text:p>
      <!--METADATA-->
      <text:p text:style-name="P4">
Nonenone</text:p>
      <text:p text:style-name="P4">
News Source: <text:a xlink:type="simple" xlink:href="https://www.voachinese.com/a/parking-lot-party-shooting-leaves-1-dead-and-19-people-hurt-in-suburban-chicago/7142515.html" text:style-name="Internet_20_link" text:visited-style-name="Visited_20_Internet_20_Link">
https://www.voachinese.com/a/parking-lot-party-shooting-leaves-1-dead-and-19-people-hurt-in-suburban-chicago/714251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